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tau1</text:p>
          </table:table-cell>
          <table:table-cell office:value-type="string" calcext:value-type="string">
            <text:p>tau2</text:p>
          </table:table-cell>
          <table:table-cell table:style-name="Default" office:value-type="string" calcext:value-type="string">
            <text:p>tau ach</text:p>
          </table:table-cell>
          <table:table-cell office:value-type="string" calcext:value-type="string">
            <text:p>tau nor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mnor</text:p>
          </table:table-cell>
          <table:table-cell office:value-type="string" calcext:value-type="string">
            <text:p>mach</text:p>
          </table:table-cell>
        </table:table-row>
        <table:table-row table:style-name="ro1">
          <table:table-cell/>
          <table:table-cell table:formula="of:=AVERAGE([.B3:.B275])" office:value-type="float" office:value="1.43736196495803" calcext:value-type="float">
            <text:p>1.437361965</text:p>
          </table:table-cell>
          <table:table-cell table:formula="of:=AVERAGE([.C3:.C275])" office:value-type="float" office:value="0.249977940738804" calcext:value-type="float">
            <text:p>0.2499779407</text:p>
          </table:table-cell>
          <table:table-cell table:formula="of:=AVERAGE([.D3:.D275])" office:value-type="float" office:value="0.508842689090144" calcext:value-type="float">
            <text:p>0.5088426891</text:p>
          </table:table-cell>
          <table:table-cell table:formula="of:=AVERAGE([.E3:.E275])" office:value-type="float" office:value="0.00336091354280197" calcext:value-type="float">
            <text:p>0.0033609135</text:p>
          </table:table-cell>
          <table:table-cell table:style-name="Default" table:formula="of:=AVERAGE([.F3:.F275])" office:value-type="float" office:value="0.0000559639863544154" calcext:value-type="float">
            <text:p>0.000055964</text:p>
          </table:table-cell>
          <table:table-cell table:formula="of:=AVERAGE([.G3:.G275])" office:value-type="float" office:value="0.0186832164099668" calcext:value-type="float">
            <text:p>0.0186832164</text:p>
          </table:table-cell>
          <table:table-cell table:formula="of:=AVERAGE([.H3:.H275])" office:value-type="float" office:value="0.332155858851437" calcext:value-type="float">
            <text:p>0.3321558589</text:p>
          </table:table-cell>
          <table:table-cell table:formula="of:=AVERAGE([.I3:.I275])" office:value-type="float" office:value="0.0188984118439774" calcext:value-type="float">
            <text:p>0.0188984118</text:p>
          </table:table-cell>
          <table:table-cell table:formula="of:=AVERAGE([.J3:.J275])" office:value-type="float" office:value="0.0744183627999376" calcext:value-type="float">
            <text:p>0.0744183628</text:p>
          </table:table-cell>
        </table:table-row>
        <table:table-row table:style-name="ro1">
          <table:table-cell office:value-type="string" calcext:value-type="string">
            <text:p>s00652-2965-06-14-18-19n</text:p>
          </table:table-cell>
          <table:table-cell office:value-type="float" office:value="1.31072898551152" calcext:value-type="float">
            <text:p>1.3107289855</text:p>
          </table:table-cell>
          <table:table-cell office:value-type="float" office:value="0.309183244406236" calcext:value-type="float">
            <text:p>0.3091832444</text:p>
          </table:table-cell>
          <table:table-cell office:value-type="float" office:value="0.598873919849401" calcext:value-type="float">
            <text:p>0.5988739198</text:p>
          </table:table-cell>
          <table:table-cell office:value-type="float" office:value="0.00319472801516143" calcext:value-type="float">
            <text:p>0.003194728</text:p>
          </table:table-cell>
          <table:table-cell office:value-type="float" office:value="0.0000666413457116553" calcext:value-type="float">
            <text:p>6.66E-05</text:p>
          </table:table-cell>
          <table:table-cell office:value-type="float" office:value="0.0169276209327" calcext:value-type="float">
            <text:p>0.0169276209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78731832780592" calcext:value-type="float">
            <text:p>0.0178731833</text:p>
          </table:table-cell>
          <table:table-cell office:value-type="float" office:value="0.0918905317711446" calcext:value-type="float">
            <text:p>0.0918905318</text:p>
          </table:table-cell>
        </table:table-row>
        <table:table-row table:style-name="ro1">
          <table:table-cell office:value-type="string" calcext:value-type="string">
            <text:p>s00801-2861-06-26-01-18n</text:p>
          </table:table-cell>
          <table:table-cell office:value-type="float" office:value="1.0377782970964" calcext:value-type="float">
            <text:p>1.0377782971</text:p>
          </table:table-cell>
          <table:table-cell office:value-type="float" office:value="0.179259971038967" calcext:value-type="float">
            <text:p>0.179259971</text:p>
          </table:table-cell>
          <table:table-cell office:value-type="float" office:value="0.347560448630579" calcext:value-type="float">
            <text:p>0.3475604486</text:p>
          </table:table-cell>
          <table:table-cell office:value-type="float" office:value="0.00180139137240375" calcext:value-type="float">
            <text:p>0.0018013914</text:p>
          </table:table-cell>
          <table:table-cell office:value-type="float" office:value="0.0000385277376563812" calcext:value-type="float">
            <text:p>3.85E-05</text:p>
          </table:table-cell>
          <table:table-cell office:value-type="float" office:value="0.0134674298495391" calcext:value-type="float">
            <text:p>0.0134674298</text:p>
          </table:table-cell>
          <table:table-cell office:value-type="float" office:value="0.232139804619735" calcext:value-type="float">
            <text:p>0.2321398046</text:p>
          </table:table-cell>
          <table:table-cell office:value-type="float" office:value="0.0134674298495391" calcext:value-type="float">
            <text:p>0.0134674298</text:p>
          </table:table-cell>
          <table:table-cell office:value-type="float" office:value="0.0521080623555256" calcext:value-type="float">
            <text:p>0.0521080624</text:p>
          </table:table-cell>
        </table:table-row>
        <table:table-row table:style-name="ro1">
          <table:table-cell office:value-type="string" calcext:value-type="string">
            <text:p>s00801-2861-07-01-17-16n</text:p>
          </table:table-cell>
          <table:table-cell office:value-type="float" office:value="1.02774934955059" calcext:value-type="float">
            <text:p>1.0277493496</text:p>
          </table:table-cell>
          <table:table-cell office:value-type="float" office:value="0.304334645799751" calcext:value-type="float">
            <text:p>0.3043346458</text:p>
          </table:table-cell>
          <table:table-cell office:value-type="float" office:value="0.573583005699198" calcext:value-type="float">
            <text:p>0.5735830057</text:p>
          </table:table-cell>
          <table:table-cell office:value-type="float" office:value="0.00291480435943877" calcext:value-type="float">
            <text:p>0.0029148044</text:p>
          </table:table-cell>
          <table:table-cell office:value-type="float" office:value="0.0000643219645697748" calcext:value-type="float">
            <text:p>6.43E-05</text:p>
          </table:table-cell>
          <table:table-cell office:value-type="float" office:value="0.0132245977656218" calcext:value-type="float">
            <text:p>0.0132245978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44482791208122" calcext:value-type="float">
            <text:p>0.0144482791</text:p>
          </table:table-cell>
          <table:table-cell office:value-type="float" office:value="0.0920633877132045" calcext:value-type="float">
            <text:p>0.0920633877</text:p>
          </table:table-cell>
        </table:table-row>
        <table:table-row table:style-name="ro1">
          <table:table-cell office:value-type="string" calcext:value-type="string">
            <text:p>s00801-2861-07-08-13-56n</text:p>
          </table:table-cell>
          <table:table-cell office:value-type="float" office:value="0.819587057331802" calcext:value-type="float">
            <text:p>0.8195870573</text:p>
          </table:table-cell>
          <table:table-cell office:value-type="float" office:value="0.302282571694286" calcext:value-type="float">
            <text:p>0.3022825717</text:p>
          </table:table-cell>
          <table:table-cell office:value-type="float" office:value="0.573956175943856" calcext:value-type="float">
            <text:p>0.5739561759</text:p>
          </table:table-cell>
          <table:table-cell office:value-type="float" office:value="0.00296562193437289" calcext:value-type="float">
            <text:p>0.0029656219</text:p>
          </table:table-cell>
          <table:table-cell office:value-type="float" office:value="0.0000641243699016268" calcext:value-type="float">
            <text:p>6.41E-05</text:p>
          </table:table-cell>
          <table:table-cell office:value-type="float" office:value="0.0104879503192851" calcext:value-type="float">
            <text:p>0.0104879503</text:p>
          </table:table-cell>
          <table:table-cell office:value-type="float" office:value="0.402077936060493" calcext:value-type="float">
            <text:p>0.4020779361</text:p>
          </table:table-cell>
          <table:table-cell office:value-type="float" office:value="0.0104879503192851" calcext:value-type="float">
            <text:p>0.0104879503</text:p>
          </table:table-cell>
          <table:table-cell office:value-type="float" office:value="0.0906217068860129" calcext:value-type="float">
            <text:p>0.0906217069</text:p>
          </table:table-cell>
        </table:table-row>
        <table:table-row table:style-name="ro1">
          <table:table-cell office:value-type="string" calcext:value-type="string">
            <text:p>s00801-2861-07-11-16-26n</text:p>
          </table:table-cell>
          <table:table-cell office:value-type="float" office:value="2.73383769789298" calcext:value-type="float">
            <text:p>2.7338376979</text:p>
          </table:table-cell>
          <table:table-cell office:value-type="float" office:value="0.256003112451976" calcext:value-type="float">
            <text:p>0.2560031125</text:p>
          </table:table-cell>
          <table:table-cell office:value-type="float" office:value="0.571548472585477" calcext:value-type="float">
            <text:p>0.5715484726</text:p>
          </table:table-cell>
          <table:table-cell office:value-type="float" office:value="0.00356751785085709" calcext:value-type="float">
            <text:p>0.0035675179</text:p>
          </table:table-cell>
          <table:table-cell office:value-type="float" office:value="0.0000617344964617551" calcext:value-type="float">
            <text:p>6.17E-05</text:p>
          </table:table-cell>
          <table:table-cell office:value-type="float" office:value="0.0356582803435947" calcext:value-type="float">
            <text:p>0.0356582803</text:p>
          </table:table-cell>
          <table:table-cell office:value-type="float" office:value="0.334580998331411" calcext:value-type="float">
            <text:p>0.3345809983</text:p>
          </table:table-cell>
          <table:table-cell office:value-type="float" office:value="0.0357681086099066" calcext:value-type="float">
            <text:p>0.0357681086</text:p>
          </table:table-cell>
          <table:table-cell office:value-type="float" office:value="0.0735827611338557" calcext:value-type="float">
            <text:p>0.0735827611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1.07443469213671" calcext:value-type="float">
            <text:p>1.0744346921</text:p>
          </table:table-cell>
          <table:table-cell office:value-type="float" office:value="0.308752447411098" calcext:value-type="float">
            <text:p>0.3087524474</text:p>
          </table:table-cell>
          <table:table-cell office:value-type="float" office:value="0.595881671848619" calcext:value-type="float">
            <text:p>0.5958816718</text:p>
          </table:table-cell>
          <table:table-cell office:value-type="float" office:value="0.00316626925262531" calcext:value-type="float">
            <text:p>0.0031662693</text:p>
          </table:table-cell>
          <table:table-cell office:value-type="float" office:value="0.0000661064597566537" calcext:value-type="float">
            <text:p>6.61E-05</text:p>
          </table:table-cell>
          <table:table-cell office:value-type="float" office:value="0.0138960967132104" calcext:value-type="float">
            <text:p>0.013896096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45045905900201" calcext:value-type="float">
            <text:p>0.0145045906</text:p>
          </table:table-cell>
          <table:table-cell office:value-type="float" office:value="0.0918624642561418" calcext:value-type="float">
            <text:p>0.0918624643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2.55406769735471" calcext:value-type="float">
            <text:p>2.5540676974</text:p>
          </table:table-cell>
          <table:table-cell office:value-type="float" office:value="0.184225817472674" calcext:value-type="float">
            <text:p>0.1842258175</text:p>
          </table:table-cell>
          <table:table-cell office:value-type="float" office:value="0.408394475749239" calcext:value-type="float">
            <text:p>0.4083944757</text:p>
          </table:table-cell>
          <table:table-cell office:value-type="float" office:value="0.00309489912343566" calcext:value-type="float">
            <text:p>0.0030948991</text:p>
          </table:table-cell>
          <table:table-cell office:value-type="float" office:value="0.0000470119329647676" calcext:value-type="float">
            <text:p>4.70E-05</text:p>
          </table:table-cell>
          <table:table-cell office:value-type="float" office:value="0.0331771801220099" calcext:value-type="float">
            <text:p>0.0331771801</text:p>
          </table:table-cell>
          <table:table-cell office:value-type="float" office:value="0.257660413895671" calcext:value-type="float">
            <text:p>0.2576604139</text:p>
          </table:table-cell>
          <table:table-cell office:value-type="float" office:value="0.0331771801220099" calcext:value-type="float">
            <text:p>0.0331771801</text:p>
          </table:table-cell>
          <table:table-cell office:value-type="float" office:value="0.0571042645854311" calcext:value-type="float">
            <text:p>0.0571042646</text:p>
          </table:table-cell>
        </table:table-row>
        <table:table-row table:style-name="ro1">
          <table:table-cell office:value-type="string" calcext:value-type="string">
            <text:p>s01004-2531-07-20-08-50n</text:p>
          </table:table-cell>
          <table:table-cell office:value-type="float" office:value="1.24484335593491" calcext:value-type="float">
            <text:p>1.2448433559</text:p>
          </table:table-cell>
          <table:table-cell office:value-type="float" office:value="0.280515101701704" calcext:value-type="float">
            <text:p>0.2805151017</text:p>
          </table:table-cell>
          <table:table-cell office:value-type="float" office:value="0.544081075384569" calcext:value-type="float">
            <text:p>0.5440810754</text:p>
          </table:table-cell>
          <table:table-cell office:value-type="float" office:value="0.00291996811661809" calcext:value-type="float">
            <text:p>0.0029199681</text:p>
          </table:table-cell>
          <table:table-cell office:value-type="float" office:value="0.0000597386907838222" calcext:value-type="float">
            <text:p>5.97E-05</text:p>
          </table:table-cell>
          <table:table-cell office:value-type="float" office:value="0.0161776662595351" calcext:value-type="float">
            <text:p>0.0161776663</text:p>
          </table:table-cell>
          <table:table-cell office:value-type="float" office:value="0.364386851817923" calcext:value-type="float">
            <text:p>0.3643868518</text:p>
          </table:table-cell>
          <table:table-cell office:value-type="float" office:value="0.0161776662595351" calcext:value-type="float">
            <text:p>0.0161776663</text:p>
          </table:table-cell>
          <table:table-cell office:value-type="float" office:value="0.0819650058034091" calcext:value-type="float">
            <text:p>0.0819650058</text:p>
          </table:table-cell>
        </table:table-row>
        <table:table-row table:style-name="ro1">
          <table:table-cell office:value-type="string" calcext:value-type="string">
            <text:p>s01049-3449-09-09-21-08n</text:p>
          </table:table-cell>
          <table:table-cell office:value-type="float" office:value="2.13089129518946" calcext:value-type="float">
            <text:p>2.1308912952</text:p>
          </table:table-cell>
          <table:table-cell office:value-type="float" office:value="0.242929191548147" calcext:value-type="float">
            <text:p>0.2429291915</text:p>
          </table:table-cell>
          <table:table-cell office:value-type="float" office:value="0.501671398535594" calcext:value-type="float">
            <text:p>0.5016713985</text:p>
          </table:table-cell>
          <table:table-cell office:value-type="float" office:value="0.00386541719822256" calcext:value-type="float">
            <text:p>0.0038654172</text:p>
          </table:table-cell>
          <table:table-cell office:value-type="float" office:value="0.000055668338709624" calcext:value-type="float">
            <text:p>5.57E-05</text:p>
          </table:table-cell>
          <table:table-cell office:value-type="float" office:value="0.0277187900761377" calcext:value-type="float">
            <text:p>0.0277187901</text:p>
          </table:table-cell>
          <table:table-cell office:value-type="float" office:value="0.324465372232196" calcext:value-type="float">
            <text:p>0.3244653722</text:p>
          </table:table-cell>
          <table:table-cell office:value-type="float" office:value="0.0277187900761377" calcext:value-type="float">
            <text:p>0.0277187901</text:p>
          </table:table-cell>
          <table:table-cell office:value-type="float" office:value="0.072311177399093" calcext:value-type="float">
            <text:p>0.0723111774</text:p>
          </table:table-cell>
        </table:table-row>
        <table:table-row table:style-name="ro1">
          <table:table-cell office:value-type="string" calcext:value-type="string">
            <text:p>s01501-3477-12-09-15-02n</text:p>
          </table:table-cell>
          <table:table-cell office:value-type="float" office:value="1.21577979412686" calcext:value-type="float">
            <text:p>1.2157797941</text:p>
          </table:table-cell>
          <table:table-cell office:value-type="float" office:value="0.133868068546993" calcext:value-type="float">
            <text:p>0.1338680685</text:p>
          </table:table-cell>
          <table:table-cell office:value-type="float" office:value="0.281530305182904" calcext:value-type="float">
            <text:p>0.2815303052</text:p>
          </table:table-cell>
          <table:table-cell office:value-type="float" office:value="0.0017276969721639" calcext:value-type="float">
            <text:p>0.001727697</text:p>
          </table:table-cell>
          <table:table-cell office:value-type="float" office:value="0.0000306990883040866" calcext:value-type="float">
            <text:p>3.07E-05</text:p>
          </table:table-cell>
          <table:table-cell office:value-type="float" office:value="0.0158402126462897" calcext:value-type="float">
            <text:p>0.0158402126</text:p>
          </table:table-cell>
          <table:table-cell office:value-type="float" office:value="0.183333333333333" calcext:value-type="float">
            <text:p>0.1833333333</text:p>
          </table:table-cell>
          <table:table-cell office:value-type="float" office:value="0.0158402126462897" calcext:value-type="float">
            <text:p>0.0158402126</text:p>
          </table:table-cell>
          <table:table-cell office:value-type="float" office:value="0.0409656262713217" calcext:value-type="float">
            <text:p>0.0409656263</text:p>
          </table:table-cell>
        </table:table-row>
        <table:table-row table:style-name="ro1">
          <table:table-cell office:value-type="string" calcext:value-type="string">
            <text:p>s01791-2924-04-26-15-14n</text:p>
          </table:table-cell>
          <table:table-cell office:value-type="float" office:value="1.88293459467338" calcext:value-type="float">
            <text:p>1.8829345947</text:p>
          </table:table-cell>
          <table:table-cell office:value-type="float" office:value="0.176213358689259" calcext:value-type="float">
            <text:p>0.1762133587</text:p>
          </table:table-cell>
          <table:table-cell office:value-type="float" office:value="0.381383948336316" calcext:value-type="float">
            <text:p>0.3813839483</text:p>
          </table:table-cell>
          <table:table-cell office:value-type="float" office:value="0.00231788811534022" calcext:value-type="float">
            <text:p>0.0023178881</text:p>
          </table:table-cell>
          <table:table-cell office:value-type="float" office:value="0.0000420879426029171" calcext:value-type="float">
            <text:p>4.21E-05</text:p>
          </table:table-cell>
          <table:table-cell office:value-type="float" office:value="0.024526280134985" calcext:value-type="float">
            <text:p>0.0245262801</text:p>
          </table:table-cell>
          <table:table-cell office:value-type="float" office:value="0.244381304976919" calcext:value-type="float">
            <text:p>0.244381305</text:p>
          </table:table-cell>
          <table:table-cell office:value-type="float" office:value="0.0247064094134301" calcext:value-type="float">
            <text:p>0.0247064094</text:p>
          </table:table-cell>
          <table:table-cell office:value-type="float" office:value="0.0544965582319262" calcext:value-type="float">
            <text:p>0.0544965582</text:p>
          </table:table-cell>
        </table:table-row>
        <table:table-row table:style-name="ro1">
          <table:table-cell office:value-type="string" calcext:value-type="string">
            <text:p>s01840-3454-10-24-18-46n</text:p>
          </table:table-cell>
          <table:table-cell office:value-type="float" office:value="0.837600589193638" calcext:value-type="float">
            <text:p>0.8376005892</text:p>
          </table:table-cell>
          <table:table-cell office:value-type="float" office:value="0.0861794637640483" calcext:value-type="float">
            <text:p>0.0861794638</text:p>
          </table:table-cell>
          <table:table-cell office:value-type="float" office:value="0.18919820295068" calcext:value-type="float">
            <text:p>0.189198203</text:p>
          </table:table-cell>
          <table:table-cell office:value-type="float" office:value="0.00121679942485213" calcext:value-type="float">
            <text:p>0.0012167994</text:p>
          </table:table-cell>
          <table:table-cell office:value-type="float" office:value="0.0000207615606876285" calcext:value-type="float">
            <text:p>2.08E-05</text:p>
          </table:table-cell>
          <table:table-cell office:value-type="float" office:value="0.0109096230178088" calcext:value-type="float">
            <text:p>0.010909623</text:p>
          </table:table-cell>
          <table:table-cell office:value-type="float" office:value="0.117851130197758" calcext:value-type="float">
            <text:p>0.1178511302</text:p>
          </table:table-cell>
          <table:table-cell office:value-type="float" office:value="0.0109096230178088" calcext:value-type="float">
            <text:p>0.010909623</text:p>
          </table:table-cell>
          <table:table-cell office:value-type="float" office:value="0.0261659124246389" calcext:value-type="float">
            <text:p>0.0261659124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1.33436342095719" calcext:value-type="float">
            <text:p>1.334363421</text:p>
          </table:table-cell>
          <table:table-cell office:value-type="float" office:value="0.249099479304409" calcext:value-type="float">
            <text:p>0.2490994793</text:p>
          </table:table-cell>
          <table:table-cell office:value-type="float" office:value="0.4958128891927" calcext:value-type="float">
            <text:p>0.4958128892</text:p>
          </table:table-cell>
          <table:table-cell office:value-type="float" office:value="0.00303093421289651" calcext:value-type="float">
            <text:p>0.0030309342</text:p>
          </table:table-cell>
          <table:table-cell office:value-type="float" office:value="0.0000542931809514921" calcext:value-type="float">
            <text:p>5.43E-05</text:p>
          </table:table-cell>
          <table:table-cell office:value-type="float" office:value="0.0174029834631321" calcext:value-type="float">
            <text:p>0.0174029835</text:p>
          </table:table-cell>
          <table:table-cell office:value-type="float" office:value="0.337062473602611" calcext:value-type="float">
            <text:p>0.3370624736</text:p>
          </table:table-cell>
          <table:table-cell office:value-type="float" office:value="0.0174029834631321" calcext:value-type="float">
            <text:p>0.0174029835</text:p>
          </table:table-cell>
          <table:table-cell office:value-type="float" office:value="0.0759866050437118" calcext:value-type="float">
            <text:p>0.075986605</text:p>
          </table:table-cell>
        </table:table-row>
        <table:table-row table:style-name="ro1">
          <table:table-cell office:value-type="string" calcext:value-type="string">
            <text:p>s01949-3435-02-19-12-37n</text:p>
          </table:table-cell>
          <table:table-cell office:value-type="float" office:value="1.91911051078491" calcext:value-type="float">
            <text:p>1.9191105108</text:p>
          </table:table-cell>
          <table:table-cell office:value-type="float" office:value="0.164435618122134" calcext:value-type="float">
            <text:p>0.1644356181</text:p>
          </table:table-cell>
          <table:table-cell office:value-type="float" office:value="0.36665810457115" calcext:value-type="float">
            <text:p>0.3666581046</text:p>
          </table:table-cell>
          <table:table-cell office:value-type="float" office:value="0.00249244712113204" calcext:value-type="float">
            <text:p>0.0024924471</text:p>
          </table:table-cell>
          <table:table-cell office:value-type="float" office:value="0.0000392291996203704" calcext:value-type="float">
            <text:p>3.92E-05</text:p>
          </table:table-cell>
          <table:table-cell office:value-type="float" office:value="0.0250625393128677" calcext:value-type="float">
            <text:p>0.0250625393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250625393128677" calcext:value-type="float">
            <text:p>0.0250625393</text:p>
          </table:table-cell>
          <table:table-cell office:value-type="float" office:value="0.0511255384336752" calcext:value-type="float">
            <text:p>0.0511255384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0.80860844455711" calcext:value-type="float">
            <text:p>0.8086084446</text:p>
          </table:table-cell>
          <table:table-cell office:value-type="float" office:value="0.305090823864833" calcext:value-type="float">
            <text:p>0.3050908239</text:p>
          </table:table-cell>
          <table:table-cell office:value-type="float" office:value="0.577381694745267" calcext:value-type="float">
            <text:p>0.5773816947</text:p>
          </table:table-cell>
          <table:table-cell office:value-type="float" office:value="0.00295947050735727" calcext:value-type="float">
            <text:p>0.0029594705</text:p>
          </table:table-cell>
          <table:table-cell office:value-type="float" office:value="0.0000646699618166134" calcext:value-type="float">
            <text:p>6.47E-05</text:p>
          </table:table-cell>
          <table:table-cell office:value-type="float" office:value="0.0103037453084724" calcext:value-type="float">
            <text:p>0.0103037453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0382058877152" calcext:value-type="float">
            <text:p>0.0110382059</text:p>
          </table:table-cell>
          <table:table-cell office:value-type="float" office:value="0.0920108287899564" calcext:value-type="float">
            <text:p>0.0920108288</text:p>
          </table:table-cell>
        </table:table-row>
        <table:table-row table:style-name="ro1">
          <table:table-cell office:value-type="string" calcext:value-type="string">
            <text:p>s01978-2790-10-05-11-22n</text:p>
          </table:table-cell>
          <table:table-cell office:value-type="float" office:value="0.997312298280536" calcext:value-type="float">
            <text:p>0.9973122983</text:p>
          </table:table-cell>
          <table:table-cell office:value-type="float" office:value="0.187506272008403" calcext:value-type="float">
            <text:p>0.187506272</text:p>
          </table:table-cell>
          <table:table-cell office:value-type="float" office:value="0.351357539562554" calcext:value-type="float">
            <text:p>0.3513575396</text:p>
          </table:table-cell>
          <table:table-cell office:value-type="float" office:value="0.00176490145232154" calcext:value-type="float">
            <text:p>0.0017649015</text:p>
          </table:table-cell>
          <table:table-cell office:value-type="float" office:value="0.0000396902862292238" calcext:value-type="float">
            <text:p>3.97E-05</text:p>
          </table:table-cell>
          <table:table-cell office:value-type="float" office:value="0.0129012879553779" calcext:value-type="float">
            <text:p>0.012901288</text:p>
          </table:table-cell>
          <table:table-cell office:value-type="float" office:value="0.254405625374562" calcext:value-type="float">
            <text:p>0.2544056254</text:p>
          </table:table-cell>
          <table:table-cell office:value-type="float" office:value="0.0129012879553779" calcext:value-type="float">
            <text:p>0.012901288</text:p>
          </table:table-cell>
          <table:table-cell office:value-type="float" office:value="0.057360211633032" calcext:value-type="float">
            <text:p>0.0573602116</text:p>
          </table:table-cell>
        </table:table-row>
        <table:table-row table:style-name="ro1">
          <table:table-cell office:value-type="string" calcext:value-type="string">
            <text:p>s02063-3061-11-07-18-17n</text:p>
          </table:table-cell>
          <table:table-cell office:value-type="float" office:value="1.29357623578797" calcext:value-type="float">
            <text:p>1.2935762358</text:p>
          </table:table-cell>
          <table:table-cell office:value-type="float" office:value="0.313533068803132" calcext:value-type="float">
            <text:p>0.3135330688</text:p>
          </table:table-cell>
          <table:table-cell office:value-type="float" office:value="0.624790748083277" calcext:value-type="float">
            <text:p>0.6247907481</text:p>
          </table:table-cell>
          <table:table-cell office:value-type="float" office:value="0.00348918365408067" calcext:value-type="float">
            <text:p>0.0034891837</text:p>
          </table:table-cell>
          <table:table-cell office:value-type="float" office:value="0.0000679711285167275" calcext:value-type="float">
            <text:p>6.80E-05</text:p>
          </table:table-cell>
          <table:table-cell office:value-type="float" office:value="0.0168745756223171" calcext:value-type="float">
            <text:p>0.016874575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75361125569221" calcext:value-type="float">
            <text:p>0.0175361126</text:p>
          </table:table-cell>
          <table:table-cell office:value-type="float" office:value="0.0916923939899385" calcext:value-type="float">
            <text:p>0.091692394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0.915611513729628" calcext:value-type="float">
            <text:p>0.9156115137</text:p>
          </table:table-cell>
          <table:table-cell office:value-type="float" office:value="0.150678011370921" calcext:value-type="float">
            <text:p>0.1506780114</text:p>
          </table:table-cell>
          <table:table-cell office:value-type="float" office:value="0.30426815080979" calcext:value-type="float">
            <text:p>0.3042681508</text:p>
          </table:table-cell>
          <table:table-cell office:value-type="float" office:value="0.00169219499996189" calcext:value-type="float">
            <text:p>0.001692195</text:p>
          </table:table-cell>
          <table:table-cell office:value-type="float" office:value="0.0000333517767864148" calcext:value-type="float">
            <text:p>3.34E-05</text:p>
          </table:table-cell>
          <table:table-cell office:value-type="float" office:value="0.0119482557518121" calcext:value-type="float">
            <text:p>0.0119482558</text:p>
          </table:table-cell>
          <table:table-cell office:value-type="float" office:value="0.206155281280883" calcext:value-type="float">
            <text:p>0.2061552813</text:p>
          </table:table-cell>
          <table:table-cell office:value-type="float" office:value="0.0119482557518121" calcext:value-type="float">
            <text:p>0.0119482558</text:p>
          </table:table-cell>
          <table:table-cell office:value-type="float" office:value="0.0464065840189409" calcext:value-type="float">
            <text:p>0.046406584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1.65688254726779" calcext:value-type="float">
            <text:p>1.6568825473</text:p>
          </table:table-cell>
          <table:table-cell office:value-type="float" office:value="0.248927875474216" calcext:value-type="float">
            <text:p>0.2489278755</text:p>
          </table:table-cell>
          <table:table-cell office:value-type="float" office:value="0.496622916375915" calcext:value-type="float">
            <text:p>0.4966229164</text:p>
          </table:table-cell>
          <table:table-cell office:value-type="float" office:value="0.00274350810984108" calcext:value-type="float">
            <text:p>0.0027435081</text:p>
          </table:table-cell>
          <table:table-cell office:value-type="float" office:value="0.0000551494903692857" calcext:value-type="float">
            <text:p>5.51E-05</text:p>
          </table:table-cell>
          <table:table-cell office:value-type="float" office:value="0.0215452095900884" calcext:value-type="float">
            <text:p>0.0215452096</text:p>
          </table:table-cell>
          <table:table-cell office:value-type="float" office:value="0.338706690548359" calcext:value-type="float">
            <text:p>0.3387066905</text:p>
          </table:table-cell>
          <table:table-cell office:value-type="float" office:value="0.0215452095900884" calcext:value-type="float">
            <text:p>0.0215452096</text:p>
          </table:table-cell>
          <table:table-cell office:value-type="float" office:value="0.0763746338076742" calcext:value-type="float">
            <text:p>0.0763746338</text:p>
          </table:table-cell>
        </table:table-row>
        <table:table-row table:style-name="ro1">
          <table:table-cell office:value-type="string" calcext:value-type="string">
            <text:p>s02586-3305-07-08-16-39n</text:p>
          </table:table-cell>
          <table:table-cell office:value-type="float" office:value="1.56510506890896" calcext:value-type="float">
            <text:p>1.5651050689</text:p>
          </table:table-cell>
          <table:table-cell office:value-type="float" office:value="0.308499323341292" calcext:value-type="float">
            <text:p>0.3084993233</text:p>
          </table:table-cell>
          <table:table-cell office:value-type="float" office:value="0.615053209768318" calcext:value-type="float">
            <text:p>0.6150532098</text:p>
          </table:table-cell>
          <table:table-cell office:value-type="float" office:value="0.00341448278079351" calcext:value-type="float">
            <text:p>0.0034144828</text:p>
          </table:table-cell>
          <table:table-cell office:value-type="float" office:value="0.0000671906045624541" calcext:value-type="float">
            <text:p>6.72E-05</text:p>
          </table:table-cell>
          <table:table-cell office:value-type="float" office:value="0.0203340304100389" calcext:value-type="float">
            <text:p>0.0203340304</text:p>
          </table:table-cell>
          <table:table-cell office:value-type="float" office:value="0.40517485937144" calcext:value-type="float">
            <text:p>0.4051748594</text:p>
          </table:table-cell>
          <table:table-cell office:value-type="float" office:value="0.0203013514093557" calcext:value-type="float">
            <text:p>0.0203013514</text:p>
          </table:table-cell>
          <table:table-cell office:value-type="float" office:value="0.091111149378909" calcext:value-type="float">
            <text:p>0.0911111494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3.66440477574498" calcext:value-type="float">
            <text:p>3.6644047757</text:p>
          </table:table-cell>
          <table:table-cell office:value-type="float" office:value="0.101206845829012" calcext:value-type="float">
            <text:p>0.1012068458</text:p>
          </table:table-cell>
          <table:table-cell office:value-type="float" office:value="0.362161319037859" calcext:value-type="float">
            <text:p>0.362161319</text:p>
          </table:table-cell>
          <table:table-cell office:value-type="float" office:value="0.00272800073551598" calcext:value-type="float">
            <text:p>0.0027280007</text:p>
          </table:table-cell>
          <table:table-cell office:value-type="float" office:value="0.0000425037371856726" calcext:value-type="float">
            <text:p>4.25E-05</text:p>
          </table:table-cell>
          <table:table-cell office:value-type="float" office:value="0.0476827286896361" calcext:value-type="float">
            <text:p>0.0476827287</text:p>
          </table:table-cell>
          <table:table-cell office:value-type="float" office:value="0.184842275106823" calcext:value-type="float">
            <text:p>0.1848422751</text:p>
          </table:table-cell>
          <table:table-cell office:value-type="float" office:value="0.0476827286896361" calcext:value-type="float">
            <text:p>0.0476827287</text:p>
          </table:table-cell>
          <table:table-cell office:value-type="float" office:value="0.0383988827373884" calcext:value-type="float">
            <text:p>0.0383988827</text:p>
          </table:table-cell>
        </table:table-row>
        <table:table-row table:style-name="ro1">
          <table:table-cell office:value-type="string" calcext:value-type="string">
            <text:p>s02906-3263-01-24-14-51n</text:p>
          </table:table-cell>
          <table:table-cell office:value-type="float" office:value="1.45295059533831" calcext:value-type="float">
            <text:p>1.4529505953</text:p>
          </table:table-cell>
          <table:table-cell office:value-type="float" office:value="0.297201794773041" calcext:value-type="float">
            <text:p>0.2972017948</text:p>
          </table:table-cell>
          <table:table-cell office:value-type="float" office:value="0.591841162878939" calcext:value-type="float">
            <text:p>0.5918411629</text:p>
          </table:table-cell>
          <table:table-cell office:value-type="float" office:value="0.00464685285263723" calcext:value-type="float">
            <text:p>0.0046468529</text:p>
          </table:table-cell>
          <table:table-cell office:value-type="float" office:value="0.0000650635388229648" calcext:value-type="float">
            <text:p>6.51E-05</text:p>
          </table:table-cell>
          <table:table-cell office:value-type="float" office:value="0.0189388726983339" calcext:value-type="float">
            <text:p>0.0189388727</text:p>
          </table:table-cell>
          <table:table-cell office:value-type="float" office:value="0.392640632979657" calcext:value-type="float">
            <text:p>0.392640633</text:p>
          </table:table-cell>
          <table:table-cell office:value-type="float" office:value="0.018938872698334" calcext:value-type="float">
            <text:p>0.0189388727</text:p>
          </table:table-cell>
          <table:table-cell office:value-type="float" office:value="0.088342802971614" calcext:value-type="float">
            <text:p>0.088342803</text:p>
          </table:table-cell>
        </table:table-row>
        <table:table-row table:style-name="ro1">
          <table:table-cell office:value-type="string" calcext:value-type="string">
            <text:p>s02906-3263-01-29-15-08n</text:p>
          </table:table-cell>
          <table:table-cell office:value-type="float" office:value="1.09786601077793" calcext:value-type="float">
            <text:p>1.0978660108</text:p>
          </table:table-cell>
          <table:table-cell office:value-type="float" office:value="0.277454397981161" calcext:value-type="float">
            <text:p>0.277454398</text:p>
          </table:table-cell>
          <table:table-cell office:value-type="float" office:value="0.536816803094564" calcext:value-type="float">
            <text:p>0.5368168031</text:p>
          </table:table-cell>
          <table:table-cell office:value-type="float" office:value="0.00282891901544241" calcext:value-type="float">
            <text:p>0.002828919</text:p>
          </table:table-cell>
          <table:table-cell office:value-type="float" office:value="0.0000602539859446032" calcext:value-type="float">
            <text:p>6.03E-05</text:p>
          </table:table-cell>
          <table:table-cell office:value-type="float" office:value="0.0141569371192932" calcext:value-type="float">
            <text:p>0.0141569371</text:p>
          </table:table-cell>
          <table:table-cell office:value-type="float" office:value="0.361708906903511" calcext:value-type="float">
            <text:p>0.3617089069</text:p>
          </table:table-cell>
          <table:table-cell office:value-type="float" office:value="0.0141569371192932" calcext:value-type="float">
            <text:p>0.0141569371</text:p>
          </table:table-cell>
          <table:table-cell office:value-type="float" office:value="0.0812150117603972" calcext:value-type="float">
            <text:p>0.0812150118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2.72072829578268" calcext:value-type="float">
            <text:p>2.7207282958</text:p>
          </table:table-cell>
          <table:table-cell office:value-type="float" office:value="0.293929429017589" calcext:value-type="float">
            <text:p>0.293929429</text:p>
          </table:table-cell>
          <table:table-cell office:value-type="float" office:value="0.618277264333651" calcext:value-type="float">
            <text:p>0.6182772643</text:p>
          </table:table-cell>
          <table:table-cell office:value-type="float" office:value="0.00694974650720858" calcext:value-type="float">
            <text:p>0.0069497465</text:p>
          </table:table-cell>
          <table:table-cell office:value-type="float" office:value="0.000067102658419126" calcext:value-type="float">
            <text:p>6.71E-05</text:p>
          </table:table-cell>
          <table:table-cell office:value-type="float" office:value="0.0354414872574157" calcext:value-type="float">
            <text:p>0.0354414873</text:p>
          </table:table-cell>
          <table:table-cell office:value-type="float" office:value="0.367423461417476" calcext:value-type="float">
            <text:p>0.3674234614</text:p>
          </table:table-cell>
          <table:table-cell office:value-type="float" office:value="0.0354414872574157" calcext:value-type="float">
            <text:p>0.0354414873</text:p>
          </table:table-cell>
          <table:table-cell office:value-type="float" office:value="0.0808650561396925" calcext:value-type="float">
            <text:p>0.0808650561</text:p>
          </table:table-cell>
        </table:table-row>
        <table:table-row table:style-name="ro1">
          <table:table-cell office:value-type="string" calcext:value-type="string">
            <text:p>s03386-2577-07-30-13-04n</text:p>
          </table:table-cell>
          <table:table-cell office:value-type="float" office:value="0.925999665475668" calcext:value-type="float">
            <text:p>0.9259996655</text:p>
          </table:table-cell>
          <table:table-cell office:value-type="float" office:value="0.242386929939841" calcext:value-type="float">
            <text:p>0.2423869299</text:p>
          </table:table-cell>
          <table:table-cell office:value-type="float" office:value="0.461492770888077" calcext:value-type="float">
            <text:p>0.4614927709</text:p>
          </table:table-cell>
          <table:table-cell office:value-type="float" office:value="0.00239197935580692" calcext:value-type="float">
            <text:p>0.0023919794</text:p>
          </table:table-cell>
          <table:table-cell office:value-type="float" office:value="0.0000516139512256573" calcext:value-type="float">
            <text:p>5.16E-05</text:p>
          </table:table-cell>
          <table:table-cell office:value-type="float" office:value="0.0119436943008452" calcext:value-type="float">
            <text:p>0.0119436943</text:p>
          </table:table-cell>
          <table:table-cell office:value-type="float" office:value="0.324037034920392" calcext:value-type="float">
            <text:p>0.3240370349</text:p>
          </table:table-cell>
          <table:table-cell office:value-type="float" office:value="0.0126926168502749" calcext:value-type="float">
            <text:p>0.0126926169</text:p>
          </table:table-cell>
          <table:table-cell office:value-type="float" office:value="0.072872795264224" calcext:value-type="float">
            <text:p>0.0728727953</text:p>
          </table:table-cell>
        </table:table-row>
        <table:table-row table:style-name="ro1">
          <table:table-cell office:value-type="string" calcext:value-type="string">
            <text:p>s03386-2577-08-01-10-02n</text:p>
          </table:table-cell>
          <table:table-cell office:value-type="float" office:value="1.40936109000933" calcext:value-type="float">
            <text:p>1.40936109</text:p>
          </table:table-cell>
          <table:table-cell office:value-type="float" office:value="0.215542049910752" calcext:value-type="float">
            <text:p>0.2155420499</text:p>
          </table:table-cell>
          <table:table-cell office:value-type="float" office:value="0.446659473883334" calcext:value-type="float">
            <text:p>0.4466594739</text:p>
          </table:table-cell>
          <table:table-cell office:value-type="float" office:value="0.00282172691080755" calcext:value-type="float">
            <text:p>0.0028217269</text:p>
          </table:table-cell>
          <table:table-cell office:value-type="float" office:value="0.0000484329657630341" calcext:value-type="float">
            <text:p>4.84E-05</text:p>
          </table:table-cell>
          <table:table-cell office:value-type="float" office:value="0.0183832262939857" calcext:value-type="float">
            <text:p>0.0183832263</text:p>
          </table:table-cell>
          <table:table-cell office:value-type="float" office:value="0.282842712474618" calcext:value-type="float">
            <text:p>0.2828427125</text:p>
          </table:table-cell>
          <table:table-cell office:value-type="float" office:value="0.0183832262939857" calcext:value-type="float">
            <text:p>0.0183832263</text:p>
          </table:table-cell>
          <table:table-cell office:value-type="float" office:value="0.0633225366039481" calcext:value-type="float">
            <text:p>0.0633225366</text:p>
          </table:table-cell>
        </table:table-row>
        <table:table-row table:style-name="ro1">
          <table:table-cell office:value-type="string" calcext:value-type="string">
            <text:p>s03386-2577-08-04-14-31n</text:p>
          </table:table-cell>
          <table:table-cell office:value-type="float" office:value="1.92849010696434" calcext:value-type="float">
            <text:p>1.928490107</text:p>
          </table:table-cell>
          <table:table-cell office:value-type="float" office:value="0.299908138155468" calcext:value-type="float">
            <text:p>0.2999081382</text:p>
          </table:table-cell>
          <table:table-cell office:value-type="float" office:value="0.61573443943607" calcext:value-type="float">
            <text:p>0.6157344394</text:p>
          </table:table-cell>
          <table:table-cell office:value-type="float" office:value="0.00458745652509513" calcext:value-type="float">
            <text:p>0.0045874565</text:p>
          </table:table-cell>
          <table:table-cell office:value-type="float" office:value="0.000067853919532707" calcext:value-type="float">
            <text:p>6.79E-05</text:p>
          </table:table-cell>
          <table:table-cell office:value-type="float" office:value="0.025117668269503" calcext:value-type="float">
            <text:p>0.0251176683</text:p>
          </table:table-cell>
          <table:table-cell office:value-type="float" office:value="0.399999999999999" calcext:value-type="float">
            <text:p>0.4</text:p>
          </table:table-cell>
          <table:table-cell office:value-type="float" office:value="0.0257801445038276" calcext:value-type="float">
            <text:p>0.0257801445</text:p>
          </table:table-cell>
          <table:table-cell office:value-type="float" office:value="0.089485623714654" calcext:value-type="float">
            <text:p>0.0894856237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0.827543132774349" calcext:value-type="float">
            <text:p>0.8275431328</text:p>
          </table:table-cell>
          <table:table-cell office:value-type="float" office:value="0.241795754324151" calcext:value-type="float">
            <text:p>0.2417957543</text:p>
          </table:table-cell>
          <table:table-cell office:value-type="float" office:value="0.459445714244326" calcext:value-type="float">
            <text:p>0.4594457142</text:p>
          </table:table-cell>
          <table:table-cell office:value-type="float" office:value="0.00237540740250466" calcext:value-type="float">
            <text:p>0.0023754074</text:p>
          </table:table-cell>
          <table:table-cell office:value-type="float" office:value="0.0000516182324054401" calcext:value-type="float">
            <text:p>5.16E-05</text:p>
          </table:table-cell>
          <table:table-cell office:value-type="float" office:value="0.010644646414886" calcext:value-type="float">
            <text:p>0.0106446464</text:p>
          </table:table-cell>
          <table:table-cell office:value-type="float" office:value="0.32659863237109" calcext:value-type="float">
            <text:p>0.3265986324</text:p>
          </table:table-cell>
          <table:table-cell office:value-type="float" office:value="0.010644646414886" calcext:value-type="float">
            <text:p>0.0106446464</text:p>
          </table:table-cell>
          <table:table-cell office:value-type="float" office:value="0.0736211548142281" calcext:value-type="float">
            <text:p>0.0736211548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0.843900206783308" calcext:value-type="float">
            <text:p>0.8439002068</text:p>
          </table:table-cell>
          <table:table-cell office:value-type="float" office:value="0.163738495076839" calcext:value-type="float">
            <text:p>0.1637384951</text:p>
          </table:table-cell>
          <table:table-cell office:value-type="float" office:value="0.323037171372698" calcext:value-type="float">
            <text:p>0.3230371714</text:p>
          </table:table-cell>
          <table:table-cell office:value-type="float" office:value="0.00186686424983785" calcext:value-type="float">
            <text:p>0.0018668642</text:p>
          </table:table-cell>
          <table:table-cell office:value-type="float" office:value="0.0000359209460967334" calcext:value-type="float">
            <text:p>3.59E-05</text:p>
          </table:table-cell>
          <table:table-cell office:value-type="float" office:value="0.0109396050501654" calcext:value-type="float">
            <text:p>0.0109396051</text:p>
          </table:table-cell>
          <table:table-cell office:value-type="float" office:value="0.22669117514559" calcext:value-type="float">
            <text:p>0.2266911751</text:p>
          </table:table-cell>
          <table:table-cell office:value-type="float" office:value="0.0109396050501654" calcext:value-type="float">
            <text:p>0.0109396051</text:p>
          </table:table-cell>
          <table:table-cell office:value-type="float" office:value="0.0511825609475446" calcext:value-type="float">
            <text:p>0.0511825609</text:p>
          </table:table-cell>
        </table:table-row>
        <table:table-row table:style-name="ro1">
          <table:table-cell office:value-type="string" calcext:value-type="string">
            <text:p>s03386-2577-08-12-16-13n</text:p>
          </table:table-cell>
          <table:table-cell office:value-type="float" office:value="0.856696565045536" calcext:value-type="float">
            <text:p>0.856696565</text:p>
          </table:table-cell>
          <table:table-cell office:value-type="float" office:value="0.307543828862535" calcext:value-type="float">
            <text:p>0.3075438289</text:p>
          </table:table-cell>
          <table:table-cell office:value-type="float" office:value="0.579799933313675" calcext:value-type="float">
            <text:p>0.5797999333</text:p>
          </table:table-cell>
          <table:table-cell office:value-type="float" office:value="0.00315819715964767" calcext:value-type="float">
            <text:p>0.0031581972</text:p>
          </table:table-cell>
          <table:table-cell office:value-type="float" office:value="0.0000649677850780838" calcext:value-type="float">
            <text:p>6.50E-05</text:p>
          </table:table-cell>
          <table:table-cell office:value-type="float" office:value="0.0109676647361969" calcext:value-type="float">
            <text:p>0.010967664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21781939094681" calcext:value-type="float">
            <text:p>0.0121781939</text:p>
          </table:table-cell>
          <table:table-cell office:value-type="float" office:value="0.091921581103385" calcext:value-type="float">
            <text:p>0.0919215811</text:p>
          </table:table-cell>
        </table:table-row>
        <table:table-row table:style-name="ro1">
          <table:table-cell office:value-type="string" calcext:value-type="string">
            <text:p>s03386-2577-08-19-18-08n</text:p>
          </table:table-cell>
          <table:table-cell office:value-type="float" office:value="1.88575360776689" calcext:value-type="float">
            <text:p>1.8857536078</text:p>
          </table:table-cell>
          <table:table-cell office:value-type="float" office:value="0.305263394572742" calcext:value-type="float">
            <text:p>0.3052633946</text:p>
          </table:table-cell>
          <table:table-cell office:value-type="float" office:value="0.627361900558694" calcext:value-type="float">
            <text:p>0.6273619006</text:p>
          </table:table-cell>
          <table:table-cell office:value-type="float" office:value="0.00345911099952672" calcext:value-type="float">
            <text:p>0.003459111</text:p>
          </table:table-cell>
          <table:table-cell office:value-type="float" office:value="0.0000689056714254351" calcext:value-type="float">
            <text:p>6.89E-05</text:p>
          </table:table-cell>
          <table:table-cell office:value-type="float" office:value="0.0245807473907687" calcext:value-type="float">
            <text:p>0.0245807474</text:p>
          </table:table-cell>
          <table:table-cell office:value-type="float" office:value="0.399999999999999" calcext:value-type="float">
            <text:p>0.4</text:p>
          </table:table-cell>
          <table:table-cell office:value-type="float" office:value="0.0245807473907687" calcext:value-type="float">
            <text:p>0.0245807474</text:p>
          </table:table-cell>
          <table:table-cell office:value-type="float" office:value="0.0894340800231559" calcext:value-type="float">
            <text:p>0.08943408</text:p>
          </table:table-cell>
        </table:table-row>
        <table:table-row table:style-name="ro1">
          <table:table-cell office:value-type="string" calcext:value-type="string">
            <text:p>s03617-2874-01-30-06-30n</text:p>
          </table:table-cell>
          <table:table-cell office:value-type="float" office:value="1.39881588547712" calcext:value-type="float">
            <text:p>1.3988158855</text:p>
          </table:table-cell>
          <table:table-cell office:value-type="float" office:value="0.193366476664042" calcext:value-type="float">
            <text:p>0.1933664767</text:p>
          </table:table-cell>
          <table:table-cell office:value-type="float" office:value="0.4081193447353" calcext:value-type="float">
            <text:p>0.4081193447</text:p>
          </table:table-cell>
          <table:table-cell office:value-type="float" office:value="0.00239584941732853" calcext:value-type="float">
            <text:p>0.0023958494</text:p>
          </table:table-cell>
          <table:table-cell office:value-type="float" office:value="0.0000448716910390701" calcext:value-type="float">
            <text:p>4.49E-05</text:p>
          </table:table-cell>
          <table:table-cell office:value-type="float" office:value="0.0182682085721521" calcext:value-type="float">
            <text:p>0.0182682086</text:p>
          </table:table-cell>
          <table:table-cell office:value-type="float" office:value="0.269773567603977" calcext:value-type="float">
            <text:p>0.2697735676</text:p>
          </table:table-cell>
          <table:table-cell office:value-type="float" office:value="0.0182682085721521" calcext:value-type="float">
            <text:p>0.0182682086</text:p>
          </table:table-cell>
          <table:table-cell office:value-type="float" office:value="0.0606198179507008" calcext:value-type="float">
            <text:p>0.060619818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2.28316209917483" calcext:value-type="float">
            <text:p>2.2831620992</text:p>
          </table:table-cell>
          <table:table-cell office:value-type="float" office:value="0.261427822208534" calcext:value-type="float">
            <text:p>0.2614278222</text:p>
          </table:table-cell>
          <table:table-cell office:value-type="float" office:value="0.572059182696246" calcext:value-type="float">
            <text:p>0.5720591827</text:p>
          </table:table-cell>
          <table:table-cell office:value-type="float" office:value="0.00433700428198426" calcext:value-type="float">
            <text:p>0.0043370043</text:p>
          </table:table-cell>
          <table:table-cell office:value-type="float" office:value="0.0000636357737855649" calcext:value-type="float">
            <text:p>6.36E-05</text:p>
          </table:table-cell>
          <table:table-cell office:value-type="float" office:value="0.0296746186261034" calcext:value-type="float">
            <text:p>0.0296746186</text:p>
          </table:table-cell>
          <table:table-cell office:value-type="float" office:value="0.339116499156263" calcext:value-type="float">
            <text:p>0.3391164992</text:p>
          </table:table-cell>
          <table:table-cell office:value-type="float" office:value="0.0296746186261034" calcext:value-type="float">
            <text:p>0.0296746186</text:p>
          </table:table-cell>
          <table:table-cell office:value-type="float" office:value="0.0748666281403939" calcext:value-type="float">
            <text:p>0.0748666281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1.3189863542889" calcext:value-type="float">
            <text:p>1.3189863543</text:p>
          </table:table-cell>
          <table:table-cell office:value-type="float" office:value="0.143216875671616" calcext:value-type="float">
            <text:p>0.1432168757</text:p>
          </table:table-cell>
          <table:table-cell office:value-type="float" office:value="0.310566481325632" calcext:value-type="float">
            <text:p>0.3105664813</text:p>
          </table:table-cell>
          <table:table-cell office:value-type="float" office:value="0.00191237340680556" calcext:value-type="float">
            <text:p>0.0019123734</text:p>
          </table:table-cell>
          <table:table-cell office:value-type="float" office:value="0.0000347765915317461" calcext:value-type="float">
            <text:p>3.48E-05</text:p>
          </table:table-cell>
          <table:table-cell office:value-type="float" office:value="0.0171428504397533" calcext:value-type="float">
            <text:p>0.0171428504</text:p>
          </table:table-cell>
          <table:table-cell office:value-type="float" office:value="0.210158670215308" calcext:value-type="float">
            <text:p>0.2101586702</text:p>
          </table:table-cell>
          <table:table-cell office:value-type="float" office:value="0.017160932269859" calcext:value-type="float">
            <text:p>0.0171609323</text:p>
          </table:table-cell>
          <table:table-cell office:value-type="float" office:value="0.0472097486017916" calcext:value-type="float">
            <text:p>0.0472097486</text:p>
          </table:table-cell>
        </table:table-row>
        <table:table-row table:style-name="ro1">
          <table:table-cell office:value-type="string" calcext:value-type="string">
            <text:p>s04324-3333-09-08-12-22n</text:p>
          </table:table-cell>
          <table:table-cell office:value-type="float" office:value="1.31677844735948" calcext:value-type="float">
            <text:p>1.3167784474</text:p>
          </table:table-cell>
          <table:table-cell office:value-type="float" office:value="0.309658380981639" calcext:value-type="float">
            <text:p>0.309658381</text:p>
          </table:table-cell>
          <table:table-cell office:value-type="float" office:value="0.601034220564999" calcext:value-type="float">
            <text:p>0.6010342206</text:p>
          </table:table-cell>
          <table:table-cell office:value-type="float" office:value="0.00325543065663137" calcext:value-type="float">
            <text:p>0.0032554307</text:p>
          </table:table-cell>
          <table:table-cell office:value-type="float" office:value="0.0000665355200022099" calcext:value-type="float">
            <text:p>6.65E-05</text:p>
          </table:table-cell>
          <table:table-cell office:value-type="float" office:value="0.0170700834498267" calcext:value-type="float">
            <text:p>0.0170700834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77292602320014" calcext:value-type="float">
            <text:p>0.0177292602</text:p>
          </table:table-cell>
          <table:table-cell office:value-type="float" office:value="0.0917064704381937" calcext:value-type="float">
            <text:p>0.0917064704</text:p>
          </table:table-cell>
        </table:table-row>
        <table:table-row table:style-name="ro1">
          <table:table-cell office:value-type="string" calcext:value-type="string">
            <text:p>s04331-2696-12-18-12-06n</text:p>
          </table:table-cell>
          <table:table-cell office:value-type="float" office:value="3.77625352118298" calcext:value-type="float">
            <text:p>3.7762535212</text:p>
          </table:table-cell>
          <table:table-cell office:value-type="float" office:value="0.258843654566938" calcext:value-type="float">
            <text:p>0.2588436546</text:p>
          </table:table-cell>
          <table:table-cell office:value-type="float" office:value="0.638729725556358" calcext:value-type="float">
            <text:p>0.6387297256</text:p>
          </table:table-cell>
          <table:table-cell office:value-type="float" office:value="0.00477896477523706" calcext:value-type="float">
            <text:p>0.0047789648</text:p>
          </table:table-cell>
          <table:table-cell office:value-type="float" office:value="0.0000695206769678856" calcext:value-type="float">
            <text:p>6.95E-05</text:p>
          </table:table-cell>
          <table:table-cell office:value-type="float" office:value="0.0492696216992794" calcext:value-type="float">
            <text:p>0.0492696217</text:p>
          </table:table-cell>
          <table:table-cell office:value-type="float" office:value="0.360555127546398" calcext:value-type="float">
            <text:p>0.3605551275</text:p>
          </table:table-cell>
          <table:table-cell office:value-type="float" office:value="0.0492696216992794" calcext:value-type="float">
            <text:p>0.0492696217</text:p>
          </table:table-cell>
          <table:table-cell office:value-type="float" office:value="0.0780213942393073" calcext:value-type="float">
            <text:p>0.0780213942</text:p>
          </table:table-cell>
        </table:table-row>
        <table:table-row table:style-name="ro1">
          <table:table-cell office:value-type="string" calcext:value-type="string">
            <text:p>s04331-2696-12-22-07-41n</text:p>
          </table:table-cell>
          <table:table-cell office:value-type="float" office:value="1.07889076112553" calcext:value-type="float">
            <text:p>1.0788907611</text:p>
          </table:table-cell>
          <table:table-cell office:value-type="float" office:value="0.301543870125737" calcext:value-type="float">
            <text:p>0.3015438701</text:p>
          </table:table-cell>
          <table:table-cell office:value-type="float" office:value="0.597281953389757" calcext:value-type="float">
            <text:p>0.5972819534</text:p>
          </table:table-cell>
          <table:table-cell office:value-type="float" office:value="0.00342221355712493" calcext:value-type="float">
            <text:p>0.0034222136</text:p>
          </table:table-cell>
          <table:table-cell office:value-type="float" office:value="0.0000658338992734667" calcext:value-type="float">
            <text:p>6.58E-05</text:p>
          </table:table-cell>
          <table:table-cell office:value-type="float" office:value="0.0139487046065507" calcext:value-type="float">
            <text:p>0.013948704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51174087571213" calcext:value-type="float">
            <text:p>0.0151174088</text:p>
          </table:table-cell>
          <table:table-cell office:value-type="float" office:value="0.0922081803260686" calcext:value-type="float">
            <text:p>0.0922081803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1.62144771365588" calcext:value-type="float">
            <text:p>1.6214477137</text:p>
          </table:table-cell>
          <table:table-cell office:value-type="float" office:value="0.277324334380649" calcext:value-type="float">
            <text:p>0.2773243344</text:p>
          </table:table-cell>
          <table:table-cell office:value-type="float" office:value="0.560258984524847" calcext:value-type="float">
            <text:p>0.5602589845</text:p>
          </table:table-cell>
          <table:table-cell office:value-type="float" office:value="0.00314883019068651" calcext:value-type="float">
            <text:p>0.0031488302</text:p>
          </table:table-cell>
          <table:table-cell office:value-type="float" office:value="0.0000629315326451418" calcext:value-type="float">
            <text:p>6.29E-05</text:p>
          </table:table-cell>
          <table:table-cell office:value-type="float" office:value="0.0210277814887016" calcext:value-type="float">
            <text:p>0.0210277815</text:p>
          </table:table-cell>
          <table:table-cell office:value-type="float" office:value="0.376017139089282" calcext:value-type="float">
            <text:p>0.3760171391</text:p>
          </table:table-cell>
          <table:table-cell office:value-type="float" office:value="0.0212254550242088" calcext:value-type="float">
            <text:p>0.021225455</text:p>
          </table:table-cell>
          <table:table-cell office:value-type="float" office:value="0.084406219428741" calcext:value-type="float">
            <text:p>0.0844062194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0.809005776201531" calcext:value-type="float">
            <text:p>0.8090057762</text:p>
          </table:table-cell>
          <table:table-cell office:value-type="float" office:value="0.1009611778562" calcext:value-type="float">
            <text:p>0.1009611779</text:p>
          </table:table-cell>
          <table:table-cell office:value-type="float" office:value="0.216495608551778" calcext:value-type="float">
            <text:p>0.2164956086</text:p>
          </table:table-cell>
          <table:table-cell office:value-type="float" office:value="0.00131741147294485" calcext:value-type="float">
            <text:p>0.0013174115</text:p>
          </table:table-cell>
          <table:table-cell office:value-type="float" office:value="0.0000234053956757255" calcext:value-type="float">
            <text:p>2.34E-05</text:p>
          </table:table-cell>
          <table:table-cell office:value-type="float" office:value="0.0104879503192849" calcext:value-type="float">
            <text:p>0.0104879503</text:p>
          </table:table-cell>
          <table:table-cell office:value-type="float" office:value="0.135400640077266" calcext:value-type="float">
            <text:p>0.1354006401</text:p>
          </table:table-cell>
          <table:table-cell office:value-type="float" office:value="0.0104879503192849" calcext:value-type="float">
            <text:p>0.0104879503</text:p>
          </table:table-cell>
          <table:table-cell office:value-type="float" office:value="0.0302831211594583" calcext:value-type="float">
            <text:p>0.0302831212</text:p>
          </table:table-cell>
        </table:table-row>
        <table:table-row table:style-name="ro1">
          <table:table-cell office:value-type="string" calcext:value-type="string">
            <text:p>s04802-3156-12-06-15-12n</text:p>
          </table:table-cell>
          <table:table-cell office:value-type="float" office:value="1.47541000908732" calcext:value-type="float">
            <text:p>1.4754100091</text:p>
          </table:table-cell>
          <table:table-cell office:value-type="float" office:value="0.16156472084773" calcext:value-type="float">
            <text:p>0.1615647208</text:p>
          </table:table-cell>
          <table:table-cell office:value-type="float" office:value="0.353443372549158" calcext:value-type="float">
            <text:p>0.3534433725</text:p>
          </table:table-cell>
          <table:table-cell office:value-type="float" office:value="0.00218010695795434" calcext:value-type="float">
            <text:p>0.002180107</text:p>
          </table:table-cell>
          <table:table-cell office:value-type="float" office:value="0.0000400029559775606" calcext:value-type="float">
            <text:p>4.00E-05</text:p>
          </table:table-cell>
          <table:table-cell office:value-type="float" office:value="0.019175622920258" calcext:value-type="float">
            <text:p>0.0191756229</text:p>
          </table:table-cell>
          <table:table-cell office:value-type="float" office:value="0.221735578260834" calcext:value-type="float">
            <text:p>0.2217355783</text:p>
          </table:table-cell>
          <table:table-cell office:value-type="float" office:value="0.019175622920258" calcext:value-type="float">
            <text:p>0.0191756229</text:p>
          </table:table-cell>
          <table:table-cell office:value-type="float" office:value="0.0494058361869747" calcext:value-type="float">
            <text:p>0.0494058362</text:p>
          </table:table-cell>
        </table:table-row>
        <table:table-row table:style-name="ro1">
          <table:table-cell office:value-type="string" calcext:value-type="string">
            <text:p>s04802-3156-12-13-07-37n</text:p>
          </table:table-cell>
          <table:table-cell office:value-type="float" office:value="2.53638868676207" calcext:value-type="float">
            <text:p>2.5363886868</text:p>
          </table:table-cell>
          <table:table-cell office:value-type="float" office:value="0.304571929971679" calcext:value-type="float">
            <text:p>0.30457193</text:p>
          </table:table-cell>
          <table:table-cell office:value-type="float" office:value="0.639088136108706" calcext:value-type="float">
            <text:p>0.6390881361</text:p>
          </table:table-cell>
          <table:table-cell office:value-type="float" office:value="0.00545862471422318" calcext:value-type="float">
            <text:p>0.0054586247</text:p>
          </table:table-cell>
          <table:table-cell office:value-type="float" office:value="0.000071139614098971" calcext:value-type="float">
            <text:p>7.11E-05</text:p>
          </table:table-cell>
          <table:table-cell office:value-type="float" office:value="0.0329747215518285" calcext:value-type="float">
            <text:p>0.032974721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331613700479394" calcext:value-type="float">
            <text:p>0.03316137</text:p>
          </table:table-cell>
          <table:table-cell office:value-type="float" office:value="0.0909220218860649" calcext:value-type="float">
            <text:p>0.0909220219</text:p>
          </table:table-cell>
        </table:table-row>
        <table:table-row table:style-name="ro1">
          <table:table-cell office:value-type="string" calcext:value-type="string">
            <text:p>s04833-2669-06-04-16-10n</text:p>
          </table:table-cell>
          <table:table-cell office:value-type="float" office:value="1.9700303528363" calcext:value-type="float">
            <text:p>1.9700303528</text:p>
          </table:table-cell>
          <table:table-cell office:value-type="float" office:value="0.302064190198425" calcext:value-type="float">
            <text:p>0.3020641902</text:p>
          </table:table-cell>
          <table:table-cell office:value-type="float" office:value="0.631107044338339" calcext:value-type="float">
            <text:p>0.6311070443</text:p>
          </table:table-cell>
          <table:table-cell office:value-type="float" office:value="0.00372305177390728" calcext:value-type="float">
            <text:p>0.0037230518</text:p>
          </table:table-cell>
          <table:table-cell office:value-type="float" office:value="0.0000692463808429195" calcext:value-type="float">
            <text:p>6.92E-05</text:p>
          </table:table-cell>
          <table:table-cell office:value-type="float" office:value="0.0257233305904523" calcext:value-type="float">
            <text:p>0.025723330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64147633543409" calcext:value-type="float">
            <text:p>0.0264147634</text:p>
          </table:table-cell>
          <table:table-cell office:value-type="float" office:value="0.0914342106863991" calcext:value-type="float">
            <text:p>0.0914342107</text:p>
          </table:table-cell>
        </table:table-row>
        <table:table-row table:style-name="ro1">
          <table:table-cell office:value-type="string" calcext:value-type="string">
            <text:p>s05345-3311-10-05-13-39n</text:p>
          </table:table-cell>
          <table:table-cell office:value-type="float" office:value="1.96337887249052" calcext:value-type="float">
            <text:p>1.9633788725</text:p>
          </table:table-cell>
          <table:table-cell office:value-type="float" office:value="0.311317895580222" calcext:value-type="float">
            <text:p>0.3113178956</text:p>
          </table:table-cell>
          <table:table-cell office:value-type="float" office:value="0.648119111552964" calcext:value-type="float">
            <text:p>0.6481191116</text:p>
          </table:table-cell>
          <table:table-cell office:value-type="float" office:value="0.00398600496028438" calcext:value-type="float">
            <text:p>0.003986005</text:p>
          </table:table-cell>
          <table:table-cell office:value-type="float" office:value="0.000070649294822015" calcext:value-type="float">
            <text:p>7.06E-05</text:p>
          </table:table-cell>
          <table:table-cell office:value-type="float" office:value="0.0256690161944044" calcext:value-type="float">
            <text:p>0.025669016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64801584252494" calcext:value-type="float">
            <text:p>0.0264801584</text:p>
          </table:table-cell>
          <table:table-cell office:value-type="float" office:value="0.0911727617117704" calcext:value-type="float">
            <text:p>0.0911727617</text:p>
          </table:table-cell>
        </table:table-row>
        <table:table-row table:style-name="ro1">
          <table:table-cell office:value-type="string" calcext:value-type="string">
            <text:p>s05937-3100-04-04-17-40n</text:p>
          </table:table-cell>
          <table:table-cell office:value-type="float" office:value="0.822022535251275" calcext:value-type="float">
            <text:p>0.8220225353</text:p>
          </table:table-cell>
          <table:table-cell office:value-type="float" office:value="0.305527214469642" calcext:value-type="float">
            <text:p>0.3055272145</text:p>
          </table:table-cell>
          <table:table-cell office:value-type="float" office:value="0.581233202325895" calcext:value-type="float">
            <text:p>0.5812332023</text:p>
          </table:table-cell>
          <table:table-cell office:value-type="float" office:value="0.00304636586812403" calcext:value-type="float">
            <text:p>0.0030463659</text:p>
          </table:table-cell>
          <table:table-cell office:value-type="float" office:value="0.0000649334395109908" calcext:value-type="float">
            <text:p>6.49E-05</text:p>
          </table:table-cell>
          <table:table-cell office:value-type="float" office:value="0.0104787457042429" calcext:value-type="float">
            <text:p>0.010478745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09326838580369" calcext:value-type="float">
            <text:p>0.0109326839</text:p>
          </table:table-cell>
          <table:table-cell office:value-type="float" office:value="0.0920160554881222" calcext:value-type="float">
            <text:p>0.0920160555</text:p>
          </table:table-cell>
        </table:table-row>
        <table:table-row table:style-name="ro1">
          <table:table-cell office:value-type="string" calcext:value-type="string">
            <text:p>s06158-3136-02-11-14-32n</text:p>
          </table:table-cell>
          <table:table-cell office:value-type="float" office:value="1.96534724072156" calcext:value-type="float">
            <text:p>1.9653472407</text:p>
          </table:table-cell>
          <table:table-cell office:value-type="float" office:value="0.228458008874636" calcext:value-type="float">
            <text:p>0.2284580089</text:p>
          </table:table-cell>
          <table:table-cell office:value-type="float" office:value="0.469374154655323" calcext:value-type="float">
            <text:p>0.4693741547</text:p>
          </table:table-cell>
          <table:table-cell office:value-type="float" office:value="0.0027078826238637" calcext:value-type="float">
            <text:p>0.0027078826</text:p>
          </table:table-cell>
          <table:table-cell office:value-type="float" office:value="0.0000517813173963614" calcext:value-type="float">
            <text:p>5.18E-05</text:p>
          </table:table-cell>
          <table:table-cell office:value-type="float" office:value="0.0255605461273159" calcext:value-type="float">
            <text:p>0.0255605461</text:p>
          </table:table-cell>
          <table:table-cell office:value-type="float" office:value="0.299072640748772" calcext:value-type="float">
            <text:p>0.2990726407</text:p>
          </table:table-cell>
          <table:table-cell office:value-type="float" office:value="0.0255605461273159" calcext:value-type="float">
            <text:p>0.0255605461</text:p>
          </table:table-cell>
          <table:table-cell office:value-type="float" office:value="0.0667460296003992" calcext:value-type="float">
            <text:p>0.0667460296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2.70682164969248" calcext:value-type="float">
            <text:p>2.7068216497</text:p>
          </table:table-cell>
          <table:table-cell office:value-type="float" office:value="0.310472973453659" calcext:value-type="float">
            <text:p>0.3104729735</text:p>
          </table:table-cell>
          <table:table-cell office:value-type="float" office:value="0.701787018338844" calcext:value-type="float">
            <text:p>0.7017870183</text:p>
          </table:table-cell>
          <table:table-cell office:value-type="float" office:value="0.00565994104159294" calcext:value-type="float">
            <text:p>0.005659941</text:p>
          </table:table-cell>
          <table:table-cell office:value-type="float" office:value="0.0000736444396555827" calcext:value-type="float">
            <text:p>7.36E-05</text:p>
          </table:table-cell>
          <table:table-cell office:value-type="float" office:value="0.0355031023111983" calcext:value-type="float">
            <text:p>0.0355031023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360203688583686" calcext:value-type="float">
            <text:p>0.0360203689</text:p>
          </table:table-cell>
          <table:table-cell office:value-type="float" office:value="0.0900448426431306" calcext:value-type="float">
            <text:p>0.0900448426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1.09403156898849" calcext:value-type="float">
            <text:p>1.094031569</text:p>
          </table:table-cell>
          <table:table-cell office:value-type="float" office:value="0.0507661215898326" calcext:value-type="float">
            <text:p>0.0507661216</text:p>
          </table:table-cell>
          <table:table-cell office:value-type="float" office:value="0.118467178037288" calcext:value-type="float">
            <text:p>0.118467178</text:p>
          </table:table-cell>
          <table:table-cell office:value-type="float" office:value="0.000788032522354727" calcext:value-type="float">
            <text:p>0.0007880325</text:p>
          </table:table-cell>
          <table:table-cell office:value-type="float" office:value="0.0000134492980396538" calcext:value-type="float">
            <text:p>1.34E-05</text:p>
          </table:table-cell>
          <table:table-cell office:value-type="float" office:value="0.0142140216239758" calcext:value-type="float">
            <text:p>0.014214021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0142140216239758" calcext:value-type="float">
            <text:p>0.0142140216</text:p>
          </table:table-cell>
          <table:table-cell office:value-type="float" office:value="0.0191501961717458" calcext:value-type="float">
            <text:p>0.0191501962</text:p>
          </table:table-cell>
        </table:table-row>
        <table:table-row table:style-name="ro1">
          <table:table-cell office:value-type="string" calcext:value-type="string">
            <text:p>s06875-2827-03-11-08-28n</text:p>
          </table:table-cell>
          <table:table-cell office:value-type="float" office:value="2.2673530411515" calcext:value-type="float">
            <text:p>2.2673530412</text:p>
          </table:table-cell>
          <table:table-cell office:value-type="float" office:value="0.256610324828675" calcext:value-type="float">
            <text:p>0.2566103248</text:p>
          </table:table-cell>
          <table:table-cell office:value-type="float" office:value="0.559426723637401" calcext:value-type="float">
            <text:p>0.5594267236</text:p>
          </table:table-cell>
          <table:table-cell office:value-type="float" office:value="0.00390534020718067" calcext:value-type="float">
            <text:p>0.0039053402</text:p>
          </table:table-cell>
          <table:table-cell office:value-type="float" office:value="0.0000610204790554204" calcext:value-type="float">
            <text:p>6.10E-05</text:p>
          </table:table-cell>
          <table:table-cell office:value-type="float" office:value="0.0296479595612435" calcext:value-type="float">
            <text:p>0.0296479596</text:p>
          </table:table-cell>
          <table:table-cell office:value-type="float" office:value="0.332916405923969" calcext:value-type="float">
            <text:p>0.3329164059</text:p>
          </table:table-cell>
          <table:table-cell office:value-type="float" office:value="0.0296479595612435" calcext:value-type="float">
            <text:p>0.0296479596</text:p>
          </table:table-cell>
          <table:table-cell office:value-type="float" office:value="0.0734212041691306" calcext:value-type="float">
            <text:p>0.0734212042</text:p>
          </table:table-cell>
        </table:table-row>
        <table:table-row table:style-name="ro1">
          <table:table-cell office:value-type="string" calcext:value-type="string">
            <text:p>s06946-2700-10-02-19-19n</text:p>
          </table:table-cell>
          <table:table-cell office:value-type="float" office:value="1.37389620834973" calcext:value-type="float">
            <text:p>1.3738962083</text:p>
          </table:table-cell>
          <table:table-cell office:value-type="float" office:value="0.247394470101565" calcext:value-type="float">
            <text:p>0.2473944701</text:p>
          </table:table-cell>
          <table:table-cell office:value-type="float" office:value="0.491590961625953" calcext:value-type="float">
            <text:p>0.4915909616</text:p>
          </table:table-cell>
          <table:table-cell office:value-type="float" office:value="0.00272980184091898" calcext:value-type="float">
            <text:p>0.0027298018</text:p>
          </table:table-cell>
          <table:table-cell office:value-type="float" office:value="0.000054298242501086" calcext:value-type="float">
            <text:p>5.43E-05</text:p>
          </table:table-cell>
          <table:table-cell office:value-type="float" office:value="0.0178925213701382" calcext:value-type="float">
            <text:p>0.0178925214</text:p>
          </table:table-cell>
          <table:table-cell office:value-type="float" office:value="0.330823887354653" calcext:value-type="float">
            <text:p>0.3308238874</text:p>
          </table:table-cell>
          <table:table-cell office:value-type="float" office:value="0.0178925213701382" calcext:value-type="float">
            <text:p>0.0178925214</text:p>
          </table:table-cell>
          <table:table-cell office:value-type="float" office:value="0.0743132700048129" calcext:value-type="float">
            <text:p>0.07431327</text:p>
          </table:table-cell>
        </table:table-row>
        <table:table-row table:style-name="ro1">
          <table:table-cell office:value-type="string" calcext:value-type="string">
            <text:p>s07415-2804-11-01-11-55n</text:p>
          </table:table-cell>
          <table:table-cell office:value-type="float" office:value="0.794341925233562" calcext:value-type="float">
            <text:p>0.7943419252</text:p>
          </table:table-cell>
          <table:table-cell office:value-type="float" office:value="0.188233894402538" calcext:value-type="float">
            <text:p>0.1882338944</text:p>
          </table:table-cell>
          <table:table-cell office:value-type="float" office:value="0.376897287141198" calcext:value-type="float">
            <text:p>0.3768972871</text:p>
          </table:table-cell>
          <table:table-cell office:value-type="float" office:value="0.0021191326638774" calcext:value-type="float">
            <text:p>0.0021191327</text:p>
          </table:table-cell>
          <table:table-cell office:value-type="float" office:value="0.0000416651576123048" calcext:value-type="float">
            <text:p>4.17E-05</text:p>
          </table:table-cell>
          <table:table-cell office:value-type="float" office:value="0.0102408414599823" calcext:value-type="float">
            <text:p>0.0102408415</text:p>
          </table:table-cell>
          <table:table-cell office:value-type="float" office:value="0.250554939639548" calcext:value-type="float">
            <text:p>0.2505549396</text:p>
          </table:table-cell>
          <table:table-cell office:value-type="float" office:value="0.0102408414599823" calcext:value-type="float">
            <text:p>0.0102408415</text:p>
          </table:table-cell>
          <table:table-cell office:value-type="float" office:value="0.0564332937269354" calcext:value-type="float">
            <text:p>0.0564332937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1.50308464212083" calcext:value-type="float">
            <text:p>1.5030846421</text:p>
          </table:table-cell>
          <table:table-cell office:value-type="float" office:value="0.309996017587205" calcext:value-type="float">
            <text:p>0.3099960176</text:p>
          </table:table-cell>
          <table:table-cell office:value-type="float" office:value="0.633968744448831" calcext:value-type="float">
            <text:p>0.6339687444</text:p>
          </table:table-cell>
          <table:table-cell office:value-type="float" office:value="0.00353888249907073" calcext:value-type="float">
            <text:p>0.0035388825</text:p>
          </table:table-cell>
          <table:table-cell office:value-type="float" office:value="0.0000687702793607223" calcext:value-type="float">
            <text:p>6.88E-05</text:p>
          </table:table-cell>
          <table:table-cell office:value-type="float" office:value="0.0196698782305433" calcext:value-type="float">
            <text:p>0.019669878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05701234303731" calcext:value-type="float">
            <text:p>0.0205701234</text:p>
          </table:table-cell>
          <table:table-cell office:value-type="float" office:value="0.0916067908352138" calcext:value-type="float">
            <text:p>0.0916067908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1.1135689445389" calcext:value-type="float">
            <text:p>1.1135689445</text:p>
          </table:table-cell>
          <table:table-cell office:value-type="float" office:value="0.091626279716124" calcext:value-type="float">
            <text:p>0.0916262797</text:p>
          </table:table-cell>
          <table:table-cell office:value-type="float" office:value="0.200474184701494" calcext:value-type="float">
            <text:p>0.2004741847</text:p>
          </table:table-cell>
          <table:table-cell office:value-type="float" office:value="0.00132032287706825" calcext:value-type="float">
            <text:p>0.0013203229</text:p>
          </table:table-cell>
          <table:table-cell office:value-type="float" office:value="0.0000214898395567877" calcext:value-type="float">
            <text:p>2.15E-05</text:p>
          </table:table-cell>
          <table:table-cell office:value-type="float" office:value="0.0145287054643383" calcext:value-type="float">
            <text:p>0.014528705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0145287054643383" calcext:value-type="float">
            <text:p>0.0145287055</text:p>
          </table:table-cell>
          <table:table-cell office:value-type="float" office:value="0.0257832829946698" calcext:value-type="float">
            <text:p>0.025783283</text:p>
          </table:table-cell>
        </table:table-row>
        <table:table-row table:style-name="ro1">
          <table:table-cell office:value-type="string" calcext:value-type="string">
            <text:p>s08141-2806-04-26-17-40n</text:p>
          </table:table-cell>
          <table:table-cell office:value-type="float" office:value="1.12537587723899" calcext:value-type="float">
            <text:p>1.1253758772</text:p>
          </table:table-cell>
          <table:table-cell office:value-type="float" office:value="0.309990966892365" calcext:value-type="float">
            <text:p>0.3099909669</text:p>
          </table:table-cell>
          <table:table-cell office:value-type="float" office:value="0.606234050914193" calcext:value-type="float">
            <text:p>0.6062340509</text:p>
          </table:table-cell>
          <table:table-cell office:value-type="float" office:value="0.00323244620146168" calcext:value-type="float">
            <text:p>0.0032324462</text:p>
          </table:table-cell>
          <table:table-cell office:value-type="float" office:value="0.0000680033519962477" calcext:value-type="float">
            <text:p>6.80E-05</text:p>
          </table:table-cell>
          <table:table-cell office:value-type="float" office:value="0.014478903847746" calcext:value-type="float">
            <text:p>0.0144789038</text:p>
          </table:table-cell>
          <table:table-cell office:value-type="float" office:value="0.406201920231797" calcext:value-type="float">
            <text:p>0.4062019202</text:p>
          </table:table-cell>
          <table:table-cell office:value-type="float" office:value="0.0155634857900658" calcext:value-type="float">
            <text:p>0.0155634858</text:p>
          </table:table-cell>
          <table:table-cell office:value-type="float" office:value="0.0912236265747463" calcext:value-type="float">
            <text:p>0.0912236266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0.825339903719555" calcext:value-type="float">
            <text:p>0.8253399037</text:p>
          </table:table-cell>
          <table:table-cell office:value-type="float" office:value="0.279985494907667" calcext:value-type="float">
            <text:p>0.2799854949</text:p>
          </table:table-cell>
          <table:table-cell office:value-type="float" office:value="0.532380764977634" calcext:value-type="float">
            <text:p>0.532380765</text:p>
          </table:table-cell>
          <table:table-cell office:value-type="float" office:value="0.00277090387955546" calcext:value-type="float">
            <text:p>0.0027709039</text:p>
          </table:table-cell>
          <table:table-cell office:value-type="float" office:value="0.0000594509386937248" calcext:value-type="float">
            <text:p>5.95E-05</text:p>
          </table:table-cell>
          <table:table-cell office:value-type="float" office:value="0.0105864125479765" calcext:value-type="float">
            <text:p>0.0105864125</text:p>
          </table:table-cell>
          <table:table-cell office:value-type="float" office:value="0.373422608373467" calcext:value-type="float">
            <text:p>0.3734226084</text:p>
          </table:table-cell>
          <table:table-cell office:value-type="float" office:value="0.0105864125479765" calcext:value-type="float">
            <text:p>0.0105864125</text:p>
          </table:table-cell>
          <table:table-cell office:value-type="float" office:value="0.0841768957289607" calcext:value-type="float">
            <text:p>0.0841768957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1.75871141133925" calcext:value-type="float">
            <text:p>1.7587114113</text:p>
          </table:table-cell>
          <table:table-cell office:value-type="float" office:value="0.210549945152973" calcext:value-type="float">
            <text:p>0.2105499452</text:p>
          </table:table-cell>
          <table:table-cell office:value-type="float" office:value="0.425325497482657" calcext:value-type="float">
            <text:p>0.4253254975</text:p>
          </table:table-cell>
          <table:table-cell office:value-type="float" office:value="0.00236055596928088" calcext:value-type="float">
            <text:p>0.002360556</text:p>
          </table:table-cell>
          <table:table-cell office:value-type="float" office:value="0.0000472050483142623" calcext:value-type="float">
            <text:p>4.72E-05</text:p>
          </table:table-cell>
          <table:table-cell office:value-type="float" office:value="0.022861344418227" calcext:value-type="float">
            <text:p>0.0228613444</text:p>
          </table:table-cell>
          <table:table-cell office:value-type="float" office:value="0.277388616284887" calcext:value-type="float">
            <text:p>0.2773886163</text:p>
          </table:table-cell>
          <table:table-cell office:value-type="float" office:value="0.022861344418227" calcext:value-type="float">
            <text:p>0.0228613444</text:p>
          </table:table-cell>
          <table:table-cell office:value-type="float" office:value="0.0620850166946607" calcext:value-type="float">
            <text:p>0.0620850167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2.58058190522181" calcext:value-type="float">
            <text:p>2.5805819052</text:p>
          </table:table-cell>
          <table:table-cell office:value-type="float" office:value="0.227151373656569" calcext:value-type="float">
            <text:p>0.2271513737</text:p>
          </table:table-cell>
          <table:table-cell office:value-type="float" office:value="0.535360964073592" calcext:value-type="float">
            <text:p>0.5353609641</text:p>
          </table:table-cell>
          <table:table-cell office:value-type="float" office:value="0.00355319556697278" calcext:value-type="float">
            <text:p>0.0035531956</text:p>
          </table:table-cell>
          <table:table-cell office:value-type="float" office:value="0.0000594090632582163" calcext:value-type="float">
            <text:p>5.94E-05</text:p>
          </table:table-cell>
          <table:table-cell office:value-type="float" office:value="0.0336474932514456" calcext:value-type="float">
            <text:p>0.0336474933</text:p>
          </table:table-cell>
          <table:table-cell office:value-type="float" office:value="0.317542648054294" calcext:value-type="float">
            <text:p>0.3175426481</text:p>
          </table:table-cell>
          <table:table-cell office:value-type="float" office:value="0.0336474932514456" calcext:value-type="float">
            <text:p>0.0336474933</text:p>
          </table:table-cell>
          <table:table-cell office:value-type="float" office:value="0.0700508090585944" calcext:value-type="float">
            <text:p>0.0700508091</text:p>
          </table:table-cell>
        </table:table-row>
        <table:table-row table:style-name="ro1">
          <table:table-cell office:value-type="string" calcext:value-type="string">
            <text:p>s08318-3495-11-26-07-41n</text:p>
          </table:table-cell>
          <table:table-cell office:value-type="float" office:value="1.50259921281085" calcext:value-type="float">
            <text:p>1.5025992128</text:p>
          </table:table-cell>
          <table:table-cell office:value-type="float" office:value="0.302234560138185" calcext:value-type="float">
            <text:p>0.3022345601</text:p>
          </table:table-cell>
          <table:table-cell office:value-type="float" office:value="0.620582671991472" calcext:value-type="float">
            <text:p>0.620582672</text:p>
          </table:table-cell>
          <table:table-cell office:value-type="float" office:value="0.00360562816105166" calcext:value-type="float">
            <text:p>0.0036056282</text:p>
          </table:table-cell>
          <table:table-cell office:value-type="float" office:value="0.000068382050131299" calcext:value-type="float">
            <text:p>6.84E-05</text:p>
          </table:table-cell>
          <table:table-cell office:value-type="float" office:value="0.0196377909711932" calcext:value-type="float">
            <text:p>0.019637791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01854913466951" calcext:value-type="float">
            <text:p>0.0201854913</text:p>
          </table:table-cell>
          <table:table-cell office:value-type="float" office:value="0.0916918511788262" calcext:value-type="float">
            <text:p>0.0916918512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1.35485481353224" calcext:value-type="float">
            <text:p>1.3548548135</text:p>
          </table:table-cell>
          <table:table-cell office:value-type="float" office:value="0.30121047368087" calcext:value-type="float">
            <text:p>0.3012104737</text:p>
          </table:table-cell>
          <table:table-cell office:value-type="float" office:value="0.590968425652387" calcext:value-type="float">
            <text:p>0.5909684257</text:p>
          </table:table-cell>
          <table:table-cell office:value-type="float" office:value="0.0051131293537913" calcext:value-type="float">
            <text:p>0.0051131294</text:p>
          </table:table-cell>
          <table:table-cell office:value-type="float" office:value="0.0000655585405784083" calcext:value-type="float">
            <text:p>6.56E-05</text:p>
          </table:table-cell>
          <table:table-cell office:value-type="float" office:value="0.0175802992335506" calcext:value-type="float">
            <text:p>0.0175802992</text:p>
          </table:table-cell>
          <table:table-cell office:value-type="float" office:value="0.402077936060493" calcext:value-type="float">
            <text:p>0.4020779361</text:p>
          </table:table-cell>
          <table:table-cell office:value-type="float" office:value="0.0179616230846205" calcext:value-type="float">
            <text:p>0.0179616231</text:p>
          </table:table-cell>
          <table:table-cell office:value-type="float" office:value="0.0904082316712014" calcext:value-type="float">
            <text:p>0.0904082317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2.05192437443316" calcext:value-type="float">
            <text:p>2.0519243744</text:p>
          </table:table-cell>
          <table:table-cell office:value-type="float" office:value="0.30562345195489" calcext:value-type="float">
            <text:p>0.305623452</text:p>
          </table:table-cell>
          <table:table-cell office:value-type="float" office:value="0.61753450415532" calcext:value-type="float">
            <text:p>0.6175345042</text:p>
          </table:table-cell>
          <table:table-cell office:value-type="float" office:value="0.0037012191058032" calcext:value-type="float">
            <text:p>0.0037012191</text:p>
          </table:table-cell>
          <table:table-cell office:value-type="float" office:value="0.0000680417967988565" calcext:value-type="float">
            <text:p>6.80E-05</text:p>
          </table:table-cell>
          <table:table-cell office:value-type="float" office:value="0.026711581192735" calcext:value-type="float">
            <text:p>0.026711581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70129417049519" calcext:value-type="float">
            <text:p>0.0270129417</text:p>
          </table:table-cell>
          <table:table-cell office:value-type="float" office:value="0.0915171122078505" calcext:value-type="float">
            <text:p>0.0915171122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0.832804375346518" calcext:value-type="float">
            <text:p>0.8328043753</text:p>
          </table:table-cell>
          <table:table-cell office:value-type="float" office:value="0.306974820912746" calcext:value-type="float">
            <text:p>0.3069748209</text:p>
          </table:table-cell>
          <table:table-cell office:value-type="float" office:value="0.587329702467182" calcext:value-type="float">
            <text:p>0.5873297025</text:p>
          </table:table-cell>
          <table:table-cell office:value-type="float" office:value="0.00355361712297199" calcext:value-type="float">
            <text:p>0.0035536171</text:p>
          </table:table-cell>
          <table:table-cell office:value-type="float" office:value="0.0000653662338125494" calcext:value-type="float">
            <text:p>6.54E-05</text:p>
          </table:table-cell>
          <table:table-cell office:value-type="float" office:value="0.0106322915341408" calcext:value-type="float">
            <text:p>0.0106322915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3197964032354" calcext:value-type="float">
            <text:p>0.0113197964</text:p>
          </table:table-cell>
          <table:table-cell office:value-type="float" office:value="0.092038487728666" calcext:value-type="float">
            <text:p>0.0920384877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2.46968018889329" calcext:value-type="float">
            <text:p>2.4696801889</text:p>
          </table:table-cell>
          <table:table-cell office:value-type="float" office:value="0.262955593206876" calcext:value-type="float">
            <text:p>0.2629555932</text:p>
          </table:table-cell>
          <table:table-cell office:value-type="float" office:value="0.578492513736018" calcext:value-type="float">
            <text:p>0.5784925137</text:p>
          </table:table-cell>
          <table:table-cell office:value-type="float" office:value="0.00693492179660269" calcext:value-type="float">
            <text:p>0.0069349218</text:p>
          </table:table-cell>
          <table:table-cell office:value-type="float" office:value="0.0000630636241898048" calcext:value-type="float">
            <text:p>6.31E-05</text:p>
          </table:table-cell>
          <table:table-cell office:value-type="float" office:value="0.0323253078288107" calcext:value-type="float">
            <text:p>0.0323253078</text:p>
          </table:table-cell>
          <table:table-cell office:value-type="float" office:value="0.354338193757821" calcext:value-type="float">
            <text:p>0.3543381938</text:p>
          </table:table-cell>
          <table:table-cell office:value-type="float" office:value="0.0323253078288107" calcext:value-type="float">
            <text:p>0.0323253078</text:p>
          </table:table-cell>
          <table:table-cell office:value-type="float" office:value="0.0784554008200869" calcext:value-type="float">
            <text:p>0.0784554008</text:p>
          </table:table-cell>
        </table:table-row>
        <table:table-row table:style-name="ro1">
          <table:table-cell office:value-type="string" calcext:value-type="string">
            <text:p>s09993-3464-06-03-19-50n</text:p>
          </table:table-cell>
          <table:table-cell office:value-type="float" office:value="1.04170689455815" calcext:value-type="float">
            <text:p>1.0417068946</text:p>
          </table:table-cell>
          <table:table-cell office:value-type="float" office:value="0.304035918645634" calcext:value-type="float">
            <text:p>0.3040359186</text:p>
          </table:table-cell>
          <table:table-cell office:value-type="float" office:value="0.576326957642379" calcext:value-type="float">
            <text:p>0.5763269576</text:p>
          </table:table-cell>
          <table:table-cell office:value-type="float" office:value="0.0029478379075823" calcext:value-type="float">
            <text:p>0.0029478379</text:p>
          </table:table-cell>
          <table:table-cell office:value-type="float" office:value="0.0000645766503502793" calcext:value-type="float">
            <text:p>6.46E-05</text:p>
          </table:table-cell>
          <table:table-cell office:value-type="float" office:value="0.0133715346527743" calcext:value-type="float">
            <text:p>0.013371534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45768245853097" calcext:value-type="float">
            <text:p>0.0145768246</text:p>
          </table:table-cell>
          <table:table-cell office:value-type="float" office:value="0.0921794141741153" calcext:value-type="float">
            <text:p>0.0921794142</text:p>
          </table:table-cell>
        </table:table-row>
        <table:table-row table:style-name="ro1">
          <table:table-cell office:value-type="string" calcext:value-type="string">
            <text:p>s09993-3464-06-07-15-08n</text:p>
          </table:table-cell>
          <table:table-cell office:value-type="float" office:value="1.48102315922733" calcext:value-type="float">
            <text:p>1.4810231592</text:p>
          </table:table-cell>
          <table:table-cell office:value-type="float" office:value="0.308370975351999" calcext:value-type="float">
            <text:p>0.3083709754</text:p>
          </table:table-cell>
          <table:table-cell office:value-type="float" office:value="0.622068950639105" calcext:value-type="float">
            <text:p>0.6220689506</text:p>
          </table:table-cell>
          <table:table-cell office:value-type="float" office:value="0.00369415335746556" calcext:value-type="float">
            <text:p>0.0036941534</text:p>
          </table:table-cell>
          <table:table-cell office:value-type="float" office:value="0.0000678495147138432" calcext:value-type="float">
            <text:p>6.78E-05</text:p>
          </table:table-cell>
          <table:table-cell office:value-type="float" office:value="0.0193091804403368" calcext:value-type="float">
            <text:p>0.0193091804</text:p>
          </table:table-cell>
          <table:table-cell office:value-type="float" office:value="0.406885187191123" calcext:value-type="float">
            <text:p>0.4068851872</text:p>
          </table:table-cell>
          <table:table-cell office:value-type="float" office:value="0.019872116338936" calcext:value-type="float">
            <text:p>0.0198721163</text:p>
          </table:table-cell>
          <table:table-cell office:value-type="float" office:value="0.0913034850149884" calcext:value-type="float">
            <text:p>0.091303485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1.48612713211475" calcext:value-type="float">
            <text:p>1.4861271321</text:p>
          </table:table-cell>
          <table:table-cell office:value-type="float" office:value="0.315279821623529" calcext:value-type="float">
            <text:p>0.3152798216</text:p>
          </table:table-cell>
          <table:table-cell office:value-type="float" office:value="0.621727420158927" calcext:value-type="float">
            <text:p>0.6217274202</text:p>
          </table:table-cell>
          <table:table-cell office:value-type="float" office:value="0.00367289546711659" calcext:value-type="float">
            <text:p>0.0036728955</text:p>
          </table:table-cell>
          <table:table-cell office:value-type="float" office:value="0.0000684824119361816" calcext:value-type="float">
            <text:p>6.85E-05</text:p>
          </table:table-cell>
          <table:table-cell office:value-type="float" office:value="0.019334230889944" calcext:value-type="float">
            <text:p>0.0193342309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99489906752226" calcext:value-type="float">
            <text:p>0.0199489907</text:p>
          </table:table-cell>
          <table:table-cell office:value-type="float" office:value="0.0914113642899596" calcext:value-type="float">
            <text:p>0.0914113643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.80776558385778" calcext:value-type="float">
            <text:p>1.8077655839</text:p>
          </table:table-cell>
          <table:table-cell office:value-type="float" office:value="0.239552574649692" calcext:value-type="float">
            <text:p>0.2395525746</text:p>
          </table:table-cell>
          <table:table-cell office:value-type="float" office:value="0.494265809637429" calcext:value-type="float">
            <text:p>0.4942658096</text:p>
          </table:table-cell>
          <table:table-cell office:value-type="float" office:value="0.00458359819052919" calcext:value-type="float">
            <text:p>0.0045835982</text:p>
          </table:table-cell>
          <table:table-cell office:value-type="float" office:value="0.0000543609014757937" calcext:value-type="float">
            <text:p>5.44E-05</text:p>
          </table:table-cell>
          <table:table-cell office:value-type="float" office:value="0.0235904374355911" calcext:value-type="float">
            <text:p>0.0235904374</text:p>
          </table:table-cell>
          <table:table-cell office:value-type="float" office:value="0.306865877325366" calcext:value-type="float">
            <text:p>0.3068658773</text:p>
          </table:table-cell>
          <table:table-cell office:value-type="float" office:value="0.0235904374355911" calcext:value-type="float">
            <text:p>0.0235904374</text:p>
          </table:table-cell>
          <table:table-cell office:value-type="float" office:value="0.068237111091015" calcext:value-type="float">
            <text:p>0.0682371111</text:p>
          </table:table-cell>
        </table:table-row>
        <table:table-row table:style-name="ro1">
          <table:table-cell office:value-type="string" calcext:value-type="string">
            <text:p>s10629-3278-05-18-17-40n</text:p>
          </table:table-cell>
          <table:table-cell office:value-type="float" office:value="1.95972330030264" calcext:value-type="float">
            <text:p>1.9597233003</text:p>
          </table:table-cell>
          <table:table-cell office:value-type="float" office:value="0.313919199061509" calcext:value-type="float">
            <text:p>0.3139191991</text:p>
          </table:table-cell>
          <table:table-cell office:value-type="float" office:value="0.654557079401868" calcext:value-type="float">
            <text:p>0.6545570794</text:p>
          </table:table-cell>
          <table:table-cell office:value-type="float" office:value="0.00602857104170631" calcext:value-type="float">
            <text:p>0.006028571</text:p>
          </table:table-cell>
          <table:table-cell office:value-type="float" office:value="0.000070382286472204" calcext:value-type="float">
            <text:p>7.04E-05</text:p>
          </table:table-cell>
          <table:table-cell office:value-type="float" office:value="0.02567433012977" calcext:value-type="float">
            <text:p>0.0256743301</text:p>
          </table:table-cell>
          <table:table-cell office:value-type="float" office:value="0.407226390762353" calcext:value-type="float">
            <text:p>0.4072263908</text:p>
          </table:table-cell>
          <table:table-cell office:value-type="float" office:value="0.0258716400665634" calcext:value-type="float">
            <text:p>0.0258716401</text:p>
          </table:table-cell>
          <table:table-cell office:value-type="float" office:value="0.0907346503269778" calcext:value-type="float">
            <text:p>0.0907346503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0.846630286180649" calcext:value-type="float">
            <text:p>0.8466302862</text:p>
          </table:table-cell>
          <table:table-cell office:value-type="float" office:value="0.129812963682434" calcext:value-type="float">
            <text:p>0.1298129637</text:p>
          </table:table-cell>
          <table:table-cell office:value-type="float" office:value="0.271029905229432" calcext:value-type="float">
            <text:p>0.2710299052</text:p>
          </table:table-cell>
          <table:table-cell office:value-type="float" office:value="0.00160957413442008" calcext:value-type="float">
            <text:p>0.0016095741</text:p>
          </table:table-cell>
          <table:table-cell office:value-type="float" office:value="0.0000295878697005892" calcext:value-type="float">
            <text:p>2.96E-05</text:p>
          </table:table-cell>
          <table:table-cell office:value-type="float" office:value="0.0109918308443593" calcext:value-type="float">
            <text:p>0.0109918308</text:p>
          </table:table-cell>
          <table:table-cell office:value-type="float" office:value="0.174005108481842" calcext:value-type="float">
            <text:p>0.1740051085</text:p>
          </table:table-cell>
          <table:table-cell office:value-type="float" office:value="0.0109918308443593" calcext:value-type="float">
            <text:p>0.0109918308</text:p>
          </table:table-cell>
          <table:table-cell office:value-type="float" office:value="0.0390565976186441" calcext:value-type="float">
            <text:p>0.0390565976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2.34225767641337" calcext:value-type="float">
            <text:p>2.3422576764</text:p>
          </table:table-cell>
          <table:table-cell office:value-type="float" office:value="0.293613629045951" calcext:value-type="float">
            <text:p>0.293613629</text:p>
          </table:table-cell>
          <table:table-cell office:value-type="float" office:value="0.630648792728867" calcext:value-type="float">
            <text:p>0.6306487927</text:p>
          </table:table-cell>
          <table:table-cell office:value-type="float" office:value="0.00495807991496909" calcext:value-type="float">
            <text:p>0.0049580799</text:p>
          </table:table-cell>
          <table:table-cell office:value-type="float" office:value="0.0000684748753376767" calcext:value-type="float">
            <text:p>6.85E-05</text:p>
          </table:table-cell>
          <table:table-cell office:value-type="float" office:value="0.0306736034637778" calcext:value-type="float">
            <text:p>0.0306736035</text:p>
          </table:table-cell>
          <table:table-cell office:value-type="float" office:value="0.388730126323019" calcext:value-type="float">
            <text:p>0.3887301263</text:p>
          </table:table-cell>
          <table:table-cell office:value-type="float" office:value="0.0306736034637778" calcext:value-type="float">
            <text:p>0.0306736035</text:p>
          </table:table-cell>
          <table:table-cell office:value-type="float" office:value="0.086315567607346" calcext:value-type="float">
            <text:p>0.0863155676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1.33868319809701" calcext:value-type="float">
            <text:p>1.3386831981</text:p>
          </table:table-cell>
          <table:table-cell office:value-type="float" office:value="0.306572141015689" calcext:value-type="float">
            <text:p>0.306572141</text:p>
          </table:table-cell>
          <table:table-cell office:value-type="float" office:value="0.604569665813753" calcext:value-type="float">
            <text:p>0.6045696658</text:p>
          </table:table-cell>
          <table:table-cell office:value-type="float" office:value="0.00343996762743392" calcext:value-type="float">
            <text:p>0.0034399676</text:p>
          </table:table-cell>
          <table:table-cell office:value-type="float" office:value="0.0000666780335055272" calcext:value-type="float">
            <text:p>6.67E-05</text:p>
          </table:table-cell>
          <table:table-cell office:value-type="float" office:value="0.017416314303594" calcext:value-type="float">
            <text:p>0.0174163143</text:p>
          </table:table-cell>
          <table:table-cell office:value-type="float" office:value="0.407567308687915" calcext:value-type="float">
            <text:p>0.4075673087</text:p>
          </table:table-cell>
          <table:table-cell office:value-type="float" office:value="0.0178288532908996" calcext:value-type="float">
            <text:p>0.0178288533</text:p>
          </table:table-cell>
          <table:table-cell office:value-type="float" office:value="0.0916913459882011" calcext:value-type="float">
            <text:p>0.091691346</text:p>
          </table:table-cell>
        </table:table-row>
        <table:table-row table:style-name="ro1">
          <table:table-cell office:value-type="string" calcext:value-type="string">
            <text:p>s10842-3428-05-08-18-08n</text:p>
          </table:table-cell>
          <table:table-cell office:value-type="float" office:value="1.05783123759928" calcext:value-type="float">
            <text:p>1.0578312376</text:p>
          </table:table-cell>
          <table:table-cell office:value-type="float" office:value="0.203339021690309" calcext:value-type="float">
            <text:p>0.2033390217</text:p>
          </table:table-cell>
          <table:table-cell office:value-type="float" office:value="0.388167480610181" calcext:value-type="float">
            <text:p>0.3881674806</text:p>
          </table:table-cell>
          <table:table-cell office:value-type="float" office:value="0.00202612360528637" calcext:value-type="float">
            <text:p>0.0020261236</text:p>
          </table:table-cell>
          <table:table-cell office:value-type="float" office:value="0.0000433946603243376" calcext:value-type="float">
            <text:p>4.34E-05</text:p>
          </table:table-cell>
          <table:table-cell office:value-type="float" office:value="0.0136775961538257" calcext:value-type="float">
            <text:p>0.0136775962</text:p>
          </table:table-cell>
          <table:table-cell office:value-type="float" office:value="0.272845092395748" calcext:value-type="float">
            <text:p>0.2728450924</text:p>
          </table:table-cell>
          <table:table-cell office:value-type="float" office:value="0.0136775961538257" calcext:value-type="float">
            <text:p>0.0136775962</text:p>
          </table:table-cell>
          <table:table-cell office:value-type="float" office:value="0.0615893091515431" calcext:value-type="float">
            <text:p>0.0615893092</text:p>
          </table:table-cell>
        </table:table-row>
        <table:table-row table:style-name="ro1">
          <table:table-cell office:value-type="string" calcext:value-type="string">
            <text:p>s11187-2768-11-11-16-37n</text:p>
          </table:table-cell>
          <table:table-cell office:value-type="float" office:value="1.18572573456338" calcext:value-type="float">
            <text:p>1.1857257346</text:p>
          </table:table-cell>
          <table:table-cell office:value-type="float" office:value="0.236093680666511" calcext:value-type="float">
            <text:p>0.2360936807</text:p>
          </table:table-cell>
          <table:table-cell office:value-type="float" office:value="0.473212171629537" calcext:value-type="float">
            <text:p>0.4732121716</text:p>
          </table:table-cell>
          <table:table-cell office:value-type="float" office:value="0.00285166791479718" calcext:value-type="float">
            <text:p>0.0028516679</text:p>
          </table:table-cell>
          <table:table-cell office:value-type="float" office:value="0.0000521687204789111" calcext:value-type="float">
            <text:p>5.22E-05</text:p>
          </table:table-cell>
          <table:table-cell office:value-type="float" office:value="0.0154449437803704" calcext:value-type="float">
            <text:p>0.0154449438</text:p>
          </table:table-cell>
          <table:table-cell office:value-type="float" office:value="0.315788255358273" calcext:value-type="float">
            <text:p>0.3157882554</text:p>
          </table:table-cell>
          <table:table-cell office:value-type="float" office:value="0.0154449437803704" calcext:value-type="float">
            <text:p>0.0154449438</text:p>
          </table:table-cell>
          <table:table-cell office:value-type="float" office:value="0.071208238332811" calcext:value-type="float">
            <text:p>0.0712082383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.6617632256239" calcext:value-type="float">
            <text:p>1.6617632256</text:p>
          </table:table-cell>
          <table:table-cell office:value-type="float" office:value="0.304107739439027" calcext:value-type="float">
            <text:p>0.3041077394</text:p>
          </table:table-cell>
          <table:table-cell office:value-type="float" office:value="0.620033131831706" calcext:value-type="float">
            <text:p>0.6200331318</text:p>
          </table:table-cell>
          <table:table-cell office:value-type="float" office:value="0.00502439382366173" calcext:value-type="float">
            <text:p>0.0050243938</text:p>
          </table:table-cell>
          <table:table-cell office:value-type="float" office:value="0.0000688036437335247" calcext:value-type="float">
            <text:p>6.88E-05</text:p>
          </table:table-cell>
          <table:table-cell office:value-type="float" office:value="0.021563974306443" calcext:value-type="float">
            <text:p>0.0215639743</text:p>
          </table:table-cell>
          <table:table-cell office:value-type="float" office:value="0.385861230093007" calcext:value-type="float">
            <text:p>0.3858612301</text:p>
          </table:table-cell>
          <table:table-cell office:value-type="float" office:value="0.021563974306443" calcext:value-type="float">
            <text:p>0.0215639743</text:p>
          </table:table-cell>
          <table:table-cell office:value-type="float" office:value="0.0858488920380035" calcext:value-type="float">
            <text:p>0.085848892</text:p>
          </table:table-cell>
        </table:table-row>
        <table:table-row table:style-name="ro1">
          <table:table-cell office:value-type="string" calcext:value-type="string">
            <text:p>s11342-2777-09-30-12-41n</text:p>
          </table:table-cell>
          <table:table-cell office:value-type="float" office:value="0.819568153873776" calcext:value-type="float">
            <text:p>0.8195681539</text:p>
          </table:table-cell>
          <table:table-cell office:value-type="float" office:value="0.092268094549944" calcext:value-type="float">
            <text:p>0.0922680945</text:p>
          </table:table-cell>
          <table:table-cell office:value-type="float" office:value="0.197287920352486" calcext:value-type="float">
            <text:p>0.1972879204</text:p>
          </table:table-cell>
          <table:table-cell office:value-type="float" office:value="0.0012043576277307" calcext:value-type="float">
            <text:p>0.0012043576</text:p>
          </table:table-cell>
          <table:table-cell office:value-type="float" office:value="0.0000218735526408239" calcext:value-type="float">
            <text:p>2.19E-05</text:p>
          </table:table-cell>
          <table:table-cell office:value-type="float" office:value="0.0106446449716112" calcext:value-type="float">
            <text:p>0.010644645</text:p>
          </table:table-cell>
          <table:table-cell office:value-type="float" office:value="0.131233464566863" calcext:value-type="float">
            <text:p>0.1312334646</text:p>
          </table:table-cell>
          <table:table-cell office:value-type="float" office:value="0.0106446449716112" calcext:value-type="float">
            <text:p>0.010644645</text:p>
          </table:table-cell>
          <table:table-cell office:value-type="float" office:value="0.0294281728897663" calcext:value-type="float">
            <text:p>0.0294281729</text:p>
          </table:table-cell>
        </table:table-row>
        <table:table-row table:style-name="ro1">
          <table:table-cell office:value-type="string" calcext:value-type="string">
            <text:p>s11342-2777-10-03-09-14n</text:p>
          </table:table-cell>
          <table:table-cell office:value-type="float" office:value="1.24082893220923" calcext:value-type="float">
            <text:p>1.2408289322</text:p>
          </table:table-cell>
          <table:table-cell office:value-type="float" office:value="0.308791058826726" calcext:value-type="float">
            <text:p>0.3087910588</text:p>
          </table:table-cell>
          <table:table-cell office:value-type="float" office:value="0.594887208715529" calcext:value-type="float">
            <text:p>0.5948872087</text:p>
          </table:table-cell>
          <table:table-cell office:value-type="float" office:value="0.003131553940898" calcext:value-type="float">
            <text:p>0.0031315539</text:p>
          </table:table-cell>
          <table:table-cell office:value-type="float" office:value="0.0000661425802970044" calcext:value-type="float">
            <text:p>6.61E-05</text:p>
          </table:table-cell>
          <table:table-cell office:value-type="float" office:value="0.0160283702694438" calcext:value-type="float">
            <text:p>0.0160283703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63438587084725" calcext:value-type="float">
            <text:p>0.0163438587</text:p>
          </table:table-cell>
          <table:table-cell office:value-type="float" office:value="0.0916809179839887" calcext:value-type="float">
            <text:p>0.091680918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1.77402753020186" calcext:value-type="float">
            <text:p>1.7740275302</text:p>
          </table:table-cell>
          <table:table-cell office:value-type="float" office:value="0.298291116157742" calcext:value-type="float">
            <text:p>0.2982911162</text:p>
          </table:table-cell>
          <table:table-cell office:value-type="float" office:value="0.598819356647824" calcext:value-type="float">
            <text:p>0.5988193566</text:p>
          </table:table-cell>
          <table:table-cell office:value-type="float" office:value="0.0033534736491374" calcext:value-type="float">
            <text:p>0.0033534736</text:p>
          </table:table-cell>
          <table:table-cell office:value-type="float" office:value="0.0000659154281261884" calcext:value-type="float">
            <text:p>6.59E-05</text:p>
          </table:table-cell>
          <table:table-cell office:value-type="float" office:value="0.0230727833832378" calcext:value-type="float">
            <text:p>0.0230727834</text:p>
          </table:table-cell>
          <table:table-cell office:value-type="float" office:value="0.394053013917895" calcext:value-type="float">
            <text:p>0.3940530139</text:p>
          </table:table-cell>
          <table:table-cell office:value-type="float" office:value="0.023733230284608" calcext:value-type="float">
            <text:p>0.0237332303</text:p>
          </table:table-cell>
          <table:table-cell office:value-type="float" office:value="0.0884933182954034" calcext:value-type="float">
            <text:p>0.0884933183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0.973090584780542" calcext:value-type="float">
            <text:p>0.9730905848</text:p>
          </table:table-cell>
          <table:table-cell office:value-type="float" office:value="0.237709161203051" calcext:value-type="float">
            <text:p>0.2377091612</text:p>
          </table:table-cell>
          <table:table-cell office:value-type="float" office:value="0.454063664560954" calcext:value-type="float">
            <text:p>0.4540636646</text:p>
          </table:table-cell>
          <table:table-cell office:value-type="float" office:value="0.00231064476151569" calcext:value-type="float">
            <text:p>0.0023106448</text:p>
          </table:table-cell>
          <table:table-cell office:value-type="float" office:value="0.0000506248185172124" calcext:value-type="float">
            <text:p>5.06E-05</text:p>
          </table:table-cell>
          <table:table-cell office:value-type="float" office:value="0.0126123804985638" calcext:value-type="float">
            <text:p>0.0126123805</text:p>
          </table:table-cell>
          <table:table-cell office:value-type="float" office:value="0.319287401011133" calcext:value-type="float">
            <text:p>0.319287401</text:p>
          </table:table-cell>
          <table:table-cell office:value-type="float" office:value="0.0126123804985638" calcext:value-type="float">
            <text:p>0.0126123805</text:p>
          </table:table-cell>
          <table:table-cell office:value-type="float" office:value="0.0721065457884009" calcext:value-type="float">
            <text:p>0.0721065458</text:p>
          </table:table-cell>
        </table:table-row>
        <table:table-row table:style-name="ro1">
          <table:table-cell office:value-type="string" calcext:value-type="string">
            <text:p>s11727-2931-10-16-17-09n</text:p>
          </table:table-cell>
          <table:table-cell office:value-type="float" office:value="0.799308391193439" calcext:value-type="float">
            <text:p>0.7993083912</text:p>
          </table:table-cell>
          <table:table-cell office:value-type="float" office:value="0.0486656972596523" calcext:value-type="float">
            <text:p>0.0486656973</text:p>
          </table:table-cell>
          <table:table-cell office:value-type="float" office:value="0.130551409611237" calcext:value-type="float">
            <text:p>0.1305514096</text:p>
          </table:table-cell>
          <table:table-cell office:value-type="float" office:value="0.000871557587795178" calcext:value-type="float">
            <text:p>0.0008715576</text:p>
          </table:table-cell>
          <table:table-cell office:value-type="float" office:value="0.0000132650619872944" calcext:value-type="float">
            <text:p>1.33E-05</text:p>
          </table:table-cell>
          <table:table-cell office:value-type="float" office:value="0.0103826902814911" calcext:value-type="float">
            <text:p>0.0103826903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103826902814911" calcext:value-type="float">
            <text:p>0.0103826903</text:p>
          </table:table-cell>
          <table:table-cell office:value-type="float" office:value="0.0147416893596443" calcext:value-type="float">
            <text:p>0.0147416894</text:p>
          </table:table-cell>
        </table:table-row>
        <table:table-row table:style-name="ro1">
          <table:table-cell office:value-type="string" calcext:value-type="string">
            <text:p>s12174-3239-09-13-21-48n</text:p>
          </table:table-cell>
          <table:table-cell office:value-type="float" office:value="2.01706912351856" calcext:value-type="float">
            <text:p>2.0170691235</text:p>
          </table:table-cell>
          <table:table-cell office:value-type="float" office:value="0.238045413705072" calcext:value-type="float">
            <text:p>0.2380454137</text:p>
          </table:table-cell>
          <table:table-cell office:value-type="float" office:value="0.513792452455554" calcext:value-type="float">
            <text:p>0.5137924525</text:p>
          </table:table-cell>
          <table:table-cell office:value-type="float" office:value="0.00312460803175615" calcext:value-type="float">
            <text:p>0.003124608</text:p>
          </table:table-cell>
          <table:table-cell office:value-type="float" office:value="0.00005702611376404" calcext:value-type="float">
            <text:p>5.70E-05</text:p>
          </table:table-cell>
          <table:table-cell office:value-type="float" office:value="0.0262332503382658" calcext:value-type="float">
            <text:p>0.0262332503</text:p>
          </table:table-cell>
          <table:table-cell office:value-type="float" office:value="0.323608130649126" calcext:value-type="float">
            <text:p>0.3236081306</text:p>
          </table:table-cell>
          <table:table-cell office:value-type="float" office:value="0.0262225326006936" calcext:value-type="float">
            <text:p>0.0262225326</text:p>
          </table:table-cell>
          <table:table-cell office:value-type="float" office:value="0.0721705951416416" calcext:value-type="float">
            <text:p>0.0721705951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.55930684119322" calcext:value-type="float">
            <text:p>1.5593068412</text:p>
          </table:table-cell>
          <table:table-cell office:value-type="float" office:value="0.297167554122753" calcext:value-type="float">
            <text:p>0.2971675541</text:p>
          </table:table-cell>
          <table:table-cell office:value-type="float" office:value="0.598766902789099" calcext:value-type="float">
            <text:p>0.5987669028</text:p>
          </table:table-cell>
          <table:table-cell office:value-type="float" office:value="0.00331129654279535" calcext:value-type="float">
            <text:p>0.0033112965</text:p>
          </table:table-cell>
          <table:table-cell office:value-type="float" office:value="0.000065426725212645" calcext:value-type="float">
            <text:p>6.54E-05</text:p>
          </table:table-cell>
          <table:table-cell office:value-type="float" office:value="0.0202822334477466" calcext:value-type="float">
            <text:p>0.0202822334</text:p>
          </table:table-cell>
          <table:table-cell office:value-type="float" office:value="0.389800518784216" calcext:value-type="float">
            <text:p>0.3898005188</text:p>
          </table:table-cell>
          <table:table-cell office:value-type="float" office:value="0.0204649297431486" calcext:value-type="float">
            <text:p>0.0204649297</text:p>
          </table:table-cell>
          <table:table-cell office:value-type="float" office:value="0.0874862734742086" calcext:value-type="float">
            <text:p>0.0874862735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0.931823769529477" calcext:value-type="float">
            <text:p>0.9318237695</text:p>
          </table:table-cell>
          <table:table-cell office:value-type="float" office:value="0.0656517253093825" calcext:value-type="float">
            <text:p>0.0656517253</text:p>
          </table:table-cell>
          <table:table-cell office:value-type="float" office:value="0.139203624700991" calcext:value-type="float">
            <text:p>0.1392036247</text:p>
          </table:table-cell>
          <table:table-cell office:value-type="float" office:value="0.00089813863711971" calcext:value-type="float">
            <text:p>0.0008981386</text:p>
          </table:table-cell>
          <table:table-cell office:value-type="float" office:value="0.0000149076856056569" calcext:value-type="float">
            <text:p>1.49E-05</text:p>
          </table:table-cell>
          <table:table-cell office:value-type="float" office:value="0.0121338676026412" calcext:value-type="float">
            <text:p>0.0121338676</text:p>
          </table:table-cell>
          <table:table-cell office:value-type="float" office:value="0.0866025403784439" calcext:value-type="float">
            <text:p>0.0866025404</text:p>
          </table:table-cell>
          <table:table-cell office:value-type="float" office:value="0.0121338676026412" calcext:value-type="float">
            <text:p>0.0121338676</text:p>
          </table:table-cell>
          <table:table-cell office:value-type="float" office:value="0.0192123789839068" calcext:value-type="float">
            <text:p>0.019212379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1.1921489247322" calcext:value-type="float">
            <text:p>1.1921489247</text:p>
          </table:table-cell>
          <table:table-cell office:value-type="float" office:value="0.180959000144264" calcext:value-type="float">
            <text:p>0.1809590001</text:p>
          </table:table-cell>
          <table:table-cell office:value-type="float" office:value="0.378076920586017" calcext:value-type="float">
            <text:p>0.3780769206</text:p>
          </table:table-cell>
          <table:table-cell office:value-type="float" office:value="0.00408959465820819" calcext:value-type="float">
            <text:p>0.0040895947</text:p>
          </table:table-cell>
          <table:table-cell office:value-type="float" office:value="0.0000411502535402362" calcext:value-type="float">
            <text:p>4.12E-05</text:p>
          </table:table-cell>
          <table:table-cell office:value-type="float" office:value="0.0155258201241709" calcext:value-type="float">
            <text:p>0.0155258201</text:p>
          </table:table-cell>
          <table:table-cell office:value-type="float" office:value="0.23392781412697" calcext:value-type="float">
            <text:p>0.2339278141</text:p>
          </table:table-cell>
          <table:table-cell office:value-type="float" office:value="0.0155258201241709" calcext:value-type="float">
            <text:p>0.0155258201</text:p>
          </table:table-cell>
          <table:table-cell office:value-type="float" office:value="0.0524514035088963" calcext:value-type="float">
            <text:p>0.0524514035</text:p>
          </table:table-cell>
        </table:table-row>
        <table:table-row table:style-name="ro1">
          <table:table-cell office:value-type="string" calcext:value-type="string">
            <text:p>s12531-3144-03-08-13-21n</text:p>
          </table:table-cell>
          <table:table-cell office:value-type="float" office:value="0.852353707915609" calcext:value-type="float">
            <text:p>0.8523537079</text:p>
          </table:table-cell>
          <table:table-cell office:value-type="float" office:value="0.308586692761099" calcext:value-type="float">
            <text:p>0.3085866928</text:p>
          </table:table-cell>
          <table:table-cell office:value-type="float" office:value="0.592923254120823" calcext:value-type="float">
            <text:p>0.5929232541</text:p>
          </table:table-cell>
          <table:table-cell office:value-type="float" office:value="0.00324924922868149" calcext:value-type="float">
            <text:p>0.0032492492</text:p>
          </table:table-cell>
          <table:table-cell office:value-type="float" office:value="0.0000656458131567038" calcext:value-type="float">
            <text:p>6.56E-05</text:p>
          </table:table-cell>
          <table:table-cell office:value-type="float" office:value="0.0109091375546159" calcext:value-type="float">
            <text:p>0.010909137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4540668987264" calcext:value-type="float">
            <text:p>0.0114540669</text:p>
          </table:table-cell>
          <table:table-cell office:value-type="float" office:value="0.0920320014596939" calcext:value-type="float">
            <text:p>0.0920320015</text:p>
          </table:table-cell>
        </table:table-row>
        <table:table-row table:style-name="ro1">
          <table:table-cell office:value-type="string" calcext:value-type="string">
            <text:p>s12878-3033-11-19-14-56n</text:p>
          </table:table-cell>
          <table:table-cell office:value-type="float" office:value="0.970591408906841" calcext:value-type="float">
            <text:p>0.9705914089</text:p>
          </table:table-cell>
          <table:table-cell office:value-type="float" office:value="0.272413854280751" calcext:value-type="float">
            <text:p>0.2724138543</text:p>
          </table:table-cell>
          <table:table-cell office:value-type="float" office:value="0.525850071172752" calcext:value-type="float">
            <text:p>0.5258500712</text:p>
          </table:table-cell>
          <table:table-cell office:value-type="float" office:value="0.00276959380988024" calcext:value-type="float">
            <text:p>0.0027695938</text:p>
          </table:table-cell>
          <table:table-cell office:value-type="float" office:value="0.0000585225127813693" calcext:value-type="float">
            <text:p>5.85E-05</text:p>
          </table:table-cell>
          <table:table-cell office:value-type="float" office:value="0.012580514086368" calcext:value-type="float">
            <text:p>0.0125805141</text:p>
          </table:table-cell>
          <table:table-cell office:value-type="float" office:value="0.366287682930598" calcext:value-type="float">
            <text:p>0.3662876829</text:p>
          </table:table-cell>
          <table:table-cell office:value-type="float" office:value="0.012580514086368" calcext:value-type="float">
            <text:p>0.0125805141</text:p>
          </table:table-cell>
          <table:table-cell office:value-type="float" office:value="0.0825368530205659" calcext:value-type="float">
            <text:p>0.082536853</text:p>
          </table:table-cell>
        </table:table-row>
        <table:table-row table:style-name="ro1">
          <table:table-cell office:value-type="string" calcext:value-type="string">
            <text:p>s13136-2568-10-25-14-55n</text:p>
          </table:table-cell>
          <table:table-cell office:value-type="float" office:value="0.829026035884183" calcext:value-type="float">
            <text:p>0.8290260359</text:p>
          </table:table-cell>
          <table:table-cell office:value-type="float" office:value="0.268683679920865" calcext:value-type="float">
            <text:p>0.2686836799</text:p>
          </table:table-cell>
          <table:table-cell office:value-type="float" office:value="0.516908337656469" calcext:value-type="float">
            <text:p>0.5169083377</text:p>
          </table:table-cell>
          <table:table-cell office:value-type="float" office:value="0.00272056990299833" calcext:value-type="float">
            <text:p>0.0027205699</text:p>
          </table:table-cell>
          <table:table-cell office:value-type="float" office:value="0.0000576494187779695" calcext:value-type="float">
            <text:p>5.76E-05</text:p>
          </table:table-cell>
          <table:table-cell office:value-type="float" office:value="0.010644646414886" calcext:value-type="float">
            <text:p>0.0106446464</text:p>
          </table:table-cell>
          <table:table-cell office:value-type="float" office:value="0.360169713082904" calcext:value-type="float">
            <text:p>0.3601697131</text:p>
          </table:table-cell>
          <table:table-cell office:value-type="float" office:value="0.010644646414886" calcext:value-type="float">
            <text:p>0.0106446464</text:p>
          </table:table-cell>
          <table:table-cell office:value-type="float" office:value="0.0812606788177324" calcext:value-type="float">
            <text:p>0.0812606788</text:p>
          </table:table-cell>
        </table:table-row>
        <table:table-row table:style-name="ro1">
          <table:table-cell office:value-type="string" calcext:value-type="string">
            <text:p>s13600-2601-12-16-08-25n</text:p>
          </table:table-cell>
          <table:table-cell office:value-type="float" office:value="0.883219791135372" calcext:value-type="float">
            <text:p>0.8832197911</text:p>
          </table:table-cell>
          <table:table-cell office:value-type="float" office:value="0.304312682003343" calcext:value-type="float">
            <text:p>0.304312682</text:p>
          </table:table-cell>
          <table:table-cell office:value-type="float" office:value="0.597225343051495" calcext:value-type="float">
            <text:p>0.5972253431</text:p>
          </table:table-cell>
          <table:table-cell office:value-type="float" office:value="0.00417944990113567" calcext:value-type="float">
            <text:p>0.0041794499</text:p>
          </table:table-cell>
          <table:table-cell office:value-type="float" office:value="0.0000659377978615339" calcext:value-type="float">
            <text:p>6.59E-05</text:p>
          </table:table-cell>
          <table:table-cell office:value-type="float" office:value="0.0113530486441652" calcext:value-type="float">
            <text:p>0.0113530486</text:p>
          </table:table-cell>
          <table:table-cell office:value-type="float" office:value="0.404145188432737" calcext:value-type="float">
            <text:p>0.4041451884</text:p>
          </table:table-cell>
          <table:table-cell office:value-type="float" office:value="0.0119202632282857" calcext:value-type="float">
            <text:p>0.0119202632</text:p>
          </table:table-cell>
          <table:table-cell office:value-type="float" office:value="0.0911002409862053" calcext:value-type="float">
            <text:p>0.091100241</text:p>
          </table:table-cell>
        </table:table-row>
        <table:table-row table:style-name="ro1">
          <table:table-cell office:value-type="string" calcext:value-type="string">
            <text:p>s13694-2874-11-12-17-20n</text:p>
          </table:table-cell>
          <table:table-cell office:value-type="float" office:value="1.3437064907324" calcext:value-type="float">
            <text:p>1.3437064907</text:p>
          </table:table-cell>
          <table:table-cell office:value-type="float" office:value="0.226518437445586" calcext:value-type="float">
            <text:p>0.2265184374</text:p>
          </table:table-cell>
          <table:table-cell office:value-type="float" office:value="0.497349413679317" calcext:value-type="float">
            <text:p>0.4973494137</text:p>
          </table:table-cell>
          <table:table-cell office:value-type="float" office:value="0.00440624608205575" calcext:value-type="float">
            <text:p>0.0044062461</text:p>
          </table:table-cell>
          <table:table-cell office:value-type="float" office:value="0.0000536892937064682" calcext:value-type="float">
            <text:p>5.37E-05</text:p>
          </table:table-cell>
          <table:table-cell office:value-type="float" office:value="0.0175942863176167" calcext:value-type="float">
            <text:p>0.0175942863</text:p>
          </table:table-cell>
          <table:table-cell office:value-type="float" office:value="0.302305952453617" calcext:value-type="float">
            <text:p>0.3023059525</text:p>
          </table:table-cell>
          <table:table-cell office:value-type="float" office:value="0.0175942863176167" calcext:value-type="float">
            <text:p>0.0175942863</text:p>
          </table:table-cell>
          <table:table-cell office:value-type="float" office:value="0.0675232383391326" calcext:value-type="float">
            <text:p>0.0675232383</text:p>
          </table:table-cell>
        </table:table-row>
        <table:table-row table:style-name="ro1">
          <table:table-cell office:value-type="string" calcext:value-type="string">
            <text:p>s14266-2770-01-13-15-29n</text:p>
          </table:table-cell>
          <table:table-cell office:value-type="float" office:value="1.7132794826745" calcext:value-type="float">
            <text:p>1.7132794827</text:p>
          </table:table-cell>
          <table:table-cell office:value-type="float" office:value="0.206778380303432" calcext:value-type="float">
            <text:p>0.2067783803</text:p>
          </table:table-cell>
          <table:table-cell office:value-type="float" office:value="0.435007194697411" calcext:value-type="float">
            <text:p>0.4350071947</text:p>
          </table:table-cell>
          <table:table-cell office:value-type="float" office:value="0.00247881112280154" calcext:value-type="float">
            <text:p>0.0024788111</text:p>
          </table:table-cell>
          <table:table-cell office:value-type="float" office:value="0.0000477230313778806" calcext:value-type="float">
            <text:p>4.77E-05</text:p>
          </table:table-cell>
          <table:table-cell office:value-type="float" office:value="0.0222752929226541" calcext:value-type="float">
            <text:p>0.0222752929</text:p>
          </table:table-cell>
          <table:table-cell office:value-type="float" office:value="0.272845092395748" calcext:value-type="float">
            <text:p>0.2728450924</text:p>
          </table:table-cell>
          <table:table-cell office:value-type="float" office:value="0.0222752929226541" calcext:value-type="float">
            <text:p>0.0222752929</text:p>
          </table:table-cell>
          <table:table-cell office:value-type="float" office:value="0.0607971337135421" calcext:value-type="float">
            <text:p>0.0607971337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1.03260108535579" calcext:value-type="float">
            <text:p>1.0326010854</text:p>
          </table:table-cell>
          <table:table-cell office:value-type="float" office:value="0.172003701570242" calcext:value-type="float">
            <text:p>0.1720037016</text:p>
          </table:table-cell>
          <table:table-cell office:value-type="float" office:value="0.362526590930944" calcext:value-type="float">
            <text:p>0.3625265909</text:p>
          </table:table-cell>
          <table:table-cell office:value-type="float" office:value="0.00221229432968586" calcext:value-type="float">
            <text:p>0.0022122943</text:p>
          </table:table-cell>
          <table:table-cell office:value-type="float" office:value="0.0000392669632815552" calcext:value-type="float">
            <text:p>3.93E-05</text:p>
          </table:table-cell>
          <table:table-cell office:value-type="float" office:value="0.0134006194784226" calcext:value-type="float">
            <text:p>0.0134006195</text:p>
          </table:table-cell>
          <table:table-cell office:value-type="float" office:value="0.224845626053867" calcext:value-type="float">
            <text:p>0.2248456261</text:p>
          </table:table-cell>
          <table:table-cell office:value-type="float" office:value="0.0139506035804531" calcext:value-type="float">
            <text:p>0.0139506036</text:p>
          </table:table-cell>
          <table:table-cell office:value-type="float" office:value="0.0502175485960861" calcext:value-type="float">
            <text:p>0.0502175486</text:p>
          </table:table-cell>
        </table:table-row>
        <table:table-row table:style-name="ro1">
          <table:table-cell office:value-type="string" calcext:value-type="string">
            <text:p>s14533-3457-09-04-17-16n</text:p>
          </table:table-cell>
          <table:table-cell office:value-type="float" office:value="0.973854672387135" calcext:value-type="float">
            <text:p>0.9738546724</text:p>
          </table:table-cell>
          <table:table-cell office:value-type="float" office:value="0.309006533852243" calcext:value-type="float">
            <text:p>0.3090065339</text:p>
          </table:table-cell>
          <table:table-cell office:value-type="float" office:value="0.600704088579568" calcext:value-type="float">
            <text:p>0.6007040886</text:p>
          </table:table-cell>
          <table:table-cell office:value-type="float" office:value="0.00327072332841021" calcext:value-type="float">
            <text:p>0.0032707233</text:p>
          </table:table-cell>
          <table:table-cell office:value-type="float" office:value="0.0000662387265994688" calcext:value-type="float">
            <text:p>6.62E-05</text:p>
          </table:table-cell>
          <table:table-cell office:value-type="float" office:value="0.0125705251065215" calcext:value-type="float">
            <text:p>0.0125705251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32311236804407" calcext:value-type="float">
            <text:p>0.0132311237</text:p>
          </table:table-cell>
          <table:table-cell office:value-type="float" office:value="0.0919559240077955" calcext:value-type="float">
            <text:p>0.091955924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0.878298720619514" calcext:value-type="float">
            <text:p>0.8782987206</text:p>
          </table:table-cell>
          <table:table-cell office:value-type="float" office:value="0.260528773453037" calcext:value-type="float">
            <text:p>0.2605287735</text:p>
          </table:table-cell>
          <table:table-cell office:value-type="float" office:value="0.512291687093027" calcext:value-type="float">
            <text:p>0.5122916871</text:p>
          </table:table-cell>
          <table:table-cell office:value-type="float" office:value="0.0027653664483146" calcext:value-type="float">
            <text:p>0.0027653664</text:p>
          </table:table-cell>
          <table:table-cell office:value-type="float" office:value="0.00005680796659377" calcext:value-type="float">
            <text:p>5.68E-05</text:p>
          </table:table-cell>
          <table:table-cell office:value-type="float" office:value="0.0113208083218963" calcext:value-type="float">
            <text:p>0.0113208083</text:p>
          </table:table-cell>
          <table:table-cell office:value-type="float" office:value="0.349205447329282" calcext:value-type="float">
            <text:p>0.3492054473</text:p>
          </table:table-cell>
          <table:table-cell office:value-type="float" office:value="0.0113208083218963" calcext:value-type="float">
            <text:p>0.0113208083</text:p>
          </table:table-cell>
          <table:table-cell office:value-type="float" office:value="0.0787285778072851" calcext:value-type="float">
            <text:p>0.0787285778</text:p>
          </table:table-cell>
        </table:table-row>
        <table:table-row table:style-name="ro1">
          <table:table-cell office:value-type="string" calcext:value-type="string">
            <text:p>s14947-3433-11-04-17-06n</text:p>
          </table:table-cell>
          <table:table-cell office:value-type="float" office:value="0.823420481614673" calcext:value-type="float">
            <text:p>0.8234204816</text:p>
          </table:table-cell>
          <table:table-cell office:value-type="float" office:value="0.304167103134457" calcext:value-type="float">
            <text:p>0.3041671031</text:p>
          </table:table-cell>
          <table:table-cell office:value-type="float" office:value="0.576375571666957" calcext:value-type="float">
            <text:p>0.5763755717</text:p>
          </table:table-cell>
          <table:table-cell office:value-type="float" office:value="0.00289927053202637" calcext:value-type="float">
            <text:p>0.0028992705</text:p>
          </table:table-cell>
          <table:table-cell office:value-type="float" office:value="0.0000644939041886449" calcext:value-type="float">
            <text:p>6.45E-05</text:p>
          </table:table-cell>
          <table:table-cell office:value-type="float" office:value="0.0105084960736627" calcext:value-type="float">
            <text:p>0.0105084961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0730988627865" calcext:value-type="float">
            <text:p>0.0110730989</text:p>
          </table:table-cell>
          <table:table-cell office:value-type="float" office:value="0.0920670965748094" calcext:value-type="float">
            <text:p>0.0920670966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0.988891684242395" calcext:value-type="float">
            <text:p>0.9888916842</text:p>
          </table:table-cell>
          <table:table-cell office:value-type="float" office:value="0.268759650798241" calcext:value-type="float">
            <text:p>0.2687596508</text:p>
          </table:table-cell>
          <table:table-cell office:value-type="float" office:value="0.528419600708365" calcext:value-type="float">
            <text:p>0.5284196007</text:p>
          </table:table-cell>
          <table:table-cell office:value-type="float" office:value="0.00295099477106947" calcext:value-type="float">
            <text:p>0.0029509948</text:p>
          </table:table-cell>
          <table:table-cell office:value-type="float" office:value="0.0000578423311308247" calcext:value-type="float">
            <text:p>5.78E-05</text:p>
          </table:table-cell>
          <table:table-cell office:value-type="float" office:value="0.0127612661081917" calcext:value-type="float">
            <text:p>0.0127612661</text:p>
          </table:table-cell>
          <table:table-cell office:value-type="float" office:value="0.346008991533777" calcext:value-type="float">
            <text:p>0.3460089915</text:p>
          </table:table-cell>
          <table:table-cell office:value-type="float" office:value="0.0126525844056817" calcext:value-type="float">
            <text:p>0.0126525844</text:p>
          </table:table-cell>
          <table:table-cell office:value-type="float" office:value="0.0777171965348199" calcext:value-type="float">
            <text:p>0.0777171965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1.04961875135199" calcext:value-type="float">
            <text:p>1.0496187514</text:p>
          </table:table-cell>
          <table:table-cell office:value-type="float" office:value="0.266196047622871" calcext:value-type="float">
            <text:p>0.2661960476</text:p>
          </table:table-cell>
          <table:table-cell office:value-type="float" office:value="0.52088407543932" calcext:value-type="float">
            <text:p>0.5208840754</text:p>
          </table:table-cell>
          <table:table-cell office:value-type="float" office:value="0.00282271462821373" calcext:value-type="float">
            <text:p>0.0028227146</text:p>
          </table:table-cell>
          <table:table-cell office:value-type="float" office:value="0.0000575748663098357" calcext:value-type="float">
            <text:p>5.76E-05</text:p>
          </table:table-cell>
          <table:table-cell office:value-type="float" office:value="0.0135993833485085" calcext:value-type="float">
            <text:p>0.0135993833</text:p>
          </table:table-cell>
          <table:table-cell office:value-type="float" office:value="0.356682242650544" calcext:value-type="float">
            <text:p>0.3566822427</text:p>
          </table:table-cell>
          <table:table-cell office:value-type="float" office:value="0.0135993833485085" calcext:value-type="float">
            <text:p>0.0135993833</text:p>
          </table:table-cell>
          <table:table-cell office:value-type="float" office:value="0.0804714287038356" calcext:value-type="float">
            <text:p>0.0804714287</text:p>
          </table:table-cell>
        </table:table-row>
        <table:table-row table:style-name="ro1">
          <table:table-cell office:value-type="string" calcext:value-type="string">
            <text:p>s15298-2922-11-09-15-38n</text:p>
          </table:table-cell>
          <table:table-cell office:value-type="float" office:value="0.833286744355029" calcext:value-type="float">
            <text:p>0.8332867444</text:p>
          </table:table-cell>
          <table:table-cell office:value-type="float" office:value="0.307766121767317" calcext:value-type="float">
            <text:p>0.3077661218</text:p>
          </table:table-cell>
          <table:table-cell office:value-type="float" office:value="0.581899309914357" calcext:value-type="float">
            <text:p>0.5818993099</text:p>
          </table:table-cell>
          <table:table-cell office:value-type="float" office:value="0.00296157472064475" calcext:value-type="float">
            <text:p>0.0029615747</text:p>
          </table:table-cell>
          <table:table-cell office:value-type="float" office:value="0.0000652685487612206" calcext:value-type="float">
            <text:p>6.53E-05</text:p>
          </table:table-cell>
          <table:table-cell office:value-type="float" office:value="0.0106422084593446" calcext:value-type="float">
            <text:p>0.0106422085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09787024206763" calcext:value-type="float">
            <text:p>0.0109787024</text:p>
          </table:table-cell>
          <table:table-cell office:value-type="float" office:value="0.0918141314823739" calcext:value-type="float">
            <text:p>0.0918141315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1.15067350542999" calcext:value-type="float">
            <text:p>1.1506735054</text:p>
          </table:table-cell>
          <table:table-cell office:value-type="float" office:value="0.198979033767034" calcext:value-type="float">
            <text:p>0.1989790338</text:p>
          </table:table-cell>
          <table:table-cell office:value-type="float" office:value="0.385418838730804" calcext:value-type="float">
            <text:p>0.3854188387</text:p>
          </table:table-cell>
          <table:table-cell office:value-type="float" office:value="0.00204944535040651" calcext:value-type="float">
            <text:p>0.0020494454</text:p>
          </table:table-cell>
          <table:table-cell office:value-type="float" office:value="0.0000431984339446489" calcext:value-type="float">
            <text:p>4.32E-05</text:p>
          </table:table-cell>
          <table:table-cell office:value-type="float" office:value="0.0148881892482976" calcext:value-type="float">
            <text:p>0.0148881892</text:p>
          </table:table-cell>
          <table:table-cell office:value-type="float" office:value="0.262995563967658" calcext:value-type="float">
            <text:p>0.262995564</text:p>
          </table:table-cell>
          <table:table-cell office:value-type="float" office:value="0.0148881892482976" calcext:value-type="float">
            <text:p>0.0148881892</text:p>
          </table:table-cell>
          <table:table-cell office:value-type="float" office:value="0.0593503761160794" calcext:value-type="float">
            <text:p>0.0593503761</text:p>
          </table:table-cell>
        </table:table-row>
        <table:table-row table:style-name="ro1">
          <table:table-cell office:value-type="string" calcext:value-type="string">
            <text:p>s15488-2783-02-14-09-55n</text:p>
          </table:table-cell>
          <table:table-cell office:value-type="float" office:value="1.83636291955202" calcext:value-type="float">
            <text:p>1.8363629196</text:p>
          </table:table-cell>
          <table:table-cell office:value-type="float" office:value="0.213885178124572" calcext:value-type="float">
            <text:p>0.2138851781</text:p>
          </table:table-cell>
          <table:table-cell office:value-type="float" office:value="0.463234057305222" calcext:value-type="float">
            <text:p>0.4632340573</text:p>
          </table:table-cell>
          <table:table-cell office:value-type="float" office:value="0.00424489221962468" calcext:value-type="float">
            <text:p>0.0042448922</text:p>
          </table:table-cell>
          <table:table-cell office:value-type="float" office:value="0.0000491712621105792" calcext:value-type="float">
            <text:p>4.92E-05</text:p>
          </table:table-cell>
          <table:table-cell office:value-type="float" office:value="0.0240831761920003" calcext:value-type="float">
            <text:p>0.0240831762</text:p>
          </table:table-cell>
          <table:table-cell office:value-type="float" office:value="0.268224615657184" calcext:value-type="float">
            <text:p>0.2682246157</text:p>
          </table:table-cell>
          <table:table-cell office:value-type="float" office:value="0.0240831761920003" calcext:value-type="float">
            <text:p>0.0240831762</text:p>
          </table:table-cell>
          <table:table-cell office:value-type="float" office:value="0.0589668401360484" calcext:value-type="float">
            <text:p>0.0589668401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0.822754083048651" calcext:value-type="float">
            <text:p>0.822754083</text:p>
          </table:table-cell>
          <table:table-cell office:value-type="float" office:value="0.307533051086207" calcext:value-type="float">
            <text:p>0.3075330511</text:p>
          </table:table-cell>
          <table:table-cell office:value-type="float" office:value="0.585905501377491" calcext:value-type="float">
            <text:p>0.5859055014</text:p>
          </table:table-cell>
          <table:table-cell office:value-type="float" office:value="0.00298657485685256" calcext:value-type="float">
            <text:p>0.0029865749</text:p>
          </table:table-cell>
          <table:table-cell office:value-type="float" office:value="0.000065268158883814" calcext:value-type="float">
            <text:p>6.53E-05</text:p>
          </table:table-cell>
          <table:table-cell office:value-type="float" office:value="0.010477860806051" calcext:value-type="float">
            <text:p>0.0104778608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08249676707975" calcext:value-type="float">
            <text:p>0.0108249677</text:p>
          </table:table-cell>
          <table:table-cell office:value-type="float" office:value="0.0920142283875451" calcext:value-type="float">
            <text:p>0.0920142284</text:p>
          </table:table-cell>
        </table:table-row>
        <table:table-row table:style-name="ro1">
          <table:table-cell office:value-type="string" calcext:value-type="string">
            <text:p>s15716-3078-02-15-19-08n</text:p>
          </table:table-cell>
          <table:table-cell office:value-type="float" office:value="2.92723165045607" calcext:value-type="float">
            <text:p>2.9272316505</text:p>
          </table:table-cell>
          <table:table-cell office:value-type="float" office:value="0.264128366494294" calcext:value-type="float">
            <text:p>0.2641283665</text:p>
          </table:table-cell>
          <table:table-cell office:value-type="float" office:value="0.54888579642796" calcext:value-type="float">
            <text:p>0.5488857964</text:p>
          </table:table-cell>
          <table:table-cell office:value-type="float" office:value="0.00309986525912421" calcext:value-type="float">
            <text:p>0.0030998653</text:p>
          </table:table-cell>
          <table:table-cell office:value-type="float" office:value="0.0000608647443740608" calcext:value-type="float">
            <text:p>6.09E-05</text:p>
          </table:table-cell>
          <table:table-cell office:value-type="float" office:value="0.0381535935976771" calcext:value-type="float">
            <text:p>0.0381535936</text:p>
          </table:table-cell>
          <table:table-cell office:value-type="float" office:value="0.358623913189166" calcext:value-type="float">
            <text:p>0.3586239132</text:p>
          </table:table-cell>
          <table:table-cell office:value-type="float" office:value="0.0381535935976771" calcext:value-type="float">
            <text:p>0.0381535936</text:p>
          </table:table-cell>
          <table:table-cell office:value-type="float" office:value="0.0794963366574317" calcext:value-type="float">
            <text:p>0.0794963367</text:p>
          </table:table-cell>
        </table:table-row>
        <table:table-row table:style-name="ro1">
          <table:table-cell office:value-type="string" calcext:value-type="string">
            <text:p>s15902-2945-03-24-13-21n</text:p>
          </table:table-cell>
          <table:table-cell office:value-type="float" office:value="1.32207435050337" calcext:value-type="float">
            <text:p>1.3220743505</text:p>
          </table:table-cell>
          <table:table-cell office:value-type="float" office:value="0.297908303974859" calcext:value-type="float">
            <text:p>0.297908304</text:p>
          </table:table-cell>
          <table:table-cell office:value-type="float" office:value="0.634686286187632" calcext:value-type="float">
            <text:p>0.6346862862</text:p>
          </table:table-cell>
          <table:table-cell office:value-type="float" office:value="0.00593765141577455" calcext:value-type="float">
            <text:p>0.0059376514</text:p>
          </table:table-cell>
          <table:table-cell office:value-type="float" office:value="0.0000692674855707524" calcext:value-type="float">
            <text:p>6.93E-05</text:p>
          </table:table-cell>
          <table:table-cell office:value-type="float" office:value="0.0172583846074328" calcext:value-type="float">
            <text:p>0.017258384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8264492887936" calcext:value-type="float">
            <text:p>0.0182644929</text:p>
          </table:table-cell>
          <table:table-cell office:value-type="float" office:value="0.0918466884185462" calcext:value-type="float">
            <text:p>0.0918466884</text:p>
          </table:table-cell>
        </table:table-row>
        <table:table-row table:style-name="ro1">
          <table:table-cell office:value-type="string" calcext:value-type="string">
            <text:p>s16112-3503-05-13-14-25n</text:p>
          </table:table-cell>
          <table:table-cell office:value-type="float" office:value="1.08848385057401" calcext:value-type="float">
            <text:p>1.0884838506</text:p>
          </table:table-cell>
          <table:table-cell office:value-type="float" office:value="0.307211318124445" calcext:value-type="float">
            <text:p>0.3072113181</text:p>
          </table:table-cell>
          <table:table-cell office:value-type="float" office:value="0.59591600541028" calcext:value-type="float">
            <text:p>0.5959160054</text:p>
          </table:table-cell>
          <table:table-cell office:value-type="float" office:value="0.00385708856197905" calcext:value-type="float">
            <text:p>0.0038570886</text:p>
          </table:table-cell>
          <table:table-cell office:value-type="float" office:value="0.0000663613178353603" calcext:value-type="float">
            <text:p>6.64E-05</text:p>
          </table:table-cell>
          <table:table-cell office:value-type="float" office:value="0.0140586004378925" calcext:value-type="float">
            <text:p>0.0140586004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52188676846008" calcext:value-type="float">
            <text:p>0.0152188677</text:p>
          </table:table-cell>
          <table:table-cell office:value-type="float" office:value="0.0918833237773724" calcext:value-type="float">
            <text:p>0.0918833238</text:p>
          </table:table-cell>
        </table:table-row>
        <table:table-row table:style-name="ro1">
          <table:table-cell office:value-type="string" calcext:value-type="string">
            <text:p>s16139-3046-10-26-15-48n</text:p>
          </table:table-cell>
          <table:table-cell office:value-type="float" office:value="1.06159483063823" calcext:value-type="float">
            <text:p>1.0615948306</text:p>
          </table:table-cell>
          <table:table-cell office:value-type="float" office:value="0.234364840708843" calcext:value-type="float">
            <text:p>0.2343648407</text:p>
          </table:table-cell>
          <table:table-cell office:value-type="float" office:value="0.481759169433188" calcext:value-type="float">
            <text:p>0.4817591694</text:p>
          </table:table-cell>
          <table:table-cell office:value-type="float" office:value="0.00494816251119025" calcext:value-type="float">
            <text:p>0.0049481625</text:p>
          </table:table-cell>
          <table:table-cell office:value-type="float" office:value="0.0000519545773190613" calcext:value-type="float">
            <text:p>5.20E-05</text:p>
          </table:table-cell>
          <table:table-cell office:value-type="float" office:value="0.0138401519058314" calcext:value-type="float">
            <text:p>0.0138401519</text:p>
          </table:table-cell>
          <table:table-cell office:value-type="float" office:value="0.303223423311004" calcext:value-type="float">
            <text:p>0.3032234233</text:p>
          </table:table-cell>
          <table:table-cell office:value-type="float" office:value="0.0138401519058314" calcext:value-type="float">
            <text:p>0.0138401519</text:p>
          </table:table-cell>
          <table:table-cell office:value-type="float" office:value="0.0681752193540477" calcext:value-type="float">
            <text:p>0.0681752194</text:p>
          </table:table-cell>
        </table:table-row>
        <table:table-row table:style-name="ro1">
          <table:table-cell office:value-type="string" calcext:value-type="string">
            <text:p>s16139-3046-10-27-16-44n</text:p>
          </table:table-cell>
          <table:table-cell office:value-type="float" office:value="1.45494592318497" calcext:value-type="float">
            <text:p>1.4549459232</text:p>
          </table:table-cell>
          <table:table-cell office:value-type="float" office:value="0.19833550869982" calcext:value-type="float">
            <text:p>0.1983355087</text:p>
          </table:table-cell>
          <table:table-cell office:value-type="float" office:value="0.429359374148753" calcext:value-type="float">
            <text:p>0.4293593741</text:p>
          </table:table-cell>
          <table:table-cell office:value-type="float" office:value="0.00373037302039597" calcext:value-type="float">
            <text:p>0.003730373</text:p>
          </table:table-cell>
          <table:table-cell office:value-type="float" office:value="0.0000464118370491065" calcext:value-type="float">
            <text:p>4.64E-05</text:p>
          </table:table-cell>
          <table:table-cell office:value-type="float" office:value="0.0189255577040419" calcext:value-type="float">
            <text:p>0.0189255577</text:p>
          </table:table-cell>
          <table:table-cell office:value-type="float" office:value="0.248886408717801" calcext:value-type="float">
            <text:p>0.2488864087</text:p>
          </table:table-cell>
          <table:table-cell office:value-type="float" office:value="0.0191394158120462" calcext:value-type="float">
            <text:p>0.0191394158</text:p>
          </table:table-cell>
          <table:table-cell office:value-type="float" office:value="0.055093000226914" calcext:value-type="float">
            <text:p>0.0550930002</text:p>
          </table:table-cell>
        </table:table-row>
        <table:table-row table:style-name="ro1">
          <table:table-cell office:value-type="string" calcext:value-type="string">
            <text:p>s16391-2843-12-10-07-37n</text:p>
          </table:table-cell>
          <table:table-cell office:value-type="float" office:value="0.824205190647898" calcext:value-type="float">
            <text:p>0.8242051906</text:p>
          </table:table-cell>
          <table:table-cell office:value-type="float" office:value="0.30611251758407" calcext:value-type="float">
            <text:p>0.3061125176</text:p>
          </table:table-cell>
          <table:table-cell office:value-type="float" office:value="0.579618528243599" calcext:value-type="float">
            <text:p>0.5796185282</text:p>
          </table:table-cell>
          <table:table-cell office:value-type="float" office:value="0.00296455101739046" calcext:value-type="float">
            <text:p>0.002964551</text:p>
          </table:table-cell>
          <table:table-cell office:value-type="float" office:value="0.0000646979337301406" calcext:value-type="float">
            <text:p>6.47E-05</text:p>
          </table:table-cell>
          <table:table-cell office:value-type="float" office:value="0.010496164066305" calcext:value-type="float">
            <text:p>0.0104961641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08314983882698" calcext:value-type="float">
            <text:p>0.0108314984</text:p>
          </table:table-cell>
          <table:table-cell office:value-type="float" office:value="0.0920701071877464" calcext:value-type="float">
            <text:p>0.0920701072</text:p>
          </table:table-cell>
        </table:table-row>
        <table:table-row table:style-name="ro1">
          <table:table-cell office:value-type="string" calcext:value-type="string">
            <text:p>s17582-2588-03-04-17-06n</text:p>
          </table:table-cell>
          <table:table-cell office:value-type="float" office:value="1.92401365453348" calcext:value-type="float">
            <text:p>1.9240136545</text:p>
          </table:table-cell>
          <table:table-cell office:value-type="float" office:value="0.292782680429071" calcext:value-type="float">
            <text:p>0.2927826804</text:p>
          </table:table-cell>
          <table:table-cell office:value-type="float" office:value="0.602211257563531" calcext:value-type="float">
            <text:p>0.6022112576</text:p>
          </table:table-cell>
          <table:table-cell office:value-type="float" office:value="0.00492842600020163" calcext:value-type="float">
            <text:p>0.004928426</text:p>
          </table:table-cell>
          <table:table-cell office:value-type="float" office:value="0.0000661224129579806" calcext:value-type="float">
            <text:p>6.61E-05</text:p>
          </table:table-cell>
          <table:table-cell office:value-type="float" office:value="0.025020638865579" calcext:value-type="float">
            <text:p>0.0250206389</text:p>
          </table:table-cell>
          <table:table-cell office:value-type="float" office:value="0.38405728739343" calcext:value-type="float">
            <text:p>0.3840572874</text:p>
          </table:table-cell>
          <table:table-cell office:value-type="float" office:value="0.0255205727517476" calcext:value-type="float">
            <text:p>0.0255205728</text:p>
          </table:table-cell>
          <table:table-cell office:value-type="float" office:value="0.0858302209069527" calcext:value-type="float">
            <text:p>0.0858302209</text:p>
          </table:table-cell>
        </table:table-row>
        <table:table-row table:style-name="ro1">
          <table:table-cell office:value-type="string" calcext:value-type="string">
            <text:p>s17795-3483-10-01-15-38n</text:p>
          </table:table-cell>
          <table:table-cell office:value-type="float" office:value="0.807257110488397" calcext:value-type="float">
            <text:p>0.8072571105</text:p>
          </table:table-cell>
          <table:table-cell office:value-type="float" office:value="0.306806689819657" calcext:value-type="float">
            <text:p>0.3068066898</text:p>
          </table:table-cell>
          <table:table-cell office:value-type="float" office:value="0.587262070408973" calcext:value-type="float">
            <text:p>0.5872620704</text:p>
          </table:table-cell>
          <table:table-cell office:value-type="float" office:value="0.0030566249361486" calcext:value-type="float">
            <text:p>0.0030566249</text:p>
          </table:table-cell>
          <table:table-cell office:value-type="float" office:value="0.0000652587060509692" calcext:value-type="float">
            <text:p>6.53E-05</text:p>
          </table:table-cell>
          <table:table-cell office:value-type="float" office:value="0.0102897186091089" calcext:value-type="float">
            <text:p>0.010289718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1224330423022" calcext:value-type="float">
            <text:p>0.011122433</text:p>
          </table:table-cell>
          <table:table-cell office:value-type="float" office:value="0.0920999006624094" calcext:value-type="float">
            <text:p>0.0920999007</text:p>
          </table:table-cell>
        </table:table-row>
        <table:table-row table:style-name="ro1">
          <table:table-cell office:value-type="string" calcext:value-type="string">
            <text:p>s17795-3483-10-22-17-06n</text:p>
          </table:table-cell>
          <table:table-cell office:value-type="float" office:value="1.38951848385208" calcext:value-type="float">
            <text:p>1.3895184839</text:p>
          </table:table-cell>
          <table:table-cell office:value-type="float" office:value="0.306704714307508" calcext:value-type="float">
            <text:p>0.3067047143</text:p>
          </table:table-cell>
          <table:table-cell office:value-type="float" office:value="0.618618297479994" calcext:value-type="float">
            <text:p>0.6186182975</text:p>
          </table:table-cell>
          <table:table-cell office:value-type="float" office:value="0.00381383245528607" calcext:value-type="float">
            <text:p>0.0038138325</text:p>
          </table:table-cell>
          <table:table-cell office:value-type="float" office:value="0.0000674276258758088" calcext:value-type="float">
            <text:p>6.74E-05</text:p>
          </table:table-cell>
          <table:table-cell office:value-type="float" office:value="0.0181622026219795" calcext:value-type="float">
            <text:p>0.0181622026</text:p>
          </table:table-cell>
          <table:table-cell office:value-type="float" office:value="0.406201920231797" calcext:value-type="float">
            <text:p>0.4062019202</text:p>
          </table:table-cell>
          <table:table-cell office:value-type="float" office:value="0.0190713831255649" calcext:value-type="float">
            <text:p>0.0190713831</text:p>
          </table:table-cell>
          <table:table-cell office:value-type="float" office:value="0.0913607334582695" calcext:value-type="float">
            <text:p>0.0913607335</text:p>
          </table:table-cell>
        </table:table-row>
        <table:table-row table:style-name="ro1">
          <table:table-cell office:value-type="string" calcext:value-type="string">
            <text:p>s17795-3483-10-23-06-36n</text:p>
          </table:table-cell>
          <table:table-cell office:value-type="float" office:value="2.15217881399235" calcext:value-type="float">
            <text:p>2.152178814</text:p>
          </table:table-cell>
          <table:table-cell office:value-type="float" office:value="0.30360034813408" calcext:value-type="float">
            <text:p>0.3036003481</text:p>
          </table:table-cell>
          <table:table-cell office:value-type="float" office:value="0.635672859357446" calcext:value-type="float">
            <text:p>0.6356728594</text:p>
          </table:table-cell>
          <table:table-cell office:value-type="float" office:value="0.0054821014873913" calcext:value-type="float">
            <text:p>0.0054821015</text:p>
          </table:table-cell>
          <table:table-cell office:value-type="float" office:value="0.0000697657110741421" calcext:value-type="float">
            <text:p>6.98E-05</text:p>
          </table:table-cell>
          <table:table-cell office:value-type="float" office:value="0.0280085897927291" calcext:value-type="float">
            <text:p>0.0280085898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279932306540449" calcext:value-type="float">
            <text:p>0.0279932307</text:p>
          </table:table-cell>
          <table:table-cell office:value-type="float" office:value="0.0900519684154557" calcext:value-type="float">
            <text:p>0.0900519684</text:p>
          </table:table-cell>
        </table:table-row>
        <table:table-row table:style-name="ro1">
          <table:table-cell office:value-type="string" calcext:value-type="string">
            <text:p>s17848-3323-04-25-18-48n</text:p>
          </table:table-cell>
          <table:table-cell office:value-type="float" office:value="1.13890017090305" calcext:value-type="float">
            <text:p>1.1389001709</text:p>
          </table:table-cell>
          <table:table-cell office:value-type="float" office:value="0.0998239140096301" calcext:value-type="float">
            <text:p>0.099823914</text:p>
          </table:table-cell>
          <table:table-cell office:value-type="float" office:value="0.212892108522012" calcext:value-type="float">
            <text:p>0.2128921085</text:p>
          </table:table-cell>
          <table:table-cell office:value-type="float" office:value="0.0012282979361455" calcext:value-type="float">
            <text:p>0.0012282979</text:p>
          </table:table-cell>
          <table:table-cell office:value-type="float" office:value="0.0000231222457793995" calcext:value-type="float">
            <text:p>2.31E-05</text:p>
          </table:table-cell>
          <table:table-cell office:value-type="float" office:value="0.0148168339856466" calcext:value-type="float">
            <text:p>0.014816834</text:p>
          </table:table-cell>
          <table:table-cell office:value-type="float" office:value="0.131233464566863" calcext:value-type="float">
            <text:p>0.1312334646</text:p>
          </table:table-cell>
          <table:table-cell office:value-type="float" office:value="0.0148168339856466" calcext:value-type="float">
            <text:p>0.014816834</text:p>
          </table:table-cell>
          <table:table-cell office:value-type="float" office:value="0.0294144449725496" calcext:value-type="float">
            <text:p>0.029414445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2.27489325680017" calcext:value-type="float">
            <text:p>2.2748932568</text:p>
          </table:table-cell>
          <table:table-cell office:value-type="float" office:value="0.309810577980896" calcext:value-type="float">
            <text:p>0.309810578</text:p>
          </table:table-cell>
          <table:table-cell office:value-type="float" office:value="0.65134963993897" calcext:value-type="float">
            <text:p>0.6513496399</text:p>
          </table:table-cell>
          <table:table-cell office:value-type="float" office:value="0.00567712721324994" calcext:value-type="float">
            <text:p>0.0056771272</text:p>
          </table:table-cell>
          <table:table-cell office:value-type="float" office:value="0.0000716396819653887" calcext:value-type="float">
            <text:p>7.16E-05</text:p>
          </table:table-cell>
          <table:table-cell office:value-type="float" office:value="0.0296130093541428" calcext:value-type="float">
            <text:p>0.0296130094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30286313406658" calcext:value-type="float">
            <text:p>0.0302863134</text:p>
          </table:table-cell>
          <table:table-cell office:value-type="float" office:value="0.0908265486332373" calcext:value-type="float">
            <text:p>0.0908265486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0.978658720775662" calcext:value-type="float">
            <text:p>0.9786587208</text:p>
          </table:table-cell>
          <table:table-cell office:value-type="float" office:value="0.307708702986213" calcext:value-type="float">
            <text:p>0.307708703</text:p>
          </table:table-cell>
          <table:table-cell office:value-type="float" office:value="0.596866200844595" calcext:value-type="float">
            <text:p>0.5968662008</text:p>
          </table:table-cell>
          <table:table-cell office:value-type="float" office:value="0.00341711866079053" calcext:value-type="float">
            <text:p>0.0034171187</text:p>
          </table:table-cell>
          <table:table-cell office:value-type="float" office:value="0.0000661983354254758" calcext:value-type="float">
            <text:p>6.62E-05</text:p>
          </table:table-cell>
          <table:table-cell office:value-type="float" office:value="0.0126045628510273" calcext:value-type="float">
            <text:p>0.0126045629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32312302679892" calcext:value-type="float">
            <text:p>0.0132312303</text:p>
          </table:table-cell>
          <table:table-cell office:value-type="float" office:value="0.0919091420425376" calcext:value-type="float">
            <text:p>0.091909142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1.13065251482349" calcext:value-type="float">
            <text:p>1.1306525148</text:p>
          </table:table-cell>
          <table:table-cell office:value-type="float" office:value="0.314302054558837" calcext:value-type="float">
            <text:p>0.3143020546</text:p>
          </table:table-cell>
          <table:table-cell office:value-type="float" office:value="0.608552821708322" calcext:value-type="float">
            <text:p>0.6085528217</text:p>
          </table:table-cell>
          <table:table-cell office:value-type="float" office:value="0.00330886992608733" calcext:value-type="float">
            <text:p>0.0033088699</text:p>
          </table:table-cell>
          <table:table-cell office:value-type="float" office:value="0.0000669572164301758" calcext:value-type="float">
            <text:p>6.70E-05</text:p>
          </table:table-cell>
          <table:table-cell office:value-type="float" office:value="0.0146443691741873" calcext:value-type="float">
            <text:p>0.0146443692</text:p>
          </table:table-cell>
          <table:table-cell office:value-type="float" office:value="0.407226390762353" calcext:value-type="float">
            <text:p>0.4072263908</text:p>
          </table:table-cell>
          <table:table-cell office:value-type="float" office:value="0.0149859313119326" calcext:value-type="float">
            <text:p>0.0149859313</text:p>
          </table:table-cell>
          <table:table-cell office:value-type="float" office:value="0.09157635977036" calcext:value-type="float">
            <text:p>0.0915763598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2.45126501212513" calcext:value-type="float">
            <text:p>2.4512650121</text:p>
          </table:table-cell>
          <table:table-cell office:value-type="float" office:value="0.30478496330454" calcext:value-type="float">
            <text:p>0.3047849633</text:p>
          </table:table-cell>
          <table:table-cell office:value-type="float" office:value="0.656134193532715" calcext:value-type="float">
            <text:p>0.6561341935</text:p>
          </table:table-cell>
          <table:table-cell office:value-type="float" office:value="0.00439847639245007" calcext:value-type="float">
            <text:p>0.0043984764</text:p>
          </table:table-cell>
          <table:table-cell office:value-type="float" office:value="0.0000720024306642211" calcext:value-type="float">
            <text:p>7.20E-05</text:p>
          </table:table-cell>
          <table:table-cell office:value-type="float" office:value="0.032032184042594" calcext:value-type="float">
            <text:p>0.032032184</text:p>
          </table:table-cell>
          <table:table-cell office:value-type="float" office:value="0.40551750201988" calcext:value-type="float">
            <text:p>0.405517502</text:p>
          </table:table-cell>
          <table:table-cell office:value-type="float" office:value="0.0325521818926743" calcext:value-type="float">
            <text:p>0.0325521819</text:p>
          </table:table-cell>
          <table:table-cell office:value-type="float" office:value="0.0902006708279383" calcext:value-type="float">
            <text:p>0.0902006708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0.824623560068596" calcext:value-type="float">
            <text:p>0.8246235601</text:p>
          </table:table-cell>
          <table:table-cell office:value-type="float" office:value="0.306946855673513" calcext:value-type="float">
            <text:p>0.3069468557</text:p>
          </table:table-cell>
          <table:table-cell office:value-type="float" office:value="0.583431723386256" calcext:value-type="float">
            <text:p>0.5834317234</text:p>
          </table:table-cell>
          <table:table-cell office:value-type="float" office:value="0.00299257892970734" calcext:value-type="float">
            <text:p>0.0029925789</text:p>
          </table:table-cell>
          <table:table-cell office:value-type="float" office:value="0.0000652457473420667" calcext:value-type="float">
            <text:p>6.52E-05</text:p>
          </table:table-cell>
          <table:table-cell office:value-type="float" office:value="0.0105338096665733" calcext:value-type="float">
            <text:p>0.010533809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08853112417656" calcext:value-type="float">
            <text:p>0.0108853112</text:p>
          </table:table-cell>
          <table:table-cell office:value-type="float" office:value="0.0919683405653849" calcext:value-type="float">
            <text:p>0.0919683406</text:p>
          </table:table-cell>
        </table:table-row>
        <table:table-row table:style-name="ro1">
          <table:table-cell office:value-type="string" calcext:value-type="string">
            <text:p>s18970-3262-02-15-18-11n</text:p>
          </table:table-cell>
          <table:table-cell office:value-type="float" office:value="3.45402670852596" calcext:value-type="float">
            <text:p>3.4540267085</text:p>
          </table:table-cell>
          <table:table-cell office:value-type="float" office:value="0.266533932066371" calcext:value-type="float">
            <text:p>0.2665339321</text:p>
          </table:table-cell>
          <table:table-cell office:value-type="float" office:value="0.61442659500469" calcext:value-type="float">
            <text:p>0.614426595</text:p>
          </table:table-cell>
          <table:table-cell office:value-type="float" office:value="0.00372252969751613" calcext:value-type="float">
            <text:p>0.0037225297</text:p>
          </table:table-cell>
          <table:table-cell office:value-type="float" office:value="0.000067808868763166" calcext:value-type="float">
            <text:p>6.78E-05</text:p>
          </table:table-cell>
          <table:table-cell office:value-type="float" office:value="0.0449621560016773" calcext:value-type="float">
            <text:p>0.044962156</text:p>
          </table:table-cell>
          <table:table-cell office:value-type="float" office:value="0.340342964277702" calcext:value-type="float">
            <text:p>0.3403429643</text:p>
          </table:table-cell>
          <table:table-cell office:value-type="float" office:value="0.0449621560016773" calcext:value-type="float">
            <text:p>0.044962156</text:p>
          </table:table-cell>
          <table:table-cell office:value-type="float" office:value="0.0736594663445169" calcext:value-type="float">
            <text:p>0.0736594663</text:p>
          </table:table-cell>
        </table:table-row>
        <table:table-row table:style-name="ro1">
          <table:table-cell office:value-type="string" calcext:value-type="string">
            <text:p>s19578-3447-11-11-13-47n</text:p>
          </table:table-cell>
          <table:table-cell office:value-type="float" office:value="1.48830347883485" calcext:value-type="float">
            <text:p>1.4883034788</text:p>
          </table:table-cell>
          <table:table-cell office:value-type="float" office:value="0.220263997932512" calcext:value-type="float">
            <text:p>0.2202639979</text:p>
          </table:table-cell>
          <table:table-cell office:value-type="float" office:value="0.444089442387713" calcext:value-type="float">
            <text:p>0.4440894424</text:p>
          </table:table-cell>
          <table:table-cell office:value-type="float" office:value="0.00542878095461809" calcext:value-type="float">
            <text:p>0.005428781</text:p>
          </table:table-cell>
          <table:table-cell office:value-type="float" office:value="0.0000492467063579892" calcext:value-type="float">
            <text:p>4.92E-05</text:p>
          </table:table-cell>
          <table:table-cell office:value-type="float" office:value="0.0193304491133989" calcext:value-type="float">
            <text:p>0.0193304491</text:p>
          </table:table-cell>
          <table:table-cell office:value-type="float" office:value="0.294392028877594" calcext:value-type="float">
            <text:p>0.2943920289</text:p>
          </table:table-cell>
          <table:table-cell office:value-type="float" office:value="0.0193304491133989" calcext:value-type="float">
            <text:p>0.0193304491</text:p>
          </table:table-cell>
          <table:table-cell office:value-type="float" office:value="0.0662628503863369" calcext:value-type="float">
            <text:p>0.0662628504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0.975145062671684" calcext:value-type="float">
            <text:p>0.9751450627</text:p>
          </table:table-cell>
          <table:table-cell office:value-type="float" office:value="0.315169552512483" calcext:value-type="float">
            <text:p>0.3151695525</text:p>
          </table:table-cell>
          <table:table-cell office:value-type="float" office:value="0.634455300471998" calcext:value-type="float">
            <text:p>0.6344553005</text:p>
          </table:table-cell>
          <table:table-cell office:value-type="float" office:value="0.00352353357983552" calcext:value-type="float">
            <text:p>0.0035235336</text:p>
          </table:table-cell>
          <table:table-cell office:value-type="float" office:value="0.0000684541696091902" calcext:value-type="float">
            <text:p>6.85E-05</text:p>
          </table:table-cell>
          <table:table-cell office:value-type="float" office:value="0.0125683852013396" calcext:value-type="float">
            <text:p>0.012568385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33178784510326" calcext:value-type="float">
            <text:p>0.0133178785</text:p>
          </table:table-cell>
          <table:table-cell office:value-type="float" office:value="0.0921616297953998" calcext:value-type="float">
            <text:p>0.0921616298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1.51525848388064" calcext:value-type="float">
            <text:p>1.5152584839</text:p>
          </table:table-cell>
          <table:table-cell office:value-type="float" office:value="0.168462532478137" calcext:value-type="float">
            <text:p>0.1684625325</text:p>
          </table:table-cell>
          <table:table-cell office:value-type="float" office:value="0.3643871173762" calcext:value-type="float">
            <text:p>0.3643871174</text:p>
          </table:table-cell>
          <table:table-cell office:value-type="float" office:value="0.00290950298437436" calcext:value-type="float">
            <text:p>0.002909503</text:p>
          </table:table-cell>
          <table:table-cell office:value-type="float" office:value="0.0000390819072306695" calcext:value-type="float">
            <text:p>3.91E-05</text:p>
          </table:table-cell>
          <table:table-cell office:value-type="float" office:value="0.0198335265450918" calcext:value-type="float">
            <text:p>0.0198335265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198335265450918" calcext:value-type="float">
            <text:p>0.0198335265</text:p>
          </table:table-cell>
          <table:table-cell office:value-type="float" office:value="0.0513206371794942" calcext:value-type="float">
            <text:p>0.0513206372</text:p>
          </table:table-cell>
        </table:table-row>
        <table:table-row table:style-name="ro1">
          <table:table-cell office:value-type="string" calcext:value-type="string">
            <text:p>s20839-2722-12-14-20-44n</text:p>
          </table:table-cell>
          <table:table-cell office:value-type="float" office:value="1.8936261737213" calcext:value-type="float">
            <text:p>1.8936261737</text:p>
          </table:table-cell>
          <table:table-cell office:value-type="float" office:value="0.25623017484637" calcext:value-type="float">
            <text:p>0.2562301748</text:p>
          </table:table-cell>
          <table:table-cell office:value-type="float" office:value="0.522903023240054" calcext:value-type="float">
            <text:p>0.5229030232</text:p>
          </table:table-cell>
          <table:table-cell office:value-type="float" office:value="0.00322989467079588" calcext:value-type="float">
            <text:p>0.0032298947</text:p>
          </table:table-cell>
          <table:table-cell office:value-type="float" office:value="0.0000571118806786666" calcext:value-type="float">
            <text:p>5.71E-05</text:p>
          </table:table-cell>
          <table:table-cell office:value-type="float" office:value="0.0247166067989519" calcext:value-type="float">
            <text:p>0.0247166068</text:p>
          </table:table-cell>
          <table:table-cell office:value-type="float" office:value="0.342377309736235" calcext:value-type="float">
            <text:p>0.3423773097</text:p>
          </table:table-cell>
          <table:table-cell office:value-type="float" office:value="0.0247166067989519" calcext:value-type="float">
            <text:p>0.0247166068</text:p>
          </table:table-cell>
          <table:table-cell office:value-type="float" office:value="0.0766886446604068" calcext:value-type="float">
            <text:p>0.0766886447</text:p>
          </table:table-cell>
        </table:table-row>
        <table:table-row table:style-name="ro1">
          <table:table-cell office:value-type="string" calcext:value-type="string">
            <text:p>s20839-2722-12-15-16-03n</text:p>
          </table:table-cell>
          <table:table-cell office:value-type="float" office:value="1.60616865371507" calcext:value-type="float">
            <text:p>1.6061686537</text:p>
          </table:table-cell>
          <table:table-cell office:value-type="float" office:value="0.29124468930161" calcext:value-type="float">
            <text:p>0.2912446893</text:p>
          </table:table-cell>
          <table:table-cell office:value-type="float" office:value="0.588852436500356" calcext:value-type="float">
            <text:p>0.5888524365</text:p>
          </table:table-cell>
          <table:table-cell office:value-type="float" office:value="0.00536034144044166" calcext:value-type="float">
            <text:p>0.0053603414</text:p>
          </table:table-cell>
          <table:table-cell office:value-type="float" office:value="0.0000648114427983825" calcext:value-type="float">
            <text:p>6.48E-05</text:p>
          </table:table-cell>
          <table:table-cell office:value-type="float" office:value="0.0209420479693663" calcext:value-type="float">
            <text:p>0.020942048</text:p>
          </table:table-cell>
          <table:table-cell office:value-type="float" office:value="0.388372673257701" calcext:value-type="float">
            <text:p>0.3883726733</text:p>
          </table:table-cell>
          <table:table-cell office:value-type="float" office:value="0.0209420479693663" calcext:value-type="float">
            <text:p>0.020942048</text:p>
          </table:table-cell>
          <table:table-cell office:value-type="float" office:value="0.0871471996167612" calcext:value-type="float">
            <text:p>0.0871471996</text:p>
          </table:table-cell>
        </table:table-row>
        <table:table-row table:style-name="ro1">
          <table:table-cell office:value-type="string" calcext:value-type="string">
            <text:p>s21002-3006-02-18-15-45n</text:p>
          </table:table-cell>
          <table:table-cell office:value-type="float" office:value="1.41558865291347" calcext:value-type="float">
            <text:p>1.4155886529</text:p>
          </table:table-cell>
          <table:table-cell office:value-type="float" office:value="0.250314020053797" calcext:value-type="float">
            <text:p>0.2503140201</text:p>
          </table:table-cell>
          <table:table-cell office:value-type="float" office:value="0.506436595815393" calcext:value-type="float">
            <text:p>0.5064365958</text:p>
          </table:table-cell>
          <table:table-cell office:value-type="float" office:value="0.00614696571123344" calcext:value-type="float">
            <text:p>0.0061469657</text:p>
          </table:table-cell>
          <table:table-cell office:value-type="float" office:value="0.0000552013840878686" calcext:value-type="float">
            <text:p>5.52E-05</text:p>
          </table:table-cell>
          <table:table-cell office:value-type="float" office:value="0.0184956586351689" calcext:value-type="float">
            <text:p>0.0184956586</text:p>
          </table:table-cell>
          <table:table-cell office:value-type="float" office:value="0.325747004761534" calcext:value-type="float">
            <text:p>0.3257470048</text:p>
          </table:table-cell>
          <table:table-cell office:value-type="float" office:value="0.0184956586351689" calcext:value-type="float">
            <text:p>0.0184956586</text:p>
          </table:table-cell>
          <table:table-cell office:value-type="float" office:value="0.0730278404089685" calcext:value-type="float">
            <text:p>0.0730278404</text:p>
          </table:table-cell>
        </table:table-row>
        <table:table-row table:style-name="ro1">
          <table:table-cell office:value-type="string" calcext:value-type="string">
            <text:p>s21202-2514-04-25-19-51n</text:p>
          </table:table-cell>
          <table:table-cell office:value-type="float" office:value="2.24663831082795" calcext:value-type="float">
            <text:p>2.2466383108</text:p>
          </table:table-cell>
          <table:table-cell office:value-type="float" office:value="0.290083391021791" calcext:value-type="float">
            <text:p>0.290083391</text:p>
          </table:table-cell>
          <table:table-cell office:value-type="float" office:value="0.634237533293724" calcext:value-type="float">
            <text:p>0.6342375333</text:p>
          </table:table-cell>
          <table:table-cell office:value-type="float" office:value="0.00449773565050684" calcext:value-type="float">
            <text:p>0.0044977357</text:p>
          </table:table-cell>
          <table:table-cell office:value-type="float" office:value="0.0000680023308363591" calcext:value-type="float">
            <text:p>6.80E-05</text:p>
          </table:table-cell>
          <table:table-cell office:value-type="float" office:value="0.0294840758601727" calcext:value-type="float">
            <text:p>0.0294840759</text:p>
          </table:table-cell>
          <table:table-cell office:value-type="float" office:value="0.378226857263673" calcext:value-type="float">
            <text:p>0.3782268573</text:p>
          </table:table-cell>
          <table:table-cell office:value-type="float" office:value="0.0294840758601727" calcext:value-type="float">
            <text:p>0.0294840759</text:p>
          </table:table-cell>
          <table:table-cell office:value-type="float" office:value="0.0838887047299063" calcext:value-type="float">
            <text:p>0.0838887047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.28172631402699" calcext:value-type="float">
            <text:p>1.281726314</text:p>
          </table:table-cell>
          <table:table-cell office:value-type="float" office:value="0.230824173226585" calcext:value-type="float">
            <text:p>0.2308241732</text:p>
          </table:table-cell>
          <table:table-cell office:value-type="float" office:value="0.477006740075898" calcext:value-type="float">
            <text:p>0.4770067401</text:p>
          </table:table-cell>
          <table:table-cell office:value-type="float" office:value="0.00567798811253598" calcext:value-type="float">
            <text:p>0.0056779881</text:p>
          </table:table-cell>
          <table:table-cell office:value-type="float" office:value="0.0000521464648475539" calcext:value-type="float">
            <text:p>5.21E-05</text:p>
          </table:table-cell>
          <table:table-cell office:value-type="float" office:value="0.0167003279156843" calcext:value-type="float">
            <text:p>0.0167003279</text:p>
          </table:table-cell>
          <table:table-cell office:value-type="float" office:value="0.3" calcext:value-type="float">
            <text:p>0.3</text:p>
          </table:table-cell>
          <table:table-cell office:value-type="float" office:value="0.0167003279156843" calcext:value-type="float">
            <text:p>0.0167003279</text:p>
          </table:table-cell>
          <table:table-cell office:value-type="float" office:value="0.0671803848481679" calcext:value-type="float">
            <text:p>0.0671803848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2.1888944960125" calcext:value-type="float">
            <text:p>2.188894496</text:p>
          </table:table-cell>
          <table:table-cell office:value-type="float" office:value="0.317636045311048" calcext:value-type="float">
            <text:p>0.3176360453</text:p>
          </table:table-cell>
          <table:table-cell office:value-type="float" office:value="0.684554768434936" calcext:value-type="float">
            <text:p>0.6845547684</text:p>
          </table:table-cell>
          <table:table-cell office:value-type="float" office:value="0.00497118361685789" calcext:value-type="float">
            <text:p>0.0049711836</text:p>
          </table:table-cell>
          <table:table-cell office:value-type="float" office:value="0.0000712082327341513" calcext:value-type="float">
            <text:p>7.12E-05</text:p>
          </table:table-cell>
          <table:table-cell office:value-type="float" office:value="0.0287780314584996" calcext:value-type="float">
            <text:p>0.0287780315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89021803040076" calcext:value-type="float">
            <text:p>0.0289021803</text:p>
          </table:table-cell>
          <table:table-cell office:value-type="float" office:value="0.0905631655428287" calcext:value-type="float">
            <text:p>0.0905631655</text:p>
          </table:table-cell>
        </table:table-row>
        <table:table-row table:style-name="ro1">
          <table:table-cell office:value-type="string" calcext:value-type="string">
            <text:p>s21730-3044-01-29-16-10n</text:p>
          </table:table-cell>
          <table:table-cell office:value-type="float" office:value="2.05380688422522" calcext:value-type="float">
            <text:p>2.0538068842</text:p>
          </table:table-cell>
          <table:table-cell office:value-type="float" office:value="0.304644699893376" calcext:value-type="float">
            <text:p>0.3046446999</text:p>
          </table:table-cell>
          <table:table-cell office:value-type="float" office:value="0.650951958187079" calcext:value-type="float">
            <text:p>0.6509519582</text:p>
          </table:table-cell>
          <table:table-cell office:value-type="float" office:value="0.00387560048334661" calcext:value-type="float">
            <text:p>0.0038756005</text:p>
          </table:table-cell>
          <table:table-cell office:value-type="float" office:value="0.0000700109038149209" calcext:value-type="float">
            <text:p>7.00E-05</text:p>
          </table:table-cell>
          <table:table-cell office:value-type="float" office:value="0.0268833137832201" calcext:value-type="float">
            <text:p>0.0268833138</text:p>
          </table:table-cell>
          <table:table-cell office:value-type="float" office:value="0.401386485959742" calcext:value-type="float">
            <text:p>0.401386486</text:p>
          </table:table-cell>
          <table:table-cell office:value-type="float" office:value="0.0273625991953342" calcext:value-type="float">
            <text:p>0.0273625992</text:p>
          </table:table-cell>
          <table:table-cell office:value-type="float" office:value="0.089532283543592" calcext:value-type="float">
            <text:p>0.0895322835</text:p>
          </table:table-cell>
        </table:table-row>
        <table:table-row table:style-name="ro1">
          <table:table-cell office:value-type="string" calcext:value-type="string">
            <text:p>s21734-3352-11-17-11-24n</text:p>
          </table:table-cell>
          <table:table-cell office:value-type="float" office:value="1.4458135404695" calcext:value-type="float">
            <text:p>1.4458135405</text:p>
          </table:table-cell>
          <table:table-cell office:value-type="float" office:value="0.292645830314337" calcext:value-type="float">
            <text:p>0.2926458303</text:p>
          </table:table-cell>
          <table:table-cell office:value-type="float" office:value="0.592068211381887" calcext:value-type="float">
            <text:p>0.5920682114</text:p>
          </table:table-cell>
          <table:table-cell office:value-type="float" office:value="0.00344915640827486" calcext:value-type="float">
            <text:p>0.0034491564</text:p>
          </table:table-cell>
          <table:table-cell office:value-type="float" office:value="0.0000649722993620942" calcext:value-type="float">
            <text:p>6.50E-05</text:p>
          </table:table-cell>
          <table:table-cell office:value-type="float" office:value="0.0188436144541941" calcext:value-type="float">
            <text:p>0.0188436145</text:p>
          </table:table-cell>
          <table:table-cell office:value-type="float" office:value="0.382244831372656" calcext:value-type="float">
            <text:p>0.3822448314</text:p>
          </table:table-cell>
          <table:table-cell office:value-type="float" office:value="0.0190411118159607" calcext:value-type="float">
            <text:p>0.0190411118</text:p>
          </table:table-cell>
          <table:table-cell office:value-type="float" office:value="0.0855682155350807" calcext:value-type="float">
            <text:p>0.0855682155</text:p>
          </table:table-cell>
        </table:table-row>
        <table:table-row table:style-name="ro1">
          <table:table-cell office:value-type="string" calcext:value-type="string">
            <text:p>s22335-3046-02-16-15-42n</text:p>
          </table:table-cell>
          <table:table-cell office:value-type="float" office:value="1.78667637171039" calcext:value-type="float">
            <text:p>1.7866763717</text:p>
          </table:table-cell>
          <table:table-cell office:value-type="float" office:value="0.179712778545484" calcext:value-type="float">
            <text:p>0.1797127785</text:p>
          </table:table-cell>
          <table:table-cell office:value-type="float" office:value="0.40579192781863" calcext:value-type="float">
            <text:p>0.4057919278</text:p>
          </table:table-cell>
          <table:table-cell office:value-type="float" office:value="0.00405421548259058" calcext:value-type="float">
            <text:p>0.0040542155</text:p>
          </table:table-cell>
          <table:table-cell office:value-type="float" office:value="0.0000444296375382312" calcext:value-type="float">
            <text:p>4.44E-05</text:p>
          </table:table-cell>
          <table:table-cell office:value-type="float" office:value="0.0233367618564344" calcext:value-type="float">
            <text:p>0.0233367619</text:p>
          </table:table-cell>
          <table:table-cell office:value-type="float" office:value="0.246080384337223" calcext:value-type="float">
            <text:p>0.2460803843</text:p>
          </table:table-cell>
          <table:table-cell office:value-type="float" office:value="0.0233367618564344" calcext:value-type="float">
            <text:p>0.0233367619</text:p>
          </table:table-cell>
          <table:table-cell office:value-type="float" office:value="0.0546780317223483" calcext:value-type="float">
            <text:p>0.0546780317</text:p>
          </table:table-cell>
        </table:table-row>
        <table:table-row table:style-name="ro1">
          <table:table-cell office:value-type="string" calcext:value-type="string">
            <text:p>s22364-3263-10-30-17-47n</text:p>
          </table:table-cell>
          <table:table-cell office:value-type="float" office:value="0.963432560554373" calcext:value-type="float">
            <text:p>0.9634325606</text:p>
          </table:table-cell>
          <table:table-cell office:value-type="float" office:value="0.0569387413319995" calcext:value-type="float">
            <text:p>0.0569387413</text:p>
          </table:table-cell>
          <table:table-cell office:value-type="float" office:value="0.145308440893534" calcext:value-type="float">
            <text:p>0.1453084409</text:p>
          </table:table-cell>
          <table:table-cell office:value-type="float" office:value="0.00100662192517788" calcext:value-type="float">
            <text:p>0.0010066219</text:p>
          </table:table-cell>
          <table:table-cell office:value-type="float" office:value="0.0000148175547939569" calcext:value-type="float">
            <text:p>1.48E-05</text:p>
          </table:table-cell>
          <table:table-cell office:value-type="float" office:value="0.0125695177508178" calcext:value-type="float">
            <text:p>0.0125695178</text:p>
          </table:table-cell>
          <table:table-cell office:value-type="float" office:value="0.0799305253885454" calcext:value-type="float">
            <text:p>0.0799305254</text:p>
          </table:table-cell>
          <table:table-cell office:value-type="float" office:value="0.0125695177508178" calcext:value-type="float">
            <text:p>0.0125695178</text:p>
          </table:table-cell>
          <table:table-cell office:value-type="float" office:value="0.017467796141407" calcext:value-type="float">
            <text:p>0.0174677961</text:p>
          </table:table-cell>
        </table:table-row>
        <table:table-row table:style-name="ro1">
          <table:table-cell office:value-type="string" calcext:value-type="string">
            <text:p>s22364-3263-10-30-23-14n</text:p>
          </table:table-cell>
          <table:table-cell office:value-type="float" office:value="1.52477809515825" calcext:value-type="float">
            <text:p>1.5247780952</text:p>
          </table:table-cell>
          <table:table-cell office:value-type="float" office:value="0.123214820485449" calcext:value-type="float">
            <text:p>0.1232148205</text:p>
          </table:table-cell>
          <table:table-cell office:value-type="float" office:value="0.275763747939332" calcext:value-type="float">
            <text:p>0.2757637479</text:p>
          </table:table-cell>
          <table:table-cell office:value-type="float" office:value="0.00366135270863837" calcext:value-type="float">
            <text:p>0.0036613527</text:p>
          </table:table-cell>
          <table:table-cell office:value-type="float" office:value="0.0000293783352213086" calcext:value-type="float">
            <text:p>2.94E-05</text:p>
          </table:table-cell>
          <table:table-cell office:value-type="float" office:value="0.0199431748627344" calcext:value-type="float">
            <text:p>0.0199431749</text:p>
          </table:table-cell>
          <table:table-cell office:value-type="float" office:value="0.163299316185545" calcext:value-type="float">
            <text:p>0.1632993162</text:p>
          </table:table-cell>
          <table:table-cell office:value-type="float" office:value="0.0199431748627344" calcext:value-type="float">
            <text:p>0.0199431749</text:p>
          </table:table-cell>
          <table:table-cell office:value-type="float" office:value="0.0361594435199229" calcext:value-type="float">
            <text:p>0.0361594435</text:p>
          </table:table-cell>
        </table:table-row>
        <table:table-row table:style-name="ro1">
          <table:table-cell office:value-type="string" calcext:value-type="string">
            <text:p>s22462-3003-02-14-13-56n</text:p>
          </table:table-cell>
          <table:table-cell office:value-type="float" office:value="1.48011598034451" calcext:value-type="float">
            <text:p>1.4801159803</text:p>
          </table:table-cell>
          <table:table-cell office:value-type="float" office:value="0.210964037926522" calcext:value-type="float">
            <text:p>0.2109640379</text:p>
          </table:table-cell>
          <table:table-cell office:value-type="float" office:value="0.435545443626541" calcext:value-type="float">
            <text:p>0.4355454436</text:p>
          </table:table-cell>
          <table:table-cell office:value-type="float" office:value="0.00299071867683992" calcext:value-type="float">
            <text:p>0.0029907187</text:p>
          </table:table-cell>
          <table:table-cell office:value-type="float" office:value="0.0000478715819393338" calcext:value-type="float">
            <text:p>4.79E-05</text:p>
          </table:table-cell>
          <table:table-cell office:value-type="float" office:value="0.0192759303474417" calcext:value-type="float">
            <text:p>0.0192759303</text:p>
          </table:table-cell>
          <table:table-cell office:value-type="float" office:value="0.27588242262078" calcext:value-type="float">
            <text:p>0.2758824226</text:p>
          </table:table-cell>
          <table:table-cell office:value-type="float" office:value="0.0192759303474417" calcext:value-type="float">
            <text:p>0.0192759303</text:p>
          </table:table-cell>
          <table:table-cell office:value-type="float" office:value="0.0615607296086321" calcext:value-type="float">
            <text:p>0.0615607296</text:p>
          </table:table-cell>
        </table:table-row>
        <table:table-row table:style-name="ro1">
          <table:table-cell office:value-type="string" calcext:value-type="string">
            <text:p>s22462-3003-02-15-20-29n</text:p>
          </table:table-cell>
          <table:table-cell office:value-type="float" office:value="1.07231279039269" calcext:value-type="float">
            <text:p>1.0723127904</text:p>
          </table:table-cell>
          <table:table-cell office:value-type="float" office:value="0.0113887007395036" calcext:value-type="float">
            <text:p>0.0113887007</text:p>
          </table:table-cell>
          <table:table-cell office:value-type="float" office:value="0.0912966688607032" calcext:value-type="float">
            <text:p>0.0912966689</text:p>
          </table:table-cell>
          <table:table-cell office:value-type="float" office:value="0.000845784799852265" calcext:value-type="float">
            <text:p>0.0008457848</text:p>
          </table:table-cell>
          <table:table-cell office:value-type="float" office:value="0.00000989626903670494" calcext:value-type="float">
            <text:p>9.90E-06</text:p>
          </table:table-cell>
          <table:table-cell office:value-type="float" office:value="0.013939807335241" calcext:value-type="float">
            <text:p>0.0139398073</text:p>
          </table:table-cell>
          <table:table-cell office:value-type="float" office:value="0.0372677996249965" calcext:value-type="float">
            <text:p>0.0372677996</text:p>
          </table:table-cell>
          <table:table-cell office:value-type="float" office:value="0.013939807335241" calcext:value-type="float">
            <text:p>0.0139398073</text:p>
          </table:table-cell>
          <table:table-cell office:value-type="float" office:value="0.00683413555450864" calcext:value-type="float">
            <text:p>0.0068341356</text:p>
          </table:table-cell>
        </table:table-row>
        <table:table-row table:style-name="ro1">
          <table:table-cell office:value-type="string" calcext:value-type="string">
            <text:p>s22585-3335-09-17-10-58n</text:p>
          </table:table-cell>
          <table:table-cell office:value-type="float" office:value="2.0804312581857" calcext:value-type="float">
            <text:p>2.0804312582</text:p>
          </table:table-cell>
          <table:table-cell office:value-type="float" office:value="0.244996525913766" calcext:value-type="float">
            <text:p>0.2449965259</text:p>
          </table:table-cell>
          <table:table-cell office:value-type="float" office:value="0.536661293070813" calcext:value-type="float">
            <text:p>0.5366612931</text:p>
          </table:table-cell>
          <table:table-cell office:value-type="float" office:value="0.00429731324621701" calcext:value-type="float">
            <text:p>0.0042973132</text:p>
          </table:table-cell>
          <table:table-cell office:value-type="float" office:value="0.0000580659887907539" calcext:value-type="float">
            <text:p>5.81E-05</text:p>
          </table:table-cell>
          <table:table-cell office:value-type="float" office:value="0.0271710703023361" calcext:value-type="float">
            <text:p>0.0271710703</text:p>
          </table:table-cell>
          <table:table-cell office:value-type="float" office:value="0.323178657161088" calcext:value-type="float">
            <text:p>0.3231786572</text:p>
          </table:table-cell>
          <table:table-cell office:value-type="float" office:value="0.0271710703023361" calcext:value-type="float">
            <text:p>0.0271710703</text:p>
          </table:table-cell>
          <table:table-cell office:value-type="float" office:value="0.0718692321158461" calcext:value-type="float">
            <text:p>0.0718692321</text:p>
          </table:table-cell>
        </table:table-row>
        <table:table-row table:style-name="ro1">
          <table:table-cell office:value-type="string" calcext:value-type="string">
            <text:p>s22585-3335-09-18-12-05n</text:p>
          </table:table-cell>
          <table:table-cell office:value-type="float" office:value="2.62755583722231" calcext:value-type="float">
            <text:p>2.6275558372</text:p>
          </table:table-cell>
          <table:table-cell office:value-type="float" office:value="0.287230397695967" calcext:value-type="float">
            <text:p>0.2872303977</text:p>
          </table:table-cell>
          <table:table-cell office:value-type="float" office:value="0.628100241401303" calcext:value-type="float">
            <text:p>0.6281002414</text:p>
          </table:table-cell>
          <table:table-cell office:value-type="float" office:value="0.00392666348947775" calcext:value-type="float">
            <text:p>0.0039266635</text:p>
          </table:table-cell>
          <table:table-cell office:value-type="float" office:value="0.0000690907294325456" calcext:value-type="float">
            <text:p>6.91E-05</text:p>
          </table:table-cell>
          <table:table-cell office:value-type="float" office:value="0.0342399641176676" calcext:value-type="float">
            <text:p>0.0342399641</text:p>
          </table:table-cell>
          <table:table-cell office:value-type="float" office:value="0.396512575112343" calcext:value-type="float">
            <text:p>0.3965125751</text:p>
          </table:table-cell>
          <table:table-cell office:value-type="float" office:value="0.0347599229203558" calcext:value-type="float">
            <text:p>0.0347599229</text:p>
          </table:table-cell>
          <table:table-cell office:value-type="float" office:value="0.0887830655088658" calcext:value-type="float">
            <text:p>0.0887830655</text:p>
          </table:table-cell>
        </table:table-row>
        <table:table-row table:style-name="ro1">
          <table:table-cell office:value-type="string" calcext:value-type="string">
            <text:p>s23238-2647-02-12-14-17n</text:p>
          </table:table-cell>
          <table:table-cell office:value-type="float" office:value="2.06045352664454" calcext:value-type="float">
            <text:p>2.0604535266</text:p>
          </table:table-cell>
          <table:table-cell office:value-type="float" office:value="0.2115585193403" calcext:value-type="float">
            <text:p>0.2115585193</text:p>
          </table:table-cell>
          <table:table-cell office:value-type="float" office:value="0.456645579562647" calcext:value-type="float">
            <text:p>0.4566455796</text:p>
          </table:table-cell>
          <table:table-cell office:value-type="float" office:value="0.00283793694107726" calcext:value-type="float">
            <text:p>0.0028379369</text:p>
          </table:table-cell>
          <table:table-cell office:value-type="float" office:value="0.0000503580142950752" calcext:value-type="float">
            <text:p>5.04E-05</text:p>
          </table:table-cell>
          <table:table-cell office:value-type="float" office:value="0.0268412461890811" calcext:value-type="float">
            <text:p>0.0268412462</text:p>
          </table:table-cell>
          <table:table-cell office:value-type="float" office:value="0.293919868142473" calcext:value-type="float">
            <text:p>0.2939198681</text:p>
          </table:table-cell>
          <table:table-cell office:value-type="float" office:value="0.026841246189081" calcext:value-type="float">
            <text:p>0.0268412462</text:p>
          </table:table-cell>
          <table:table-cell office:value-type="float" office:value="0.0654525495265436" calcext:value-type="float">
            <text:p>0.0654525495</text:p>
          </table:table-cell>
        </table:table-row>
        <table:table-row table:style-name="ro1">
          <table:table-cell office:value-type="string" calcext:value-type="string">
            <text:p>s23363-2676-12-12-09-28n</text:p>
          </table:table-cell>
          <table:table-cell office:value-type="float" office:value="3.17731910219671" calcext:value-type="float">
            <text:p>3.1773191022</text:p>
          </table:table-cell>
          <table:table-cell office:value-type="float" office:value="0.225339439795224" calcext:value-type="float">
            <text:p>0.2253394398</text:p>
          </table:table-cell>
          <table:table-cell office:value-type="float" office:value="0.486552670104641" calcext:value-type="float">
            <text:p>0.4865526701</text:p>
          </table:table-cell>
          <table:table-cell office:value-type="float" office:value="0.00299155880380929" calcext:value-type="float">
            <text:p>0.0029915588</text:p>
          </table:table-cell>
          <table:table-cell office:value-type="float" office:value="0.0000538940653566816" calcext:value-type="float">
            <text:p>5.39E-05</text:p>
          </table:table-cell>
          <table:table-cell office:value-type="float" office:value="0.0413567544112522" calcext:value-type="float">
            <text:p>0.0413567544</text:p>
          </table:table-cell>
          <table:table-cell office:value-type="float" office:value="0.322748612183951" calcext:value-type="float">
            <text:p>0.3227486122</text:p>
          </table:table-cell>
          <table:table-cell office:value-type="float" office:value="0.041447514261024" calcext:value-type="float">
            <text:p>0.0414475143</text:p>
          </table:table-cell>
          <table:table-cell office:value-type="float" office:value="0.0716471025159443" calcext:value-type="float">
            <text:p>0.0716471025</text:p>
          </table:table-cell>
        </table:table-row>
        <table:table-row table:style-name="ro1">
          <table:table-cell office:value-type="string" calcext:value-type="string">
            <text:p>s23363-2676-12-12-11-07n</text:p>
          </table:table-cell>
          <table:table-cell office:value-type="float" office:value="0.824526491335075" calcext:value-type="float">
            <text:p>0.8245264913</text:p>
          </table:table-cell>
          <table:table-cell office:value-type="float" office:value="0.280013865654433" calcext:value-type="float">
            <text:p>0.2800138657</text:p>
          </table:table-cell>
          <table:table-cell office:value-type="float" office:value="0.534173709458762" calcext:value-type="float">
            <text:p>0.5341737095</text:p>
          </table:table-cell>
          <table:table-cell office:value-type="float" office:value="0.00275334527015387" calcext:value-type="float">
            <text:p>0.0027533453</text:p>
          </table:table-cell>
          <table:table-cell office:value-type="float" office:value="0.0000597663171941188" calcext:value-type="float">
            <text:p>5.98E-05</text:p>
          </table:table-cell>
          <table:table-cell office:value-type="float" office:value="0.0105739091340139" calcext:value-type="float">
            <text:p>0.0105739091</text:p>
          </table:table-cell>
          <table:table-cell office:value-type="float" office:value="0.376017139089282" calcext:value-type="float">
            <text:p>0.3760171391</text:p>
          </table:table-cell>
          <table:table-cell office:value-type="float" office:value="0.0105739091340139" calcext:value-type="float">
            <text:p>0.0105739091</text:p>
          </table:table-cell>
          <table:table-cell office:value-type="float" office:value="0.0848019472298848" calcext:value-type="float">
            <text:p>0.0848019472</text:p>
          </table:table-cell>
        </table:table-row>
        <table:table-row table:style-name="ro1">
          <table:table-cell office:value-type="string" calcext:value-type="string">
            <text:p>s23363-2676-12-13-14-23n</text:p>
          </table:table-cell>
          <table:table-cell office:value-type="float" office:value="2.46078567568268" calcext:value-type="float">
            <text:p>2.4607856757</text:p>
          </table:table-cell>
          <table:table-cell office:value-type="float" office:value="0.297897555083655" calcext:value-type="float">
            <text:p>0.2978975551</text:p>
          </table:table-cell>
          <table:table-cell office:value-type="float" office:value="0.635776147831696" calcext:value-type="float">
            <text:p>0.6357761478</text:p>
          </table:table-cell>
          <table:table-cell office:value-type="float" office:value="0.00379687917641524" calcext:value-type="float">
            <text:p>0.0037968792</text:p>
          </table:table-cell>
          <table:table-cell office:value-type="float" office:value="0.0000710202199718211" calcext:value-type="float">
            <text:p>7.10E-05</text:p>
          </table:table-cell>
          <table:table-cell office:value-type="float" office:value="0.0319848588346803" calcext:value-type="float">
            <text:p>0.0319848588</text:p>
          </table:table-cell>
          <table:table-cell office:value-type="float" office:value="0.404145188432737" calcext:value-type="float">
            <text:p>0.4041451884</text:p>
          </table:table-cell>
          <table:table-cell office:value-type="float" office:value="0.0320847910671589" calcext:value-type="float">
            <text:p>0.0320847911</text:p>
          </table:table-cell>
          <table:table-cell office:value-type="float" office:value="0.0899315371884934" calcext:value-type="float">
            <text:p>0.0899315372</text:p>
          </table:table-cell>
        </table:table-row>
        <table:table-row table:style-name="ro1">
          <table:table-cell office:value-type="string" calcext:value-type="string">
            <text:p>s23876-3332-03-10-18-34n</text:p>
          </table:table-cell>
          <table:table-cell office:value-type="float" office:value="1.55503747927365" calcext:value-type="float">
            <text:p>1.5550374793</text:p>
          </table:table-cell>
          <table:table-cell office:value-type="float" office:value="0.226961997078166" calcext:value-type="float">
            <text:p>0.2269619971</text:p>
          </table:table-cell>
          <table:table-cell office:value-type="float" office:value="0.474711189217568" calcext:value-type="float">
            <text:p>0.4747111892</text:p>
          </table:table-cell>
          <table:table-cell office:value-type="float" office:value="0.00263429446721472" calcext:value-type="float">
            <text:p>0.0026342945</text:p>
          </table:table-cell>
          <table:table-cell office:value-type="float" office:value="0.0000518860625225758" calcext:value-type="float">
            <text:p>5.19E-05</text:p>
          </table:table-cell>
          <table:table-cell office:value-type="float" office:value="0.0203016603934377" calcext:value-type="float">
            <text:p>0.0203016604</text:p>
          </table:table-cell>
          <table:table-cell office:value-type="float" office:value="0.309120616516523" calcext:value-type="float">
            <text:p>0.3091206165</text:p>
          </table:table-cell>
          <table:table-cell office:value-type="float" office:value="0.0203016603934377" calcext:value-type="float">
            <text:p>0.0203016604</text:p>
          </table:table-cell>
          <table:table-cell office:value-type="float" office:value="0.0692624482923647" calcext:value-type="float">
            <text:p>0.0692624483</text:p>
          </table:table-cell>
        </table:table-row>
        <table:table-row table:style-name="ro1">
          <table:table-cell office:value-type="string" calcext:value-type="string">
            <text:p>s24942-3310-10-07-12-40n</text:p>
          </table:table-cell>
          <table:table-cell office:value-type="float" office:value="1.32441084401555" calcext:value-type="float">
            <text:p>1.324410844</text:p>
          </table:table-cell>
          <table:table-cell office:value-type="float" office:value="0.126270331600574" calcext:value-type="float">
            <text:p>0.1262703316</text:p>
          </table:table-cell>
          <table:table-cell office:value-type="float" office:value="0.287224229440359" calcext:value-type="float">
            <text:p>0.2872242294</text:p>
          </table:table-cell>
          <table:table-cell office:value-type="float" office:value="0.00161579222568782" calcext:value-type="float">
            <text:p>0.0016157922</text:p>
          </table:table-cell>
          <table:table-cell office:value-type="float" office:value="0.0000312384290994286" calcext:value-type="float">
            <text:p>3.12E-05</text:p>
          </table:table-cell>
          <table:table-cell office:value-type="float" office:value="0.0172987148945691" calcext:value-type="float">
            <text:p>0.0172987149</text:p>
          </table:table-cell>
          <table:table-cell office:value-type="float" office:value="0.171593835683116" calcext:value-type="float">
            <text:p>0.1715938357</text:p>
          </table:table-cell>
          <table:table-cell office:value-type="float" office:value="0.0172987148945691" calcext:value-type="float">
            <text:p>0.0172987149</text:p>
          </table:table-cell>
          <table:table-cell office:value-type="float" office:value="0.0379552476709064" calcext:value-type="float">
            <text:p>0.0379552477</text:p>
          </table:table-cell>
        </table:table-row>
        <table:table-row table:style-name="ro1">
          <table:table-cell office:value-type="string" calcext:value-type="string">
            <text:p>s25284-3485-11-04-08-25n</text:p>
          </table:table-cell>
          <table:table-cell office:value-type="float" office:value="0.835095005250233" calcext:value-type="float">
            <text:p>0.8350950053</text:p>
          </table:table-cell>
          <table:table-cell office:value-type="float" office:value="0.299636647438127" calcext:value-type="float">
            <text:p>0.2996366474</text:p>
          </table:table-cell>
          <table:table-cell office:value-type="float" office:value="0.583855470953327" calcext:value-type="float">
            <text:p>0.583855471</text:p>
          </table:table-cell>
          <table:table-cell office:value-type="float" office:value="0.00298454548416756" calcext:value-type="float">
            <text:p>0.0029845455</text:p>
          </table:table-cell>
          <table:table-cell office:value-type="float" office:value="0.0000647612147985761" calcext:value-type="float">
            <text:p>6.48E-05</text:p>
          </table:table-cell>
          <table:table-cell office:value-type="float" office:value="0.0106957055414476" calcext:value-type="float">
            <text:p>0.0106957055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3925647970503" calcext:value-type="float">
            <text:p>0.0113925648</text:p>
          </table:table-cell>
          <table:table-cell office:value-type="float" office:value="0.0922683758585949" calcext:value-type="float">
            <text:p>0.0922683759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1.17597095199409" calcext:value-type="float">
            <text:p>1.175970952</text:p>
          </table:table-cell>
          <table:table-cell office:value-type="float" office:value="0.309370934415587" calcext:value-type="float">
            <text:p>0.3093709344</text:p>
          </table:table-cell>
          <table:table-cell office:value-type="float" office:value="0.593033271111285" calcext:value-type="float">
            <text:p>0.5930332711</text:p>
          </table:table-cell>
          <table:table-cell office:value-type="float" office:value="0.00303180401704811" calcext:value-type="float">
            <text:p>0.003031804</text:p>
          </table:table-cell>
          <table:table-cell office:value-type="float" office:value="0.0000659508095655033" calcext:value-type="float">
            <text:p>6.60E-05</text:p>
          </table:table-cell>
          <table:table-cell office:value-type="float" office:value="0.0151740577359995" calcext:value-type="float">
            <text:p>0.015174057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62439224870706" calcext:value-type="float">
            <text:p>0.0162439225</text:p>
          </table:table-cell>
          <table:table-cell office:value-type="float" office:value="0.0919259146230566" calcext:value-type="float">
            <text:p>0.0919259146</text:p>
          </table:table-cell>
        </table:table-row>
        <table:table-row table:style-name="ro1">
          <table:table-cell office:value-type="string" calcext:value-type="string">
            <text:p>s25332-3101-01-28-11-39n</text:p>
          </table:table-cell>
          <table:table-cell office:value-type="float" office:value="1.28307684981432" calcext:value-type="float">
            <text:p>1.2830768498</text:p>
          </table:table-cell>
          <table:table-cell office:value-type="float" office:value="0.179687813735297" calcext:value-type="float">
            <text:p>0.1796878137</text:p>
          </table:table-cell>
          <table:table-cell office:value-type="float" office:value="0.362936610553666" calcext:value-type="float">
            <text:p>0.3629366106</text:p>
          </table:table-cell>
          <table:table-cell office:value-type="float" office:value="0.00220357480625229" calcext:value-type="float">
            <text:p>0.0022035748</text:p>
          </table:table-cell>
          <table:table-cell office:value-type="float" office:value="0.000039931880936385" calcext:value-type="float">
            <text:p>3.99E-05</text:p>
          </table:table-cell>
          <table:table-cell office:value-type="float" office:value="0.0166915598287104" calcext:value-type="float">
            <text:p>0.0166915598</text:p>
          </table:table-cell>
          <table:table-cell office:value-type="float" office:value="0.243241991988773" calcext:value-type="float">
            <text:p>0.243241992</text:p>
          </table:table-cell>
          <table:table-cell office:value-type="float" office:value="0.0166915598287104" calcext:value-type="float">
            <text:p>0.0166915598</text:p>
          </table:table-cell>
          <table:table-cell office:value-type="float" office:value="0.0549123314878639" calcext:value-type="float">
            <text:p>0.0549123315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1.10443116375452" calcext:value-type="float">
            <text:p>1.1044311638</text:p>
          </table:table-cell>
          <table:table-cell office:value-type="float" office:value="0.228543877704926" calcext:value-type="float">
            <text:p>0.2285438777</text:p>
          </table:table-cell>
          <table:table-cell office:value-type="float" office:value="0.439266184742578" calcext:value-type="float">
            <text:p>0.4392661847</text:p>
          </table:table-cell>
          <table:table-cell office:value-type="float" office:value="0.0023250839870726" calcext:value-type="float">
            <text:p>0.002325084</text:p>
          </table:table-cell>
          <table:table-cell office:value-type="float" office:value="0.0000489058474968784" calcext:value-type="float">
            <text:p>4.89E-05</text:p>
          </table:table-cell>
          <table:table-cell office:value-type="float" office:value="0.0143238424818708" calcext:value-type="float">
            <text:p>0.0143238425</text:p>
          </table:table-cell>
          <table:table-cell office:value-type="float" office:value="0.306865877325366" calcext:value-type="float">
            <text:p>0.3068658773</text:p>
          </table:table-cell>
          <table:table-cell office:value-type="float" office:value="0.0143238424818708" calcext:value-type="float">
            <text:p>0.0143238425</text:p>
          </table:table-cell>
          <table:table-cell office:value-type="float" office:value="0.0692986166109182" calcext:value-type="float">
            <text:p>0.0692986166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2.05458811384227" calcext:value-type="float">
            <text:p>2.0545881138</text:p>
          </table:table-cell>
          <table:table-cell office:value-type="float" office:value="0.323917298223513" calcext:value-type="float">
            <text:p>0.3239172982</text:p>
          </table:table-cell>
          <table:table-cell office:value-type="float" office:value="0.680629788244064" calcext:value-type="float">
            <text:p>0.6806297882</text:p>
          </table:table-cell>
          <table:table-cell office:value-type="float" office:value="0.00574187239086057" calcext:value-type="float">
            <text:p>0.0057418724</text:p>
          </table:table-cell>
          <table:table-cell office:value-type="float" office:value="0.0000724799780110685" calcext:value-type="float">
            <text:p>7.25E-05</text:p>
          </table:table-cell>
          <table:table-cell office:value-type="float" office:value="0.0269687063394201" calcext:value-type="float">
            <text:p>0.0269687063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274034505735381" calcext:value-type="float">
            <text:p>0.0274034506</text:p>
          </table:table-cell>
          <table:table-cell office:value-type="float" office:value="0.0906720478243561" calcext:value-type="float">
            <text:p>0.0906720478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1.70243307864857" calcext:value-type="float">
            <text:p>1.7024330786</text:p>
          </table:table-cell>
          <table:table-cell office:value-type="float" office:value="0.157805183261569" calcext:value-type="float">
            <text:p>0.1578051833</text:p>
          </table:table-cell>
          <table:table-cell office:value-type="float" office:value="0.335072711286065" calcext:value-type="float">
            <text:p>0.3350727113</text:p>
          </table:table-cell>
          <table:table-cell office:value-type="float" office:value="0.00199874783823704" calcext:value-type="float">
            <text:p>0.0019987478</text:p>
          </table:table-cell>
          <table:table-cell office:value-type="float" office:value="0.0000372237708174778" calcext:value-type="float">
            <text:p>3.72E-05</text:p>
          </table:table-cell>
          <table:table-cell office:value-type="float" office:value="0.022117037836717" calcext:value-type="float">
            <text:p>0.0221170378</text:p>
          </table:table-cell>
          <table:table-cell office:value-type="float" office:value="0.204803428790741" calcext:value-type="float">
            <text:p>0.2048034288</text:p>
          </table:table-cell>
          <table:table-cell office:value-type="float" office:value="0.022117037836717" calcext:value-type="float">
            <text:p>0.0221170378</text:p>
          </table:table-cell>
          <table:table-cell office:value-type="float" office:value="0.0451857648684519" calcext:value-type="float">
            <text:p>0.0451857649</text:p>
          </table:table-cell>
        </table:table-row>
        <table:table-row table:style-name="ro1">
          <table:table-cell office:value-type="string" calcext:value-type="string">
            <text:p>s26897-2816-04-04-16-54n</text:p>
          </table:table-cell>
          <table:table-cell office:value-type="float" office:value="2.00011082920437" calcext:value-type="float">
            <text:p>2.0001108292</text:p>
          </table:table-cell>
          <table:table-cell office:value-type="float" office:value="0.251422375905044" calcext:value-type="float">
            <text:p>0.2514223759</text:p>
          </table:table-cell>
          <table:table-cell office:value-type="float" office:value="0.562654910476344" calcext:value-type="float">
            <text:p>0.5626549105</text:p>
          </table:table-cell>
          <table:table-cell office:value-type="float" office:value="0.00888351860220006" calcext:value-type="float">
            <text:p>0.0088835186</text:p>
          </table:table-cell>
          <table:table-cell office:value-type="float" office:value="0.0000590026831981987" calcext:value-type="float">
            <text:p>5.90E-05</text:p>
          </table:table-cell>
          <table:table-cell office:value-type="float" office:value="0.0262425020929578" calcext:value-type="float">
            <text:p>0.0262425021</text:p>
          </table:table-cell>
          <table:table-cell office:value-type="float" office:value="0.329983164553721" calcext:value-type="float">
            <text:p>0.3299831646</text:p>
          </table:table-cell>
          <table:table-cell office:value-type="float" office:value="0.0262425020929578" calcext:value-type="float">
            <text:p>0.0262425021</text:p>
          </table:table-cell>
          <table:table-cell office:value-type="float" office:value="0.0733581682561016" calcext:value-type="float">
            <text:p>0.0733581683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1.09331832045881" calcext:value-type="float">
            <text:p>1.0933183205</text:p>
          </table:table-cell>
          <table:table-cell office:value-type="float" office:value="0.307199682407215" calcext:value-type="float">
            <text:p>0.3071996824</text:p>
          </table:table-cell>
          <table:table-cell office:value-type="float" office:value="0.612173861674405" calcext:value-type="float">
            <text:p>0.6121738617</text:p>
          </table:table-cell>
          <table:table-cell office:value-type="float" office:value="0.00353498039595688" calcext:value-type="float">
            <text:p>0.0035349804</text:p>
          </table:table-cell>
          <table:table-cell office:value-type="float" office:value="0.0000670747195223984" calcext:value-type="float">
            <text:p>6.71E-05</text:p>
          </table:table-cell>
          <table:table-cell office:value-type="float" office:value="0.0141872154105831" calcext:value-type="float">
            <text:p>0.0141872154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48761715972778" calcext:value-type="float">
            <text:p>0.0148761716</text:p>
          </table:table-cell>
          <table:table-cell office:value-type="float" office:value="0.0920134056973238" calcext:value-type="float">
            <text:p>0.0920134057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2.74829561221622" calcext:value-type="float">
            <text:p>2.7482956122</text:p>
          </table:table-cell>
          <table:table-cell office:value-type="float" office:value="0.314488193507845" calcext:value-type="float">
            <text:p>0.3144881935</text:p>
          </table:table-cell>
          <table:table-cell office:value-type="float" office:value="0.709295005904792" calcext:value-type="float">
            <text:p>0.7092950059</text:p>
          </table:table-cell>
          <table:table-cell office:value-type="float" office:value="0.0103341378465596" calcext:value-type="float">
            <text:p>0.0103341378</text:p>
          </table:table-cell>
          <table:table-cell office:value-type="float" office:value="0.0000738296586342012" calcext:value-type="float">
            <text:p>7.38E-05</text:p>
          </table:table-cell>
          <table:table-cell office:value-type="float" office:value="0.0360297737075229" calcext:value-type="float">
            <text:p>0.036029773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362125193027421" calcext:value-type="float">
            <text:p>0.0362125193</text:p>
          </table:table-cell>
          <table:table-cell office:value-type="float" office:value="0.0899534294716022" calcext:value-type="float">
            <text:p>0.0899534295</text:p>
          </table:table-cell>
        </table:table-row>
        <table:table-row table:style-name="ro1">
          <table:table-cell office:value-type="string" calcext:value-type="string">
            <text:p>s27193-3271-03-15-10-39n</text:p>
          </table:table-cell>
          <table:table-cell office:value-type="float" office:value="0.853199744386199" calcext:value-type="float">
            <text:p>0.8531997444</text:p>
          </table:table-cell>
          <table:table-cell office:value-type="float" office:value="0.28698216278104" calcext:value-type="float">
            <text:p>0.2869821628</text:p>
          </table:table-cell>
          <table:table-cell office:value-type="float" office:value="0.549024309376746" calcext:value-type="float">
            <text:p>0.5490243094</text:p>
          </table:table-cell>
          <table:table-cell office:value-type="float" office:value="0.002809565115384" calcext:value-type="float">
            <text:p>0.0028095651</text:p>
          </table:table-cell>
          <table:table-cell office:value-type="float" office:value="0.0000610557390345205" calcext:value-type="float">
            <text:p>6.11E-05</text:p>
          </table:table-cell>
          <table:table-cell office:value-type="float" office:value="0.0109739302474295" calcext:value-type="float">
            <text:p>0.0109739302</text:p>
          </table:table-cell>
          <table:table-cell office:value-type="float" office:value="0.378960566696735" calcext:value-type="float">
            <text:p>0.3789605667</text:p>
          </table:table-cell>
          <table:table-cell office:value-type="float" office:value="0.0109976621898567" calcext:value-type="float">
            <text:p>0.0109976622</text:p>
          </table:table-cell>
          <table:table-cell office:value-type="float" office:value="0.0852013212535908" calcext:value-type="float">
            <text:p>0.0852013213</text:p>
          </table:table-cell>
        </table:table-row>
        <table:table-row table:style-name="ro1">
          <table:table-cell office:value-type="string" calcext:value-type="string">
            <text:p>s27193-3271-03-15-13-26n</text:p>
          </table:table-cell>
          <table:table-cell office:value-type="float" office:value="0.873177667855648" calcext:value-type="float">
            <text:p>0.8731776679</text:p>
          </table:table-cell>
          <table:table-cell office:value-type="float" office:value="0.284231115561068" calcext:value-type="float">
            <text:p>0.2842311156</text:p>
          </table:table-cell>
          <table:table-cell office:value-type="float" office:value="0.547755135457587" calcext:value-type="float">
            <text:p>0.5477551355</text:p>
          </table:table-cell>
          <table:table-cell office:value-type="float" office:value="0.00286677984528953" calcext:value-type="float">
            <text:p>0.0028667798</text:p>
          </table:table-cell>
          <table:table-cell office:value-type="float" office:value="0.0000608311499340595" calcext:value-type="float">
            <text:p>6.08E-05</text:p>
          </table:table-cell>
          <table:table-cell office:value-type="float" office:value="0.0112726901356484" calcext:value-type="float">
            <text:p>0.0112726901</text:p>
          </table:table-cell>
          <table:table-cell office:value-type="float" office:value="0.380423740350443" calcext:value-type="float">
            <text:p>0.3804237404</text:p>
          </table:table-cell>
          <table:table-cell office:value-type="float" office:value="0.0113311444848508" calcext:value-type="float">
            <text:p>0.0113311445</text:p>
          </table:table-cell>
          <table:table-cell office:value-type="float" office:value="0.0856902903724762" calcext:value-type="float">
            <text:p>0.0856902904</text:p>
          </table:table-cell>
        </table:table-row>
        <table:table-row table:style-name="ro1">
          <table:table-cell office:value-type="string" calcext:value-type="string">
            <text:p>s27194-2860-03-24-14-18n</text:p>
          </table:table-cell>
          <table:table-cell office:value-type="float" office:value="1.72740986949431" calcext:value-type="float">
            <text:p>1.7274098695</text:p>
          </table:table-cell>
          <table:table-cell office:value-type="float" office:value="0.311022923318381" calcext:value-type="float">
            <text:p>0.3110229233</text:p>
          </table:table-cell>
          <table:table-cell office:value-type="float" office:value="0.659534685428001" calcext:value-type="float">
            <text:p>0.6595346854</text:p>
          </table:table-cell>
          <table:table-cell office:value-type="float" office:value="0.00396226066918608" calcext:value-type="float">
            <text:p>0.0039622607</text:p>
          </table:table-cell>
          <table:table-cell office:value-type="float" office:value="0.0000708733173554021" calcext:value-type="float">
            <text:p>7.09E-05</text:p>
          </table:table-cell>
          <table:table-cell office:value-type="float" office:value="0.0226092929648026" calcext:value-type="float">
            <text:p>0.022609293</text:p>
          </table:table-cell>
          <table:table-cell office:value-type="float" office:value="0.405859855396197" calcext:value-type="float">
            <text:p>0.4058598554</text:p>
          </table:table-cell>
          <table:table-cell office:value-type="float" office:value="0.0232651679895706" calcext:value-type="float">
            <text:p>0.023265168</text:p>
          </table:table-cell>
          <table:table-cell office:value-type="float" office:value="0.0906993792584165" calcext:value-type="float">
            <text:p>0.0906993793</text:p>
          </table:table-cell>
        </table:table-row>
        <table:table-row table:style-name="ro1">
          <table:table-cell office:value-type="string" calcext:value-type="string">
            <text:p>s27232-2863-10-14-17-52n</text:p>
          </table:table-cell>
          <table:table-cell office:value-type="float" office:value="1.74918878689508" calcext:value-type="float">
            <text:p>1.7491887869</text:p>
          </table:table-cell>
          <table:table-cell office:value-type="float" office:value="0.288428791631832" calcext:value-type="float">
            <text:p>0.2884287916</text:p>
          </table:table-cell>
          <table:table-cell office:value-type="float" office:value="0.590244559999231" calcext:value-type="float">
            <text:p>0.59024456</text:p>
          </table:table-cell>
          <table:table-cell office:value-type="float" office:value="0.00370016225110327" calcext:value-type="float">
            <text:p>0.0037001623</text:p>
          </table:table-cell>
          <table:table-cell office:value-type="float" office:value="0.0000639802060839871" calcext:value-type="float">
            <text:p>6.40E-05</text:p>
          </table:table-cell>
          <table:table-cell office:value-type="float" office:value="0.0228843115769317" calcext:value-type="float">
            <text:p>0.0228843116</text:p>
          </table:table-cell>
          <table:table-cell office:value-type="float" office:value="0.367801274845231" calcext:value-type="float">
            <text:p>0.3678012748</text:p>
          </table:table-cell>
          <table:table-cell office:value-type="float" office:value="0.0228843115769317" calcext:value-type="float">
            <text:p>0.0228843116</text:p>
          </table:table-cell>
          <table:table-cell office:value-type="float" office:value="0.0820230615399323" calcext:value-type="float">
            <text:p>0.0820230615</text:p>
          </table:table-cell>
        </table:table-row>
        <table:table-row table:style-name="ro1">
          <table:table-cell office:value-type="string" calcext:value-type="string">
            <text:p>s27241-3219-10-10-18-40n</text:p>
          </table:table-cell>
          <table:table-cell office:value-type="float" office:value="1.57647108949296" calcext:value-type="float">
            <text:p>1.5764710895</text:p>
          </table:table-cell>
          <table:table-cell office:value-type="float" office:value="0.139933251393378" calcext:value-type="float">
            <text:p>0.1399332514</text:p>
          </table:table-cell>
          <table:table-cell office:value-type="float" office:value="0.303314991827452" calcext:value-type="float">
            <text:p>0.3033149918</text:p>
          </table:table-cell>
          <table:table-cell office:value-type="float" office:value="0.00212520991706465" calcext:value-type="float">
            <text:p>0.0021252099</text:p>
          </table:table-cell>
          <table:table-cell office:value-type="float" office:value="0.0000326036413991973" calcext:value-type="float">
            <text:p>3.26E-05</text:p>
          </table:table-cell>
          <table:table-cell office:value-type="float" office:value="0.02062636067747" calcext:value-type="float">
            <text:p>0.0206263607</text:p>
          </table:table-cell>
          <table:table-cell office:value-type="float" office:value="0.176383420737639" calcext:value-type="float">
            <text:p>0.1763834207</text:p>
          </table:table-cell>
          <table:table-cell office:value-type="float" office:value="0.02062636067747" calcext:value-type="float">
            <text:p>0.0206263607</text:p>
          </table:table-cell>
          <table:table-cell office:value-type="float" office:value="0.0387939579133544" calcext:value-type="float">
            <text:p>0.0387939579</text:p>
          </table:table-cell>
        </table:table-row>
        <table:table-row table:style-name="ro1">
          <table:table-cell office:value-type="string" calcext:value-type="string">
            <text:p>s27337-2978-01-30-20-59n</text:p>
          </table:table-cell>
          <table:table-cell office:value-type="float" office:value="0.981598435537049" calcext:value-type="float">
            <text:p>0.9815984355</text:p>
          </table:table-cell>
          <table:table-cell office:value-type="float" office:value="0.230317989172249" calcext:value-type="float">
            <text:p>0.2303179892</text:p>
          </table:table-cell>
          <table:table-cell office:value-type="float" office:value="0.449184690355458" calcext:value-type="float">
            <text:p>0.4491846904</text:p>
          </table:table-cell>
          <table:table-cell office:value-type="float" office:value="0.00265809937579659" calcext:value-type="float">
            <text:p>0.0026580994</text:p>
          </table:table-cell>
          <table:table-cell office:value-type="float" office:value="0.0000495535449273573" calcext:value-type="float">
            <text:p>4.96E-05</text:p>
          </table:table-cell>
          <table:table-cell office:value-type="float" office:value="0.0127330774637985" calcext:value-type="float">
            <text:p>0.0127330775</text:p>
          </table:table-cell>
          <table:table-cell office:value-type="float" office:value="0.303681119304809" calcext:value-type="float">
            <text:p>0.3036811193</text:p>
          </table:table-cell>
          <table:table-cell office:value-type="float" office:value="0.0127330774637985" calcext:value-type="float">
            <text:p>0.0127330775</text:p>
          </table:table-cell>
          <table:table-cell office:value-type="float" office:value="0.0684198313943656" calcext:value-type="float">
            <text:p>0.0684198314</text:p>
          </table:table-cell>
        </table:table-row>
        <table:table-row table:style-name="ro1">
          <table:table-cell office:value-type="string" calcext:value-type="string">
            <text:p>s27374-2855-03-10-13-00n</text:p>
          </table:table-cell>
          <table:table-cell office:value-type="float" office:value="1.42523387981579" calcext:value-type="float">
            <text:p>1.4252338798</text:p>
          </table:table-cell>
          <table:table-cell office:value-type="float" office:value="0.271984303126726" calcext:value-type="float">
            <text:p>0.2719843031</text:p>
          </table:table-cell>
          <table:table-cell office:value-type="float" office:value="0.557072153029649" calcext:value-type="float">
            <text:p>0.557072153</text:p>
          </table:table-cell>
          <table:table-cell office:value-type="float" office:value="0.00475095131004618" calcext:value-type="float">
            <text:p>0.0047509513</text:p>
          </table:table-cell>
          <table:table-cell office:value-type="float" office:value="0.0000605359442923147" calcext:value-type="float">
            <text:p>6.05E-05</text:p>
          </table:table-cell>
          <table:table-cell office:value-type="float" office:value="0.018588116000526" calcext:value-type="float">
            <text:p>0.018588116</text:p>
          </table:table-cell>
          <table:table-cell office:value-type="float" office:value="0.355512150128358" calcext:value-type="float">
            <text:p>0.3555121501</text:p>
          </table:table-cell>
          <table:table-cell office:value-type="float" office:value="0.018588116000526" calcext:value-type="float">
            <text:p>0.018588116</text:p>
          </table:table-cell>
          <table:table-cell office:value-type="float" office:value="0.0796557609519495" calcext:value-type="float">
            <text:p>0.079655761</text:p>
          </table:table-cell>
        </table:table-row>
        <table:table-row table:style-name="ro1">
          <table:table-cell office:value-type="string" calcext:value-type="string">
            <text:p>s27425-2746-04-03-14-18n</text:p>
          </table:table-cell>
          <table:table-cell office:value-type="float" office:value="1.55137669891845" calcext:value-type="float">
            <text:p>1.5513766989</text:p>
          </table:table-cell>
          <table:table-cell office:value-type="float" office:value="0.26962099329818" calcext:value-type="float">
            <text:p>0.2696209933</text:p>
          </table:table-cell>
          <table:table-cell office:value-type="float" office:value="0.513622540555055" calcext:value-type="float">
            <text:p>0.5136225406</text:p>
          </table:table-cell>
          <table:table-cell office:value-type="float" office:value="0.00271022230408497" calcext:value-type="float">
            <text:p>0.0027102223</text:p>
          </table:table-cell>
          <table:table-cell office:value-type="float" office:value="0.0000581109106297592" calcext:value-type="float">
            <text:p>5.81E-05</text:p>
          </table:table-cell>
          <table:table-cell office:value-type="float" office:value="0.0200718489685178" calcext:value-type="float">
            <text:p>0.020071849</text:p>
          </table:table-cell>
          <table:table-cell office:value-type="float" office:value="0.370060055186241" calcext:value-type="float">
            <text:p>0.3700600552</text:p>
          </table:table-cell>
          <table:table-cell office:value-type="float" office:value="0.0205280434173837" calcext:value-type="float">
            <text:p>0.0205280434</text:p>
          </table:table-cell>
          <table:table-cell office:value-type="float" office:value="0.0834271002963301" calcext:value-type="float">
            <text:p>0.0834271003</text:p>
          </table:table-cell>
        </table:table-row>
        <table:table-row table:style-name="ro1">
          <table:table-cell office:value-type="string" calcext:value-type="string">
            <text:p>s27434-3057-04-08-15-12n</text:p>
          </table:table-cell>
          <table:table-cell office:value-type="float" office:value="1.17937457151745" calcext:value-type="float">
            <text:p>1.1793745715</text:p>
          </table:table-cell>
          <table:table-cell office:value-type="float" office:value="0.300307401090032" calcext:value-type="float">
            <text:p>0.3003074011</text:p>
          </table:table-cell>
          <table:table-cell office:value-type="float" office:value="0.608320928990834" calcext:value-type="float">
            <text:p>0.608320929</text:p>
          </table:table-cell>
          <table:table-cell office:value-type="float" office:value="0.00350744332535887" calcext:value-type="float">
            <text:p>0.0035074433</text:p>
          </table:table-cell>
          <table:table-cell office:value-type="float" office:value="0.0000653258345368587" calcext:value-type="float">
            <text:p>6.53E-05</text:p>
          </table:table-cell>
          <table:table-cell office:value-type="float" office:value="0.015306927274466" calcext:value-type="float">
            <text:p>0.0153069273</text:p>
          </table:table-cell>
          <table:table-cell office:value-type="float" office:value="0.392994204085052" calcext:value-type="float">
            <text:p>0.3929942041</text:p>
          </table:table-cell>
          <table:table-cell office:value-type="float" office:value="0.0153225485010646" calcext:value-type="float">
            <text:p>0.0153225485</text:p>
          </table:table-cell>
          <table:table-cell office:value-type="float" office:value="0.088762673045939" calcext:value-type="float">
            <text:p>0.088762673</text:p>
          </table:table-cell>
        </table:table-row>
        <table:table-row table:style-name="ro1">
          <table:table-cell office:value-type="string" calcext:value-type="string">
            <text:p>s27436-3039-02-28-20-21n</text:p>
          </table:table-cell>
          <table:table-cell office:value-type="float" office:value="1.02054683479525" calcext:value-type="float">
            <text:p>1.0205468348</text:p>
          </table:table-cell>
          <table:table-cell office:value-type="float" office:value="0.290296693776698" calcext:value-type="float">
            <text:p>0.2902966938</text:p>
          </table:table-cell>
          <table:table-cell office:value-type="float" office:value="0.55901688656569" calcext:value-type="float">
            <text:p>0.5590168866</text:p>
          </table:table-cell>
          <table:table-cell office:value-type="float" office:value="0.00382176608859451" calcext:value-type="float">
            <text:p>0.0038217661</text:p>
          </table:table-cell>
          <table:table-cell office:value-type="float" office:value="0.0000623398750306981" calcext:value-type="float">
            <text:p>6.23E-05</text:p>
          </table:table-cell>
          <table:table-cell office:value-type="float" office:value="0.013199839281084" calcext:value-type="float">
            <text:p>0.0131998393</text:p>
          </table:table-cell>
          <table:table-cell office:value-type="float" office:value="0.391578004149024" calcext:value-type="float">
            <text:p>0.3915780041</text:p>
          </table:table-cell>
          <table:table-cell office:value-type="float" office:value="0.013199839281084" calcext:value-type="float">
            <text:p>0.0131998393</text:p>
          </table:table-cell>
          <table:table-cell office:value-type="float" office:value="0.0883483617772805" calcext:value-type="float">
            <text:p>0.0883483618</text:p>
          </table:table-cell>
        </table:table-row>
        <table:table-row table:style-name="ro1">
          <table:table-cell office:value-type="string" calcext:value-type="string">
            <text:p>s27446-10172-11-17-18-39n</text:p>
          </table:table-cell>
          <table:table-cell office:value-type="float" office:value="2.17806930904956" calcext:value-type="float">
            <text:p>2.178069309</text:p>
          </table:table-cell>
          <table:table-cell office:value-type="float" office:value="0.292800748448052" calcext:value-type="float">
            <text:p>0.2928007484</text:p>
          </table:table-cell>
          <table:table-cell office:value-type="float" office:value="0.602356208817273" calcext:value-type="float">
            <text:p>0.6023562088</text:p>
          </table:table-cell>
          <table:table-cell office:value-type="float" office:value="0.00397581344956056" calcext:value-type="float">
            <text:p>0.0039758134</text:p>
          </table:table-cell>
          <table:table-cell office:value-type="float" office:value="0.0000657484698024307" calcext:value-type="float">
            <text:p>6.57E-05</text:p>
          </table:table-cell>
          <table:table-cell office:value-type="float" office:value="0.0283978506514317" calcext:value-type="float">
            <text:p>0.0283978507</text:p>
          </table:table-cell>
          <table:table-cell office:value-type="float" office:value="0.364767810470654" calcext:value-type="float">
            <text:p>0.3647678105</text:p>
          </table:table-cell>
          <table:table-cell office:value-type="float" office:value="0.0289786776317472" calcext:value-type="float">
            <text:p>0.0289786776</text:p>
          </table:table-cell>
          <table:table-cell office:value-type="float" office:value="0.0806967400060772" calcext:value-type="float">
            <text:p>0.08069674</text:p>
          </table:table-cell>
        </table:table-row>
        <table:table-row table:style-name="ro1">
          <table:table-cell office:value-type="string" calcext:value-type="string">
            <text:p>s27446-3452-04-25-18-04n</text:p>
          </table:table-cell>
          <table:table-cell office:value-type="float" office:value="0.960949953421836" calcext:value-type="float">
            <text:p>0.9609499534</text:p>
          </table:table-cell>
          <table:table-cell office:value-type="float" office:value="0.30560602317258" calcext:value-type="float">
            <text:p>0.3056060232</text:p>
          </table:table-cell>
          <table:table-cell office:value-type="float" office:value="0.574723480694534" calcext:value-type="float">
            <text:p>0.5747234807</text:p>
          </table:table-cell>
          <table:table-cell office:value-type="float" office:value="0.00289597322869219" calcext:value-type="float">
            <text:p>0.0028959732</text:p>
          </table:table-cell>
          <table:table-cell office:value-type="float" office:value="0.0000643145868756896" calcext:value-type="float">
            <text:p>6.43E-05</text:p>
          </table:table-cell>
          <table:table-cell office:value-type="float" office:value="0.0123156640871119" calcext:value-type="float">
            <text:p>0.0123156641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36216597181805" calcext:value-type="float">
            <text:p>0.0136216597</text:p>
          </table:table-cell>
          <table:table-cell office:value-type="float" office:value="0.0920837721343663" calcext:value-type="float">
            <text:p>0.0920837721</text:p>
          </table:table-cell>
        </table:table-row>
        <table:table-row table:style-name="ro1">
          <table:table-cell office:value-type="string" calcext:value-type="string">
            <text:p>s27542-3428-12-05-17-28n</text:p>
          </table:table-cell>
          <table:table-cell office:value-type="float" office:value="0.854313254873317" calcext:value-type="float">
            <text:p>0.8543132549</text:p>
          </table:table-cell>
          <table:table-cell office:value-type="float" office:value="0.307815430941034" calcext:value-type="float">
            <text:p>0.3078154309</text:p>
          </table:table-cell>
          <table:table-cell office:value-type="float" office:value="0.59830638249113" calcext:value-type="float">
            <text:p>0.5983063825</text:p>
          </table:table-cell>
          <table:table-cell office:value-type="float" office:value="0.0032936849515033" calcext:value-type="float">
            <text:p>0.003293685</text:p>
          </table:table-cell>
          <table:table-cell office:value-type="float" office:value="0.0000661111229032683" calcext:value-type="float">
            <text:p>6.61E-05</text:p>
          </table:table-cell>
          <table:table-cell office:value-type="float" office:value="0.0109432122464309" calcext:value-type="float">
            <text:p>0.010943212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5243308105796" calcext:value-type="float">
            <text:p>0.0115243308</text:p>
          </table:table-cell>
          <table:table-cell office:value-type="float" office:value="0.092201110979529" calcext:value-type="float">
            <text:p>0.092201111</text:p>
          </table:table-cell>
        </table:table-row>
        <table:table-row table:style-name="ro1">
          <table:table-cell office:value-type="string" calcext:value-type="string">
            <text:p>s27551-2551-06-05-15-10n</text:p>
          </table:table-cell>
          <table:table-cell office:value-type="float" office:value="1.35399071226897" calcext:value-type="float">
            <text:p>1.3539907123</text:p>
          </table:table-cell>
          <table:table-cell office:value-type="float" office:value="0.294328134688898" calcext:value-type="float">
            <text:p>0.2943281347</text:p>
          </table:table-cell>
          <table:table-cell office:value-type="float" office:value="0.583082728988794" calcext:value-type="float">
            <text:p>0.583082729</text:p>
          </table:table-cell>
          <table:table-cell office:value-type="float" office:value="0.00322873010578284" calcext:value-type="float">
            <text:p>0.0032287301</text:p>
          </table:table-cell>
          <table:table-cell office:value-type="float" office:value="0.0000647666662010467" calcext:value-type="float">
            <text:p>6.48E-05</text:p>
          </table:table-cell>
          <table:table-cell office:value-type="float" office:value="0.0175520749309295" calcext:value-type="float">
            <text:p>0.0175520749</text:p>
          </table:table-cell>
          <table:table-cell office:value-type="float" office:value="0.39616214413349" calcext:value-type="float">
            <text:p>0.3961621441</text:p>
          </table:table-cell>
          <table:table-cell office:value-type="float" office:value="0.0177750671406779" calcext:value-type="float">
            <text:p>0.0177750671</text:p>
          </table:table-cell>
          <table:table-cell office:value-type="float" office:value="0.0892199603319935" calcext:value-type="float">
            <text:p>0.0892199603</text:p>
          </table:table-cell>
        </table:table-row>
        <table:table-row table:style-name="ro1">
          <table:table-cell office:value-type="string" calcext:value-type="string">
            <text:p>s27551-2551-06-08-22-03n</text:p>
          </table:table-cell>
          <table:table-cell office:value-type="float" office:value="2.61692111993165" calcext:value-type="float">
            <text:p>2.6169211199</text:p>
          </table:table-cell>
          <table:table-cell office:value-type="float" office:value="0.313055540768989" calcext:value-type="float">
            <text:p>0.3130555408</text:p>
          </table:table-cell>
          <table:table-cell office:value-type="float" office:value="0.665141889850989" calcext:value-type="float">
            <text:p>0.6651418899</text:p>
          </table:table-cell>
          <table:table-cell office:value-type="float" office:value="0.00411912494713293" calcext:value-type="float">
            <text:p>0.0041191249</text:p>
          </table:table-cell>
          <table:table-cell office:value-type="float" office:value="0.0000731402430593626" calcext:value-type="float">
            <text:p>7.31E-05</text:p>
          </table:table-cell>
          <table:table-cell office:value-type="float" office:value="0.0340451284378301" calcext:value-type="float">
            <text:p>0.0340451284</text:p>
          </table:table-cell>
          <table:table-cell office:value-type="float" office:value="0.407226390762353" calcext:value-type="float">
            <text:p>0.4072263908</text:p>
          </table:table-cell>
          <table:table-cell office:value-type="float" office:value="0.0341430018989872" calcext:value-type="float">
            <text:p>0.0341430019</text:p>
          </table:table-cell>
          <table:table-cell office:value-type="float" office:value="0.0902620827853702" calcext:value-type="float">
            <text:p>0.0902620828</text:p>
          </table:table-cell>
        </table:table-row>
        <table:table-row table:style-name="ro1">
          <table:table-cell office:value-type="string" calcext:value-type="string">
            <text:p>s27585-2988-07-31-12-42n</text:p>
          </table:table-cell>
          <table:table-cell office:value-type="float" office:value="1.27375771194747" calcext:value-type="float">
            <text:p>1.2737577119</text:p>
          </table:table-cell>
          <table:table-cell office:value-type="float" office:value="0.213621949893764" calcext:value-type="float">
            <text:p>0.2136219499</text:p>
          </table:table-cell>
          <table:table-cell office:value-type="float" office:value="0.434893618382268" calcext:value-type="float">
            <text:p>0.4348936184</text:p>
          </table:table-cell>
          <table:table-cell office:value-type="float" office:value="0.00244138687468514" calcext:value-type="float">
            <text:p>0.0024413869</text:p>
          </table:table-cell>
          <table:table-cell office:value-type="float" office:value="0.0000477319973744556" calcext:value-type="float">
            <text:p>4.77E-05</text:p>
          </table:table-cell>
          <table:table-cell office:value-type="float" office:value="0.0166150073941031" calcext:value-type="float">
            <text:p>0.0166150074</text:p>
          </table:table-cell>
          <table:table-cell office:value-type="float" office:value="0.282351239101623" calcext:value-type="float">
            <text:p>0.2823512391</text:p>
          </table:table-cell>
          <table:table-cell office:value-type="float" office:value="0.0166150073941031" calcext:value-type="float">
            <text:p>0.0166150074</text:p>
          </table:table-cell>
          <table:table-cell office:value-type="float" office:value="0.0634197539316874" calcext:value-type="float">
            <text:p>0.0634197539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2.49665641876045" calcext:value-type="float">
            <text:p>2.4966564188</text:p>
          </table:table-cell>
          <table:table-cell office:value-type="float" office:value="0.29293770337086" calcext:value-type="float">
            <text:p>0.2929377034</text:p>
          </table:table-cell>
          <table:table-cell office:value-type="float" office:value="0.632597558674276" calcext:value-type="float">
            <text:p>0.6325975587</text:p>
          </table:table-cell>
          <table:table-cell office:value-type="float" office:value="0.00904261370091103" calcext:value-type="float">
            <text:p>0.0090426137</text:p>
          </table:table-cell>
          <table:table-cell office:value-type="float" office:value="0.0000696833275203162" calcext:value-type="float">
            <text:p>6.97E-05</text:p>
          </table:table-cell>
          <table:table-cell office:value-type="float" office:value="0.0325201850506478" calcext:value-type="float">
            <text:p>0.0325201851</text:p>
          </table:table-cell>
          <table:table-cell office:value-type="float" office:value="0.388372673257701" calcext:value-type="float">
            <text:p>0.3883726733</text:p>
          </table:table-cell>
          <table:table-cell office:value-type="float" office:value="0.0326254652360844" calcext:value-type="float">
            <text:p>0.0326254652</text:p>
          </table:table-cell>
          <table:table-cell office:value-type="float" office:value="0.086064634819067" calcext:value-type="float">
            <text:p>0.0860646348</text:p>
          </table:table-cell>
        </table:table-row>
        <table:table-row table:style-name="ro1">
          <table:table-cell office:value-type="string" calcext:value-type="string">
            <text:p>s27648-2573-06-11-11-47n</text:p>
          </table:table-cell>
          <table:table-cell office:value-type="float" office:value="2.35694303420897" calcext:value-type="float">
            <text:p>2.3569430342</text:p>
          </table:table-cell>
          <table:table-cell office:value-type="float" office:value="0.164695562301613" calcext:value-type="float">
            <text:p>0.1646955623</text:p>
          </table:table-cell>
          <table:table-cell office:value-type="float" office:value="0.353334681027874" calcext:value-type="float">
            <text:p>0.353334681</text:p>
          </table:table-cell>
          <table:table-cell office:value-type="float" office:value="0.00744795249448301" calcext:value-type="float">
            <text:p>0.0074479525</text:p>
          </table:table-cell>
          <table:table-cell office:value-type="float" office:value="0.0000384737528977964" calcext:value-type="float">
            <text:p>3.85E-05</text:p>
          </table:table-cell>
          <table:table-cell office:value-type="float" office:value="0.0307614764219367" calcext:value-type="float">
            <text:p>0.0307614764</text:p>
          </table:table-cell>
          <table:table-cell office:value-type="float" office:value="0.259272486435067" calcext:value-type="float">
            <text:p>0.2592724864</text:p>
          </table:table-cell>
          <table:table-cell office:value-type="float" office:value="0.0307614764219367" calcext:value-type="float">
            <text:p>0.0307614764</text:p>
          </table:table-cell>
          <table:table-cell office:value-type="float" office:value="0.0586954602382824" calcext:value-type="float">
            <text:p>0.0586954602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1.56234652593494" calcext:value-type="float">
            <text:p>1.5623465259</text:p>
          </table:table-cell>
          <table:table-cell office:value-type="float" office:value="0.267525083987321" calcext:value-type="float">
            <text:p>0.267525084</text:p>
          </table:table-cell>
          <table:table-cell office:value-type="float" office:value="0.544103062036506" calcext:value-type="float">
            <text:p>0.544103062</text:p>
          </table:table-cell>
          <table:table-cell office:value-type="float" office:value="0.00355018355859826" calcext:value-type="float">
            <text:p>0.0035501836</text:p>
          </table:table-cell>
          <table:table-cell office:value-type="float" office:value="0.0000594980794055851" calcext:value-type="float">
            <text:p>5.95E-05</text:p>
          </table:table-cell>
          <table:table-cell office:value-type="float" office:value="0.0203278031249215" calcext:value-type="float">
            <text:p>0.0203278031</text:p>
          </table:table-cell>
          <table:table-cell office:value-type="float" office:value="0.345607355888795" calcext:value-type="float">
            <text:p>0.3456073559</text:p>
          </table:table-cell>
          <table:table-cell office:value-type="float" office:value="0.0203278031249215" calcext:value-type="float">
            <text:p>0.0203278031</text:p>
          </table:table-cell>
          <table:table-cell office:value-type="float" office:value="0.0773801460193576" calcext:value-type="float">
            <text:p>0.077380146</text:p>
          </table:table-cell>
        </table:table-row>
        <table:table-row table:style-name="ro1">
          <table:table-cell office:value-type="string" calcext:value-type="string">
            <text:p>s27845-3347-01-04-22-12n</text:p>
          </table:table-cell>
          <table:table-cell office:value-type="float" office:value="2.71501973067353" calcext:value-type="float">
            <text:p>2.7150197307</text:p>
          </table:table-cell>
          <table:table-cell office:value-type="float" office:value="0.290695235963243" calcext:value-type="float">
            <text:p>0.290695236</text:p>
          </table:table-cell>
          <table:table-cell office:value-type="float" office:value="0.628545589057467" calcext:value-type="float">
            <text:p>0.6285455891</text:p>
          </table:table-cell>
          <table:table-cell office:value-type="float" office:value="0.00416897190817381" calcext:value-type="float">
            <text:p>0.0041689719</text:p>
          </table:table-cell>
          <table:table-cell office:value-type="float" office:value="0.0000694616111585619" calcext:value-type="float">
            <text:p>6.95E-05</text:p>
          </table:table-cell>
          <table:table-cell office:value-type="float" office:value="0.0353675877946768" calcext:value-type="float">
            <text:p>0.0353675878</text:p>
          </table:table-cell>
          <table:table-cell office:value-type="float" office:value="0.369684550213646" calcext:value-type="float">
            <text:p>0.3696845502</text:p>
          </table:table-cell>
          <table:table-cell office:value-type="float" office:value="0.0353675877946768" calcext:value-type="float">
            <text:p>0.0353675878</text:p>
          </table:table-cell>
          <table:table-cell office:value-type="float" office:value="0.0812524428592466" calcext:value-type="float">
            <text:p>0.0812524429</text:p>
          </table:table-cell>
        </table:table-row>
        <table:table-row table:style-name="ro1">
          <table:table-cell office:value-type="string" calcext:value-type="string">
            <text:p>s27887-3442-02-21-13-18n</text:p>
          </table:table-cell>
          <table:table-cell office:value-type="float" office:value="0.969541372272521" calcext:value-type="float">
            <text:p>0.9695413723</text:p>
          </table:table-cell>
          <table:table-cell office:value-type="float" office:value="0.31126300432501" calcext:value-type="float">
            <text:p>0.3112630043</text:p>
          </table:table-cell>
          <table:table-cell office:value-type="float" office:value="0.629748287671709" calcext:value-type="float">
            <text:p>0.6297482877</text:p>
          </table:table-cell>
          <table:table-cell office:value-type="float" office:value="0.00535855974018647" calcext:value-type="float">
            <text:p>0.0053585597</text:p>
          </table:table-cell>
          <table:table-cell office:value-type="float" office:value="0.0000680501313329759" calcext:value-type="float">
            <text:p>6.81E-05</text:p>
          </table:table-cell>
          <table:table-cell office:value-type="float" office:value="0.0125614163139867" calcext:value-type="float">
            <text:p>0.0125614163</text:p>
          </table:table-cell>
          <table:table-cell office:value-type="float" office:value="0.39791121287711" calcext:value-type="float">
            <text:p>0.3979112129</text:p>
          </table:table-cell>
          <table:table-cell office:value-type="float" office:value="0.0125614163139867" calcext:value-type="float">
            <text:p>0.0125614163</text:p>
          </table:table-cell>
          <table:table-cell office:value-type="float" office:value="0.0896312816814997" calcext:value-type="float">
            <text:p>0.0896312817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2.29691944458067" calcext:value-type="float">
            <text:p>2.2969194446</text:p>
          </table:table-cell>
          <table:table-cell office:value-type="float" office:value="0.235829915968683" calcext:value-type="float">
            <text:p>0.235829916</text:p>
          </table:table-cell>
          <table:table-cell office:value-type="float" office:value="0.514462063898214" calcext:value-type="float">
            <text:p>0.5144620639</text:p>
          </table:table-cell>
          <table:table-cell office:value-type="float" office:value="0.00340501627066532" calcext:value-type="float">
            <text:p>0.0034050163</text:p>
          </table:table-cell>
          <table:table-cell office:value-type="float" office:value="0.0000562954030243725" calcext:value-type="float">
            <text:p>5.63E-05</text:p>
          </table:table-cell>
          <table:table-cell office:value-type="float" office:value="0.0299593334078447" calcext:value-type="float">
            <text:p>0.0299593334</text:p>
          </table:table-cell>
          <table:table-cell office:value-type="float" office:value="0.319287401011133" calcext:value-type="float">
            <text:p>0.319287401</text:p>
          </table:table-cell>
          <table:table-cell office:value-type="float" office:value="0.0299593334078447" calcext:value-type="float">
            <text:p>0.0299593334</text:p>
          </table:table-cell>
          <table:table-cell office:value-type="float" office:value="0.0709385198990831" calcext:value-type="float">
            <text:p>0.0709385199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1.3134635365668" calcext:value-type="float">
            <text:p>1.3134635366</text:p>
          </table:table-cell>
          <table:table-cell office:value-type="float" office:value="0.183571516958495" calcext:value-type="float">
            <text:p>0.183571517</text:p>
          </table:table-cell>
          <table:table-cell office:value-type="float" office:value="0.390438235651646" calcext:value-type="float">
            <text:p>0.3904382357</text:p>
          </table:table-cell>
          <table:table-cell office:value-type="float" office:value="0.00244902216537232" calcext:value-type="float">
            <text:p>0.0024490222</text:p>
          </table:table-cell>
          <table:table-cell office:value-type="float" office:value="0.000042323471285951" calcext:value-type="float">
            <text:p>4.23E-05</text:p>
          </table:table-cell>
          <table:table-cell office:value-type="float" office:value="0.0171193907927308" calcext:value-type="float">
            <text:p>0.0171193908</text:p>
          </table:table-cell>
          <table:table-cell office:value-type="float" office:value="0.242097317438899" calcext:value-type="float">
            <text:p>0.2420973174</text:p>
          </table:table-cell>
          <table:table-cell office:value-type="float" office:value="0.0171193907927308" calcext:value-type="float">
            <text:p>0.0171193908</text:p>
          </table:table-cell>
          <table:table-cell office:value-type="float" office:value="0.0540746019203261" calcext:value-type="float">
            <text:p>0.0540746019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0.83441641912294" calcext:value-type="float">
            <text:p>0.8344164191</text:p>
          </table:table-cell>
          <table:table-cell office:value-type="float" office:value="0.304808374051398" calcext:value-type="float">
            <text:p>0.3048083741</text:p>
          </table:table-cell>
          <table:table-cell office:value-type="float" office:value="0.589797587595694" calcext:value-type="float">
            <text:p>0.5897975876</text:p>
          </table:table-cell>
          <table:table-cell office:value-type="float" office:value="0.00324063946821423" calcext:value-type="float">
            <text:p>0.0032406395</text:p>
          </table:table-cell>
          <table:table-cell office:value-type="float" office:value="0.000065228711074125" calcext:value-type="float">
            <text:p>6.52E-05</text:p>
          </table:table-cell>
          <table:table-cell office:value-type="float" office:value="0.0107003869172481" calcext:value-type="float">
            <text:p>0.0107003869</text:p>
          </table:table-cell>
          <table:table-cell office:value-type="float" office:value="0.40551750201988" calcext:value-type="float">
            <text:p>0.405517502</text:p>
          </table:table-cell>
          <table:table-cell office:value-type="float" office:value="0.010712102843071" calcext:value-type="float">
            <text:p>0.0107121028</text:p>
          </table:table-cell>
          <table:table-cell office:value-type="float" office:value="0.0914593670681736" calcext:value-type="float">
            <text:p>0.0914593671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1.4116423620389" calcext:value-type="float">
            <text:p>1.411642362</text:p>
          </table:table-cell>
          <table:table-cell office:value-type="float" office:value="0.300598365551051" calcext:value-type="float">
            <text:p>0.3005983656</text:p>
          </table:table-cell>
          <table:table-cell office:value-type="float" office:value="0.593099584111413" calcext:value-type="float">
            <text:p>0.5930995841</text:p>
          </table:table-cell>
          <table:table-cell office:value-type="float" office:value="0.00321286828947564" calcext:value-type="float">
            <text:p>0.0032128683</text:p>
          </table:table-cell>
          <table:table-cell office:value-type="float" office:value="0.0000659545551829584" calcext:value-type="float">
            <text:p>6.60E-05</text:p>
          </table:table-cell>
          <table:table-cell office:value-type="float" office:value="0.0183186860028446" calcext:value-type="float">
            <text:p>0.018318686</text:p>
          </table:table-cell>
          <table:table-cell office:value-type="float" office:value="0.399304951690364" calcext:value-type="float">
            <text:p>0.3993049517</text:p>
          </table:table-cell>
          <table:table-cell office:value-type="float" office:value="0.0183186860028446" calcext:value-type="float">
            <text:p>0.018318686</text:p>
          </table:table-cell>
          <table:table-cell office:value-type="float" office:value="0.0896307687009126" calcext:value-type="float">
            <text:p>0.0896307687</text:p>
          </table:table-cell>
        </table:table-row>
        <table:table-row table:style-name="ro1">
          <table:table-cell office:value-type="string" calcext:value-type="string">
            <text:p>s28077-2900-04-27-13-49n</text:p>
          </table:table-cell>
          <table:table-cell office:value-type="float" office:value="0.833485780488975" calcext:value-type="float">
            <text:p>0.8334857805</text:p>
          </table:table-cell>
          <table:table-cell office:value-type="float" office:value="0.29947593606341" calcext:value-type="float">
            <text:p>0.2994759361</text:p>
          </table:table-cell>
          <table:table-cell office:value-type="float" office:value="0.571781950806647" calcext:value-type="float">
            <text:p>0.5717819508</text:p>
          </table:table-cell>
          <table:table-cell office:value-type="float" office:value="0.00294329637284301" calcext:value-type="float">
            <text:p>0.0029432964</text:p>
          </table:table-cell>
          <table:table-cell office:value-type="float" office:value="0.0000638722354140898" calcext:value-type="float">
            <text:p>6.39E-05</text:p>
          </table:table-cell>
          <table:table-cell office:value-type="float" office:value="0.0106847791851107" calcext:value-type="float">
            <text:p>0.0106847792</text:p>
          </table:table-cell>
          <table:table-cell office:value-type="float" office:value="0.404145188432737" calcext:value-type="float">
            <text:p>0.4041451884</text:p>
          </table:table-cell>
          <table:table-cell office:value-type="float" office:value="0.0108918397079992" calcext:value-type="float">
            <text:p>0.0108918397</text:p>
          </table:table-cell>
          <table:table-cell office:value-type="float" office:value="0.0911406395194234" calcext:value-type="float">
            <text:p>0.0911406395</text:p>
          </table:table-cell>
        </table:table-row>
        <table:table-row table:style-name="ro1">
          <table:table-cell office:value-type="string" calcext:value-type="string">
            <text:p>s28079-2666-02-28-22-19n</text:p>
          </table:table-cell>
          <table:table-cell office:value-type="float" office:value="0.843257025430016" calcext:value-type="float">
            <text:p>0.8432570254</text:p>
          </table:table-cell>
          <table:table-cell office:value-type="float" office:value="0.296754365609049" calcext:value-type="float">
            <text:p>0.2967543656</text:p>
          </table:table-cell>
          <table:table-cell office:value-type="float" office:value="0.568806147676339" calcext:value-type="float">
            <text:p>0.5688061477</text:p>
          </table:table-cell>
          <table:table-cell office:value-type="float" office:value="0.00299449403763715" calcext:value-type="float">
            <text:p>0.002994494</text:p>
          </table:table-cell>
          <table:table-cell office:value-type="float" office:value="0.0000630513949892218" calcext:value-type="float">
            <text:p>6.31E-05</text:p>
          </table:table-cell>
          <table:table-cell office:value-type="float" office:value="0.0108257304904851" calcext:value-type="float">
            <text:p>0.0108257305</text:p>
          </table:table-cell>
          <table:table-cell office:value-type="float" office:value="0.386221007541881" calcext:value-type="float">
            <text:p>0.3862210075</text:p>
          </table:table-cell>
          <table:table-cell office:value-type="float" office:value="0.0108257304904851" calcext:value-type="float">
            <text:p>0.0108257305</text:p>
          </table:table-cell>
          <table:table-cell office:value-type="float" office:value="0.0869602343498933" calcext:value-type="float">
            <text:p>0.0869602343</text:p>
          </table:table-cell>
        </table:table-row>
        <table:table-row table:style-name="ro1">
          <table:table-cell office:value-type="string" calcext:value-type="string">
            <text:p>s28187-2661-05-06-14-12n</text:p>
          </table:table-cell>
          <table:table-cell office:value-type="float" office:value="1.20908407407299" calcext:value-type="float">
            <text:p>1.2090840741</text:p>
          </table:table-cell>
          <table:table-cell office:value-type="float" office:value="0.287330511533034" calcext:value-type="float">
            <text:p>0.2873305115</text:p>
          </table:table-cell>
          <table:table-cell office:value-type="float" office:value="0.56703127376673" calcext:value-type="float">
            <text:p>0.5670312738</text:p>
          </table:table-cell>
          <table:table-cell office:value-type="float" office:value="0.00415431527154251" calcext:value-type="float">
            <text:p>0.0041543153</text:p>
          </table:table-cell>
          <table:table-cell office:value-type="float" office:value="0.0000623103935821996" calcext:value-type="float">
            <text:p>6.23E-05</text:p>
          </table:table-cell>
          <table:table-cell office:value-type="float" office:value="0.0156323323694001" calcext:value-type="float">
            <text:p>0.0156323324</text:p>
          </table:table-cell>
          <table:table-cell office:value-type="float" office:value="0.371931893407022" calcext:value-type="float">
            <text:p>0.3719318934</text:p>
          </table:table-cell>
          <table:table-cell office:value-type="float" office:value="0.0158280928680729" calcext:value-type="float">
            <text:p>0.0158280929</text:p>
          </table:table-cell>
          <table:table-cell office:value-type="float" office:value="0.0836075450000127" calcext:value-type="float">
            <text:p>0.083607545</text:p>
          </table:table-cell>
        </table:table-row>
        <table:table-row table:style-name="ro1">
          <table:table-cell office:value-type="string" calcext:value-type="string">
            <text:p>s28189-2716-05-23-13-16n</text:p>
          </table:table-cell>
          <table:table-cell office:value-type="float" office:value="0.980021851708309" calcext:value-type="float">
            <text:p>0.9800218517</text:p>
          </table:table-cell>
          <table:table-cell office:value-type="float" office:value="0.288530855359867" calcext:value-type="float">
            <text:p>0.2885308554</text:p>
          </table:table-cell>
          <table:table-cell office:value-type="float" office:value="0.559188872490968" calcext:value-type="float">
            <text:p>0.5591888725</text:p>
          </table:table-cell>
          <table:table-cell office:value-type="float" office:value="0.00288433880078152" calcext:value-type="float">
            <text:p>0.0028843388</text:p>
          </table:table-cell>
          <table:table-cell office:value-type="float" office:value="0.0000617978600147432" calcext:value-type="float">
            <text:p>6.18E-05</text:p>
          </table:table-cell>
          <table:table-cell office:value-type="float" office:value="0.0126425768770396" calcext:value-type="float">
            <text:p>0.0126425769</text:p>
          </table:table-cell>
          <table:table-cell office:value-type="float" office:value="0.380058475033045" calcext:value-type="float">
            <text:p>0.380058475</text:p>
          </table:table-cell>
          <table:table-cell office:value-type="float" office:value="0.0126425768770396" calcext:value-type="float">
            <text:p>0.0126425769</text:p>
          </table:table-cell>
          <table:table-cell office:value-type="float" office:value="0.0856714088489335" calcext:value-type="float">
            <text:p>0.0856714088</text:p>
          </table:table-cell>
        </table:table-row>
        <table:table-row table:style-name="ro1">
          <table:table-cell office:value-type="string" calcext:value-type="string">
            <text:p>s28354-3023-09-30-15-32n</text:p>
          </table:table-cell>
          <table:table-cell office:value-type="float" office:value="1.52299334403738" calcext:value-type="float">
            <text:p>1.522993344</text:p>
          </table:table-cell>
          <table:table-cell office:value-type="float" office:value="0.171429953372453" calcext:value-type="float">
            <text:p>0.1714299534</text:p>
          </table:table-cell>
          <table:table-cell office:value-type="float" office:value="0.396811078786658" calcext:value-type="float">
            <text:p>0.3968110788</text:p>
          </table:table-cell>
          <table:table-cell office:value-type="float" office:value="0.00270134886568541" calcext:value-type="float">
            <text:p>0.0027013489</text:p>
          </table:table-cell>
          <table:table-cell office:value-type="float" office:value="0.0000428866042209579" calcext:value-type="float">
            <text:p>4.29E-05</text:p>
          </table:table-cell>
          <table:table-cell office:value-type="float" office:value="0.0199683454996549" calcext:value-type="float">
            <text:p>0.0199683455</text:p>
          </table:table-cell>
          <table:table-cell office:value-type="float" office:value="0.229128784747792" calcext:value-type="float">
            <text:p>0.2291287847</text:p>
          </table:table-cell>
          <table:table-cell office:value-type="float" office:value="0.0199683454996549" calcext:value-type="float">
            <text:p>0.0199683455</text:p>
          </table:table-cell>
          <table:table-cell office:value-type="float" office:value="0.0505432831278041" calcext:value-type="float">
            <text:p>0.0505432831</text:p>
          </table:table-cell>
        </table:table-row>
        <table:table-row table:style-name="ro1">
          <table:table-cell office:value-type="string" calcext:value-type="string">
            <text:p>s28354-3023-09-30-19-38n</text:p>
          </table:table-cell>
          <table:table-cell office:value-type="float" office:value="1.98305657789235" calcext:value-type="float">
            <text:p>1.9830565779</text:p>
          </table:table-cell>
          <table:table-cell office:value-type="float" office:value="0.179172535098834" calcext:value-type="float">
            <text:p>0.1791725351</text:p>
          </table:table-cell>
          <table:table-cell office:value-type="float" office:value="0.421579360372864" calcext:value-type="float">
            <text:p>0.4215793604</text:p>
          </table:table-cell>
          <table:table-cell office:value-type="float" office:value="0.00803288000162675" calcext:value-type="float">
            <text:p>0.00803288</text:p>
          </table:table-cell>
          <table:table-cell office:value-type="float" office:value="0.0000449125976615518" calcext:value-type="float">
            <text:p>4.49E-05</text:p>
          </table:table-cell>
          <table:table-cell office:value-type="float" office:value="0.0259193207508254" calcext:value-type="float">
            <text:p>0.0259193208</text:p>
          </table:table-cell>
          <table:table-cell office:value-type="float" office:value="0.23629078131263" calcext:value-type="float">
            <text:p>0.2362907813</text:p>
          </table:table-cell>
          <table:table-cell office:value-type="float" office:value="0.0259193207508254" calcext:value-type="float">
            <text:p>0.0259193208</text:p>
          </table:table-cell>
          <table:table-cell office:value-type="float" office:value="0.0519442768890285" calcext:value-type="float">
            <text:p>0.0519442769</text:p>
          </table:table-cell>
        </table:table-row>
        <table:table-row table:style-name="ro1">
          <table:table-cell office:value-type="string" calcext:value-type="string">
            <text:p>s28364-2717-10-02-04-39n</text:p>
          </table:table-cell>
          <table:table-cell office:value-type="float" office:value="0.87866315879297" calcext:value-type="float">
            <text:p>0.8786631588</text:p>
          </table:table-cell>
          <table:table-cell office:value-type="float" office:value="0.0652377260971249" calcext:value-type="float">
            <text:p>0.0652377261</text:p>
          </table:table-cell>
          <table:table-cell office:value-type="float" office:value="0.157480911106959" calcext:value-type="float">
            <text:p>0.1574809111</text:p>
          </table:table-cell>
          <table:table-cell office:value-type="float" office:value="0.00112156363640433" calcext:value-type="float">
            <text:p>0.0011215636</text:p>
          </table:table-cell>
          <table:table-cell office:value-type="float" office:value="0.000017016018979842" calcext:value-type="float">
            <text:p>1.70E-05</text:p>
          </table:table-cell>
          <table:table-cell office:value-type="float" office:value="0.0114401695839069" calcext:value-type="float">
            <text:p>0.0114401696</text:p>
          </table:table-cell>
          <table:table-cell office:value-type="float" office:value="0.0897527467855751" calcext:value-type="float">
            <text:p>0.0897527468</text:p>
          </table:table-cell>
          <table:table-cell office:value-type="float" office:value="0.0114401695839069" calcext:value-type="float">
            <text:p>0.0114401696</text:p>
          </table:table-cell>
          <table:table-cell office:value-type="float" office:value="0.0196851072936528" calcext:value-type="float">
            <text:p>0.0196851073</text:p>
          </table:table-cell>
        </table:table-row>
        <table:table-row table:style-name="ro1">
          <table:table-cell office:value-type="string" calcext:value-type="string">
            <text:p>s28499-3345-05-04-12-46n</text:p>
          </table:table-cell>
          <table:table-cell office:value-type="float" office:value="1.22465183017109" calcext:value-type="float">
            <text:p>1.2246518302</text:p>
          </table:table-cell>
          <table:table-cell office:value-type="float" office:value="0.283046251504597" calcext:value-type="float">
            <text:p>0.2830462515</text:p>
          </table:table-cell>
          <table:table-cell office:value-type="float" office:value="0.562894849745954" calcext:value-type="float">
            <text:p>0.5628948497</text:p>
          </table:table-cell>
          <table:table-cell office:value-type="float" office:value="0.00363818581300451" calcext:value-type="float">
            <text:p>0.0036381858</text:p>
          </table:table-cell>
          <table:table-cell office:value-type="float" office:value="0.0000622561661879431" calcext:value-type="float">
            <text:p>6.23E-05</text:p>
          </table:table-cell>
          <table:table-cell office:value-type="float" office:value="0.0159258662972407" calcext:value-type="float">
            <text:p>0.0159258663</text:p>
          </table:table-cell>
          <table:table-cell office:value-type="float" office:value="0.387298334620741" calcext:value-type="float">
            <text:p>0.3872983346</text:p>
          </table:table-cell>
          <table:table-cell office:value-type="float" office:value="0.0162794634981392" calcext:value-type="float">
            <text:p>0.0162794635</text:p>
          </table:table-cell>
          <table:table-cell office:value-type="float" office:value="0.0874769970231017" calcext:value-type="float">
            <text:p>0.087476997</text:p>
          </table:table-cell>
        </table:table-row>
        <table:table-row table:style-name="ro1">
          <table:table-cell office:value-type="string" calcext:value-type="string">
            <text:p>s28507-2894-04-19-17-09n</text:p>
          </table:table-cell>
          <table:table-cell office:value-type="float" office:value="1.22300935416193" calcext:value-type="float">
            <text:p>1.2230093542</text:p>
          </table:table-cell>
          <table:table-cell office:value-type="float" office:value="0.298015857170414" calcext:value-type="float">
            <text:p>0.2980158572</text:p>
          </table:table-cell>
          <table:table-cell office:value-type="float" office:value="0.585446496688519" calcext:value-type="float">
            <text:p>0.5854464967</text:p>
          </table:table-cell>
          <table:table-cell office:value-type="float" office:value="0.00316242432669411" calcext:value-type="float">
            <text:p>0.0031624243</text:p>
          </table:table-cell>
          <table:table-cell office:value-type="float" office:value="0.0000647076240341509" calcext:value-type="float">
            <text:p>6.47E-05</text:p>
          </table:table-cell>
          <table:table-cell office:value-type="float" office:value="0.0158435635023912" calcext:value-type="float">
            <text:p>0.0158435635</text:p>
          </table:table-cell>
          <table:table-cell office:value-type="float" office:value="0.396512575112343" calcext:value-type="float">
            <text:p>0.3965125751</text:p>
          </table:table-cell>
          <table:table-cell office:value-type="float" office:value="0.0163574952655663" calcext:value-type="float">
            <text:p>0.0163574953</text:p>
          </table:table-cell>
          <table:table-cell office:value-type="float" office:value="0.0894089294045197" calcext:value-type="float">
            <text:p>0.0894089294</text:p>
          </table:table-cell>
        </table:table-row>
        <table:table-row table:style-name="ro1">
          <table:table-cell office:value-type="string" calcext:value-type="string">
            <text:p>s28510-3113-03-03-13-15n</text:p>
          </table:table-cell>
          <table:table-cell office:value-type="float" office:value="1.03263650343077" calcext:value-type="float">
            <text:p>1.0326365034</text:p>
          </table:table-cell>
          <table:table-cell office:value-type="float" office:value="0.301981835813297" calcext:value-type="float">
            <text:p>0.3019818358</text:p>
          </table:table-cell>
          <table:table-cell office:value-type="float" office:value="0.6178570223652" calcext:value-type="float">
            <text:p>0.6178570224</text:p>
          </table:table-cell>
          <table:table-cell office:value-type="float" office:value="0.00356485802864075" calcext:value-type="float">
            <text:p>0.003564858</text:p>
          </table:table-cell>
          <table:table-cell office:value-type="float" office:value="0.0000665594167210143" calcext:value-type="float">
            <text:p>6.66E-05</text:p>
          </table:table-cell>
          <table:table-cell office:value-type="float" office:value="0.0134409193826505" calcext:value-type="float">
            <text:p>0.0134409194</text:p>
          </table:table-cell>
          <table:table-cell office:value-type="float" office:value="0.39616214413349" calcext:value-type="float">
            <text:p>0.3961621441</text:p>
          </table:table-cell>
          <table:table-cell office:value-type="float" office:value="0.0134560830677252" calcext:value-type="float">
            <text:p>0.0134560831</text:p>
          </table:table-cell>
          <table:table-cell office:value-type="float" office:value="0.0894352495987386" calcext:value-type="float">
            <text:p>0.0894352496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0.851378809135526" calcext:value-type="float">
            <text:p>0.8513788091</text:p>
          </table:table-cell>
          <table:table-cell office:value-type="float" office:value="0.306273054485364" calcext:value-type="float">
            <text:p>0.3062730545</text:p>
          </table:table-cell>
          <table:table-cell office:value-type="float" office:value="0.589819978159878" calcext:value-type="float">
            <text:p>0.5898199782</text:p>
          </table:table-cell>
          <table:table-cell office:value-type="float" office:value="0.00313526994161556" calcext:value-type="float">
            <text:p>0.0031352699</text:p>
          </table:table-cell>
          <table:table-cell office:value-type="float" office:value="0.0000654152705540051" calcext:value-type="float">
            <text:p>6.54E-05</text:p>
          </table:table-cell>
          <table:table-cell office:value-type="float" office:value="0.0109267874442715" calcext:value-type="float">
            <text:p>0.0109267874</text:p>
          </table:table-cell>
          <table:table-cell office:value-type="float" office:value="0.405859855396197" calcext:value-type="float">
            <text:p>0.4058598554</text:p>
          </table:table-cell>
          <table:table-cell office:value-type="float" office:value="0.0108829620679784" calcext:value-type="float">
            <text:p>0.0108829621</text:p>
          </table:table-cell>
          <table:table-cell office:value-type="float" office:value="0.0915227783494743" calcext:value-type="float">
            <text:p>0.0915227783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1.25356747368034" calcext:value-type="float">
            <text:p>1.2535674737</text:p>
          </table:table-cell>
          <table:table-cell office:value-type="float" office:value="0.0855882735361935" calcext:value-type="float">
            <text:p>0.0855882735</text:p>
          </table:table-cell>
          <table:table-cell office:value-type="float" office:value="0.193851117876855" calcext:value-type="float">
            <text:p>0.1938511179</text:p>
          </table:table-cell>
          <table:table-cell office:value-type="float" office:value="0.0012020100238061" calcext:value-type="float">
            <text:p>0.00120201</text:p>
          </table:table-cell>
          <table:table-cell office:value-type="float" office:value="0.0000213438154677121" calcext:value-type="float">
            <text:p>2.13E-05</text:p>
          </table:table-cell>
          <table:table-cell office:value-type="float" office:value="0.016339971914795" calcext:value-type="float">
            <text:p>0.0163399719</text:p>
          </table:table-cell>
          <table:table-cell office:value-type="float" office:value="0.12801909579781" calcext:value-type="float">
            <text:p>0.1280190958</text:p>
          </table:table-cell>
          <table:table-cell office:value-type="float" office:value="0.016339971914795" calcext:value-type="float">
            <text:p>0.0163399719</text:p>
          </table:table-cell>
          <table:table-cell office:value-type="float" office:value="0.0286498221693415" calcext:value-type="float">
            <text:p>0.0286498222</text:p>
          </table:table-cell>
        </table:table-row>
        <table:table-row table:style-name="ro1">
          <table:table-cell office:value-type="string" calcext:value-type="string">
            <text:p>s28758-2718-12-27-17-28n</text:p>
          </table:table-cell>
          <table:table-cell office:value-type="float" office:value="1.25088102931252" calcext:value-type="float">
            <text:p>1.2508810293</text:p>
          </table:table-cell>
          <table:table-cell office:value-type="float" office:value="0.288977341155204" calcext:value-type="float">
            <text:p>0.2889773412</text:p>
          </table:table-cell>
          <table:table-cell office:value-type="float" office:value="0.557428409402434" calcext:value-type="float">
            <text:p>0.5574284094</text:p>
          </table:table-cell>
          <table:table-cell office:value-type="float" office:value="0.00305250541342058" calcext:value-type="float">
            <text:p>0.0030525054</text:p>
          </table:table-cell>
          <table:table-cell office:value-type="float" office:value="0.0000623408433595394" calcext:value-type="float">
            <text:p>6.23E-05</text:p>
          </table:table-cell>
          <table:table-cell office:value-type="float" office:value="0.016177433689829" calcext:value-type="float">
            <text:p>0.0161774337</text:p>
          </table:table-cell>
          <table:table-cell office:value-type="float" office:value="0.385861230093007" calcext:value-type="float">
            <text:p>0.3858612301</text:p>
          </table:table-cell>
          <table:table-cell office:value-type="float" office:value="0.0167448735759885" calcext:value-type="float">
            <text:p>0.0167448736</text:p>
          </table:table-cell>
          <table:table-cell office:value-type="float" office:value="0.0867423806801339" calcext:value-type="float">
            <text:p>0.0867423807</text:p>
          </table:table-cell>
        </table:table-row>
        <table:table-row table:style-name="ro1">
          <table:table-cell office:value-type="string" calcext:value-type="string">
            <text:p>s28762-2714-02-24-15-13n</text:p>
          </table:table-cell>
          <table:table-cell office:value-type="float" office:value="1.51595867299218" calcext:value-type="float">
            <text:p>1.515958673</text:p>
          </table:table-cell>
          <table:table-cell office:value-type="float" office:value="0.28835093975653" calcext:value-type="float">
            <text:p>0.2883509398</text:p>
          </table:table-cell>
          <table:table-cell office:value-type="float" office:value="0.57063285990563" calcext:value-type="float">
            <text:p>0.5706328599</text:p>
          </table:table-cell>
          <table:table-cell office:value-type="float" office:value="0.003085400668515" calcext:value-type="float">
            <text:p>0.0030854007</text:p>
          </table:table-cell>
          <table:table-cell office:value-type="float" office:value="0.0000628777554248135" calcext:value-type="float">
            <text:p>6.29E-05</text:p>
          </table:table-cell>
          <table:table-cell office:value-type="float" office:value="0.0196981071101972" calcext:value-type="float">
            <text:p>0.0196981071</text:p>
          </table:table-cell>
          <table:table-cell office:value-type="float" office:value="0.380423740350443" calcext:value-type="float">
            <text:p>0.3804237404</text:p>
          </table:table-cell>
          <table:table-cell office:value-type="float" office:value="0.0198738752195507" calcext:value-type="float">
            <text:p>0.0198738752</text:p>
          </table:table-cell>
          <table:table-cell office:value-type="float" office:value="0.0855968598213805" calcext:value-type="float">
            <text:p>0.0855968598</text:p>
          </table:table-cell>
        </table:table-row>
        <table:table-row table:style-name="ro1">
          <table:table-cell office:value-type="string" calcext:value-type="string">
            <text:p>s28774-2531-01-23-22-52n</text:p>
          </table:table-cell>
          <table:table-cell office:value-type="float" office:value="0.9609448410227" calcext:value-type="float">
            <text:p>0.960944841</text:p>
          </table:table-cell>
          <table:table-cell office:value-type="float" office:value="0.250261299758523" calcext:value-type="float">
            <text:p>0.2502612998</text:p>
          </table:table-cell>
          <table:table-cell office:value-type="float" office:value="0.493757855581895" calcext:value-type="float">
            <text:p>0.4937578556</text:p>
          </table:table-cell>
          <table:table-cell office:value-type="float" office:value="0.00276176935409494" calcext:value-type="float">
            <text:p>0.0027617694</text:p>
          </table:table-cell>
          <table:table-cell office:value-type="float" office:value="0.0000544353967808175" calcext:value-type="float">
            <text:p>5.44E-05</text:p>
          </table:table-cell>
          <table:table-cell office:value-type="float" office:value="0.0124943551439941" calcext:value-type="float">
            <text:p>0.0124943551</text:p>
          </table:table-cell>
          <table:table-cell office:value-type="float" office:value="0.342782730020051" calcext:value-type="float">
            <text:p>0.34278273</text:p>
          </table:table-cell>
          <table:table-cell office:value-type="float" office:value="0.0124943551439941" calcext:value-type="float">
            <text:p>0.0124943551</text:p>
          </table:table-cell>
          <table:table-cell office:value-type="float" office:value="0.0775530751350367" calcext:value-type="float">
            <text:p>0.0775530751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1.23051155015066" calcext:value-type="float">
            <text:p>1.2305115502</text:p>
          </table:table-cell>
          <table:table-cell office:value-type="float" office:value="0.310387864886711" calcext:value-type="float">
            <text:p>0.3103878649</text:p>
          </table:table-cell>
          <table:table-cell office:value-type="float" office:value="0.604767892694398" calcext:value-type="float">
            <text:p>0.6047678927</text:p>
          </table:table-cell>
          <table:table-cell office:value-type="float" office:value="0.00420751045879611" calcext:value-type="float">
            <text:p>0.0042075105</text:p>
          </table:table-cell>
          <table:table-cell office:value-type="float" office:value="0.0000666583367741931" calcext:value-type="float">
            <text:p>6.67E-05</text:p>
          </table:table-cell>
          <table:table-cell office:value-type="float" office:value="0.0159687121427559" calcext:value-type="float">
            <text:p>0.0159687121</text:p>
          </table:table-cell>
          <table:table-cell office:value-type="float" office:value="0.405859855396197" calcext:value-type="float">
            <text:p>0.4058598554</text:p>
          </table:table-cell>
          <table:table-cell office:value-type="float" office:value="0.0159398319348637" calcext:value-type="float">
            <text:p>0.0159398319</text:p>
          </table:table-cell>
          <table:table-cell office:value-type="float" office:value="0.0912312050318432" calcext:value-type="float">
            <text:p>0.091231205</text:p>
          </table:table-cell>
        </table:table-row>
        <table:table-row table:style-name="ro1">
          <table:table-cell office:value-type="string" calcext:value-type="string">
            <text:p>s28901-3396-03-23-13-34n</text:p>
          </table:table-cell>
          <table:table-cell office:value-type="float" office:value="1.22556756198731" calcext:value-type="float">
            <text:p>1.225567562</text:p>
          </table:table-cell>
          <table:table-cell office:value-type="float" office:value="0.310677866748154" calcext:value-type="float">
            <text:p>0.3106778667</text:p>
          </table:table-cell>
          <table:table-cell office:value-type="float" office:value="0.623225170300762" calcext:value-type="float">
            <text:p>0.6232251703</text:p>
          </table:table-cell>
          <table:table-cell office:value-type="float" office:value="0.0037337630196341" calcext:value-type="float">
            <text:p>0.003733763</text:p>
          </table:table-cell>
          <table:table-cell office:value-type="float" office:value="0.0000680210292317214" calcext:value-type="float">
            <text:p>6.80E-05</text:p>
          </table:table-cell>
          <table:table-cell office:value-type="float" office:value="0.0160043368844631" calcext:value-type="float">
            <text:p>0.0160043369</text:p>
          </table:table-cell>
          <table:table-cell office:value-type="float" office:value="0.403801381319523" calcext:value-type="float">
            <text:p>0.4038013813</text:p>
          </table:table-cell>
          <table:table-cell office:value-type="float" office:value="0.0160043368844631" calcext:value-type="float">
            <text:p>0.0160043369</text:p>
          </table:table-cell>
          <table:table-cell office:value-type="float" office:value="0.0906785976503779" calcext:value-type="float">
            <text:p>0.0906785977</text:p>
          </table:table-cell>
        </table:table-row>
        <table:table-row table:style-name="ro1">
          <table:table-cell office:value-type="string" calcext:value-type="string">
            <text:p>s28905-3094-03-05-14-13n</text:p>
          </table:table-cell>
          <table:table-cell office:value-type="float" office:value="0.946845136257698" calcext:value-type="float">
            <text:p>0.9468451363</text:p>
          </table:table-cell>
          <table:table-cell office:value-type="float" office:value="0.301253214324145" calcext:value-type="float">
            <text:p>0.3012532143</text:p>
          </table:table-cell>
          <table:table-cell office:value-type="float" office:value="0.581248111536731" calcext:value-type="float">
            <text:p>0.5812481115</text:p>
          </table:table-cell>
          <table:table-cell office:value-type="float" office:value="0.00309946058536388" calcext:value-type="float">
            <text:p>0.0030994606</text:p>
          </table:table-cell>
          <table:table-cell office:value-type="float" office:value="0.0000644793883270803" calcext:value-type="float">
            <text:p>6.45E-05</text:p>
          </table:table-cell>
          <table:table-cell office:value-type="float" office:value="0.0122054959605357" calcext:value-type="float">
            <text:p>0.012205496</text:p>
          </table:table-cell>
          <table:table-cell office:value-type="float" office:value="0.403457281230339" calcext:value-type="float">
            <text:p>0.4034572812</text:p>
          </table:table-cell>
          <table:table-cell office:value-type="float" office:value="0.0122054959605357" calcext:value-type="float">
            <text:p>0.012205496</text:p>
          </table:table-cell>
          <table:table-cell office:value-type="float" office:value="0.0910475422142693" calcext:value-type="float">
            <text:p>0.0910475422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0.983270505307867" calcext:value-type="float">
            <text:p>0.9832705053</text:p>
          </table:table-cell>
          <table:table-cell office:value-type="float" office:value="0.271266999056248" calcext:value-type="float">
            <text:p>0.2712669991</text:p>
          </table:table-cell>
          <table:table-cell office:value-type="float" office:value="0.52235243799496" calcext:value-type="float">
            <text:p>0.522352438</text:p>
          </table:table-cell>
          <table:table-cell office:value-type="float" office:value="0.00271206855102748" calcext:value-type="float">
            <text:p>0.0027120686</text:p>
          </table:table-cell>
          <table:table-cell office:value-type="float" office:value="0.0000583957563041313" calcext:value-type="float">
            <text:p>5.84E-05</text:p>
          </table:table-cell>
          <table:table-cell office:value-type="float" office:value="0.012662173840081" calcext:value-type="float">
            <text:p>0.0126621738</text:p>
          </table:table-cell>
          <table:table-cell office:value-type="float" office:value="0.354338193757821" calcext:value-type="float">
            <text:p>0.3543381938</text:p>
          </table:table-cell>
          <table:table-cell office:value-type="float" office:value="0.012669153517265" calcext:value-type="float">
            <text:p>0.0126691535</text:p>
          </table:table-cell>
          <table:table-cell office:value-type="float" office:value="0.0795620318765939" calcext:value-type="float">
            <text:p>0.0795620319</text:p>
          </table:table-cell>
        </table:table-row>
        <table:table-row table:style-name="ro1">
          <table:table-cell office:value-type="string" calcext:value-type="string">
            <text:p>s28910-3129-05-17-17-36n</text:p>
          </table:table-cell>
          <table:table-cell office:value-type="float" office:value="0.985830153357514" calcext:value-type="float">
            <text:p>0.9858301534</text:p>
          </table:table-cell>
          <table:table-cell office:value-type="float" office:value="0.309827879303489" calcext:value-type="float">
            <text:p>0.3098278793</text:p>
          </table:table-cell>
          <table:table-cell office:value-type="float" office:value="0.618470603551704" calcext:value-type="float">
            <text:p>0.6184706036</text:p>
          </table:table-cell>
          <table:table-cell office:value-type="float" office:value="0.00339048044170024" calcext:value-type="float">
            <text:p>0.0033904804</text:p>
          </table:table-cell>
          <table:table-cell office:value-type="float" office:value="0.0000670153148689843" calcext:value-type="float">
            <text:p>6.70E-05</text:p>
          </table:table-cell>
          <table:table-cell office:value-type="float" office:value="0.0127723633533282" calcext:value-type="float">
            <text:p>0.0127723634</text:p>
          </table:table-cell>
          <table:table-cell office:value-type="float" office:value="0.39895697345286" calcext:value-type="float">
            <text:p>0.3989569735</text:p>
          </table:table-cell>
          <table:table-cell office:value-type="float" office:value="0.0128356782387855" calcext:value-type="float">
            <text:p>0.0128356782</text:p>
          </table:table-cell>
          <table:table-cell office:value-type="float" office:value="0.089850334739238" calcext:value-type="float">
            <text:p>0.0898503347</text:p>
          </table:table-cell>
        </table:table-row>
        <table:table-row table:style-name="ro1">
          <table:table-cell office:value-type="string" calcext:value-type="string">
            <text:p>s29120-2597-07-20-19-33n</text:p>
          </table:table-cell>
          <table:table-cell office:value-type="float" office:value="2.04386844330982" calcext:value-type="float">
            <text:p>2.0438684433</text:p>
          </table:table-cell>
          <table:table-cell office:value-type="float" office:value="0.147873645599133" calcext:value-type="float">
            <text:p>0.1478736456</text:p>
          </table:table-cell>
          <table:table-cell office:value-type="float" office:value="0.33582348431135" calcext:value-type="float">
            <text:p>0.3358234843</text:p>
          </table:table-cell>
          <table:table-cell office:value-type="float" office:value="0.00328081135706478" calcext:value-type="float">
            <text:p>0.0032808114</text:p>
          </table:table-cell>
          <table:table-cell office:value-type="float" office:value="0.0000384239960395496" calcext:value-type="float">
            <text:p>3.84E-05</text:p>
          </table:table-cell>
          <table:table-cell office:value-type="float" office:value="0.02656748875744" calcext:value-type="float">
            <text:p>0.0265674888</text:p>
          </table:table-cell>
          <table:table-cell office:value-type="float" office:value="0.210158670215308" calcext:value-type="float">
            <text:p>0.2101586702</text:p>
          </table:table-cell>
          <table:table-cell office:value-type="float" office:value="0.02656748875744" calcext:value-type="float">
            <text:p>0.0265674888</text:p>
          </table:table-cell>
          <table:table-cell office:value-type="float" office:value="0.0465023017551818" calcext:value-type="float">
            <text:p>0.0465023018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1.78274465227103" calcext:value-type="float">
            <text:p>1.7827446523</text:p>
          </table:table-cell>
          <table:table-cell office:value-type="float" office:value="0.24956771148989" calcext:value-type="float">
            <text:p>0.2495677115</text:p>
          </table:table-cell>
          <table:table-cell office:value-type="float" office:value="0.483822173698062" calcext:value-type="float">
            <text:p>0.4838221737</text:p>
          </table:table-cell>
          <table:table-cell office:value-type="float" office:value="0.00263980012386224" calcext:value-type="float">
            <text:p>0.0026398001</text:p>
          </table:table-cell>
          <table:table-cell office:value-type="float" office:value="0.0000537069222635603" calcext:value-type="float">
            <text:p>5.37E-05</text:p>
          </table:table-cell>
          <table:table-cell office:value-type="float" office:value="0.0231694302151815" calcext:value-type="float">
            <text:p>0.0231694302</text:p>
          </table:table-cell>
          <table:table-cell office:value-type="float" office:value="0.337885582211887" calcext:value-type="float">
            <text:p>0.3378855822</text:p>
          </table:table-cell>
          <table:table-cell office:value-type="float" office:value="0.0231694302151815" calcext:value-type="float">
            <text:p>0.0231694302</text:p>
          </table:table-cell>
          <table:table-cell office:value-type="float" office:value="0.0760026931924871" calcext:value-type="float">
            <text:p>0.0760026932</text:p>
          </table:table-cell>
        </table:table-row>
        <table:table-row table:style-name="ro1">
          <table:table-cell office:value-type="string" calcext:value-type="string">
            <text:p>s29127-3478-07-17-12-22n</text:p>
          </table:table-cell>
          <table:table-cell office:value-type="float" office:value="2.11353248928948" calcext:value-type="float">
            <text:p>2.1135324893</text:p>
          </table:table-cell>
          <table:table-cell office:value-type="float" office:value="0.250796964308407" calcext:value-type="float">
            <text:p>0.2507969643</text:p>
          </table:table-cell>
          <table:table-cell office:value-type="float" office:value="0.528671509644392" calcext:value-type="float">
            <text:p>0.5286715096</text:p>
          </table:table-cell>
          <table:table-cell office:value-type="float" office:value="0.00299090445564353" calcext:value-type="float">
            <text:p>0.0029909045</text:p>
          </table:table-cell>
          <table:table-cell office:value-type="float" office:value="0.0000576735901958992" calcext:value-type="float">
            <text:p>5.77E-05</text:p>
          </table:table-cell>
          <table:table-cell office:value-type="float" office:value="0.0275792148792427" calcext:value-type="float">
            <text:p>0.0275792149</text:p>
          </table:table-cell>
          <table:table-cell office:value-type="float" office:value="0.325320354932385" calcext:value-type="float">
            <text:p>0.3253203549</text:p>
          </table:table-cell>
          <table:table-cell office:value-type="float" office:value="0.0275792148792427" calcext:value-type="float">
            <text:p>0.0275792149</text:p>
          </table:table-cell>
          <table:table-cell office:value-type="float" office:value="0.0722710156935592" calcext:value-type="float">
            <text:p>0.0722710157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0.830021858096689" calcext:value-type="float">
            <text:p>0.8300218581</text:p>
          </table:table-cell>
          <table:table-cell office:value-type="float" office:value="0.233778826170529" calcext:value-type="float">
            <text:p>0.2337788262</text:p>
          </table:table-cell>
          <table:table-cell office:value-type="float" office:value="0.450587009934257" calcext:value-type="float">
            <text:p>0.4505870099</text:p>
          </table:table-cell>
          <table:table-cell office:value-type="float" office:value="0.00240639884433117" calcext:value-type="float">
            <text:p>0.0024063988</text:p>
          </table:table-cell>
          <table:table-cell office:value-type="float" office:value="0.000050088813804688" calcext:value-type="float">
            <text:p>5.01E-05</text:p>
          </table:table-cell>
          <table:table-cell office:value-type="float" office:value="0.0106812539021277" calcext:value-type="float">
            <text:p>0.0106812539</text:p>
          </table:table-cell>
          <table:table-cell office:value-type="float" office:value="0.313138237134265" calcext:value-type="float">
            <text:p>0.3131382371</text:p>
          </table:table-cell>
          <table:table-cell office:value-type="float" office:value="0.0106812539021277" calcext:value-type="float">
            <text:p>0.0106812539</text:p>
          </table:table-cell>
          <table:table-cell office:value-type="float" office:value="0.0708345596506897" calcext:value-type="float">
            <text:p>0.0708345597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1.70767249992121" calcext:value-type="float">
            <text:p>1.7076724999</text:p>
          </table:table-cell>
          <table:table-cell office:value-type="float" office:value="0.195235078508873" calcext:value-type="float">
            <text:p>0.1952350785</text:p>
          </table:table-cell>
          <table:table-cell office:value-type="float" office:value="0.420807432469122" calcext:value-type="float">
            <text:p>0.4208074325</text:p>
          </table:table-cell>
          <table:table-cell office:value-type="float" office:value="0.00254087765104305" calcext:value-type="float">
            <text:p>0.0025408777</text:p>
          </table:table-cell>
          <table:table-cell office:value-type="float" office:value="0.0000476654139540359" calcext:value-type="float">
            <text:p>4.77E-05</text:p>
          </table:table-cell>
          <table:table-cell office:value-type="float" office:value="0.0222169329666434" calcext:value-type="float">
            <text:p>0.022216933</text:p>
          </table:table-cell>
          <table:table-cell office:value-type="float" office:value="0.257660413895671" calcext:value-type="float">
            <text:p>0.2576604139</text:p>
          </table:table-cell>
          <table:table-cell office:value-type="float" office:value="0.0222169329666434" calcext:value-type="float">
            <text:p>0.022216933</text:p>
          </table:table-cell>
          <table:table-cell office:value-type="float" office:value="0.0572244091575137" calcext:value-type="float">
            <text:p>0.0572244092</text:p>
          </table:table-cell>
        </table:table-row>
        <table:table-row table:style-name="ro1">
          <table:table-cell office:value-type="string" calcext:value-type="string">
            <text:p>s29215-3164-10-17-14-31n</text:p>
          </table:table-cell>
          <table:table-cell office:value-type="float" office:value="0.815305934357364" calcext:value-type="float">
            <text:p>0.8153059344</text:p>
          </table:table-cell>
          <table:table-cell office:value-type="float" office:value="0.0744500950874549" calcext:value-type="float">
            <text:p>0.0744500951</text:p>
          </table:table-cell>
          <table:table-cell office:value-type="float" office:value="0.174008368981837" calcext:value-type="float">
            <text:p>0.174008369</text:p>
          </table:table-cell>
          <table:table-cell office:value-type="float" office:value="0.0010877213002545" calcext:value-type="float">
            <text:p>0.0010877213</text:p>
          </table:table-cell>
          <table:table-cell office:value-type="float" office:value="0.0000188194018258652" calcext:value-type="float">
            <text:p>1.88E-05</text:p>
          </table:table-cell>
          <table:table-cell office:value-type="float" office:value="0.0105941360611646" calcext:value-type="float">
            <text:p>0.0105941361</text:p>
          </table:table-cell>
          <table:table-cell office:value-type="float" office:value="0.108012344973464" calcext:value-type="float">
            <text:p>0.108012345</text:p>
          </table:table-cell>
          <table:table-cell office:value-type="float" office:value="0.0105941360611646" calcext:value-type="float">
            <text:p>0.0105941361</text:p>
          </table:table-cell>
          <table:table-cell office:value-type="float" office:value="0.0242477148492136" calcext:value-type="float">
            <text:p>0.0242477148</text:p>
          </table:table-cell>
        </table:table-row>
        <table:table-row table:style-name="ro1">
          <table:table-cell office:value-type="string" calcext:value-type="string">
            <text:p>s29466-2715-05-07-01-01n</text:p>
          </table:table-cell>
          <table:table-cell office:value-type="float" office:value="0.845131667839687" calcext:value-type="float">
            <text:p>0.8451316678</text:p>
          </table:table-cell>
          <table:table-cell office:value-type="float" office:value="0.304538935168438" calcext:value-type="float">
            <text:p>0.3045389352</text:p>
          </table:table-cell>
          <table:table-cell office:value-type="float" office:value="0.597832987510086" calcext:value-type="float">
            <text:p>0.5978329875</text:p>
          </table:table-cell>
          <table:table-cell office:value-type="float" office:value="0.00325263674444478" calcext:value-type="float">
            <text:p>0.0032526367</text:p>
          </table:table-cell>
          <table:table-cell office:value-type="float" office:value="0.0000659208235489581" calcext:value-type="float">
            <text:p>6.59E-05</text:p>
          </table:table-cell>
          <table:table-cell office:value-type="float" office:value="0.0108325539833451" calcext:value-type="float">
            <text:p>0.010832554</text:p>
          </table:table-cell>
          <table:table-cell office:value-type="float" office:value="0.407907941684013" calcext:value-type="float">
            <text:p>0.4079079417</text:p>
          </table:table-cell>
          <table:table-cell office:value-type="float" office:value="0.0112036273221778" calcext:value-type="float">
            <text:p>0.0112036273</text:p>
          </table:table-cell>
          <table:table-cell office:value-type="float" office:value="0.0920346092681162" calcext:value-type="float">
            <text:p>0.0920346093</text:p>
          </table:table-cell>
        </table:table-row>
        <table:table-row table:style-name="ro1">
          <table:table-cell office:value-type="string" calcext:value-type="string">
            <text:p>s29527-2757-03-08-17-54n</text:p>
          </table:table-cell>
          <table:table-cell office:value-type="float" office:value="2.21678594408266" calcext:value-type="float">
            <text:p>2.2167859441</text:p>
          </table:table-cell>
          <table:table-cell office:value-type="float" office:value="0.260438498845249" calcext:value-type="float">
            <text:p>0.2604384988</text:p>
          </table:table-cell>
          <table:table-cell office:value-type="float" office:value="0.56230226713456" calcext:value-type="float">
            <text:p>0.5623022671</text:p>
          </table:table-cell>
          <table:table-cell office:value-type="float" office:value="0.00333770088721918" calcext:value-type="float">
            <text:p>0.0033377009</text:p>
          </table:table-cell>
          <table:table-cell office:value-type="float" office:value="0.0000624601387743944" calcext:value-type="float">
            <text:p>6.25E-05</text:p>
          </table:table-cell>
          <table:table-cell office:value-type="float" office:value="0.0288922908231894" calcext:value-type="float">
            <text:p>0.0288922908</text:p>
          </table:table-cell>
          <table:table-cell office:value-type="float" office:value="0.347610893576903" calcext:value-type="float">
            <text:p>0.3476108936</text:p>
          </table:table-cell>
          <table:table-cell office:value-type="float" office:value="0.0288922908231894" calcext:value-type="float">
            <text:p>0.0288922908</text:p>
          </table:table-cell>
          <table:table-cell office:value-type="float" office:value="0.0771871901981352" calcext:value-type="float">
            <text:p>0.0771871902</text:p>
          </table:table-cell>
        </table:table-row>
        <table:table-row table:style-name="ro1">
          <table:table-cell office:value-type="string" calcext:value-type="string">
            <text:p>s29530-2996-03-10-12-07n</text:p>
          </table:table-cell>
          <table:table-cell office:value-type="float" office:value="1.18263109224779" calcext:value-type="float">
            <text:p>1.1826310922</text:p>
          </table:table-cell>
          <table:table-cell office:value-type="float" office:value="0.306254213406963" calcext:value-type="float">
            <text:p>0.3062542134</text:p>
          </table:table-cell>
          <table:table-cell office:value-type="float" office:value="0.605581050406125" calcext:value-type="float">
            <text:p>0.6055810504</text:p>
          </table:table-cell>
          <table:table-cell office:value-type="float" office:value="0.00331454032995709" calcext:value-type="float">
            <text:p>0.0033145403</text:p>
          </table:table-cell>
          <table:table-cell office:value-type="float" office:value="0.0000661410630288739" calcext:value-type="float">
            <text:p>6.61E-05</text:p>
          </table:table-cell>
          <table:table-cell office:value-type="float" office:value="0.0153780138889378" calcext:value-type="float">
            <text:p>0.0153780139</text:p>
          </table:table-cell>
          <table:table-cell office:value-type="float" office:value="0.402077936060493" calcext:value-type="float">
            <text:p>0.4020779361</text:p>
          </table:table-cell>
          <table:table-cell office:value-type="float" office:value="0.0153780138889378" calcext:value-type="float">
            <text:p>0.0153780139</text:p>
          </table:table-cell>
          <table:table-cell office:value-type="float" office:value="0.090769044277669" calcext:value-type="float">
            <text:p>0.0907690443</text:p>
          </table:table-cell>
        </table:table-row>
        <table:table-row table:style-name="ro1">
          <table:table-cell office:value-type="string" calcext:value-type="string">
            <text:p>s29569-3484-05-05-17-47n</text:p>
          </table:table-cell>
          <table:table-cell office:value-type="float" office:value="1.10835976260021" calcext:value-type="float">
            <text:p>1.1083597626</text:p>
          </table:table-cell>
          <table:table-cell office:value-type="float" office:value="0.153648517823767" calcext:value-type="float">
            <text:p>0.1536485178</text:p>
          </table:table-cell>
          <table:table-cell office:value-type="float" office:value="0.313583294896693" calcext:value-type="float">
            <text:p>0.3135832949</text:p>
          </table:table-cell>
          <table:table-cell office:value-type="float" office:value="0.00188991386241986" calcext:value-type="float">
            <text:p>0.0018899139</text:p>
          </table:table-cell>
          <table:table-cell office:value-type="float" office:value="0.0000339818571702471" calcext:value-type="float">
            <text:p>3.40E-05</text:p>
          </table:table-cell>
          <table:table-cell office:value-type="float" office:value="0.0144492616905539" calcext:value-type="float">
            <text:p>0.0144492617</text:p>
          </table:table-cell>
          <table:table-cell office:value-type="float" office:value="0.201384099559909" calcext:value-type="float">
            <text:p>0.2013840996</text:p>
          </table:table-cell>
          <table:table-cell office:value-type="float" office:value="0.0144492616905539" calcext:value-type="float">
            <text:p>0.0144492617</text:p>
          </table:table-cell>
          <table:table-cell office:value-type="float" office:value="0.0450300279667336" calcext:value-type="float">
            <text:p>0.045030028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0.820487972356712" calcext:value-type="float">
            <text:p>0.8204879724</text:p>
          </table:table-cell>
          <table:table-cell office:value-type="float" office:value="0.292391077238387" calcext:value-type="float">
            <text:p>0.2923910772</text:p>
          </table:table-cell>
          <table:table-cell office:value-type="float" office:value="0.558377139439223" calcext:value-type="float">
            <text:p>0.5583771394</text:p>
          </table:table-cell>
          <table:table-cell office:value-type="float" office:value="0.00287191377918162" calcext:value-type="float">
            <text:p>0.0028719138</text:p>
          </table:table-cell>
          <table:table-cell office:value-type="float" office:value="0.000062318528465231" calcext:value-type="float">
            <text:p>6.23E-05</text:p>
          </table:table-cell>
          <table:table-cell office:value-type="float" office:value="0.0105097983465817" calcext:value-type="float">
            <text:p>0.0105097983</text:p>
          </table:table-cell>
          <table:table-cell office:value-type="float" office:value="0.389800518784216" calcext:value-type="float">
            <text:p>0.3898005188</text:p>
          </table:table-cell>
          <table:table-cell office:value-type="float" office:value="0.0105097983465817" calcext:value-type="float">
            <text:p>0.0105097983</text:p>
          </table:table-cell>
          <table:table-cell office:value-type="float" office:value="0.0878659663665111" calcext:value-type="float">
            <text:p>0.0878659664</text:p>
          </table:table-cell>
        </table:table-row>
        <table:table-row table:style-name="ro1">
          <table:table-cell office:value-type="string" calcext:value-type="string">
            <text:p>s29769-2638-03-28-14-18n</text:p>
          </table:table-cell>
          <table:table-cell office:value-type="float" office:value="1.22787227157265" calcext:value-type="float">
            <text:p>1.2278722716</text:p>
          </table:table-cell>
          <table:table-cell office:value-type="float" office:value="0.317264932806706" calcext:value-type="float">
            <text:p>0.3172649328</text:p>
          </table:table-cell>
          <table:table-cell office:value-type="float" office:value="0.613209283279512" calcext:value-type="float">
            <text:p>0.6132092833</text:p>
          </table:table-cell>
          <table:table-cell office:value-type="float" office:value="0.00333319500310395" calcext:value-type="float">
            <text:p>0.003333195</text:p>
          </table:table-cell>
          <table:table-cell office:value-type="float" office:value="0.0000679746219608889" calcext:value-type="float">
            <text:p>6.80E-05</text:p>
          </table:table-cell>
          <table:table-cell office:value-type="float" office:value="0.0159519010364518" calcext:value-type="float">
            <text:p>0.015951901</text:p>
          </table:table-cell>
          <table:table-cell office:value-type="float" office:value="0.407907941684013" calcext:value-type="float">
            <text:p>0.4079079417</text:p>
          </table:table-cell>
          <table:table-cell office:value-type="float" office:value="0.0168667726955224" calcext:value-type="float">
            <text:p>0.0168667727</text:p>
          </table:table-cell>
          <table:table-cell office:value-type="float" office:value="0.0914414284176078" calcext:value-type="float">
            <text:p>0.0914414284</text:p>
          </table:table-cell>
        </table:table-row>
        <table:table-row table:style-name="ro1">
          <table:table-cell office:value-type="string" calcext:value-type="string">
            <text:p>s29769-2638-04-04-14-25n</text:p>
          </table:table-cell>
          <table:table-cell office:value-type="float" office:value="1.2243143782935" calcext:value-type="float">
            <text:p>1.2243143783</text:p>
          </table:table-cell>
          <table:table-cell office:value-type="float" office:value="0.242437661418621" calcext:value-type="float">
            <text:p>0.2424376614</text:p>
          </table:table-cell>
          <table:table-cell office:value-type="float" office:value="0.488595040428863" calcext:value-type="float">
            <text:p>0.4885950404</text:p>
          </table:table-cell>
          <table:table-cell office:value-type="float" office:value="0.00277282489787244" calcext:value-type="float">
            <text:p>0.0027728249</text:p>
          </table:table-cell>
          <table:table-cell office:value-type="float" office:value="0.0000535414153892382" calcext:value-type="float">
            <text:p>5.35E-05</text:p>
          </table:table-cell>
          <table:table-cell office:value-type="float" office:value="0.0159447062259661" calcext:value-type="float">
            <text:p>0.0159447062</text:p>
          </table:table-cell>
          <table:table-cell office:value-type="float" office:value="0.322317993430228" calcext:value-type="float">
            <text:p>0.3223179934</text:p>
          </table:table-cell>
          <table:table-cell office:value-type="float" office:value="0.0159860541162309" calcext:value-type="float">
            <text:p>0.0159860541</text:p>
          </table:table-cell>
          <table:table-cell office:value-type="float" office:value="0.0724753745288947" calcext:value-type="float">
            <text:p>0.0724753745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0.836610086088257" calcext:value-type="float">
            <text:p>0.8366100861</text:p>
          </table:table-cell>
          <table:table-cell office:value-type="float" office:value="0.312934579751706" calcext:value-type="float">
            <text:p>0.3129345798</text:p>
          </table:table-cell>
          <table:table-cell office:value-type="float" office:value="0.60297533672288" calcext:value-type="float">
            <text:p>0.6029753367</text:p>
          </table:table-cell>
          <table:table-cell office:value-type="float" office:value="0.00321830851159369" calcext:value-type="float">
            <text:p>0.0032183085</text:p>
          </table:table-cell>
          <table:table-cell office:value-type="float" office:value="0.0000662188995212368" calcext:value-type="float">
            <text:p>6.62E-05</text:p>
          </table:table-cell>
          <table:table-cell office:value-type="float" office:value="0.0106837201594845" calcext:value-type="float">
            <text:p>0.010683720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4299294370938" calcext:value-type="float">
            <text:p>0.0114299294</text:p>
          </table:table-cell>
          <table:table-cell office:value-type="float" office:value="0.0919536952742041" calcext:value-type="float">
            <text:p>0.0919536953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1.34142408597403" calcext:value-type="float">
            <text:p>1.341424086</text:p>
          </table:table-cell>
          <table:table-cell office:value-type="float" office:value="0.319861940338485" calcext:value-type="float">
            <text:p>0.3198619403</text:p>
          </table:table-cell>
          <table:table-cell office:value-type="float" office:value="0.656108648367495" calcext:value-type="float">
            <text:p>0.6561086484</text:p>
          </table:table-cell>
          <table:table-cell office:value-type="float" office:value="0.00623859784692161" calcext:value-type="float">
            <text:p>0.0062385978</text:p>
          </table:table-cell>
          <table:table-cell office:value-type="float" office:value="0.0000699006013744508" calcext:value-type="float">
            <text:p>6.99E-05</text:p>
          </table:table-cell>
          <table:table-cell office:value-type="float" office:value="0.0175301575808614" calcext:value-type="float">
            <text:p>0.017530157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83679127297607" calcext:value-type="float">
            <text:p>0.0183679127</text:p>
          </table:table-cell>
          <table:table-cell office:value-type="float" office:value="0.0917461024800162" calcext:value-type="float">
            <text:p>0.0917461025</text:p>
          </table:table-cell>
        </table:table-row>
        <table:table-row table:style-name="ro1">
          <table:table-cell office:value-type="string" calcext:value-type="string">
            <text:p>s29869-3310-10-26-20-43n</text:p>
          </table:table-cell>
          <table:table-cell office:value-type="float" office:value="2.0198856915177" calcext:value-type="float">
            <text:p>2.0198856915</text:p>
          </table:table-cell>
          <table:table-cell office:value-type="float" office:value="0.104406543278876" calcext:value-type="float">
            <text:p>0.1044065433</text:p>
          </table:table-cell>
          <table:table-cell office:value-type="float" office:value="0.325429292957586" calcext:value-type="float">
            <text:p>0.325429293</text:p>
          </table:table-cell>
          <table:table-cell office:value-type="float" office:value="0.00607775585173135" calcext:value-type="float">
            <text:p>0.0060777559</text:p>
          </table:table-cell>
          <table:table-cell office:value-type="float" office:value="0.0000357684388056512" calcext:value-type="float">
            <text:p>3.58E-05</text:p>
          </table:table-cell>
          <table:table-cell office:value-type="float" office:value="0.0263498112125617" calcext:value-type="float">
            <text:p>0.0263498112</text:p>
          </table:table-cell>
          <table:table-cell office:value-type="float" office:value="0.152752523165195" calcext:value-type="float">
            <text:p>0.1527525232</text:p>
          </table:table-cell>
          <table:table-cell office:value-type="float" office:value="0.0263498112125617" calcext:value-type="float">
            <text:p>0.0263498112</text:p>
          </table:table-cell>
          <table:table-cell office:value-type="float" office:value="0.0321668347923376" calcext:value-type="float">
            <text:p>0.0321668348</text:p>
          </table:table-cell>
        </table:table-row>
        <table:table-row table:style-name="ro1">
          <table:table-cell office:value-type="string" calcext:value-type="string">
            <text:p>s30026-3337-03-14-14-25n</text:p>
          </table:table-cell>
          <table:table-cell office:value-type="float" office:value="0.818578274614073" calcext:value-type="float">
            <text:p>0.8185782746</text:p>
          </table:table-cell>
          <table:table-cell office:value-type="float" office:value="0.306433791752113" calcext:value-type="float">
            <text:p>0.3064337918</text:p>
          </table:table-cell>
          <table:table-cell office:value-type="float" office:value="0.583725783534612" calcext:value-type="float">
            <text:p>0.5837257835</text:p>
          </table:table-cell>
          <table:table-cell office:value-type="float" office:value="0.00315552814104748" calcext:value-type="float">
            <text:p>0.0031555281</text:p>
          </table:table-cell>
          <table:table-cell office:value-type="float" office:value="0.0000651156660142414" calcext:value-type="float">
            <text:p>6.51E-05</text:p>
          </table:table-cell>
          <table:table-cell office:value-type="float" office:value="0.0104415176431425" calcext:value-type="float">
            <text:p>0.0104415176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0932756951261" calcext:value-type="float">
            <text:p>0.0110932757</text:p>
          </table:table-cell>
          <table:table-cell office:value-type="float" office:value="0.0920074363782794" calcext:value-type="float">
            <text:p>0.0920074364</text:p>
          </table:table-cell>
        </table:table-row>
        <table:table-row table:style-name="ro1">
          <table:table-cell office:value-type="string" calcext:value-type="string">
            <text:p>s30026-3337-03-18-11-15n</text:p>
          </table:table-cell>
          <table:table-cell office:value-type="float" office:value="1.00525053329726" calcext:value-type="float">
            <text:p>1.0052505333</text:p>
          </table:table-cell>
          <table:table-cell office:value-type="float" office:value="0.305070866802472" calcext:value-type="float">
            <text:p>0.3050708668</text:p>
          </table:table-cell>
          <table:table-cell office:value-type="float" office:value="0.589454832104886" calcext:value-type="float">
            <text:p>0.5894548321</text:p>
          </table:table-cell>
          <table:table-cell office:value-type="float" office:value="0.00317474984407984" calcext:value-type="float">
            <text:p>0.0031747498</text:p>
          </table:table-cell>
          <table:table-cell office:value-type="float" office:value="0.0000651308407308146" calcext:value-type="float">
            <text:p>6.51E-05</text:p>
          </table:table-cell>
          <table:table-cell office:value-type="float" office:value="0.0130045758295252" calcext:value-type="float">
            <text:p>0.0130045758</text:p>
          </table:table-cell>
          <table:table-cell office:value-type="float" office:value="0.406201920231797" calcext:value-type="float">
            <text:p>0.4062019202</text:p>
          </table:table-cell>
          <table:table-cell office:value-type="float" office:value="0.0129726228208461" calcext:value-type="float">
            <text:p>0.0129726228</text:p>
          </table:table-cell>
          <table:table-cell office:value-type="float" office:value="0.091669835299421" calcext:value-type="float">
            <text:p>0.0916698353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1.9228015141803" calcext:value-type="float">
            <text:p>1.9228015142</text:p>
          </table:table-cell>
          <table:table-cell office:value-type="float" office:value="0.285486625370249" calcext:value-type="float">
            <text:p>0.2854866254</text:p>
          </table:table-cell>
          <table:table-cell office:value-type="float" office:value="0.594115345389566" calcext:value-type="float">
            <text:p>0.5941153454</text:p>
          </table:table-cell>
          <table:table-cell office:value-type="float" office:value="0.00338895927870872" calcext:value-type="float">
            <text:p>0.0033889593</text:p>
          </table:table-cell>
          <table:table-cell office:value-type="float" office:value="0.0000655614645888676" calcext:value-type="float">
            <text:p>6.56E-05</text:p>
          </table:table-cell>
          <table:table-cell office:value-type="float" office:value="0.0250637747437303" calcext:value-type="float">
            <text:p>0.0250637747</text:p>
          </table:table-cell>
          <table:table-cell office:value-type="float" office:value="0.377491721763537" calcext:value-type="float">
            <text:p>0.3774917218</text:p>
          </table:table-cell>
          <table:table-cell office:value-type="float" office:value="0.0254439060039212" calcext:value-type="float">
            <text:p>0.025443906</text:p>
          </table:table-cell>
          <table:table-cell office:value-type="float" office:value="0.0841518770986521" calcext:value-type="float">
            <text:p>0.0841518771</text:p>
          </table:table-cell>
        </table:table-row>
        <table:table-row table:style-name="ro1">
          <table:table-cell office:value-type="string" calcext:value-type="string">
            <text:p>s30047-2525-03-09-16-48n</text:p>
          </table:table-cell>
          <table:table-cell office:value-type="float" office:value="1.16371427506301" calcext:value-type="float">
            <text:p>1.1637142751</text:p>
          </table:table-cell>
          <table:table-cell office:value-type="float" office:value="0.296527195907215" calcext:value-type="float">
            <text:p>0.2965271959</text:p>
          </table:table-cell>
          <table:table-cell office:value-type="float" office:value="0.574861367282493" calcext:value-type="float">
            <text:p>0.5748613673</text:p>
          </table:table-cell>
          <table:table-cell office:value-type="float" office:value="0.00314375936426873" calcext:value-type="float">
            <text:p>0.0031437594</text:p>
          </table:table-cell>
          <table:table-cell office:value-type="float" office:value="0.0000637252757211438" calcext:value-type="float">
            <text:p>6.37E-05</text:p>
          </table:table-cell>
          <table:table-cell office:value-type="float" office:value="0.0150737488630232" calcext:value-type="float">
            <text:p>0.0150737489</text:p>
          </table:table-cell>
          <table:table-cell office:value-type="float" office:value="0.389800518784216" calcext:value-type="float">
            <text:p>0.3898005188</text:p>
          </table:table-cell>
          <table:table-cell office:value-type="float" office:value="0.0158880192390154" calcext:value-type="float">
            <text:p>0.0158880192</text:p>
          </table:table-cell>
          <table:table-cell office:value-type="float" office:value="0.087536153666726" calcext:value-type="float">
            <text:p>0.0875361537</text:p>
          </table:table-cell>
        </table:table-row>
        <table:table-row table:style-name="ro1">
          <table:table-cell office:value-type="string" calcext:value-type="string">
            <text:p>s30142-3120-04-22-13-23n</text:p>
          </table:table-cell>
          <table:table-cell office:value-type="float" office:value="1.23156038238398" calcext:value-type="float">
            <text:p>1.2315603824</text:p>
          </table:table-cell>
          <table:table-cell office:value-type="float" office:value="0.292427000931128" calcext:value-type="float">
            <text:p>0.2924270009</text:p>
          </table:table-cell>
          <table:table-cell office:value-type="float" office:value="0.570681454686189" calcext:value-type="float">
            <text:p>0.5706814547</text:p>
          </table:table-cell>
          <table:table-cell office:value-type="float" office:value="0.00302559127643741" calcext:value-type="float">
            <text:p>0.0030255913</text:p>
          </table:table-cell>
          <table:table-cell office:value-type="float" office:value="0.0000633303194302474" calcext:value-type="float">
            <text:p>6.33E-05</text:p>
          </table:table-cell>
          <table:table-cell office:value-type="float" office:value="0.0160263430756373" calcext:value-type="float">
            <text:p>0.0160263431</text:p>
          </table:table-cell>
          <table:table-cell office:value-type="float" office:value="0.394757309410899" calcext:value-type="float">
            <text:p>0.3947573094</text:p>
          </table:table-cell>
          <table:table-cell office:value-type="float" office:value="0.0160263430756373" calcext:value-type="float">
            <text:p>0.0160263431</text:p>
          </table:table-cell>
          <table:table-cell office:value-type="float" office:value="0.0889357502906996" calcext:value-type="float">
            <text:p>0.0889357503</text:p>
          </table:table-cell>
        </table:table-row>
        <table:table-row table:style-name="ro1">
          <table:table-cell office:value-type="string" calcext:value-type="string">
            <text:p>s30144-3320-02-09-16-48n</text:p>
          </table:table-cell>
          <table:table-cell office:value-type="float" office:value="1.04627827519864" calcext:value-type="float">
            <text:p>1.0462782752</text:p>
          </table:table-cell>
          <table:table-cell office:value-type="float" office:value="0.31227436161532" calcext:value-type="float">
            <text:p>0.3122743616</text:p>
          </table:table-cell>
          <table:table-cell office:value-type="float" office:value="0.614389332771826" calcext:value-type="float">
            <text:p>0.6143893328</text:p>
          </table:table-cell>
          <table:table-cell office:value-type="float" office:value="0.00388196819445651" calcext:value-type="float">
            <text:p>0.0038819682</text:p>
          </table:table-cell>
          <table:table-cell office:value-type="float" office:value="0.0000670560362060724" calcext:value-type="float">
            <text:p>6.71E-05</text:p>
          </table:table-cell>
          <table:table-cell office:value-type="float" office:value="0.0135687293709903" calcext:value-type="float">
            <text:p>0.0135687294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38347511122192" calcext:value-type="float">
            <text:p>0.0138347511</text:p>
          </table:table-cell>
          <table:table-cell office:value-type="float" office:value="0.0919244595624734" calcext:value-type="float">
            <text:p>0.0919244596</text:p>
          </table:table-cell>
        </table:table-row>
        <table:table-row table:style-name="ro1">
          <table:table-cell office:value-type="string" calcext:value-type="string">
            <text:p>s30160-3159-03-18-16-02n</text:p>
          </table:table-cell>
          <table:table-cell office:value-type="float" office:value="0.940255674123524" calcext:value-type="float">
            <text:p>0.9402556741</text:p>
          </table:table-cell>
          <table:table-cell office:value-type="float" office:value="0.307358433171364" calcext:value-type="float">
            <text:p>0.3073584332</text:p>
          </table:table-cell>
          <table:table-cell office:value-type="float" office:value="0.605309130058155" calcext:value-type="float">
            <text:p>0.6053091301</text:p>
          </table:table-cell>
          <table:table-cell office:value-type="float" office:value="0.0032577868669422" calcext:value-type="float">
            <text:p>0.0032577869</text:p>
          </table:table-cell>
          <table:table-cell office:value-type="float" office:value="0.0000664798353237946" calcext:value-type="float">
            <text:p>6.65E-05</text:p>
          </table:table-cell>
          <table:table-cell office:value-type="float" office:value="0.0121484204815122" calcext:value-type="float">
            <text:p>0.0121484205</text:p>
          </table:table-cell>
          <table:table-cell office:value-type="float" office:value="0.406543697255015" calcext:value-type="float">
            <text:p>0.4065436973</text:p>
          </table:table-cell>
          <table:table-cell office:value-type="float" office:value="0.012202633391193" calcext:value-type="float">
            <text:p>0.0122026334</text:p>
          </table:table-cell>
          <table:table-cell office:value-type="float" office:value="0.0916599076045186" calcext:value-type="float">
            <text:p>0.0916599076</text:p>
          </table:table-cell>
        </table:table-row>
        <table:table-row table:style-name="ro1">
          <table:table-cell office:value-type="string" calcext:value-type="string">
            <text:p>s30170-3316-05-20-10-48n</text:p>
          </table:table-cell>
          <table:table-cell office:value-type="float" office:value="1.52082294079499" calcext:value-type="float">
            <text:p>1.5208229408</text:p>
          </table:table-cell>
          <table:table-cell office:value-type="float" office:value="0.142975483997" calcext:value-type="float">
            <text:p>0.142975484</text:p>
          </table:table-cell>
          <table:table-cell office:value-type="float" office:value="0.32688838215493" calcext:value-type="float">
            <text:p>0.3268883822</text:p>
          </table:table-cell>
          <table:table-cell office:value-type="float" office:value="0.00211941343345551" calcext:value-type="float">
            <text:p>0.0021194134</text:p>
          </table:table-cell>
          <table:table-cell office:value-type="float" office:value="0.0000355799732740487" calcext:value-type="float">
            <text:p>3.56E-05</text:p>
          </table:table-cell>
          <table:table-cell office:value-type="float" office:value="0.0198850389372399" calcext:value-type="float">
            <text:p>0.0198850389</text:p>
          </table:table-cell>
          <table:table-cell office:value-type="float" office:value="0.201384099559909" calcext:value-type="float">
            <text:p>0.2013840996</text:p>
          </table:table-cell>
          <table:table-cell office:value-type="float" office:value="0.0198850389372399" calcext:value-type="float">
            <text:p>0.0198850389</text:p>
          </table:table-cell>
          <table:table-cell office:value-type="float" office:value="0.045018429150444" calcext:value-type="float">
            <text:p>0.0450184292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1.06189789591993" calcext:value-type="float">
            <text:p>1.0618978959</text:p>
          </table:table-cell>
          <table:table-cell office:value-type="float" office:value="0.260135440168638" calcext:value-type="float">
            <text:p>0.2601354402</text:p>
          </table:table-cell>
          <table:table-cell office:value-type="float" office:value="0.518152684326195" calcext:value-type="float">
            <text:p>0.5181526843</text:p>
          </table:table-cell>
          <table:table-cell office:value-type="float" office:value="0.00288518552030954" calcext:value-type="float">
            <text:p>0.0028851855</text:p>
          </table:table-cell>
          <table:table-cell office:value-type="float" office:value="0.0000563943331150352" calcext:value-type="float">
            <text:p>5.64E-05</text:p>
          </table:table-cell>
          <table:table-cell office:value-type="float" office:value="0.0137743266103012" calcext:value-type="float">
            <text:p>0.0137743266</text:p>
          </table:table-cell>
          <table:table-cell office:value-type="float" office:value="0.343187671366233" calcext:value-type="float">
            <text:p>0.3431876714</text:p>
          </table:table-cell>
          <table:table-cell office:value-type="float" office:value="0.0137800236662175" calcext:value-type="float">
            <text:p>0.0137800237</text:p>
          </table:table-cell>
          <table:table-cell office:value-type="float" office:value="0.0773600716057233" calcext:value-type="float">
            <text:p>0.0773600716</text:p>
          </table:table-cell>
        </table:table-row>
        <table:table-row table:style-name="ro1">
          <table:table-cell office:value-type="string" calcext:value-type="string">
            <text:p>s30294-3500-03-14-21-46n</text:p>
          </table:table-cell>
          <table:table-cell office:value-type="float" office:value="1.15710628446773" calcext:value-type="float">
            <text:p>1.1571062845</text:p>
          </table:table-cell>
          <table:table-cell office:value-type="float" office:value="0.247730559285593" calcext:value-type="float">
            <text:p>0.2477305593</text:p>
          </table:table-cell>
          <table:table-cell office:value-type="float" office:value="0.502299873429725" calcext:value-type="float">
            <text:p>0.5022998734</text:p>
          </table:table-cell>
          <table:table-cell office:value-type="float" office:value="0.00449050314450665" calcext:value-type="float">
            <text:p>0.0044905031</text:p>
          </table:table-cell>
          <table:table-cell office:value-type="float" office:value="0.0000545636426697867" calcext:value-type="float">
            <text:p>5.46E-05</text:p>
          </table:table-cell>
          <table:table-cell office:value-type="float" office:value="0.0150502489234878" calcext:value-type="float">
            <text:p>0.0150502489</text:p>
          </table:table-cell>
          <table:table-cell office:value-type="float" office:value="0.322317993430228" calcext:value-type="float">
            <text:p>0.3223179934</text:p>
          </table:table-cell>
          <table:table-cell office:value-type="float" office:value="0.0150502489234878" calcext:value-type="float">
            <text:p>0.0150502489</text:p>
          </table:table-cell>
          <table:table-cell office:value-type="float" office:value="0.0722992116743722" calcext:value-type="float">
            <text:p>0.0722992117</text:p>
          </table:table-cell>
        </table:table-row>
        <table:table-row table:style-name="ro1">
          <table:table-cell office:value-type="string" calcext:value-type="string">
            <text:p>s30296-2616-04-05-12-36n</text:p>
          </table:table-cell>
          <table:table-cell office:value-type="float" office:value="1.06791340439558" calcext:value-type="float">
            <text:p>1.0679134044</text:p>
          </table:table-cell>
          <table:table-cell office:value-type="float" office:value="0.306982031151611" calcext:value-type="float">
            <text:p>0.3069820312</text:p>
          </table:table-cell>
          <table:table-cell office:value-type="float" office:value="0.59434650053292" calcext:value-type="float">
            <text:p>0.5943465005</text:p>
          </table:table-cell>
          <table:table-cell office:value-type="float" office:value="0.00321198328805658" calcext:value-type="float">
            <text:p>0.0032119833</text:p>
          </table:table-cell>
          <table:table-cell office:value-type="float" office:value="0.0000656093197345344" calcext:value-type="float">
            <text:p>6.56E-05</text:p>
          </table:table-cell>
          <table:table-cell office:value-type="float" office:value="0.0137810885136356" calcext:value-type="float">
            <text:p>0.013781088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144616525070158" calcext:value-type="float">
            <text:p>0.0144616525</text:p>
          </table:table-cell>
          <table:table-cell office:value-type="float" office:value="0.0908681615975553" calcext:value-type="float">
            <text:p>0.0908681616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0.912146617127422" calcext:value-type="float">
            <text:p>0.9121466171</text:p>
          </table:table-cell>
          <table:table-cell office:value-type="float" office:value="0.304662225777427" calcext:value-type="float">
            <text:p>0.3046622258</text:p>
          </table:table-cell>
          <table:table-cell office:value-type="float" office:value="0.606867181645046" calcext:value-type="float">
            <text:p>0.6068671816</text:p>
          </table:table-cell>
          <table:table-cell office:value-type="float" office:value="0.00334243538514639" calcext:value-type="float">
            <text:p>0.0033424354</text:p>
          </table:table-cell>
          <table:table-cell office:value-type="float" office:value="0.0000664248831236051" calcext:value-type="float">
            <text:p>6.64E-05</text:p>
          </table:table-cell>
          <table:table-cell office:value-type="float" office:value="0.0117630232490708" calcext:value-type="float">
            <text:p>0.0117630232</text:p>
          </table:table-cell>
          <table:table-cell office:value-type="float" office:value="0.403801381319523" calcext:value-type="float">
            <text:p>0.4038013813</text:p>
          </table:table-cell>
          <table:table-cell office:value-type="float" office:value="0.0117630232490708" calcext:value-type="float">
            <text:p>0.0117630232</text:p>
          </table:table-cell>
          <table:table-cell office:value-type="float" office:value="0.0911889290600866" calcext:value-type="float">
            <text:p>0.0911889291</text:p>
          </table:table-cell>
        </table:table-row>
        <table:table-row table:style-name="ro1">
          <table:table-cell office:value-type="string" calcext:value-type="string">
            <text:p>s30348-2675-01-26-15-03n</text:p>
          </table:table-cell>
          <table:table-cell office:value-type="float" office:value="1.77860258295769" calcext:value-type="float">
            <text:p>1.778602583</text:p>
          </table:table-cell>
          <table:table-cell office:value-type="float" office:value="0.203537315317984" calcext:value-type="float">
            <text:p>0.2035373153</text:p>
          </table:table-cell>
          <table:table-cell office:value-type="float" office:value="0.441605045024545" calcext:value-type="float">
            <text:p>0.441605045</text:p>
          </table:table-cell>
          <table:table-cell office:value-type="float" office:value="0.00268481148378351" calcext:value-type="float">
            <text:p>0.0026848115</text:p>
          </table:table-cell>
          <table:table-cell office:value-type="float" office:value="0.0000487354191203754" calcext:value-type="float">
            <text:p>4.87E-05</text:p>
          </table:table-cell>
          <table:table-cell office:value-type="float" office:value="0.0231969377249721" calcext:value-type="float">
            <text:p>0.0231969377</text:p>
          </table:table-cell>
          <table:table-cell office:value-type="float" office:value="0.270287912337114" calcext:value-type="float">
            <text:p>0.2702879123</text:p>
          </table:table-cell>
          <table:table-cell office:value-type="float" office:value="0.0231969377249721" calcext:value-type="float">
            <text:p>0.0231969377</text:p>
          </table:table-cell>
          <table:table-cell office:value-type="float" office:value="0.0600411187849303" calcext:value-type="float">
            <text:p>0.0600411188</text:p>
          </table:table-cell>
        </table:table-row>
        <table:table-row table:style-name="ro1">
          <table:table-cell office:value-type="string" calcext:value-type="string">
            <text:p>s30464-2512-02-19-17-28n</text:p>
          </table:table-cell>
          <table:table-cell office:value-type="float" office:value="0.828761164979169" calcext:value-type="float">
            <text:p>0.828761165</text:p>
          </table:table-cell>
          <table:table-cell office:value-type="float" office:value="0.306189016223148" calcext:value-type="float">
            <text:p>0.3061890162</text:p>
          </table:table-cell>
          <table:table-cell office:value-type="float" office:value="0.584589090170749" calcext:value-type="float">
            <text:p>0.5845890902</text:p>
          </table:table-cell>
          <table:table-cell office:value-type="float" office:value="0.00305559915838295" calcext:value-type="float">
            <text:p>0.0030555992</text:p>
          </table:table-cell>
          <table:table-cell office:value-type="float" office:value="0.0000651080289890215" calcext:value-type="float">
            <text:p>6.51E-05</text:p>
          </table:table-cell>
          <table:table-cell office:value-type="float" office:value="0.0105840049452356" calcext:value-type="float">
            <text:p>0.0105840049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13119036856082" calcext:value-type="float">
            <text:p>0.0113119037</text:p>
          </table:table-cell>
          <table:table-cell office:value-type="float" office:value="0.0920890660660656" calcext:value-type="float">
            <text:p>0.0920890661</text:p>
          </table:table-cell>
        </table:table-row>
        <table:table-row table:style-name="ro1">
          <table:table-cell office:value-type="string" calcext:value-type="string">
            <text:p>s30589-3182-03-19-14-13n</text:p>
          </table:table-cell>
          <table:table-cell office:value-type="float" office:value="1.22795070331989" calcext:value-type="float">
            <text:p>1.2279507033</text:p>
          </table:table-cell>
          <table:table-cell office:value-type="float" office:value="0.301051980289168" calcext:value-type="float">
            <text:p>0.3010519803</text:p>
          </table:table-cell>
          <table:table-cell office:value-type="float" office:value="0.592986575319069" calcext:value-type="float">
            <text:p>0.5929865753</text:p>
          </table:table-cell>
          <table:table-cell office:value-type="float" office:value="0.00314359432281247" calcext:value-type="float">
            <text:p>0.0031435943</text:p>
          </table:table-cell>
          <table:table-cell office:value-type="float" office:value="0.0000647111573403328" calcext:value-type="float">
            <text:p>6.47E-05</text:p>
          </table:table-cell>
          <table:table-cell office:value-type="float" office:value="0.0159926352816813" calcext:value-type="float">
            <text:p>0.0159926353</text:p>
          </table:table-cell>
          <table:table-cell office:value-type="float" office:value="0.39895697345286" calcext:value-type="float">
            <text:p>0.3989569735</text:p>
          </table:table-cell>
          <table:table-cell office:value-type="float" office:value="0.0160337061075306" calcext:value-type="float">
            <text:p>0.0160337061</text:p>
          </table:table-cell>
          <table:table-cell office:value-type="float" office:value="0.0899510226034354" calcext:value-type="float">
            <text:p>0.0899510226</text:p>
          </table:table-cell>
        </table:table-row>
        <table:table-row table:style-name="ro1">
          <table:table-cell office:value-type="string" calcext:value-type="string">
            <text:p>s30591-3187-04-07-13-14n</text:p>
          </table:table-cell>
          <table:table-cell office:value-type="float" office:value="0.963560520733151" calcext:value-type="float">
            <text:p>0.9635605207</text:p>
          </table:table-cell>
          <table:table-cell office:value-type="float" office:value="0.305852609464067" calcext:value-type="float">
            <text:p>0.3058526095</text:p>
          </table:table-cell>
          <table:table-cell office:value-type="float" office:value="0.604604608891005" calcext:value-type="float">
            <text:p>0.6046046089</text:p>
          </table:table-cell>
          <table:table-cell office:value-type="float" office:value="0.00323989162471742" calcext:value-type="float">
            <text:p>0.0032398916</text:p>
          </table:table-cell>
          <table:table-cell office:value-type="float" office:value="0.0000663622136730929" calcext:value-type="float">
            <text:p>6.64E-05</text:p>
          </table:table-cell>
          <table:table-cell office:value-type="float" office:value="0.0124872675313097" calcext:value-type="float">
            <text:p>0.0124872675</text:p>
          </table:table-cell>
          <table:table-cell office:value-type="float" office:value="0.403457281230339" calcext:value-type="float">
            <text:p>0.4034572812</text:p>
          </table:table-cell>
          <table:table-cell office:value-type="float" office:value="0.0124941794018757" calcext:value-type="float">
            <text:p>0.0124941794</text:p>
          </table:table-cell>
          <table:table-cell office:value-type="float" office:value="0.0909459794415363" calcext:value-type="float">
            <text:p>0.0909459794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1.61381106202259" calcext:value-type="float">
            <text:p>1.613811062</text:p>
          </table:table-cell>
          <table:table-cell office:value-type="float" office:value="0.262378901346995" calcext:value-type="float">
            <text:p>0.2623789013</text:p>
          </table:table-cell>
          <table:table-cell office:value-type="float" office:value="0.544764104616243" calcext:value-type="float">
            <text:p>0.5447641046</text:p>
          </table:table-cell>
          <table:table-cell office:value-type="float" office:value="0.00319910596211347" calcext:value-type="float">
            <text:p>0.003199106</text:p>
          </table:table-cell>
          <table:table-cell office:value-type="float" office:value="0.000060017171215167" calcext:value-type="float">
            <text:p>6.00E-05</text:p>
          </table:table-cell>
          <table:table-cell office:value-type="float" office:value="0.0210146353096496" calcext:value-type="float">
            <text:p>0.0210146353</text:p>
          </table:table-cell>
          <table:table-cell office:value-type="float" office:value="0.351583718495482" calcext:value-type="float">
            <text:p>0.3515837185</text:p>
          </table:table-cell>
          <table:table-cell office:value-type="float" office:value="0.0210146353096496" calcext:value-type="float">
            <text:p>0.0210146353</text:p>
          </table:table-cell>
          <table:table-cell office:value-type="float" office:value="0.0789757388026442" calcext:value-type="float">
            <text:p>0.0789757388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1.96604993507877" calcext:value-type="float">
            <text:p>1.9660499351</text:p>
          </table:table-cell>
          <table:table-cell office:value-type="float" office:value="0.220531278639528" calcext:value-type="float">
            <text:p>0.2205312786</text:p>
          </table:table-cell>
          <table:table-cell office:value-type="float" office:value="0.489598245084144" calcext:value-type="float">
            <text:p>0.4895982451</text:p>
          </table:table-cell>
          <table:table-cell office:value-type="float" office:value="0.00359457294989556" calcext:value-type="float">
            <text:p>0.0035945729</text:p>
          </table:table-cell>
          <table:table-cell office:value-type="float" office:value="0.0000546925371693134" calcext:value-type="float">
            <text:p>5.47E-05</text:p>
          </table:table-cell>
          <table:table-cell office:value-type="float" office:value="0.0256199920483909" calcext:value-type="float">
            <text:p>0.025619992</text:p>
          </table:table-cell>
          <table:table-cell office:value-type="float" office:value="0.305959329178096" calcext:value-type="float">
            <text:p>0.3059593292</text:p>
          </table:table-cell>
          <table:table-cell office:value-type="float" office:value="0.0256199920483909" calcext:value-type="float">
            <text:p>0.025619992</text:p>
          </table:table-cell>
          <table:table-cell office:value-type="float" office:value="0.0680728105803501" calcext:value-type="float">
            <text:p>0.0680728106</text:p>
          </table:table-cell>
        </table:table-row>
        <table:table-row table:style-name="ro1">
          <table:table-cell office:value-type="string" calcext:value-type="string">
            <text:p>s30669-3033-04-11-12-33n</text:p>
          </table:table-cell>
          <table:table-cell office:value-type="float" office:value="1.14642701315119" calcext:value-type="float">
            <text:p>1.1464270132</text:p>
          </table:table-cell>
          <table:table-cell office:value-type="float" office:value="0.295195549318662" calcext:value-type="float">
            <text:p>0.2951955493</text:p>
          </table:table-cell>
          <table:table-cell office:value-type="float" office:value="0.586153476768822" calcext:value-type="float">
            <text:p>0.5861534768</text:p>
          </table:table-cell>
          <table:table-cell office:value-type="float" office:value="0.00322164980695703" calcext:value-type="float">
            <text:p>0.0032216498</text:p>
          </table:table-cell>
          <table:table-cell office:value-type="float" office:value="0.0000647646525186177" calcext:value-type="float">
            <text:p>6.48E-05</text:p>
          </table:table-cell>
          <table:table-cell office:value-type="float" office:value="0.0149276987251602" calcext:value-type="float">
            <text:p>0.0149276987</text:p>
          </table:table-cell>
          <table:table-cell office:value-type="float" office:value="0.40242321558832" calcext:value-type="float">
            <text:p>0.4024232156</text:p>
          </table:table-cell>
          <table:table-cell office:value-type="float" office:value="0.015184204450162" calcext:value-type="float">
            <text:p>0.0151842045</text:p>
          </table:table-cell>
          <table:table-cell office:value-type="float" office:value="0.0907604730175042" calcext:value-type="float">
            <text:p>0.090760473</text:p>
          </table:table-cell>
        </table:table-row>
        <table:table-row table:style-name="ro1">
          <table:table-cell office:value-type="string" calcext:value-type="string">
            <text:p>s30670-3258-03-26-17-57n</text:p>
          </table:table-cell>
          <table:table-cell office:value-type="float" office:value="1.70495110835381" calcext:value-type="float">
            <text:p>1.7049511084</text:p>
          </table:table-cell>
          <table:table-cell office:value-type="float" office:value="0.25809504668494" calcext:value-type="float">
            <text:p>0.2580950467</text:p>
          </table:table-cell>
          <table:table-cell office:value-type="float" office:value="0.542821355254404" calcext:value-type="float">
            <text:p>0.5428213553</text:p>
          </table:table-cell>
          <table:table-cell office:value-type="float" office:value="0.00594882561338629" calcext:value-type="float">
            <text:p>0.0059488256</text:p>
          </table:table-cell>
          <table:table-cell office:value-type="float" office:value="0.0000587375582370871" calcext:value-type="float">
            <text:p>5.87E-05</text:p>
          </table:table-cell>
          <table:table-cell office:value-type="float" office:value="0.022375592223314" calcext:value-type="float">
            <text:p>0.0223755922</text:p>
          </table:table-cell>
          <table:table-cell office:value-type="float" office:value="0.329561998888086" calcext:value-type="float">
            <text:p>0.3295619989</text:p>
          </table:table-cell>
          <table:table-cell office:value-type="float" office:value="0.022375592223314" calcext:value-type="float">
            <text:p>0.0223755922</text:p>
          </table:table-cell>
          <table:table-cell office:value-type="float" office:value="0.0732302797007724" calcext:value-type="float">
            <text:p>0.0732302797</text:p>
          </table:table-cell>
        </table:table-row>
        <table:table-row table:style-name="ro1">
          <table:table-cell office:value-type="string" calcext:value-type="string">
            <text:p>s30785-2774-09-25-20-23n</text:p>
          </table:table-cell>
          <table:table-cell office:value-type="float" office:value="0.914077948088922" calcext:value-type="float">
            <text:p>0.9140779481</text:p>
          </table:table-cell>
          <table:table-cell office:value-type="float" office:value="0.185578705608654" calcext:value-type="float">
            <text:p>0.1855787056</text:p>
          </table:table-cell>
          <table:table-cell office:value-type="float" office:value="0.375015633510268" calcext:value-type="float">
            <text:p>0.3750156335</text:p>
          </table:table-cell>
          <table:table-cell office:value-type="float" office:value="0.00210340656851967" calcext:value-type="float">
            <text:p>0.0021034066</text:p>
          </table:table-cell>
          <table:table-cell office:value-type="float" office:value="0.0000407026524247619" calcext:value-type="float">
            <text:p>4.07E-05</text:p>
          </table:table-cell>
          <table:table-cell office:value-type="float" office:value="0.0118242947079824" calcext:value-type="float">
            <text:p>0.0118242947</text:p>
          </table:table-cell>
          <table:table-cell office:value-type="float" office:value="0.244948974278317" calcext:value-type="float">
            <text:p>0.2449489743</text:p>
          </table:table-cell>
          <table:table-cell office:value-type="float" office:value="0.0118242947079824" calcext:value-type="float">
            <text:p>0.0118242947</text:p>
          </table:table-cell>
          <table:table-cell office:value-type="float" office:value="0.0552631290808095" calcext:value-type="float">
            <text:p>0.0552631291</text:p>
          </table:table-cell>
        </table:table-row>
        <table:table-row table:style-name="ro1">
          <table:table-cell office:value-type="string" calcext:value-type="string">
            <text:p>s30822-3155-04-12-16-25n</text:p>
          </table:table-cell>
          <table:table-cell office:value-type="float" office:value="1.55822892181364" calcext:value-type="float">
            <text:p>1.5582289218</text:p>
          </table:table-cell>
          <table:table-cell office:value-type="float" office:value="0.228362636481586" calcext:value-type="float">
            <text:p>0.2283626365</text:p>
          </table:table-cell>
          <table:table-cell office:value-type="float" office:value="0.454341167147654" calcext:value-type="float">
            <text:p>0.4543411671</text:p>
          </table:table-cell>
          <table:table-cell office:value-type="float" office:value="0.0024378195288017" calcext:value-type="float">
            <text:p>0.0024378195</text:p>
          </table:table-cell>
          <table:table-cell office:value-type="float" office:value="0.0000510477506822076" calcext:value-type="float">
            <text:p>5.10E-05</text:p>
          </table:table-cell>
          <table:table-cell office:value-type="float" office:value="0.0202070595226839" calcext:value-type="float">
            <text:p>0.0202070595</text:p>
          </table:table-cell>
          <table:table-cell office:value-type="float" office:value="0.30641293851417" calcext:value-type="float">
            <text:p>0.3064129385</text:p>
          </table:table-cell>
          <table:table-cell office:value-type="float" office:value="0.0202070595226839" calcext:value-type="float">
            <text:p>0.0202070595</text:p>
          </table:table-cell>
          <table:table-cell office:value-type="float" office:value="0.0686690502781779" calcext:value-type="float">
            <text:p>0.0686690503</text:p>
          </table:table-cell>
        </table:table-row>
        <table:table-row table:style-name="ro1">
          <table:table-cell office:value-type="string" calcext:value-type="string">
            <text:p>s30851-2859-08-08-16-46n</text:p>
          </table:table-cell>
          <table:table-cell office:value-type="float" office:value="1.27722886209371" calcext:value-type="float">
            <text:p>1.2772288621</text:p>
          </table:table-cell>
          <table:table-cell office:value-type="float" office:value="0.301731717356897" calcext:value-type="float">
            <text:p>0.3017317174</text:p>
          </table:table-cell>
          <table:table-cell office:value-type="float" office:value="0.590556191072662" calcext:value-type="float">
            <text:p>0.5905561911</text:p>
          </table:table-cell>
          <table:table-cell office:value-type="float" office:value="0.00324265754541848" calcext:value-type="float">
            <text:p>0.0032426575</text:p>
          </table:table-cell>
          <table:table-cell office:value-type="float" office:value="0.0000651616486183189" calcext:value-type="float">
            <text:p>6.52E-05</text:p>
          </table:table-cell>
          <table:table-cell office:value-type="float" office:value="0.0165920161654576" calcext:value-type="float">
            <text:p>0.0165920162</text:p>
          </table:table-cell>
          <table:table-cell office:value-type="float" office:value="0.39826010484495" calcext:value-type="float">
            <text:p>0.3982601048</text:p>
          </table:table-cell>
          <table:table-cell office:value-type="float" office:value="0.017109719256161" calcext:value-type="float">
            <text:p>0.0171097193</text:p>
          </table:table-cell>
          <table:table-cell office:value-type="float" office:value="0.0895229555953401" calcext:value-type="float">
            <text:p>0.0895229556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1.02947228092462" calcext:value-type="float">
            <text:p>1.0294722809</text:p>
          </table:table-cell>
          <table:table-cell office:value-type="float" office:value="0.290347045621636" calcext:value-type="float">
            <text:p>0.2903470456</text:p>
          </table:table-cell>
          <table:table-cell office:value-type="float" office:value="0.560139031223606" calcext:value-type="float">
            <text:p>0.5601390312</text:p>
          </table:table-cell>
          <table:table-cell office:value-type="float" office:value="0.0029983910107644" calcext:value-type="float">
            <text:p>0.002998391</text:p>
          </table:table-cell>
          <table:table-cell office:value-type="float" office:value="0.0000624337900166901" calcext:value-type="float">
            <text:p>6.24E-05</text:p>
          </table:table-cell>
          <table:table-cell office:value-type="float" office:value="0.0133196248842139" calcext:value-type="float">
            <text:p>0.0133196249</text:p>
          </table:table-cell>
          <table:table-cell office:value-type="float" office:value="0.386939558874796" calcext:value-type="float">
            <text:p>0.3869395589</text:p>
          </table:table-cell>
          <table:table-cell office:value-type="float" office:value="0.0133196248842139" calcext:value-type="float">
            <text:p>0.0133196249</text:p>
          </table:table-cell>
          <table:table-cell office:value-type="float" office:value="0.0870815314625891" calcext:value-type="float">
            <text:p>0.0870815315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1.07370871702965" calcext:value-type="float">
            <text:p>1.073708717</text:p>
          </table:table-cell>
          <table:table-cell office:value-type="float" office:value="0.293457977176244" calcext:value-type="float">
            <text:p>0.2934579772</text:p>
          </table:table-cell>
          <table:table-cell office:value-type="float" office:value="0.571680274959343" calcext:value-type="float">
            <text:p>0.571680275</text:p>
          </table:table-cell>
          <table:table-cell office:value-type="float" office:value="0.00303984978680388" calcext:value-type="float">
            <text:p>0.0030398498</text:p>
          </table:table-cell>
          <table:table-cell office:value-type="float" office:value="0.000062918657483272" calcext:value-type="float">
            <text:p>6.29E-05</text:p>
          </table:table-cell>
          <table:table-cell office:value-type="float" office:value="0.0138376731569995" calcext:value-type="float">
            <text:p>0.0138376732</text:p>
          </table:table-cell>
          <table:table-cell office:value-type="float" office:value="0.376017139089282" calcext:value-type="float">
            <text:p>0.3760171391</text:p>
          </table:table-cell>
          <table:table-cell office:value-type="float" office:value="0.0140752753136961" calcext:value-type="float">
            <text:p>0.0140752753</text:p>
          </table:table-cell>
          <table:table-cell office:value-type="float" office:value="0.084491904459818" calcext:value-type="float">
            <text:p>0.0844919045</text:p>
          </table:table-cell>
        </table:table-row>
        <table:table-row table:style-name="ro1">
          <table:table-cell office:value-type="string" calcext:value-type="string">
            <text:p>s31034-2505-05-05-15-19n</text:p>
          </table:table-cell>
          <table:table-cell office:value-type="float" office:value="1.43716759889683" calcext:value-type="float">
            <text:p>1.4371675989</text:p>
          </table:table-cell>
          <table:table-cell office:value-type="float" office:value="0.195840591189687" calcext:value-type="float">
            <text:p>0.1958405912</text:p>
          </table:table-cell>
          <table:table-cell office:value-type="float" office:value="0.384070051887747" calcext:value-type="float">
            <text:p>0.3840700519</text:p>
          </table:table-cell>
          <table:table-cell office:value-type="float" office:value="0.00227570729702006" calcext:value-type="float">
            <text:p>0.0022757073</text:p>
          </table:table-cell>
          <table:table-cell office:value-type="float" office:value="0.0000427707119983007" calcext:value-type="float">
            <text:p>4.28E-05</text:p>
          </table:table-cell>
          <table:table-cell office:value-type="float" office:value="0.0187038921698041" calcext:value-type="float">
            <text:p>0.0187038922</text:p>
          </table:table-cell>
          <table:table-cell office:value-type="float" office:value="0.271313676601661" calcext:value-type="float">
            <text:p>0.2713136766</text:p>
          </table:table-cell>
          <table:table-cell office:value-type="float" office:value="0.0187038921698041" calcext:value-type="float">
            <text:p>0.0187038922</text:p>
          </table:table-cell>
          <table:table-cell office:value-type="float" office:value="0.0610446893405218" calcext:value-type="float">
            <text:p>0.0610446893</text:p>
          </table:table-cell>
        </table:table-row>
        <table:table-row table:style-name="ro1">
          <table:table-cell office:value-type="string" calcext:value-type="string">
            <text:p>s31058-2721-04-08-13-49n</text:p>
          </table:table-cell>
          <table:table-cell office:value-type="float" office:value="0.913856623764951" calcext:value-type="float">
            <text:p>0.9138566238</text:p>
          </table:table-cell>
          <table:table-cell office:value-type="float" office:value="0.304375256268584" calcext:value-type="float">
            <text:p>0.3043752563</text:p>
          </table:table-cell>
          <table:table-cell office:value-type="float" office:value="0.601650806754961" calcext:value-type="float">
            <text:p>0.6016508068</text:p>
          </table:table-cell>
          <table:table-cell office:value-type="float" office:value="0.00333803186001232" calcext:value-type="float">
            <text:p>0.0033380319</text:p>
          </table:table-cell>
          <table:table-cell office:value-type="float" office:value="0.0000657967948260574" calcext:value-type="float">
            <text:p>6.58E-05</text:p>
          </table:table-cell>
          <table:table-cell office:value-type="float" office:value="0.0117880768565106" calcext:value-type="float">
            <text:p>0.0117880769</text:p>
          </table:table-cell>
          <table:table-cell office:value-type="float" office:value="0.39895697345286" calcext:value-type="float">
            <text:p>0.3989569735</text:p>
          </table:table-cell>
          <table:table-cell office:value-type="float" office:value="0.0118068027075837" calcext:value-type="float">
            <text:p>0.0118068027</text:p>
          </table:table-cell>
          <table:table-cell office:value-type="float" office:value="0.0899279086488467" calcext:value-type="float">
            <text:p>0.0899279086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0.826634777720809" calcext:value-type="float">
            <text:p>0.8266347777</text:p>
          </table:table-cell>
          <table:table-cell office:value-type="float" office:value="0.119149412090254" calcext:value-type="float">
            <text:p>0.1191494121</text:p>
          </table:table-cell>
          <table:table-cell office:value-type="float" office:value="0.246439233853051" calcext:value-type="float">
            <text:p>0.2464392339</text:p>
          </table:table-cell>
          <table:table-cell office:value-type="float" office:value="0.00137546287180961" calcext:value-type="float">
            <text:p>0.0013754629</text:p>
          </table:table-cell>
          <table:table-cell office:value-type="float" office:value="0.0000261228719925844" calcext:value-type="float">
            <text:p>2.61E-05</text:p>
          </table:table-cell>
          <table:table-cell office:value-type="float" office:value="0.0107164657381498" calcext:value-type="float">
            <text:p>0.0107164657</text:p>
          </table:table-cell>
          <table:table-cell office:value-type="float" office:value="0.153659074288215" calcext:value-type="float">
            <text:p>0.1536590743</text:p>
          </table:table-cell>
          <table:table-cell office:value-type="float" office:value="0.0109047466359328" calcext:value-type="float">
            <text:p>0.0109047466</text:p>
          </table:table-cell>
          <table:table-cell office:value-type="float" office:value="0.0344392106783353" calcext:value-type="float">
            <text:p>0.0344392107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3.20934119315618" calcext:value-type="float">
            <text:p>3.2093411932</text:p>
          </table:table-cell>
          <table:table-cell office:value-type="float" office:value="0.233351383035582" calcext:value-type="float">
            <text:p>0.233351383</text:p>
          </table:table-cell>
          <table:table-cell office:value-type="float" office:value="0.541805157854617" calcext:value-type="float">
            <text:p>0.5418051579</text:p>
          </table:table-cell>
          <table:table-cell office:value-type="float" office:value="0.00470361257770353" calcext:value-type="float">
            <text:p>0.0047036126</text:p>
          </table:table-cell>
          <table:table-cell office:value-type="float" office:value="0.0000599780307483156" calcext:value-type="float">
            <text:p>6.00E-05</text:p>
          </table:table-cell>
          <table:table-cell office:value-type="float" office:value="0.0417140958412956" calcext:value-type="float">
            <text:p>0.0417140958</text:p>
          </table:table-cell>
          <table:table-cell office:value-type="float" office:value="0.294863433549235" calcext:value-type="float">
            <text:p>0.2948634335</text:p>
          </table:table-cell>
          <table:table-cell office:value-type="float" office:value="0.0418452360994582" calcext:value-type="float">
            <text:p>0.0418452361</text:p>
          </table:table-cell>
          <table:table-cell office:value-type="float" office:value="0.063771789523406" calcext:value-type="float">
            <text:p>0.0637717895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1.33179961675926" calcext:value-type="float">
            <text:p>1.3317996168</text:p>
          </table:table-cell>
          <table:table-cell office:value-type="float" office:value="0.294822918067789" calcext:value-type="float">
            <text:p>0.2948229181</text:p>
          </table:table-cell>
          <table:table-cell office:value-type="float" office:value="0.577874928273695" calcext:value-type="float">
            <text:p>0.5778749283</text:p>
          </table:table-cell>
          <table:table-cell office:value-type="float" office:value="0.00317655524381783" calcext:value-type="float">
            <text:p>0.0031765552</text:p>
          </table:table-cell>
          <table:table-cell office:value-type="float" office:value="0.0000643525738437728" calcext:value-type="float">
            <text:p>6.44E-05</text:p>
          </table:table-cell>
          <table:table-cell office:value-type="float" office:value="0.0172422957099249" calcext:value-type="float">
            <text:p>0.0172422957</text:p>
          </table:table-cell>
          <table:table-cell office:value-type="float" office:value="0.39616214413349" calcext:value-type="float">
            <text:p>0.3961621441</text:p>
          </table:table-cell>
          <table:table-cell office:value-type="float" office:value="0.0172422957099249" calcext:value-type="float">
            <text:p>0.0172422957</text:p>
          </table:table-cell>
          <table:table-cell office:value-type="float" office:value="0.0892378324883694" calcext:value-type="float">
            <text:p>0.0892378325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0.872205979647763" calcext:value-type="float">
            <text:p>0.8722059796</text:p>
          </table:table-cell>
          <table:table-cell office:value-type="float" office:value="0.300435873652734" calcext:value-type="float">
            <text:p>0.3004358737</text:p>
          </table:table-cell>
          <table:table-cell office:value-type="float" office:value="0.576547111283881" calcext:value-type="float">
            <text:p>0.5765471113</text:p>
          </table:table-cell>
          <table:table-cell office:value-type="float" office:value="0.00304140641069664" calcext:value-type="float">
            <text:p>0.0030414064</text:p>
          </table:table-cell>
          <table:table-cell office:value-type="float" office:value="0.0000640346406667689" calcext:value-type="float">
            <text:p>6.40E-05</text:p>
          </table:table-cell>
          <table:table-cell office:value-type="float" office:value="0.0111925216499139" calcext:value-type="float">
            <text:p>0.0111925216</text:p>
          </table:table-cell>
          <table:table-cell office:value-type="float" office:value="0.39791121287711" calcext:value-type="float">
            <text:p>0.3979112129</text:p>
          </table:table-cell>
          <table:table-cell office:value-type="float" office:value="0.0111925216499139" calcext:value-type="float">
            <text:p>0.0111925216</text:p>
          </table:table-cell>
          <table:table-cell office:value-type="float" office:value="0.0896964520543689" calcext:value-type="float">
            <text:p>0.0896964521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2.0532637110241" calcext:value-type="float">
            <text:p>2.053263711</text:p>
          </table:table-cell>
          <table:table-cell office:value-type="float" office:value="0.300547383443381" calcext:value-type="float">
            <text:p>0.3005473834</text:p>
          </table:table-cell>
          <table:table-cell office:value-type="float" office:value="0.627317931159592" calcext:value-type="float">
            <text:p>0.6273179312</text:p>
          </table:table-cell>
          <table:table-cell office:value-type="float" office:value="0.00362435441769988" calcext:value-type="float">
            <text:p>0.0036243544</text:p>
          </table:table-cell>
          <table:table-cell office:value-type="float" office:value="0.0000685057874403709" calcext:value-type="float">
            <text:p>6.85E-05</text:p>
          </table:table-cell>
          <table:table-cell office:value-type="float" office:value="0.0268354524502308" calcext:value-type="float">
            <text:p>0.0268354525</text:p>
          </table:table-cell>
          <table:table-cell office:value-type="float" office:value="0.39826010484495" calcext:value-type="float">
            <text:p>0.3982601048</text:p>
          </table:table-cell>
          <table:table-cell office:value-type="float" office:value="0.027097110861706" calcext:value-type="float">
            <text:p>0.0270971109</text:p>
          </table:table-cell>
          <table:table-cell office:value-type="float" office:value="0.0887947512792904" calcext:value-type="float">
            <text:p>0.0887947513</text:p>
          </table:table-cell>
        </table:table-row>
        <table:table-row table:style-name="ro1">
          <table:table-cell office:value-type="string" calcext:value-type="string">
            <text:p>s31135-2696-04-14-15-06n</text:p>
          </table:table-cell>
          <table:table-cell office:value-type="float" office:value="1.24021537680561" calcext:value-type="float">
            <text:p>1.2402153768</text:p>
          </table:table-cell>
          <table:table-cell office:value-type="float" office:value="0.300674555333695" calcext:value-type="float">
            <text:p>0.3006745553</text:p>
          </table:table-cell>
          <table:table-cell office:value-type="float" office:value="0.592658331461095" calcext:value-type="float">
            <text:p>0.5926583315</text:p>
          </table:table-cell>
          <table:table-cell office:value-type="float" office:value="0.00329894386132471" calcext:value-type="float">
            <text:p>0.0032989439</text:p>
          </table:table-cell>
          <table:table-cell office:value-type="float" office:value="0.000064968122221286" calcext:value-type="float">
            <text:p>6.50E-05</text:p>
          </table:table-cell>
          <table:table-cell office:value-type="float" office:value="0.0160666882006437" calcext:value-type="float">
            <text:p>0.0160666882</text:p>
          </table:table-cell>
          <table:table-cell office:value-type="float" office:value="0.392994204085052" calcext:value-type="float">
            <text:p>0.3929942041</text:p>
          </table:table-cell>
          <table:table-cell office:value-type="float" office:value="0.0162571749292088" calcext:value-type="float">
            <text:p>0.0162571749</text:p>
          </table:table-cell>
          <table:table-cell office:value-type="float" office:value="0.0883593838417967" calcext:value-type="float">
            <text:p>0.0883593838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2.68778385835217" calcext:value-type="float">
            <text:p>2.6877838584</text:p>
          </table:table-cell>
          <table:table-cell office:value-type="float" office:value="0.184024595581153" calcext:value-type="float">
            <text:p>0.1840245956</text:p>
          </table:table-cell>
          <table:table-cell office:value-type="float" office:value="0.444440024829343" calcext:value-type="float">
            <text:p>0.4444400248</text:p>
          </table:table-cell>
          <table:table-cell office:value-type="float" office:value="0.00279214614100442" calcext:value-type="float">
            <text:p>0.0027921461</text:p>
          </table:table-cell>
          <table:table-cell office:value-type="float" office:value="0.0000491560575693923" calcext:value-type="float">
            <text:p>4.92E-05</text:p>
          </table:table-cell>
          <table:table-cell office:value-type="float" office:value="0.035025059985312" calcext:value-type="float">
            <text:p>0.03502506</text:p>
          </table:table-cell>
          <table:table-cell office:value-type="float" office:value="0.248886408717801" calcext:value-type="float">
            <text:p>0.2488864087</text:p>
          </table:table-cell>
          <table:table-cell office:value-type="float" office:value="0.035025059985312" calcext:value-type="float">
            <text:p>0.03502506</text:p>
          </table:table-cell>
          <table:table-cell office:value-type="float" office:value="0.053753649939901" calcext:value-type="float">
            <text:p>0.0537536499</text:p>
          </table:table-cell>
        </table:table-row>
        <table:table-row table:style-name="ro1">
          <table:table-cell office:value-type="string" calcext:value-type="string">
            <text:p>s31405-2676-02-22-13-29n</text:p>
          </table:table-cell>
          <table:table-cell office:value-type="float" office:value="1.35459661724271" calcext:value-type="float">
            <text:p>1.3545966172</text:p>
          </table:table-cell>
          <table:table-cell office:value-type="float" office:value="0.26510302338939" calcext:value-type="float">
            <text:p>0.2651030234</text:p>
          </table:table-cell>
          <table:table-cell office:value-type="float" office:value="0.511908205504653" calcext:value-type="float">
            <text:p>0.5119082055</text:p>
          </table:table-cell>
          <table:table-cell office:value-type="float" office:value="0.00269704214925024" calcext:value-type="float">
            <text:p>0.0026970421</text:p>
          </table:table-cell>
          <table:table-cell office:value-type="float" office:value="0.0000570224815498651" calcext:value-type="float">
            <text:p>5.70E-05</text:p>
          </table:table-cell>
          <table:table-cell office:value-type="float" office:value="0.0175467915429121" calcext:value-type="float">
            <text:p>0.0175467915</text:p>
          </table:table-cell>
          <table:table-cell office:value-type="float" office:value="0.354338193757821" calcext:value-type="float">
            <text:p>0.3543381938</text:p>
          </table:table-cell>
          <table:table-cell office:value-type="float" office:value="0.0175467915429121" calcext:value-type="float">
            <text:p>0.0175467915</text:p>
          </table:table-cell>
          <table:table-cell office:value-type="float" office:value="0.0797187510236088" calcext:value-type="float">
            <text:p>0.079718751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1.66771673773913" calcext:value-type="float">
            <text:p>1.6677167377</text:p>
          </table:table-cell>
          <table:table-cell office:value-type="float" office:value="0.301455492222426" calcext:value-type="float">
            <text:p>0.3014554922</text:p>
          </table:table-cell>
          <table:table-cell office:value-type="float" office:value="0.614805059576467" calcext:value-type="float">
            <text:p>0.6148050596</text:p>
          </table:table-cell>
          <table:table-cell office:value-type="float" office:value="0.00411154986368537" calcext:value-type="float">
            <text:p>0.0041115499</text:p>
          </table:table-cell>
          <table:table-cell office:value-type="float" office:value="0.0000688416990034699" calcext:value-type="float">
            <text:p>6.88E-05</text:p>
          </table:table-cell>
          <table:table-cell office:value-type="float" office:value="0.0216504960004311" calcext:value-type="float">
            <text:p>0.021650496</text:p>
          </table:table-cell>
          <table:table-cell office:value-type="float" office:value="0.401732359773131" calcext:value-type="float">
            <text:p>0.4017323598</text:p>
          </table:table-cell>
          <table:table-cell office:value-type="float" office:value="0.0217906778683389" calcext:value-type="float">
            <text:p>0.0217906779</text:p>
          </table:table-cell>
          <table:table-cell office:value-type="float" office:value="0.0899952171140318" calcext:value-type="float">
            <text:p>0.0899952171</text:p>
          </table:table-cell>
        </table:table-row>
        <table:table-row table:style-name="ro1">
          <table:table-cell office:value-type="string" calcext:value-type="string">
            <text:p>s31405-2676-02-23-03-23n</text:p>
          </table:table-cell>
          <table:table-cell office:value-type="float" office:value="1.02978058385199" calcext:value-type="float">
            <text:p>1.0297805839</text:p>
          </table:table-cell>
          <table:table-cell office:value-type="float" office:value="0.290199264814981" calcext:value-type="float">
            <text:p>0.2901992648</text:p>
          </table:table-cell>
          <table:table-cell office:value-type="float" office:value="0.563488231269789" calcext:value-type="float">
            <text:p>0.5634882313</text:p>
          </table:table-cell>
          <table:table-cell office:value-type="float" office:value="0.00300333665390436" calcext:value-type="float">
            <text:p>0.0030033367</text:p>
          </table:table-cell>
          <table:table-cell office:value-type="float" office:value="0.0000622240852638495" calcext:value-type="float">
            <text:p>6.22E-05</text:p>
          </table:table-cell>
          <table:table-cell office:value-type="float" office:value="0.0132880553945211" calcext:value-type="float">
            <text:p>0.0132880554</text:p>
          </table:table-cell>
          <table:table-cell office:value-type="float" office:value="0.375647588986154" calcext:value-type="float">
            <text:p>0.375647589</text:p>
          </table:table-cell>
          <table:table-cell office:value-type="float" office:value="0.0135915889908196" calcext:value-type="float">
            <text:p>0.013591589</text:p>
          </table:table-cell>
          <table:table-cell office:value-type="float" office:value="0.0842781370566572" calcext:value-type="float">
            <text:p>0.0842781371</text:p>
          </table:table-cell>
        </table:table-row>
        <table:table-row table:style-name="ro1">
          <table:table-cell office:value-type="string" calcext:value-type="string">
            <text:p>s31525-2977-05-13-12-46n</text:p>
          </table:table-cell>
          <table:table-cell office:value-type="float" office:value="1.03750194667272" calcext:value-type="float">
            <text:p>1.0375019467</text:p>
          </table:table-cell>
          <table:table-cell office:value-type="float" office:value="0.300265064248657" calcext:value-type="float">
            <text:p>0.3002650642</text:p>
          </table:table-cell>
          <table:table-cell office:value-type="float" office:value="0.588864834542239" calcext:value-type="float">
            <text:p>0.5888648345</text:p>
          </table:table-cell>
          <table:table-cell office:value-type="float" office:value="0.00310192051203664" calcext:value-type="float">
            <text:p>0.0031019205</text:p>
          </table:table-cell>
          <table:table-cell office:value-type="float" office:value="0.000064732318948638" calcext:value-type="float">
            <text:p>6.47E-05</text:p>
          </table:table-cell>
          <table:table-cell office:value-type="float" office:value="0.0134083816970324" calcext:value-type="float">
            <text:p>0.0134083817</text:p>
          </table:table-cell>
          <table:table-cell office:value-type="float" office:value="0.401386485959742" calcext:value-type="float">
            <text:p>0.401386486</text:p>
          </table:table-cell>
          <table:table-cell office:value-type="float" office:value="0.0134575626387372" calcext:value-type="float">
            <text:p>0.0134575626</text:p>
          </table:table-cell>
          <table:table-cell office:value-type="float" office:value="0.0906282238266883" calcext:value-type="float">
            <text:p>0.0906282238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0.984889130598517" calcext:value-type="float">
            <text:p>0.9848891306</text:p>
          </table:table-cell>
          <table:table-cell office:value-type="float" office:value="0.300184549658612" calcext:value-type="float">
            <text:p>0.3001845497</text:p>
          </table:table-cell>
          <table:table-cell office:value-type="float" office:value="0.590960060693312" calcext:value-type="float">
            <text:p>0.5909600607</text:p>
          </table:table-cell>
          <table:table-cell office:value-type="float" office:value="0.00332103361514821" calcext:value-type="float">
            <text:p>0.0033210336</text:p>
          </table:table-cell>
          <table:table-cell office:value-type="float" office:value="0.0000648053823175593" calcext:value-type="float">
            <text:p>6.48E-05</text:p>
          </table:table-cell>
          <table:table-cell office:value-type="float" office:value="0.0126820199068517" calcext:value-type="float">
            <text:p>0.0126820199</text:p>
          </table:table-cell>
          <table:table-cell office:value-type="float" office:value="0.394053013917895" calcext:value-type="float">
            <text:p>0.3940530139</text:p>
          </table:table-cell>
          <table:table-cell office:value-type="float" office:value="0.0131788651111902" calcext:value-type="float">
            <text:p>0.0131788651</text:p>
          </table:table-cell>
          <table:table-cell office:value-type="float" office:value="0.0889382800353174" calcext:value-type="float">
            <text:p>0.08893828</text:p>
          </table:table-cell>
        </table:table-row>
        <table:table-row table:style-name="ro1">
          <table:table-cell office:value-type="string" calcext:value-type="string">
            <text:p>s31977-3287-02-07-16-47n</text:p>
          </table:table-cell>
          <table:table-cell office:value-type="float" office:value="1.24734387061207" calcext:value-type="float">
            <text:p>1.2473438706</text:p>
          </table:table-cell>
          <table:table-cell office:value-type="float" office:value="0.315172056402627" calcext:value-type="float">
            <text:p>0.3151720564</text:p>
          </table:table-cell>
          <table:table-cell office:value-type="float" office:value="0.647289254877894" calcext:value-type="float">
            <text:p>0.6472892549</text:p>
          </table:table-cell>
          <table:table-cell office:value-type="float" office:value="0.00388264993366246" calcext:value-type="float">
            <text:p>0.0038826499</text:p>
          </table:table-cell>
          <table:table-cell office:value-type="float" office:value="0.0000694101936995915" calcext:value-type="float">
            <text:p>6.94E-05</text:p>
          </table:table-cell>
          <table:table-cell office:value-type="float" office:value="0.0162609347108591" calcext:value-type="float">
            <text:p>0.0162609347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68595390884414" calcext:value-type="float">
            <text:p>0.0168595391</text:p>
          </table:table-cell>
          <table:table-cell office:value-type="float" office:value="0.0918569142642924" calcext:value-type="float">
            <text:p>0.0918569143</text:p>
          </table:table-cell>
        </table:table-row>
        <table:table-row table:style-name="ro1">
          <table:table-cell office:value-type="string" calcext:value-type="string">
            <text:p>s31977-3287-02-10-18-44n</text:p>
          </table:table-cell>
          <table:table-cell office:value-type="float" office:value="1.74275794116933" calcext:value-type="float">
            <text:p>1.7427579412</text:p>
          </table:table-cell>
          <table:table-cell office:value-type="float" office:value="0.291447561244681" calcext:value-type="float">
            <text:p>0.2914475612</text:p>
          </table:table-cell>
          <table:table-cell office:value-type="float" office:value="0.591458681742743" calcext:value-type="float">
            <text:p>0.5914586817</text:p>
          </table:table-cell>
          <table:table-cell office:value-type="float" office:value="0.00340075815787159" calcext:value-type="float">
            <text:p>0.0034007582</text:p>
          </table:table-cell>
          <table:table-cell office:value-type="float" office:value="0.00006461815622286" calcext:value-type="float">
            <text:p>6.46E-05</text:p>
          </table:table-cell>
          <table:table-cell office:value-type="float" office:value="0.022697944757238" calcext:value-type="float">
            <text:p>0.0226979448</text:p>
          </table:table-cell>
          <table:table-cell office:value-type="float" office:value="0.382970843102534" calcext:value-type="float">
            <text:p>0.3829708431</text:p>
          </table:table-cell>
          <table:table-cell office:value-type="float" office:value="0.0227885822341216" calcext:value-type="float">
            <text:p>0.0227885822</text:p>
          </table:table-cell>
          <table:table-cell office:value-type="float" office:value="0.0858500447115668" calcext:value-type="float">
            <text:p>0.0858500447</text:p>
          </table:table-cell>
        </table:table-row>
        <table:table-row table:style-name="ro1">
          <table:table-cell office:value-type="string" calcext:value-type="string">
            <text:p>s31989-2994-12-03-10-32n</text:p>
          </table:table-cell>
          <table:table-cell office:value-type="float" office:value="0.832046213167288" calcext:value-type="float">
            <text:p>0.8320462132</text:p>
          </table:table-cell>
          <table:table-cell office:value-type="float" office:value="0.0446016307263756" calcext:value-type="float">
            <text:p>0.0446016307</text:p>
          </table:table-cell>
          <table:table-cell office:value-type="float" office:value="0.12557567944335" calcext:value-type="float">
            <text:p>0.1255756794</text:p>
          </table:table-cell>
          <table:table-cell office:value-type="float" office:value="0.000913535942507934" calcext:value-type="float">
            <text:p>0.0009135359</text:p>
          </table:table-cell>
          <table:table-cell office:value-type="float" office:value="0.0000131159703655329" calcext:value-type="float">
            <text:p>1.31E-05</text:p>
          </table:table-cell>
          <table:table-cell office:value-type="float" office:value="0.010763673619354" calcext:value-type="float">
            <text:p>0.0107636736</text:p>
          </table:table-cell>
          <table:table-cell office:value-type="float" office:value="0.0687184270936277" calcext:value-type="float">
            <text:p>0.0687184271</text:p>
          </table:table-cell>
          <table:table-cell office:value-type="float" office:value="0.0116284909030307" calcext:value-type="float">
            <text:p>0.0116284909</text:p>
          </table:table-cell>
          <table:table-cell office:value-type="float" office:value="0.0148117855221942" calcext:value-type="float">
            <text:p>0.0148117855</text:p>
          </table:table-cell>
        </table:table-row>
        <table:table-row table:style-name="ro1">
          <table:table-cell office:value-type="string" calcext:value-type="string">
            <text:p>s31989-2994-12-03-12-51n</text:p>
          </table:table-cell>
          <table:table-cell office:value-type="float" office:value="0.809049650940858" calcext:value-type="float">
            <text:p>0.8090496509</text:p>
          </table:table-cell>
          <table:table-cell office:value-type="float" office:value="0.0437109808080551" calcext:value-type="float">
            <text:p>0.0437109808</text:p>
          </table:table-cell>
          <table:table-cell office:value-type="float" office:value="0.110959803991294" calcext:value-type="float">
            <text:p>0.110959804</text:p>
          </table:table-cell>
          <table:table-cell office:value-type="float" office:value="0.000839997122408343" calcext:value-type="float">
            <text:p>0.0008399971</text:p>
          </table:table-cell>
          <table:table-cell office:value-type="float" office:value="0.0000111500447911195" calcext:value-type="float">
            <text:p>1.12E-05</text:p>
          </table:table-cell>
          <table:table-cell office:value-type="float" office:value="0.0104978738023197" calcext:value-type="float">
            <text:p>0.0104978738</text:p>
          </table:table-cell>
          <table:table-cell office:value-type="float" office:value="0.0577350269189626" calcext:value-type="float">
            <text:p>0.0577350269</text:p>
          </table:table-cell>
          <table:table-cell office:value-type="float" office:value="0.0104978738023197" calcext:value-type="float">
            <text:p>0.0104978738</text:p>
          </table:table-cell>
          <table:table-cell office:value-type="float" office:value="0.0128082335688338" calcext:value-type="float">
            <text:p>0.0128082336</text:p>
          </table:table-cell>
        </table:table-row>
        <table:table-row table:style-name="ro1">
          <table:table-cell office:value-type="string" calcext:value-type="string">
            <text:p>s31989-2994-12-03-15-45n</text:p>
          </table:table-cell>
          <table:table-cell office:value-type="float" office:value="0.805183746303083" calcext:value-type="float">
            <text:p>0.8051837463</text:p>
          </table:table-cell>
          <table:table-cell office:value-type="float" office:value="0.0643321711145494" calcext:value-type="float">
            <text:p>0.0643321711</text:p>
          </table:table-cell>
          <table:table-cell office:value-type="float" office:value="0.162479780687865" calcext:value-type="float">
            <text:p>0.1624797807</text:p>
          </table:table-cell>
          <table:table-cell office:value-type="float" office:value="0.000993143976379722" calcext:value-type="float">
            <text:p>0.000993144</text:p>
          </table:table-cell>
          <table:table-cell office:value-type="float" office:value="0.0000169126323673336" calcext:value-type="float">
            <text:p>1.69E-05</text:p>
          </table:table-cell>
          <table:table-cell office:value-type="float" office:value="0.0104448458985291" calcext:value-type="float">
            <text:p>0.0104448459</text:p>
          </table:table-cell>
          <table:table-cell office:value-type="float" office:value="0.0912870929175277" calcext:value-type="float">
            <text:p>0.0912870929</text:p>
          </table:table-cell>
          <table:table-cell office:value-type="float" office:value="0.0104448458985291" calcext:value-type="float">
            <text:p>0.0104448459</text:p>
          </table:table-cell>
          <table:table-cell office:value-type="float" office:value="0.0203608044928248" calcext:value-type="float">
            <text:p>0.0203608045</text:p>
          </table:table-cell>
        </table:table-row>
        <table:table-row table:style-name="ro1">
          <table:table-cell office:value-type="string" calcext:value-type="string">
            <text:p>s32047-2933-07-13-22-28n</text:p>
          </table:table-cell>
          <table:table-cell office:value-type="float" office:value="0.804165135247695" calcext:value-type="float">
            <text:p>0.8041651352</text:p>
          </table:table-cell>
          <table:table-cell office:value-type="float" office:value="0.0794812408542051" calcext:value-type="float">
            <text:p>0.0794812409</text:p>
          </table:table-cell>
          <table:table-cell office:value-type="float" office:value="0.183030977991463" calcext:value-type="float">
            <text:p>0.183030978</text:p>
          </table:table-cell>
          <table:table-cell office:value-type="float" office:value="0.00315178030086986" calcext:value-type="float">
            <text:p>0.0031517803</text:p>
          </table:table-cell>
          <table:table-cell office:value-type="float" office:value="0.0000189237130006738" calcext:value-type="float">
            <text:p>1.89E-05</text:p>
          </table:table-cell>
          <table:table-cell office:value-type="float" office:value="0.0103993346714633" calcext:value-type="float">
            <text:p>0.0103993347</text:p>
          </table:table-cell>
          <table:table-cell office:value-type="float" office:value="0.110554159678513" calcext:value-type="float">
            <text:p>0.1105541597</text:p>
          </table:table-cell>
          <table:table-cell office:value-type="float" office:value="0.0108300595528658" calcext:value-type="float">
            <text:p>0.0108300596</text:p>
          </table:table-cell>
          <table:table-cell office:value-type="float" office:value="0.0247573984805182" calcext:value-type="float">
            <text:p>0.0247573985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1.3127389272637" calcext:value-type="float">
            <text:p>1.3127389273</text:p>
          </table:table-cell>
          <table:table-cell office:value-type="float" office:value="0.292815573914602" calcext:value-type="float">
            <text:p>0.2928155739</text:p>
          </table:table-cell>
          <table:table-cell office:value-type="float" office:value="0.584027331378294" calcext:value-type="float">
            <text:p>0.5840273314</text:p>
          </table:table-cell>
          <table:table-cell office:value-type="float" office:value="0.00502853598181061" calcext:value-type="float">
            <text:p>0.005028536</text:p>
          </table:table-cell>
          <table:table-cell office:value-type="float" office:value="0.0000641342639200658" calcext:value-type="float">
            <text:p>6.41E-05</text:p>
          </table:table-cell>
          <table:table-cell office:value-type="float" office:value="0.0170495036461949" calcext:value-type="float">
            <text:p>0.0170495036</text:p>
          </table:table-cell>
          <table:table-cell office:value-type="float" office:value="0.380423740350443" calcext:value-type="float">
            <text:p>0.3804237404</text:p>
          </table:table-cell>
          <table:table-cell office:value-type="float" office:value="0.0172590492726004" calcext:value-type="float">
            <text:p>0.0172590493</text:p>
          </table:table-cell>
          <table:table-cell office:value-type="float" office:value="0.0852383925601433" calcext:value-type="float">
            <text:p>0.0852383926</text:p>
          </table:table-cell>
        </table:table-row>
        <table:table-row table:style-name="ro1">
          <table:table-cell office:value-type="string" calcext:value-type="string">
            <text:p>s32047-2933-07-15-01-31n</text:p>
          </table:table-cell>
          <table:table-cell office:value-type="float" office:value="2.30109689058494" calcext:value-type="float">
            <text:p>2.3010968906</text:p>
          </table:table-cell>
          <table:table-cell office:value-type="float" office:value="0.150710277015555" calcext:value-type="float">
            <text:p>0.150710277</text:p>
          </table:table-cell>
          <table:table-cell office:value-type="float" office:value="0.321705193500202" calcext:value-type="float">
            <text:p>0.3217051935</text:p>
          </table:table-cell>
          <table:table-cell office:value-type="float" office:value="0.00199844249495802" calcext:value-type="float">
            <text:p>0.0019984425</text:p>
          </table:table-cell>
          <table:table-cell office:value-type="float" office:value="0.0000367103908344923" calcext:value-type="float">
            <text:p>3.67E-05</text:p>
          </table:table-cell>
          <table:table-cell office:value-type="float" office:value="0.0298853303603115" calcext:value-type="float">
            <text:p>0.0298853304</text:p>
          </table:table-cell>
          <table:table-cell office:value-type="float" office:value="0.207498326633145" calcext:value-type="float">
            <text:p>0.2074983266</text:p>
          </table:table-cell>
          <table:table-cell office:value-type="float" office:value="0.0298853303603115" calcext:value-type="float">
            <text:p>0.0298853304</text:p>
          </table:table-cell>
          <table:table-cell office:value-type="float" office:value="0.0460962145546019" calcext:value-type="float">
            <text:p>0.0460962146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1.04149955611306" calcext:value-type="float">
            <text:p>1.0414995561</text:p>
          </table:table-cell>
          <table:table-cell office:value-type="float" office:value="0.288955547886347" calcext:value-type="float">
            <text:p>0.2889555479</text:p>
          </table:table-cell>
          <table:table-cell office:value-type="float" office:value="0.570133047583325" calcext:value-type="float">
            <text:p>0.5701330476</text:p>
          </table:table-cell>
          <table:table-cell office:value-type="float" office:value="0.00319924754898748" calcext:value-type="float">
            <text:p>0.0031992475</text:p>
          </table:table-cell>
          <table:table-cell office:value-type="float" office:value="0.0000627212383054341" calcext:value-type="float">
            <text:p>6.27E-05</text:p>
          </table:table-cell>
          <table:table-cell office:value-type="float" office:value="0.0135129338301481" calcext:value-type="float">
            <text:p>0.0135129338</text:p>
          </table:table-cell>
          <table:table-cell office:value-type="float" office:value="0.383695481107377" calcext:value-type="float">
            <text:p>0.3836954811</text:p>
          </table:table-cell>
          <table:table-cell office:value-type="float" office:value="0.0135129338301481" calcext:value-type="float">
            <text:p>0.0135129338</text:p>
          </table:table-cell>
          <table:table-cell office:value-type="float" office:value="0.086527587379043" calcext:value-type="float">
            <text:p>0.0865275874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1.23991827894346" calcext:value-type="float">
            <text:p>1.2399182789</text:p>
          </table:table-cell>
          <table:table-cell office:value-type="float" office:value="0.310831725366715" calcext:value-type="float">
            <text:p>0.3108317254</text:p>
          </table:table-cell>
          <table:table-cell office:value-type="float" office:value="0.621348497594584" calcext:value-type="float">
            <text:p>0.6213484976</text:p>
          </table:table-cell>
          <table:table-cell office:value-type="float" office:value="0.00354534920052707" calcext:value-type="float">
            <text:p>0.0035453492</text:p>
          </table:table-cell>
          <table:table-cell office:value-type="float" office:value="0.0000676306177670978" calcext:value-type="float">
            <text:p>6.76E-05</text:p>
          </table:table-cell>
          <table:table-cell office:value-type="float" office:value="0.0161011360635885" calcext:value-type="float">
            <text:p>0.0161011361</text:p>
          </table:table-cell>
          <table:table-cell office:value-type="float" office:value="0.400693842672376" calcext:value-type="float">
            <text:p>0.4006938427</text:p>
          </table:table-cell>
          <table:table-cell office:value-type="float" office:value="0.0161011360635885" calcext:value-type="float">
            <text:p>0.0161011361</text:p>
          </table:table-cell>
          <table:table-cell office:value-type="float" office:value="0.0902388810582098" calcext:value-type="float">
            <text:p>0.0902388811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0.98654426212328" calcext:value-type="float">
            <text:p>0.9865442621</text:p>
          </table:table-cell>
          <table:table-cell office:value-type="float" office:value="0.290259394607922" calcext:value-type="float">
            <text:p>0.2902593946</text:p>
          </table:table-cell>
          <table:table-cell office:value-type="float" office:value="0.56295337431831" calcext:value-type="float">
            <text:p>0.5629533743</text:p>
          </table:table-cell>
          <table:table-cell office:value-type="float" office:value="0.00299240649485395" calcext:value-type="float">
            <text:p>0.0029924065</text:p>
          </table:table-cell>
          <table:table-cell office:value-type="float" office:value="0.0000623975498193721" calcext:value-type="float">
            <text:p>6.24E-05</text:p>
          </table:table-cell>
          <table:table-cell office:value-type="float" office:value="0.0127990681517108" calcext:value-type="float">
            <text:p>0.0127990682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127990681517108" calcext:value-type="float">
            <text:p>0.0127990682</text:p>
          </table:table-cell>
          <table:table-cell office:value-type="float" office:value="0.0915373008140741" calcext:value-type="float">
            <text:p>0.0915373008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1.06514678800837" calcext:value-type="float">
            <text:p>1.065146788</text:p>
          </table:table-cell>
          <table:table-cell office:value-type="float" office:value="0.292519492441881" calcext:value-type="float">
            <text:p>0.2925194924</text:p>
          </table:table-cell>
          <table:table-cell office:value-type="float" office:value="0.577102104617196" calcext:value-type="float">
            <text:p>0.5771021046</text:p>
          </table:table-cell>
          <table:table-cell office:value-type="float" office:value="0.00315182386006305" calcext:value-type="float">
            <text:p>0.0031518239</text:p>
          </table:table-cell>
          <table:table-cell office:value-type="float" office:value="0.0000630882551712854" calcext:value-type="float">
            <text:p>6.31E-05</text:p>
          </table:table-cell>
          <table:table-cell office:value-type="float" office:value="0.0137793888974139" calcext:value-type="float">
            <text:p>0.0137793889</text:p>
          </table:table-cell>
          <table:table-cell office:value-type="float" office:value="0.387298334620741" calcext:value-type="float">
            <text:p>0.3872983346</text:p>
          </table:table-cell>
          <table:table-cell office:value-type="float" office:value="0.0137793888974139" calcext:value-type="float">
            <text:p>0.0137793889</text:p>
          </table:table-cell>
          <table:table-cell office:value-type="float" office:value="0.0875675939294161" calcext:value-type="float">
            <text:p>0.0875675939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2.02260401402143" calcext:value-type="float">
            <text:p>2.022604014</text:p>
          </table:table-cell>
          <table:table-cell office:value-type="float" office:value="0.196274213499124" calcext:value-type="float">
            <text:p>0.1962742135</text:p>
          </table:table-cell>
          <table:table-cell office:value-type="float" office:value="0.394934852189721" calcext:value-type="float">
            <text:p>0.3949348522</text:p>
          </table:table-cell>
          <table:table-cell office:value-type="float" office:value="0.00227592414331842" calcext:value-type="float">
            <text:p>0.0022759241</text:p>
          </table:table-cell>
          <table:table-cell office:value-type="float" office:value="0.0000439156741808555" calcext:value-type="float">
            <text:p>4.39E-05</text:p>
          </table:table-cell>
          <table:table-cell office:value-type="float" office:value="0.0263393828653508" calcext:value-type="float">
            <text:p>0.0263393829</text:p>
          </table:table-cell>
          <table:table-cell office:value-type="float" office:value="0.283823106098773" calcext:value-type="float">
            <text:p>0.2838231061</text:p>
          </table:table-cell>
          <table:table-cell office:value-type="float" office:value="0.0263393828653508" calcext:value-type="float">
            <text:p>0.0263393829</text:p>
          </table:table-cell>
          <table:table-cell office:value-type="float" office:value="0.0639402925501524" calcext:value-type="float">
            <text:p>0.0639402926</text:p>
          </table:table-cell>
        </table:table-row>
        <table:table-row table:style-name="ro1">
          <table:table-cell office:value-type="string" calcext:value-type="string">
            <text:p>s32195-2757-07-21-18-01n</text:p>
          </table:table-cell>
          <table:table-cell office:value-type="float" office:value="3.85971577374965" calcext:value-type="float">
            <text:p>3.8597157737</text:p>
          </table:table-cell>
          <table:table-cell office:value-type="float" office:value="0.273326349909873" calcext:value-type="float">
            <text:p>0.2733263499</text:p>
          </table:table-cell>
          <table:table-cell office:value-type="float" office:value="0.65275474105958" calcext:value-type="float">
            <text:p>0.6527547411</text:p>
          </table:table-cell>
          <table:table-cell office:value-type="float" office:value="0.00503822479782472" calcext:value-type="float">
            <text:p>0.0050382248</text:p>
          </table:table-cell>
          <table:table-cell office:value-type="float" office:value="0.0000733352662516227" calcext:value-type="float">
            <text:p>7.33E-05</text:p>
          </table:table-cell>
          <table:table-cell office:value-type="float" office:value="0.0502462816580854" calcext:value-type="float">
            <text:p>0.0502462817</text:p>
          </table:table-cell>
          <table:table-cell office:value-type="float" office:value="0.382244831372656" calcext:value-type="float">
            <text:p>0.3822448314</text:p>
          </table:table-cell>
          <table:table-cell office:value-type="float" office:value="0.0505451156461137" calcext:value-type="float">
            <text:p>0.0505451156</text:p>
          </table:table-cell>
          <table:table-cell office:value-type="float" office:value="0.083422486969039" calcext:value-type="float">
            <text:p>0.083422487</text:p>
          </table:table-cell>
        </table:table-row>
        <table:table-row table:style-name="ro1">
          <table:table-cell office:value-type="string" calcext:value-type="string">
            <text:p>s32247-3409-12-19-15-13n</text:p>
          </table:table-cell>
          <table:table-cell office:value-type="float" office:value="1.36465362474792" calcext:value-type="float">
            <text:p>1.3646536247</text:p>
          </table:table-cell>
          <table:table-cell office:value-type="float" office:value="0.313969189529208" calcext:value-type="float">
            <text:p>0.3139691895</text:p>
          </table:table-cell>
          <table:table-cell office:value-type="float" office:value="0.621740936165113" calcext:value-type="float">
            <text:p>0.6217409362</text:p>
          </table:table-cell>
          <table:table-cell office:value-type="float" office:value="0.00508088539043673" calcext:value-type="float">
            <text:p>0.0050808854</text:p>
          </table:table-cell>
          <table:table-cell office:value-type="float" office:value="0.0000675295733724096" calcext:value-type="float">
            <text:p>6.75E-05</text:p>
          </table:table-cell>
          <table:table-cell office:value-type="float" office:value="0.017781229001873" calcext:value-type="float">
            <text:p>0.017781229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87025671015826" calcext:value-type="float">
            <text:p>0.0187025671</text:p>
          </table:table-cell>
          <table:table-cell office:value-type="float" office:value="0.0918453452476181" calcext:value-type="float">
            <text:p>0.0918453452</text:p>
          </table:table-cell>
        </table:table-row>
        <table:table-row table:style-name="ro1">
          <table:table-cell office:value-type="string" calcext:value-type="string">
            <text:p>s32247-3409-12-22-17-22n</text:p>
          </table:table-cell>
          <table:table-cell office:value-type="float" office:value="1.06687035109088" calcext:value-type="float">
            <text:p>1.0668703511</text:p>
          </table:table-cell>
          <table:table-cell office:value-type="float" office:value="0.0139082138130975" calcext:value-type="float">
            <text:p>0.0139082138</text:p>
          </table:table-cell>
          <table:table-cell office:value-type="float" office:value="0.0785924555226907" calcext:value-type="float">
            <text:p>0.0785924555</text:p>
          </table:table-cell>
          <table:table-cell office:value-type="float" office:value="0.000678130576304789" calcext:value-type="float">
            <text:p>0.0006781306</text:p>
          </table:table-cell>
          <table:table-cell office:value-type="float" office:value="0.00000867383513975409" calcext:value-type="float">
            <text:p>8.67E-06</text:p>
          </table:table-cell>
          <table:table-cell office:value-type="float" office:value="0.0138246056171108" calcext:value-type="float">
            <text:p>0.0138246056</text:p>
          </table:table-cell>
          <table:table-cell office:value-type="float" office:value="0.0372677996249965" calcext:value-type="float">
            <text:p>0.0372677996</text:p>
          </table:table-cell>
          <table:table-cell office:value-type="float" office:value="0.015040010773227" calcext:value-type="float">
            <text:p>0.0150400108</text:p>
          </table:table-cell>
          <table:table-cell office:value-type="float" office:value="0.00798982217584929" calcext:value-type="float">
            <text:p>0.0079898222</text:p>
          </table:table-cell>
        </table:table-row>
        <table:table-row table:style-name="ro1">
          <table:table-cell office:value-type="string" calcext:value-type="string">
            <text:p>s32249-3304-05-19-17-22n</text:p>
          </table:table-cell>
          <table:table-cell office:value-type="float" office:value="1.28209785034038" calcext:value-type="float">
            <text:p>1.2820978503</text:p>
          </table:table-cell>
          <table:table-cell office:value-type="float" office:value="0.265236609887832" calcext:value-type="float">
            <text:p>0.2652366099</text:p>
          </table:table-cell>
          <table:table-cell office:value-type="float" office:value="0.535139098461252" calcext:value-type="float">
            <text:p>0.5351390985</text:p>
          </table:table-cell>
          <table:table-cell office:value-type="float" office:value="0.0045845758390919" calcext:value-type="float">
            <text:p>0.0045845758</text:p>
          </table:table-cell>
          <table:table-cell office:value-type="float" office:value="0.0000592616824212764" calcext:value-type="float">
            <text:p>5.93E-05</text:p>
          </table:table-cell>
          <table:table-cell office:value-type="float" office:value="0.0166617132478707" calcext:value-type="float">
            <text:p>0.0166617132</text:p>
          </table:table-cell>
          <table:table-cell office:value-type="float" office:value="0.35039660069381" calcext:value-type="float">
            <text:p>0.3503966007</text:p>
          </table:table-cell>
          <table:table-cell office:value-type="float" office:value="0.0166617132478707" calcext:value-type="float">
            <text:p>0.0166617132</text:p>
          </table:table-cell>
          <table:table-cell office:value-type="float" office:value="0.0786435672244093" calcext:value-type="float">
            <text:p>0.0786435672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1.01041609024135" calcext:value-type="float">
            <text:p>1.0104160902</text:p>
          </table:table-cell>
          <table:table-cell office:value-type="float" office:value="0.297926609985519" calcext:value-type="float">
            <text:p>0.29792661</text:p>
          </table:table-cell>
          <table:table-cell office:value-type="float" office:value="0.583593778875499" calcext:value-type="float">
            <text:p>0.5835937789</text:p>
          </table:table-cell>
          <table:table-cell office:value-type="float" office:value="0.00509362106745906" calcext:value-type="float">
            <text:p>0.0050936211</text:p>
          </table:table-cell>
          <table:table-cell office:value-type="float" office:value="0.0000649537454190179" calcext:value-type="float">
            <text:p>6.50E-05</text:p>
          </table:table-cell>
          <table:table-cell office:value-type="float" office:value="0.0129993962675843" calcext:value-type="float">
            <text:p>0.0129993963</text:p>
          </table:table-cell>
          <table:table-cell office:value-type="float" office:value="0.389087250997624" calcext:value-type="float">
            <text:p>0.389087251</text:p>
          </table:table-cell>
          <table:table-cell office:value-type="float" office:value="0.0143329979662513" calcext:value-type="float">
            <text:p>0.014332998</text:p>
          </table:table-cell>
          <table:table-cell office:value-type="float" office:value="0.0873400402879406" calcext:value-type="float">
            <text:p>0.0873400403</text:p>
          </table:table-cell>
        </table:table-row>
        <table:table-row table:style-name="ro1">
          <table:table-cell office:value-type="string" calcext:value-type="string">
            <text:p>s32361-3392-05-11-15-22n</text:p>
          </table:table-cell>
          <table:table-cell office:value-type="float" office:value="1.45836842116618" calcext:value-type="float">
            <text:p>1.4583684212</text:p>
          </table:table-cell>
          <table:table-cell office:value-type="float" office:value="0.316881163317318" calcext:value-type="float">
            <text:p>0.3168811633</text:p>
          </table:table-cell>
          <table:table-cell office:value-type="float" office:value="0.616026885188702" calcext:value-type="float">
            <text:p>0.6160268852</text:p>
          </table:table-cell>
          <table:table-cell office:value-type="float" office:value="0.00348978703212315" calcext:value-type="float">
            <text:p>0.003489787</text:p>
          </table:table-cell>
          <table:table-cell office:value-type="float" office:value="0.0000680155477656125" calcext:value-type="float">
            <text:p>6.80E-05</text:p>
          </table:table-cell>
          <table:table-cell office:value-type="float" office:value="0.0189688855377854" calcext:value-type="float">
            <text:p>0.0189688855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9592799263575" calcext:value-type="float">
            <text:p>0.0195927993</text:p>
          </table:table-cell>
          <table:table-cell office:value-type="float" office:value="0.0914651038319389" calcext:value-type="float">
            <text:p>0.0914651038</text:p>
          </table:table-cell>
        </table:table-row>
        <table:table-row table:style-name="ro1">
          <table:table-cell office:value-type="string" calcext:value-type="string">
            <text:p>s32474-2736-03-18-14-25n</text:p>
          </table:table-cell>
          <table:table-cell office:value-type="float" office:value="2.52974910348312" calcext:value-type="float">
            <text:p>2.5297491035</text:p>
          </table:table-cell>
          <table:table-cell office:value-type="float" office:value="0.287080237558598" calcext:value-type="float">
            <text:p>0.2870802376</text:p>
          </table:table-cell>
          <table:table-cell office:value-type="float" office:value="0.614335189960136" calcext:value-type="float">
            <text:p>0.61433519</text:p>
          </table:table-cell>
          <table:table-cell office:value-type="float" office:value="0.00484640607134369" calcext:value-type="float">
            <text:p>0.0048464061</text:p>
          </table:table-cell>
          <table:table-cell office:value-type="float" office:value="0.0000672127176789569" calcext:value-type="float">
            <text:p>6.72E-05</text:p>
          </table:table-cell>
          <table:table-cell office:value-type="float" office:value="0.0329932130415711" calcext:value-type="float">
            <text:p>0.032993213</text:p>
          </table:table-cell>
          <table:table-cell office:value-type="float" office:value="0.372305131728144" calcext:value-type="float">
            <text:p>0.3723051317</text:p>
          </table:table-cell>
          <table:table-cell office:value-type="float" office:value="0.0329932130415711" calcext:value-type="float">
            <text:p>0.032993213</text:p>
          </table:table-cell>
          <table:table-cell office:value-type="float" office:value="0.0824102421649364" calcext:value-type="float">
            <text:p>0.0824102422</text:p>
          </table:table-cell>
        </table:table-row>
        <table:table-row table:style-name="ro1">
          <table:table-cell office:value-type="string" calcext:value-type="string">
            <text:p>s32555-2989-11-13-16-28n</text:p>
          </table:table-cell>
          <table:table-cell office:value-type="float" office:value="1.19665441649523" calcext:value-type="float">
            <text:p>1.1966544165</text:p>
          </table:table-cell>
          <table:table-cell office:value-type="float" office:value="0.110237247951689" calcext:value-type="float">
            <text:p>0.110237248</text:p>
          </table:table-cell>
          <table:table-cell office:value-type="float" office:value="0.24223851629718" calcext:value-type="float">
            <text:p>0.2422385163</text:p>
          </table:table-cell>
          <table:table-cell office:value-type="float" office:value="0.00147575818344469" calcext:value-type="float">
            <text:p>0.0014757582</text:p>
          </table:table-cell>
          <table:table-cell office:value-type="float" office:value="0.0000268227579156269" calcext:value-type="float">
            <text:p>2.68E-05</text:p>
          </table:table-cell>
          <table:table-cell office:value-type="float" office:value="0.0155842968307276" calcext:value-type="float">
            <text:p>0.0155842968</text:p>
          </table:table-cell>
          <table:table-cell office:value-type="float" office:value="0.150923085635623" calcext:value-type="float">
            <text:p>0.1509230856</text:p>
          </table:table-cell>
          <table:table-cell office:value-type="float" office:value="0.0155842968307276" calcext:value-type="float">
            <text:p>0.0155842968</text:p>
          </table:table-cell>
          <table:table-cell office:value-type="float" office:value="0.0335105306310421" calcext:value-type="float">
            <text:p>0.0335105306</text:p>
          </table:table-cell>
        </table:table-row>
        <table:table-row table:style-name="ro1">
          <table:table-cell office:value-type="string" calcext:value-type="string">
            <text:p>s32582-3106-02-21-20-01n</text:p>
          </table:table-cell>
          <table:table-cell office:value-type="float" office:value="0.808579339163802" calcext:value-type="float">
            <text:p>0.8085793392</text:p>
          </table:table-cell>
          <table:table-cell office:value-type="float" office:value="0.0967136694659885" calcext:value-type="float">
            <text:p>0.0967136695</text:p>
          </table:table-cell>
          <table:table-cell office:value-type="float" office:value="0.222886952490759" calcext:value-type="float">
            <text:p>0.2228869525</text:p>
          </table:table-cell>
          <table:table-cell office:value-type="float" office:value="0.00160548868507444" calcext:value-type="float">
            <text:p>0.0016054887</text:p>
          </table:table-cell>
          <table:table-cell office:value-type="float" office:value="0.0000237932683799753" calcext:value-type="float">
            <text:p>2.38E-05</text:p>
          </table:table-cell>
          <table:table-cell office:value-type="float" office:value="0.0104964308259508" calcext:value-type="float">
            <text:p>0.0104964308</text:p>
          </table:table-cell>
          <table:table-cell office:value-type="float" office:value="0.123603308118261" calcext:value-type="float">
            <text:p>0.1236033081</text:p>
          </table:table-cell>
          <table:table-cell office:value-type="float" office:value="0.0104964308259508" calcext:value-type="float">
            <text:p>0.0104964308</text:p>
          </table:table-cell>
          <table:table-cell office:value-type="float" office:value="0.0273520907063683" calcext:value-type="float">
            <text:p>0.0273520907</text:p>
          </table:table-cell>
        </table:table-row>
        <table:table-row table:style-name="ro1">
          <table:table-cell office:value-type="string" calcext:value-type="string">
            <text:p>s32582-3106-02-22-22-22n</text:p>
          </table:table-cell>
          <table:table-cell office:value-type="float" office:value="0.830397538803142" calcext:value-type="float">
            <text:p>0.8303975388</text:p>
          </table:table-cell>
          <table:table-cell office:value-type="float" office:value="0.179063864698585" calcext:value-type="float">
            <text:p>0.1790638647</text:p>
          </table:table-cell>
          <table:table-cell office:value-type="float" office:value="0.359524146948767" calcext:value-type="float">
            <text:p>0.3595241469</text:p>
          </table:table-cell>
          <table:table-cell office:value-type="float" office:value="0.002028469450647" calcext:value-type="float">
            <text:p>0.0020284695</text:p>
          </table:table-cell>
          <table:table-cell office:value-type="float" office:value="0.0000393868970988662" calcext:value-type="float">
            <text:p>3.94E-05</text:p>
          </table:table-cell>
          <table:table-cell office:value-type="float" office:value="0.0107459652818156" calcext:value-type="float">
            <text:p>0.0107459653</text:p>
          </table:table-cell>
          <table:table-cell office:value-type="float" office:value="0.238630351054605" calcext:value-type="float">
            <text:p>0.2386303511</text:p>
          </table:table-cell>
          <table:table-cell office:value-type="float" office:value="0.0107459652818156" calcext:value-type="float">
            <text:p>0.0107459653</text:p>
          </table:table-cell>
          <table:table-cell office:value-type="float" office:value="0.0537077533950385" calcext:value-type="float">
            <text:p>0.0537077534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.16676189384042" calcext:value-type="float">
            <text:p>1.1667618938</text:p>
          </table:table-cell>
          <table:table-cell office:value-type="float" office:value="0.298855516330733" calcext:value-type="float">
            <text:p>0.2988555163</text:p>
          </table:table-cell>
          <table:table-cell office:value-type="float" office:value="0.603065591731077" calcext:value-type="float">
            <text:p>0.6030655917</text:p>
          </table:table-cell>
          <table:table-cell office:value-type="float" office:value="0.00347330289095381" calcext:value-type="float">
            <text:p>0.0034733029</text:p>
          </table:table-cell>
          <table:table-cell office:value-type="float" office:value="0.0000665661747280914" calcext:value-type="float">
            <text:p>6.66E-05</text:p>
          </table:table-cell>
          <table:table-cell office:value-type="float" office:value="0.0152041931817243" calcext:value-type="float">
            <text:p>0.0152041932</text:p>
          </table:table-cell>
          <table:table-cell office:value-type="float" office:value="0.408248290463862" calcext:value-type="float">
            <text:p>0.4082482905</text:p>
          </table:table-cell>
          <table:table-cell office:value-type="float" office:value="0.0158633825111208" calcext:value-type="float">
            <text:p>0.0158633825</text:p>
          </table:table-cell>
          <table:table-cell office:value-type="float" office:value="0.0920999171068168" calcext:value-type="float">
            <text:p>0.0920999171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1.28716330208829" calcext:value-type="float">
            <text:p>1.2871633021</text:p>
          </table:table-cell>
          <table:table-cell office:value-type="float" office:value="0.307666359331663" calcext:value-type="float">
            <text:p>0.3076663593</text:p>
          </table:table-cell>
          <table:table-cell office:value-type="float" office:value="0.61141493916589" calcext:value-type="float">
            <text:p>0.6114149392</text:p>
          </table:table-cell>
          <table:table-cell office:value-type="float" office:value="0.0062134071874722" calcext:value-type="float">
            <text:p>0.0062134072</text:p>
          </table:table-cell>
          <table:table-cell office:value-type="float" office:value="0.0000667933236906828" calcext:value-type="float">
            <text:p>6.68E-05</text:p>
          </table:table-cell>
          <table:table-cell office:value-type="float" office:value="0.0167997269791189" calcext:value-type="float">
            <text:p>0.016799727</text:p>
          </table:table-cell>
          <table:table-cell office:value-type="float" office:value="0.39826010484495" calcext:value-type="float">
            <text:p>0.3982601048</text:p>
          </table:table-cell>
          <table:table-cell office:value-type="float" office:value="0.0167997269791189" calcext:value-type="float">
            <text:p>0.016799727</text:p>
          </table:table-cell>
          <table:table-cell office:value-type="float" office:value="0.0894506101704525" calcext:value-type="float">
            <text:p>0.0894506102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.1512054278911" calcext:value-type="float">
            <text:p>1.1512054279</text:p>
          </table:table-cell>
          <table:table-cell office:value-type="float" office:value="0.301777406740471" calcext:value-type="float">
            <text:p>0.3017774067</text:p>
          </table:table-cell>
          <table:table-cell office:value-type="float" office:value="0.602094168484913" calcext:value-type="float">
            <text:p>0.6020941685</text:p>
          </table:table-cell>
          <table:table-cell office:value-type="float" office:value="0.0032272228403864" calcext:value-type="float">
            <text:p>0.0032272228</text:p>
          </table:table-cell>
          <table:table-cell office:value-type="float" office:value="0.0000655597593807" calcext:value-type="float">
            <text:p>6.56E-05</text:p>
          </table:table-cell>
          <table:table-cell office:value-type="float" office:value="0.0149389144664622" calcext:value-type="float">
            <text:p>0.0149389145</text:p>
          </table:table-cell>
          <table:table-cell office:value-type="float" office:value="0.395460350590155" calcext:value-type="float">
            <text:p>0.3954603506</text:p>
          </table:table-cell>
          <table:table-cell office:value-type="float" office:value="0.0149469436137991" calcext:value-type="float">
            <text:p>0.0149469436</text:p>
          </table:table-cell>
          <table:table-cell office:value-type="float" office:value="0.0890084695343423" calcext:value-type="float">
            <text:p>0.0890084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6:26:39.661890464</meta:creation-date>
    <dc:date>2016-05-19T16:31:36.514916090</dc:date>
    <meta:editing-duration>PT4M57S</meta:editing-duration>
    <meta:editing-cycles>1</meta:editing-cycles>
    <meta:document-statistic meta:table-count="1" meta:cell-count="2748" meta:object-count="0"/>
    <meta:generator>LibreOffice/5.1.2.2$Linux_X86_64 LibreOffice_project/10m0$Build-2</meta:generator>
  </office:meta>
</office:document-meta>
</file>